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4.75pt"/>
    </style:style>
    <style:style style:name="co2" style:family="table-column">
      <style:table-column-properties fo:break-before="auto" style:column-width="220.51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873.75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afenmap_5f_poi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92.21&amp;y=-27.8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1.13&amp;y=6.3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20.57&amp;y=-42.0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11&amp;y=-38.7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2.69&amp;y=-31.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6.51&amp;y=-37.1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3.23&amp;y=4.8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2.05&amp;y=-8.5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0.87&amp;y=-9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4.45&amp;y=-77.1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3.77&amp;y=-77.4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4&amp;y=-85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23&amp;y=-42.4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2.72&amp;y=-15.9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6.18&amp;y=-55.9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7.14&amp;y=-125.5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3.84&amp;y=-109.3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2.71&amp;y=-10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3.09&amp;y=-84.2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5.34&amp;y=-84.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56&amp;y=-79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76&amp;y=-79.6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5.92&amp;y=-84.6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6.06&amp;y=-82.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6.81&amp;y=-85.2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12&amp;y=-82.0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7.2&amp;y=-82.9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7.21&amp;y=-81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23&amp;y=-75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33&amp;y=-80.2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7.34&amp;y=-81.1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78&amp;y=-82.1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6.33&amp;y=-82.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6.71&amp;y=-81.9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01&amp;y=-82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45&amp;y=-80.4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51&amp;y=-80.0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12&amp;y=-80.9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5.39&amp;y=-83.1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6&amp;y=-80.4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88&amp;y=-80.5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6.23&amp;y=-82.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6.29&amp;y=-82.0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6.71&amp;y=-81.8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6.97&amp;y=-78.9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32&amp;y=-79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33&amp;y=-82.0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69&amp;y=-82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85.07&amp;y=-79.5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98.87&amp;y=-71.9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6.12&amp;y=-66.8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7.6&amp;y=-65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8.37&amp;y=-62.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3.06&amp;y=-72.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3.41&amp;y=-63.5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4.91&amp;y=-67.4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5.21&amp;y=-64.4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5.53&amp;y=-64.3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0.87&amp;y=-81.5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1.96&amp;y=-59.5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2.66&amp;y=-87.1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3.02&amp;y=-84.4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9&amp;y=-95.8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43&amp;y=-79.0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5&amp;y=-83.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79&amp;y=-83.8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06&amp;y=-92.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43&amp;y=-78.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44&amp;y=-69.2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8.06&amp;y=-55.7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8.23&amp;y=-42.3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1.71&amp;y=-91.1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3.01&amp;y=-83.6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5.69&amp;y=-94.2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0.04&amp;y=-68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0.3&amp;y=-68.9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0.41&amp;y=-112.4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6.83&amp;y=-75.4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4.73&amp;y=-83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09&amp;y=-80.0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15&amp;y=-79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7.47&amp;y=-82.1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0.9&amp;y=-53.7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.64&amp;y=-36.0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3.05&amp;y=-62.0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5.95&amp;y=-79.8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8.77&amp;y=-90.2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3.94&amp;y=-97.7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3.11&amp;y=-79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6.47&amp;y=-14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1.9&amp;y=-91.0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2.54&amp;y=-42.2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0.66&amp;y=-20.1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8.76&amp;y=-21.0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8.62&amp;y=-20.6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1.46&amp;y=-28.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4.64&amp;y=-82.5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6.6&amp;y=-64.6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8.4&amp;y=-60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4.76&amp;y=-78.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5.1&amp;y=-82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2.27&amp;y=-86.4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2.58&amp;y=-45.1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16&amp;y=-98.6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6&amp;y=-115.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4.93&amp;y=-94.9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5.7&amp;y=-113.6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6.97&amp;y=-58.4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4.85&amp;y=-56.1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7.02&amp;y=-125.9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2.41&amp;y=-84.3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7.82&amp;y=-84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7.75&amp;y=-8.8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0.91&amp;y=6.3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5.85&amp;y=3.1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1.59&amp;y=-14.9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1.21&amp;y=-17.3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2.87&amp;y=-11.1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0.85&amp;y=-9.4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0.37&amp;y=-23.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3.24&amp;y=-91.4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3&amp;y=-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44&amp;y=-103.6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76&amp;y=-36.3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3.98&amp;y=-114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1&amp;x=123.26&amp;y=-96.3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9.24&amp;y=-43.2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9.45&amp;y=-20.3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1.11&amp;y=-13.3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1.39&amp;y=-16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1.74&amp;y=-39.5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2.74&amp;y=-40.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4.76&amp;y=-16.6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5.25&amp;y=-38.8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6.18&amp;y=-36.6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0.82&amp;y=-41.6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3.01&amp;y=-43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3.35&amp;y=-41.7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8.75&amp;y=-113.7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71.37&amp;y=-57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1.33&amp;y=-10.3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0.76&amp;y=-67.1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84&amp;y=-33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.2&amp;y=-37.7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7.28&amp;y=-34.7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5.08&amp;y=-36.0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2.45&amp;y=-32.2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1.75&amp;y=-34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64&amp;y=-61.1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6.17&amp;y=-90.1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7.53&amp;y=-5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5.84&amp;y=-5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6.24&amp;y=-93.1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4.03&amp;y=-103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4.76&amp;y=-77.8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52&amp;y=-79.1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45&amp;y=-76.7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7.58&amp;y=-82.0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1&amp;y=-82.3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7.87&amp;y=-10.9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4.35&amp;y=-7.7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4.07&amp;y=-5.3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3.34&amp;y=-3.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3.07&amp;y=-6.3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1.15&amp;y=-1.6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2.07&amp;y=-15.4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0.65&amp;y=-15.8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1.24&amp;y=-90.4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2.73&amp;y=-91.2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2.99&amp;y=-91.0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6.62&amp;y=-90.9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4.67&amp;y=-79.5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4.82&amp;y=-83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7.35&amp;y=-82.5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3&amp;x=127.35&amp;y=-81.1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1.43&amp;y=-50.1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79.54&amp;y=-42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84.6&amp;y=-46.0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5.66&amp;y=-91.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11&amp;y=-84.2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4.92&amp;y=-79.9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46&amp;y=-79.9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73&amp;y=-79.5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7.17&amp;y=-81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0.39&amp;y=-12.2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1.71&amp;y=6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5.97&amp;y=-79.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5&amp;y=-85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5.16&amp;y=-96.9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4.08&amp;y=-58.0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26.87&amp;y=29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8.43&amp;y=-3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81.23&amp;y=-10.3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0.93&amp;y=-13.2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9.43&amp;y=9.5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7.61&amp;y=8.0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9.95&amp;y=-3.1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22&amp;y=-40.8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7.11&amp;y=-38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0.11&amp;y=-10.4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3.14&amp;y=-113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8.94&amp;y=-88.6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5.65&amp;y=-88.3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7.28&amp;y=-111.3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70.81&amp;y=-91.7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97.13&amp;y=-24.6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84.85&amp;y=-26.0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3.69&amp;y=-10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4.31&amp;y=-22.8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4.15&amp;y=-23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9.33&amp;y=9.9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6.69&amp;y=7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4.61&amp;y=7.4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1.93&amp;y=-31.1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8.99&amp;y=-38.7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0.91&amp;y=-0.6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9.64&amp;y=-43.6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&amp;y=-45.4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03.73&amp;y=-70.5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4&amp;y=-40.8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34.71&amp;y=-36.1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1.22&amp;y=-41.2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47.97&amp;y=-116.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3.28&amp;y=-112.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64.91&amp;y=-89.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73.04&amp;y=-88.2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6.36&amp;y=-82.8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7.23&amp;y=-83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4.31&amp;y=-80.6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7.44&amp;y=-57.3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02&amp;y=-80.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0.51&amp;y=-63.7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1.26&amp;y=-78.8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7.68&amp;y=-89.0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6.95&amp;y=-12.1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3.14&amp;y=-41.6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1.86&amp;y=-59.0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0.52&amp;y=-61.5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7.96&amp;y=-65.0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6.44&amp;y=-44.4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23&amp;y=-21.7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6.42&amp;y=-25.1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96.82&amp;y=-0.8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7.52&amp;y=-5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80.04&amp;y=-60.3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6.54&amp;y=-60.6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5.78&amp;y=-11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.84&amp;y=-35.6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7.73&amp;y=-28.6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0.62&amp;y=-68.7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4.24&amp;y=-59.1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76&amp;y=-30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7.61&amp;y=-23.8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4.42&amp;y=-29.6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1.26&amp;y=11.5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6.25&amp;y=-72.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7.22&amp;y=-68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.78&amp;y=-24.6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3.27&amp;y=-49.2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0.07&amp;y=-14.1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69.44&amp;y=-30.2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1.72&amp;y=-67.1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7.88&amp;y=-65.6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8.26&amp;y=-30.2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4.5&amp;y=-120.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1.86&amp;y=-43.9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32&amp;y=-38.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.88&amp;y=13.7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50.69&amp;y=-53.5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26.6&amp;y=-37.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2.5&amp;y=-69.3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9.33&amp;y=-41.6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8.19&amp;y=-39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50.76&amp;y=13.0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.7&amp;y=-26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11.61&amp;y=66.5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49.12&amp;y=-61.6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8.3&amp;y=-42.7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4.65&amp;y=-5.7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7.48&amp;y=-18.7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7.16&amp;y=-73.0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9.12&amp;y=-13.6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7.5&amp;y=-82.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1.5&amp;y=-3.3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1.6&amp;y=-36.4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19.14&amp;y=0.6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73.06&amp;y=-18.8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5.77&amp;y=-15.7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6.46&amp;y=-43.6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59.09&amp;y=-80.6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2.77&amp;y=-12.6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3.93&amp;y=-22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hafenmap-jodd.rhcloud.com/#&amp;level=land&amp;x=119.47&amp;y=-87.7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120.92&amp;y=-63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hafenmap-jodd.rhcloud.com/#&amp;level=land&amp;x=108.50&amp;y=-13.50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60&amp;y=-4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66.91&amp;y=-27.6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0.07&amp;y=0.2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79.34&amp;y=-36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hafenmap-jodd.rhcloud.com/#&amp;level=land&amp;x=-20.00&amp;y=15.00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1&amp;y=61.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81&amp;y=-80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5.99&amp;y=-80.0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6.13&amp;y=-82.93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2&amp;x=126.25&amp;y=-82.5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6.3&amp;y=-80.47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6.91&amp;y=-79.38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5&amp;x=127.34&amp;y=-80.9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43&amp;y=-82.5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72&amp;y=-80.09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cave4&amp;x=127.81&amp;y=-79.7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cave1&amp;x=125.23&amp;y=-83.41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7.44&amp;y=-65.34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33.31&amp;y=-55.63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72.48&amp;y=-95.8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6.85&amp;y=-82.62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8.21&amp;y=-79.2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7.8&amp;y=-82.4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5.52&amp;y=-83.89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5.55&amp;y=-80.61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3.69&amp;y=-84.8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3.69&amp;y=-84.1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7.31&amp;y=-85.87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6.23&amp;y=-83.22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5.99&amp;y=-83.04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6.38&amp;y=-84.88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6.72&amp;y=-82.4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7.51&amp;y=-83.25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7.51&amp;y=-81.68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8.28&amp;y=-82.47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14.91&amp;y=-82.38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1.79&amp;y=-77.3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3.25&amp;y=-70.38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-20&amp;y=13.86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79.21&amp;y=-37.15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72.48&amp;y=-40.1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5.5&amp;y=-73.48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34.37&amp;y=-82.79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5.17&amp;y=-96.09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0.98&amp;y=-94.04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120.91&amp;y=-106.59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order="0.74pt solid #000000" style:rotation-align="none">
        <style:hyperlink xlink:href="http:/hafenmap-jodd.rhcloud.com/#&amp;level=land&amp;x=70.94&amp;y=-97.01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rotation-align="none">
        <style:hyperlink xlink:href="http:/hafenmap-jodd.rhcloud.com/#&amp;level=land&amp;x=-2.51&amp;y=-57.17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rotation-align="none">
        <style:hyperlink xlink:href="http:/hafenmap-jodd.rhcloud.com/#&amp;level=land&amp;x=-64.32&amp;y=-43.32&amp;zoom=9&amp;spreadsheet=14-zDmLOtP9K4G6t4DdbE0WibPVPG27WLdfkDYaLqhB0&amp;tileset=tiles/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fenmap_p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Name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6" office:value-type="string" calcext:value-type="string">
            <text:p>Essence</text:p>
          </table:table-cell>
          <table:table-cell table:style-name="ce6" office:value-type="string" calcext:value-type="string">
            <text:p>Substance</text:p>
          </table:table-cell>
          <table:table-cell table:style-name="ce6" office:value-type="string" calcext:value-type="string">
            <text:p>Vitality</text:p>
          </table:table-cell>
          <table:table-cell table:style-name="ce6" office:value-type="string" calcext:value-type="string">
            <text:p>AvgQuality</text:p>
          </table:table-cell>
          <table:table-cell table:style-name="ce19" office:value-type="string" calcext:value-type="string">
            <text:p>Map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7"/>
          <table:table-cell table:style-name="ce10" office:value-type="string" calcext:value-type="string">
            <text:p>land</text:p>
          </table:table-cell>
          <table:table-cell table:style-name="ce14" office:value-type="float" office:value="-92.21" calcext:value-type="float">
            <text:p>-92.21</text:p>
          </table:table-cell>
          <table:table-cell table:style-name="ce14" office:value-type="float" office:value="-27.87" calcext:value-type="float">
            <text:p>-27.8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8" table:formula="of:=ROUND(SQRT(([.F2]*[.F2]+[.G2]*[.G2]+[.H2]*[.H2])/3);0)" office:value-type="float" office:value="0" calcext:value-type="float">
            <text:p>0</text:p>
          </table:table-cell>
          <table:table-cell table:style-name="ce20" table:formula="of:=HYPERLINK(CONCATENATE(&quot;http://hafenmap-jodd.rhcloud.com/#&amp;level=&quot;;[.C2]; &quot;&amp;x=&quot;;[.D2];&quot;&amp;y=&quot;;[.E2];&quot;&amp;zoom=9&amp;spreadsheet=14-zDmLOtP9K4G6t4DdbE0WibPVPG27WLdfkDYaLqhB0&amp;tileset=tiles/&quot;))" office:value-type="string" office:string-value="http://hafenmap-jodd.rhcloud.com/#&amp;level=land&amp;x=-92.21&amp;y=-27.87&amp;zoom=9&amp;spreadsheet=14-zDmLOtP9K4G6t4DdbE0WibPVPG27WLdfkDYaLqhB0&amp;tileset=tiles/" calcext:value-type="string">
            <text:p>http://hafenmap-jodd.rhcloud.com/#&amp;level=land&amp;x=-92.21&amp;y=-27.8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1.13" calcext:value-type="float">
            <text:p>-41.13</text:p>
          </table:table-cell>
          <table:table-cell table:style-name="ce15" office:value-type="float" office:value="6.33" calcext:value-type="float">
            <text:p>6.3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]*[.F3]+[.G3]*[.G3]+[.H3]*[.H3])/3);0)" office:value-type="float" office:value="0" calcext:value-type="float">
            <text:p>0</text:p>
          </table:table-cell>
          <table:table-cell table:style-name="ce21" table:formula="of:=HYPERLINK(CONCATENATE(&quot;http://hafenmap-jodd.rhcloud.com/#&amp;level=&quot;;[.C3]; &quot;&amp;x=&quot;;[.D3];&quot;&amp;y=&quot;;[.E3];&quot;&amp;zoom=9&amp;spreadsheet=14-zDmLOtP9K4G6t4DdbE0WibPVPG27WLdfkDYaLqhB0&amp;tileset=tiles/&quot;))" office:value-type="string" office:string-value="http://hafenmap-jodd.rhcloud.com/#&amp;level=land&amp;x=-41.13&amp;y=6.33&amp;zoom=9&amp;spreadsheet=14-zDmLOtP9K4G6t4DdbE0WibPVPG27WLdfkDYaLqhB0&amp;tileset=tiles/" calcext:value-type="string">
            <text:p>http://hafenmap-jodd.rhcloud.com/#&amp;level=land&amp;x=-41.13&amp;y=6.3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-42.07" calcext:value-type="float">
            <text:p>-42.0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]*[.F4]+[.G4]*[.G4]+[.H4]*[.H4])/3);0)" office:value-type="float" office:value="0" calcext:value-type="float">
            <text:p>0</text:p>
          </table:table-cell>
          <table:table-cell table:style-name="ce22" table:formula="of:=HYPERLINK(CONCATENATE(&quot;http://hafenmap-jodd.rhcloud.com/#&amp;level=&quot;;[.C4]; &quot;&amp;x=&quot;;[.D4];&quot;&amp;y=&quot;;[.E4];&quot;&amp;zoom=9&amp;spreadsheet=14-zDmLOtP9K4G6t4DdbE0WibPVPG27WLdfkDYaLqhB0&amp;tileset=tiles/&quot;))" office:value-type="string" office:string-value="http://hafenmap-jodd.rhcloud.com/#&amp;level=land&amp;x=20.57&amp;y=-42.07&amp;zoom=9&amp;spreadsheet=14-zDmLOtP9K4G6t4DdbE0WibPVPG27WLdfkDYaLqhB0&amp;tileset=tiles/" calcext:value-type="string">
            <text:p>http://hafenmap-jodd.rhcloud.com/#&amp;level=land&amp;x=20.57&amp;y=-42.0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11" calcext:value-type="float">
            <text:p>124.11</text:p>
          </table:table-cell>
          <table:table-cell table:style-name="ce15" office:value-type="float" office:value="-38.71" calcext:value-type="float">
            <text:p>-38.7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]*[.F5]+[.G5]*[.G5]+[.H5]*[.H5])/3);0)" office:value-type="float" office:value="0" calcext:value-type="float">
            <text:p>0</text:p>
          </table:table-cell>
          <table:table-cell table:style-name="ce23" table:formula="of:=HYPERLINK(CONCATENATE(&quot;http://hafenmap-jodd.rhcloud.com/#&amp;level=&quot;;[.C5]; &quot;&amp;x=&quot;;[.D5];&quot;&amp;y=&quot;;[.E5];&quot;&amp;zoom=9&amp;spreadsheet=14-zDmLOtP9K4G6t4DdbE0WibPVPG27WLdfkDYaLqhB0&amp;tileset=tiles/&quot;))" office:value-type="string" office:string-value="http://hafenmap-jodd.rhcloud.com/#&amp;level=land&amp;x=124.11&amp;y=-38.71&amp;zoom=9&amp;spreadsheet=14-zDmLOtP9K4G6t4DdbE0WibPVPG27WLdfkDYaLqhB0&amp;tileset=tiles/" calcext:value-type="string">
            <text:p>http://hafenmap-jodd.rhcloud.com/#&amp;level=land&amp;x=124.11&amp;y=-38.7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2.69" calcext:value-type="float">
            <text:p>132.69</text:p>
          </table:table-cell>
          <table:table-cell table:style-name="ce15" office:value-type="float" office:value="-31.7" calcext:value-type="float">
            <text:p>-31.7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]*[.F6]+[.G6]*[.G6]+[.H6]*[.H6])/3);0)" office:value-type="float" office:value="0" calcext:value-type="float">
            <text:p>0</text:p>
          </table:table-cell>
          <table:table-cell table:style-name="ce24" table:formula="of:=HYPERLINK(CONCATENATE(&quot;http://hafenmap-jodd.rhcloud.com/#&amp;level=&quot;;[.C6]; &quot;&amp;x=&quot;;[.D6];&quot;&amp;y=&quot;;[.E6];&quot;&amp;zoom=9&amp;spreadsheet=14-zDmLOtP9K4G6t4DdbE0WibPVPG27WLdfkDYaLqhB0&amp;tileset=tiles/&quot;))" office:value-type="string" office:string-value="http://hafenmap-jodd.rhcloud.com/#&amp;level=land&amp;x=132.69&amp;y=-31.7&amp;zoom=9&amp;spreadsheet=14-zDmLOtP9K4G6t4DdbE0WibPVPG27WLdfkDYaLqhB0&amp;tileset=tiles/" calcext:value-type="string">
            <text:p>http://hafenmap-jodd.rhcloud.com/#&amp;level=land&amp;x=132.69&amp;y=-31.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yssal Chasm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6.51" calcext:value-type="float">
            <text:p>136.51</text:p>
          </table:table-cell>
          <table:table-cell table:style-name="ce15" office:value-type="float" office:value="-37.13" calcext:value-type="float">
            <text:p>-37.1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]*[.F7]+[.G7]*[.G7]+[.H7]*[.H7])/3);0)" office:value-type="float" office:value="0" calcext:value-type="float">
            <text:p>0</text:p>
          </table:table-cell>
          <table:table-cell table:style-name="ce25" table:formula="of:=HYPERLINK(CONCATENATE(&quot;http://hafenmap-jodd.rhcloud.com/#&amp;level=&quot;;[.C7]; &quot;&amp;x=&quot;;[.D7];&quot;&amp;y=&quot;;[.E7];&quot;&amp;zoom=9&amp;spreadsheet=14-zDmLOtP9K4G6t4DdbE0WibPVPG27WLdfkDYaLqhB0&amp;tileset=tiles/&quot;))" office:value-type="string" office:string-value="http://hafenmap-jodd.rhcloud.com/#&amp;level=land&amp;x=136.51&amp;y=-37.13&amp;zoom=9&amp;spreadsheet=14-zDmLOtP9K4G6t4DdbE0WibPVPG27WLdfkDYaLqhB0&amp;tileset=tiles/" calcext:value-type="string">
            <text:p>http://hafenmap-jodd.rhcloud.com/#&amp;level=land&amp;x=136.51&amp;y=-37.1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7"/>
          <table:table-cell table:style-name="ce10" office:value-type="string" calcext:value-type="string">
            <text:p>land</text:p>
          </table:table-cell>
          <table:table-cell table:style-name="ce14" office:value-type="float" office:value="-23.23" calcext:value-type="float">
            <text:p>-23.23</text:p>
          </table:table-cell>
          <table:table-cell table:style-name="ce14" office:value-type="float" office:value="4.85" calcext:value-type="float">
            <text:p>4.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8" table:formula="of:=ROUND(SQRT(([.F8]*[.F8]+[.G8]*[.G8]+[.H8]*[.H8])/3);0)" office:value-type="float" office:value="0" calcext:value-type="float">
            <text:p>0</text:p>
          </table:table-cell>
          <table:table-cell table:style-name="ce26" table:formula="of:=HYPERLINK(CONCATENATE(&quot;http://hafenmap-jodd.rhcloud.com/#&amp;level=&quot;;[.C8]; &quot;&amp;x=&quot;;[.D8];&quot;&amp;y=&quot;;[.E8];&quot;&amp;zoom=9&amp;spreadsheet=14-zDmLOtP9K4G6t4DdbE0WibPVPG27WLdfkDYaLqhB0&amp;tileset=tiles/&quot;))" office:value-type="string" office:string-value="http://hafenmap-jodd.rhcloud.com/#&amp;level=land&amp;x=-23.23&amp;y=4.85&amp;zoom=9&amp;spreadsheet=14-zDmLOtP9K4G6t4DdbE0WibPVPG27WLdfkDYaLqhB0&amp;tileset=tiles/" calcext:value-type="string">
            <text:p>http://hafenmap-jodd.rhcloud.com/#&amp;level=land&amp;x=-23.23&amp;y=4.8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2.05" calcext:value-type="float">
            <text:p>-12.05</text:p>
          </table:table-cell>
          <table:table-cell table:style-name="ce15" office:value-type="float" office:value="-8.57" calcext:value-type="float">
            <text:p>-8.5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]*[.F9]+[.G9]*[.G9]+[.H9]*[.H9])/3);0)" office:value-type="float" office:value="0" calcext:value-type="float">
            <text:p>0</text:p>
          </table:table-cell>
          <table:table-cell table:style-name="ce27" table:formula="of:=HYPERLINK(CONCATENATE(&quot;http://hafenmap-jodd.rhcloud.com/#&amp;level=&quot;;[.C9]; &quot;&amp;x=&quot;;[.D9];&quot;&amp;y=&quot;;[.E9];&quot;&amp;zoom=9&amp;spreadsheet=14-zDmLOtP9K4G6t4DdbE0WibPVPG27WLdfkDYaLqhB0&amp;tileset=tiles/&quot;))" office:value-type="string" office:string-value="http://hafenmap-jodd.rhcloud.com/#&amp;level=land&amp;x=-12.05&amp;y=-8.57&amp;zoom=9&amp;spreadsheet=14-zDmLOtP9K4G6t4DdbE0WibPVPG27WLdfkDYaLqhB0&amp;tileset=tiles/" calcext:value-type="string">
            <text:p>http://hafenmap-jodd.rhcloud.com/#&amp;level=land&amp;x=-12.05&amp;y=-8.5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0.87" calcext:value-type="float">
            <text:p>-10.87</text:p>
          </table:table-cell>
          <table:table-cell table:style-name="ce15" office:value-type="float" office:value="-9.09" calcext:value-type="float">
            <text:p>-9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]*[.F10]+[.G10]*[.G10]+[.H10]*[.H10])/3);0)" office:value-type="float" office:value="0" calcext:value-type="float">
            <text:p>0</text:p>
          </table:table-cell>
          <table:table-cell table:style-name="ce28" table:formula="of:=HYPERLINK(CONCATENATE(&quot;http://hafenmap-jodd.rhcloud.com/#&amp;level=&quot;;[.C10]; &quot;&amp;x=&quot;;[.D10];&quot;&amp;y=&quot;;[.E10];&quot;&amp;zoom=9&amp;spreadsheet=14-zDmLOtP9K4G6t4DdbE0WibPVPG27WLdfkDYaLqhB0&amp;tileset=tiles/&quot;))" office:value-type="string" office:string-value="http://hafenmap-jodd.rhcloud.com/#&amp;level=land&amp;x=-10.87&amp;y=-9.09&amp;zoom=9&amp;spreadsheet=14-zDmLOtP9K4G6t4DdbE0WibPVPG27WLdfkDYaLqhB0&amp;tileset=tiles/" calcext:value-type="string">
            <text:p>http://hafenmap-jodd.rhcloud.com/#&amp;level=land&amp;x=-10.87&amp;y=-9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4.45" calcext:value-type="float">
            <text:p>114.45</text:p>
          </table:table-cell>
          <table:table-cell table:style-name="ce15" office:value-type="float" office:value="-77.18" calcext:value-type="float">
            <text:p>-77.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]*[.F11]+[.G11]*[.G11]+[.H11]*[.H11])/3);0)" office:value-type="float" office:value="0" calcext:value-type="float">
            <text:p>0</text:p>
          </table:table-cell>
          <table:table-cell table:style-name="ce29" table:formula="of:=HYPERLINK(CONCATENATE(&quot;http://hafenmap-jodd.rhcloud.com/#&amp;level=&quot;;[.C11]; &quot;&amp;x=&quot;;[.D11];&quot;&amp;y=&quot;;[.E11];&quot;&amp;zoom=9&amp;spreadsheet=14-zDmLOtP9K4G6t4DdbE0WibPVPG27WLdfkDYaLqhB0&amp;tileset=tiles/&quot;))" office:value-type="string" office:string-value="http://hafenmap-jodd.rhcloud.com/#&amp;level=land&amp;x=114.45&amp;y=-77.18&amp;zoom=9&amp;spreadsheet=14-zDmLOtP9K4G6t4DdbE0WibPVPG27WLdfkDYaLqhB0&amp;tileset=tiles/" calcext:value-type="string">
            <text:p>http://hafenmap-jodd.rhcloud.com/#&amp;level=land&amp;x=114.45&amp;y=-77.1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3.77" calcext:value-type="float">
            <text:p>123.77</text:p>
          </table:table-cell>
          <table:table-cell table:style-name="ce15" office:value-type="float" office:value="-77.47" calcext:value-type="float">
            <text:p>-77.4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]*[.F12]+[.G12]*[.G12]+[.H12]*[.H12])/3);0)" office:value-type="float" office:value="0" calcext:value-type="float">
            <text:p>0</text:p>
          </table:table-cell>
          <table:table-cell table:style-name="ce30" table:formula="of:=HYPERLINK(CONCATENATE(&quot;http://hafenmap-jodd.rhcloud.com/#&amp;level=&quot;;[.C12]; &quot;&amp;x=&quot;;[.D12];&quot;&amp;y=&quot;;[.E12];&quot;&amp;zoom=9&amp;spreadsheet=14-zDmLOtP9K4G6t4DdbE0WibPVPG27WLdfkDYaLqhB0&amp;tileset=tiles/&quot;))" office:value-type="string" office:string-value="http://hafenmap-jodd.rhcloud.com/#&amp;level=land&amp;x=123.77&amp;y=-77.47&amp;zoom=9&amp;spreadsheet=14-zDmLOtP9K4G6t4DdbE0WibPVPG27WLdfkDYaLqhB0&amp;tileset=tiles/" calcext:value-type="string">
            <text:p>http://hafenmap-jodd.rhcloud.com/#&amp;level=land&amp;x=123.77&amp;y=-77.4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4" calcext:value-type="float">
            <text:p>125.40</text:p>
          </table:table-cell>
          <table:table-cell table:style-name="ce15" office:value-type="float" office:value="-85.93" calcext:value-type="float">
            <text:p>-85.9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]*[.F13]+[.G13]*[.G13]+[.H13]*[.H13])/3);0)" office:value-type="float" office:value="0" calcext:value-type="float">
            <text:p>0</text:p>
          </table:table-cell>
          <table:table-cell table:style-name="ce31" table:formula="of:=HYPERLINK(CONCATENATE(&quot;http://hafenmap-jodd.rhcloud.com/#&amp;level=&quot;;[.C13]; &quot;&amp;x=&quot;;[.D13];&quot;&amp;y=&quot;;[.E13];&quot;&amp;zoom=9&amp;spreadsheet=14-zDmLOtP9K4G6t4DdbE0WibPVPG27WLdfkDYaLqhB0&amp;tileset=tiles/&quot;))" office:value-type="string" office:string-value="http://hafenmap-jodd.rhcloud.com/#&amp;level=land&amp;x=125.4&amp;y=-85.93&amp;zoom=9&amp;spreadsheet=14-zDmLOtP9K4G6t4DdbE0WibPVPG27WLdfkDYaLqhB0&amp;tileset=tiles/" calcext:value-type="string">
            <text:p>http://hafenmap-jodd.rhcloud.com/#&amp;level=land&amp;x=125.4&amp;y=-85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23" calcext:value-type="float">
            <text:p>126.23</text:p>
          </table:table-cell>
          <table:table-cell table:style-name="ce15" office:value-type="float" office:value="-42.41" calcext:value-type="float">
            <text:p>-42.4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]*[.F14]+[.G14]*[.G14]+[.H14]*[.H14])/3);0)" office:value-type="float" office:value="0" calcext:value-type="float">
            <text:p>0</text:p>
          </table:table-cell>
          <table:table-cell table:style-name="ce32" table:formula="of:=HYPERLINK(CONCATENATE(&quot;http://hafenmap-jodd.rhcloud.com/#&amp;level=&quot;;[.C14]; &quot;&amp;x=&quot;;[.D14];&quot;&amp;y=&quot;;[.E14];&quot;&amp;zoom=9&amp;spreadsheet=14-zDmLOtP9K4G6t4DdbE0WibPVPG27WLdfkDYaLqhB0&amp;tileset=tiles/&quot;))" office:value-type="string" office:string-value="http://hafenmap-jodd.rhcloud.com/#&amp;level=land&amp;x=126.23&amp;y=-42.41&amp;zoom=9&amp;spreadsheet=14-zDmLOtP9K4G6t4DdbE0WibPVPG27WLdfkDYaLqhB0&amp;tileset=tiles/" calcext:value-type="string">
            <text:p>http://hafenmap-jodd.rhcloud.com/#&amp;level=land&amp;x=126.23&amp;y=-42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2.72" calcext:value-type="float">
            <text:p>132.72</text:p>
          </table:table-cell>
          <table:table-cell table:style-name="ce15" office:value-type="float" office:value="-15.96" calcext:value-type="float">
            <text:p>-15.9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]*[.F15]+[.G15]*[.G15]+[.H15]*[.H15])/3);0)" office:value-type="float" office:value="0" calcext:value-type="float">
            <text:p>0</text:p>
          </table:table-cell>
          <table:table-cell table:style-name="ce33" table:formula="of:=HYPERLINK(CONCATENATE(&quot;http://hafenmap-jodd.rhcloud.com/#&amp;level=&quot;;[.C15]; &quot;&amp;x=&quot;;[.D15];&quot;&amp;y=&quot;;[.E15];&quot;&amp;zoom=9&amp;spreadsheet=14-zDmLOtP9K4G6t4DdbE0WibPVPG27WLdfkDYaLqhB0&amp;tileset=tiles/&quot;))" office:value-type="string" office:string-value="http://hafenmap-jodd.rhcloud.com/#&amp;level=land&amp;x=132.72&amp;y=-15.96&amp;zoom=9&amp;spreadsheet=14-zDmLOtP9K4G6t4DdbE0WibPVPG27WLdfkDYaLqhB0&amp;tileset=tiles/" calcext:value-type="string">
            <text:p>http://hafenmap-jodd.rhcloud.com/#&amp;level=land&amp;x=132.72&amp;y=-15.9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6.18" calcext:value-type="float">
            <text:p>136.18</text:p>
          </table:table-cell>
          <table:table-cell table:style-name="ce15" office:value-type="float" office:value="-55.98" calcext:value-type="float">
            <text:p>-55.9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]*[.F16]+[.G16]*[.G16]+[.H16]*[.H16])/3);0)" office:value-type="float" office:value="0" calcext:value-type="float">
            <text:p>0</text:p>
          </table:table-cell>
          <table:table-cell table:style-name="ce34" table:formula="of:=HYPERLINK(CONCATENATE(&quot;http://hafenmap-jodd.rhcloud.com/#&amp;level=&quot;;[.C16]; &quot;&amp;x=&quot;;[.D16];&quot;&amp;y=&quot;;[.E16];&quot;&amp;zoom=9&amp;spreadsheet=14-zDmLOtP9K4G6t4DdbE0WibPVPG27WLdfkDYaLqhB0&amp;tileset=tiles/&quot;))" office:value-type="string" office:string-value="http://hafenmap-jodd.rhcloud.com/#&amp;level=land&amp;x=136.18&amp;y=-55.98&amp;zoom=9&amp;spreadsheet=14-zDmLOtP9K4G6t4DdbE0WibPVPG27WLdfkDYaLqhB0&amp;tileset=tiles/" calcext:value-type="string">
            <text:p>http://hafenmap-jodd.rhcloud.com/#&amp;level=land&amp;x=136.18&amp;y=-55.9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7.14" calcext:value-type="float">
            <text:p>147.14</text:p>
          </table:table-cell>
          <table:table-cell table:style-name="ce15" office:value-type="float" office:value="-125.53" calcext:value-type="float">
            <text:p>-125.5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]*[.F17]+[.G17]*[.G17]+[.H17]*[.H17])/3);0)" office:value-type="float" office:value="0" calcext:value-type="float">
            <text:p>0</text:p>
          </table:table-cell>
          <table:table-cell table:style-name="ce35" table:formula="of:=HYPERLINK(CONCATENATE(&quot;http://hafenmap-jodd.rhcloud.com/#&amp;level=&quot;;[.C17]; &quot;&amp;x=&quot;;[.D17];&quot;&amp;y=&quot;;[.E17];&quot;&amp;zoom=9&amp;spreadsheet=14-zDmLOtP9K4G6t4DdbE0WibPVPG27WLdfkDYaLqhB0&amp;tileset=tiles/&quot;))" office:value-type="string" office:string-value="http://hafenmap-jodd.rhcloud.com/#&amp;level=land&amp;x=147.14&amp;y=-125.53&amp;zoom=9&amp;spreadsheet=14-zDmLOtP9K4G6t4DdbE0WibPVPG27WLdfkDYaLqhB0&amp;tileset=tiles/" calcext:value-type="string">
            <text:p>http://hafenmap-jodd.rhcloud.com/#&amp;level=land&amp;x=147.14&amp;y=-125.5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cient Windthrow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3.84" calcext:value-type="float">
            <text:p>153.84</text:p>
          </table:table-cell>
          <table:table-cell table:style-name="ce15" office:value-type="float" office:value="-109.38" calcext:value-type="float">
            <text:p>-109.3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]*[.F18]+[.G18]*[.G18]+[.H18]*[.H18])/3);0)" office:value-type="float" office:value="0" calcext:value-type="float">
            <text:p>0</text:p>
          </table:table-cell>
          <table:table-cell table:style-name="ce36" table:formula="of:=HYPERLINK(CONCATENATE(&quot;http://hafenmap-jodd.rhcloud.com/#&amp;level=&quot;;[.C18]; &quot;&amp;x=&quot;;[.D18];&quot;&amp;y=&quot;;[.E18];&quot;&amp;zoom=9&amp;spreadsheet=14-zDmLOtP9K4G6t4DdbE0WibPVPG27WLdfkDYaLqhB0&amp;tileset=tiles/&quot;))" office:value-type="string" office:string-value="http://hafenmap-jodd.rhcloud.com/#&amp;level=land&amp;x=153.84&amp;y=-109.38&amp;zoom=9&amp;spreadsheet=14-zDmLOtP9K4G6t4DdbE0WibPVPG27WLdfkDYaLqhB0&amp;tileset=tiles/" calcext:value-type="string">
            <text:p>http://hafenmap-jodd.rhcloud.com/#&amp;level=land&amp;x=153.84&amp;y=-109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8" office:value-type="string" calcext:value-type="string">
            <text:p>q187 bear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2.71" calcext:value-type="float">
            <text:p>-22.71</text:p>
          </table:table-cell>
          <table:table-cell table:style-name="ce15" office:value-type="float" office:value="-10.09" calcext:value-type="float">
            <text:p>-10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]*[.F19]+[.G19]*[.G19]+[.H19]*[.H19])/3);0)" office:value-type="float" office:value="0" calcext:value-type="float">
            <text:p>0</text:p>
          </table:table-cell>
          <table:table-cell table:style-name="ce37" table:formula="of:=HYPERLINK(CONCATENATE(&quot;http://hafenmap-jodd.rhcloud.com/#&amp;level=&quot;;[.C19]; &quot;&amp;x=&quot;;[.D19];&quot;&amp;y=&quot;;[.E19];&quot;&amp;zoom=9&amp;spreadsheet=14-zDmLOtP9K4G6t4DdbE0WibPVPG27WLdfkDYaLqhB0&amp;tileset=tiles/&quot;))" office:value-type="string" office:string-value="http://hafenmap-jodd.rhcloud.com/#&amp;level=land&amp;x=-22.71&amp;y=-10.09&amp;zoom=9&amp;spreadsheet=14-zDmLOtP9K4G6t4DdbE0WibPVPG27WLdfkDYaLqhB0&amp;tileset=tiles/" calcext:value-type="string">
            <text:p>http://hafenmap-jodd.rhcloud.com/#&amp;level=land&amp;x=-22.71&amp;y=-10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3.09" calcext:value-type="float">
            <text:p>123.09</text:p>
          </table:table-cell>
          <table:table-cell table:style-name="ce15" office:value-type="float" office:value="-84.26" calcext:value-type="float">
            <text:p>-84.2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]*[.F20]+[.G20]*[.G20]+[.H20]*[.H20])/3);0)" office:value-type="float" office:value="0" calcext:value-type="float">
            <text:p>0</text:p>
          </table:table-cell>
          <table:table-cell table:style-name="ce38" table:formula="of:=HYPERLINK(CONCATENATE(&quot;http://hafenmap-jodd.rhcloud.com/#&amp;level=&quot;;[.C20]; &quot;&amp;x=&quot;;[.D20];&quot;&amp;y=&quot;;[.E20];&quot;&amp;zoom=9&amp;spreadsheet=14-zDmLOtP9K4G6t4DdbE0WibPVPG27WLdfkDYaLqhB0&amp;tileset=tiles/&quot;))" office:value-type="string" office:string-value="http://hafenmap-jodd.rhcloud.com/#&amp;level=cave1&amp;x=123.09&amp;y=-84.26&amp;zoom=9&amp;spreadsheet=14-zDmLOtP9K4G6t4DdbE0WibPVPG27WLdfkDYaLqhB0&amp;tileset=tiles/" calcext:value-type="string">
            <text:p>http://hafenmap-jodd.rhcloud.com/#&amp;level=cave1&amp;x=123.09&amp;y=-84.2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5.34" calcext:value-type="float">
            <text:p>125.34</text:p>
          </table:table-cell>
          <table:table-cell table:style-name="ce15" office:value-type="float" office:value="-84.6" calcext:value-type="float">
            <text:p>-84.6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]*[.F21]+[.G21]*[.G21]+[.H21]*[.H21])/3);0)" office:value-type="float" office:value="0" calcext:value-type="float">
            <text:p>0</text:p>
          </table:table-cell>
          <table:table-cell table:style-name="ce39" table:formula="of:=HYPERLINK(CONCATENATE(&quot;http://hafenmap-jodd.rhcloud.com/#&amp;level=&quot;;[.C21]; &quot;&amp;x=&quot;;[.D21];&quot;&amp;y=&quot;;[.E21];&quot;&amp;zoom=9&amp;spreadsheet=14-zDmLOtP9K4G6t4DdbE0WibPVPG27WLdfkDYaLqhB0&amp;tileset=tiles/&quot;))" office:value-type="string" office:string-value="http://hafenmap-jodd.rhcloud.com/#&amp;level=cave1&amp;x=125.34&amp;y=-84.6&amp;zoom=9&amp;spreadsheet=14-zDmLOtP9K4G6t4DdbE0WibPVPG27WLdfkDYaLqhB0&amp;tileset=tiles/" calcext:value-type="string">
            <text:p>http://hafenmap-jodd.rhcloud.com/#&amp;level=cave1&amp;x=125.34&amp;y=-84.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56" calcext:value-type="float">
            <text:p>125.56</text:p>
          </table:table-cell>
          <table:table-cell table:style-name="ce15" office:value-type="float" office:value="-79.28" calcext:value-type="float">
            <text:p>-79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]*[.F22]+[.G22]*[.G22]+[.H22]*[.H22])/3);0)" office:value-type="float" office:value="0" calcext:value-type="float">
            <text:p>0</text:p>
          </table:table-cell>
          <table:table-cell table:style-name="ce40" table:formula="of:=HYPERLINK(CONCATENATE(&quot;http://hafenmap-jodd.rhcloud.com/#&amp;level=&quot;;[.C22]; &quot;&amp;x=&quot;;[.D22];&quot;&amp;y=&quot;;[.E22];&quot;&amp;zoom=9&amp;spreadsheet=14-zDmLOtP9K4G6t4DdbE0WibPVPG27WLdfkDYaLqhB0&amp;tileset=tiles/&quot;))" office:value-type="string" office:string-value="http://hafenmap-jodd.rhcloud.com/#&amp;level=cave2&amp;x=125.56&amp;y=-79.28&amp;zoom=9&amp;spreadsheet=14-zDmLOtP9K4G6t4DdbE0WibPVPG27WLdfkDYaLqhB0&amp;tileset=tiles/" calcext:value-type="string">
            <text:p>http://hafenmap-jodd.rhcloud.com/#&amp;level=cave2&amp;x=125.56&amp;y=-79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5.76" calcext:value-type="float">
            <text:p>125.76</text:p>
          </table:table-cell>
          <table:table-cell table:style-name="ce15" office:value-type="float" office:value="-79.62" calcext:value-type="float">
            <text:p>-79.6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]*[.F23]+[.G23]*[.G23]+[.H23]*[.H23])/3);0)" office:value-type="float" office:value="0" calcext:value-type="float">
            <text:p>0</text:p>
          </table:table-cell>
          <table:table-cell table:style-name="ce41" table:formula="of:=HYPERLINK(CONCATENATE(&quot;http://hafenmap-jodd.rhcloud.com/#&amp;level=&quot;;[.C23]; &quot;&amp;x=&quot;;[.D23];&quot;&amp;y=&quot;;[.E23];&quot;&amp;zoom=9&amp;spreadsheet=14-zDmLOtP9K4G6t4DdbE0WibPVPG27WLdfkDYaLqhB0&amp;tileset=tiles/&quot;))" office:value-type="string" office:string-value="http://hafenmap-jodd.rhcloud.com/#&amp;level=cave4&amp;x=125.76&amp;y=-79.62&amp;zoom=9&amp;spreadsheet=14-zDmLOtP9K4G6t4DdbE0WibPVPG27WLdfkDYaLqhB0&amp;tileset=tiles/" calcext:value-type="string">
            <text:p>http://hafenmap-jodd.rhcloud.com/#&amp;level=cave4&amp;x=125.76&amp;y=-79.6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5.92" calcext:value-type="float">
            <text:p>125.92</text:p>
          </table:table-cell>
          <table:table-cell table:style-name="ce15" office:value-type="float" office:value="-84.69" calcext:value-type="float">
            <text:p>-84.6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]*[.F24]+[.G24]*[.G24]+[.H24]*[.H24])/3);0)" office:value-type="float" office:value="0" calcext:value-type="float">
            <text:p>0</text:p>
          </table:table-cell>
          <table:table-cell table:style-name="ce42" table:formula="of:=HYPERLINK(CONCATENATE(&quot;http://hafenmap-jodd.rhcloud.com/#&amp;level=&quot;;[.C24]; &quot;&amp;x=&quot;;[.D24];&quot;&amp;y=&quot;;[.E24];&quot;&amp;zoom=9&amp;spreadsheet=14-zDmLOtP9K4G6t4DdbE0WibPVPG27WLdfkDYaLqhB0&amp;tileset=tiles/&quot;))" office:value-type="string" office:string-value="http://hafenmap-jodd.rhcloud.com/#&amp;level=cave1&amp;x=125.92&amp;y=-84.69&amp;zoom=9&amp;spreadsheet=14-zDmLOtP9K4G6t4DdbE0WibPVPG27WLdfkDYaLqhB0&amp;tileset=tiles/" calcext:value-type="string">
            <text:p>http://hafenmap-jodd.rhcloud.com/#&amp;level=cave1&amp;x=125.92&amp;y=-84.6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6.06" calcext:value-type="float">
            <text:p>126.06</text:p>
          </table:table-cell>
          <table:table-cell table:style-name="ce15" office:value-type="float" office:value="-82.3" calcext:value-type="float">
            <text:p>-82.3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]*[.F25]+[.G25]*[.G25]+[.H25]*[.H25])/3);0)" office:value-type="float" office:value="0" calcext:value-type="float">
            <text:p>0</text:p>
          </table:table-cell>
          <table:table-cell table:style-name="ce43" table:formula="of:=HYPERLINK(CONCATENATE(&quot;http://hafenmap-jodd.rhcloud.com/#&amp;level=&quot;;[.C25]; &quot;&amp;x=&quot;;[.D25];&quot;&amp;y=&quot;;[.E25];&quot;&amp;zoom=9&amp;spreadsheet=14-zDmLOtP9K4G6t4DdbE0WibPVPG27WLdfkDYaLqhB0&amp;tileset=tiles/&quot;))" office:value-type="string" office:string-value="http://hafenmap-jodd.rhcloud.com/#&amp;level=cave2&amp;x=126.06&amp;y=-82.3&amp;zoom=9&amp;spreadsheet=14-zDmLOtP9K4G6t4DdbE0WibPVPG27WLdfkDYaLqhB0&amp;tileset=tiles/" calcext:value-type="string">
            <text:p>http://hafenmap-jodd.rhcloud.com/#&amp;level=cave2&amp;x=126.06&amp;y=-82.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6.81" calcext:value-type="float">
            <text:p>126.81</text:p>
          </table:table-cell>
          <table:table-cell table:style-name="ce15" office:value-type="float" office:value="-85.21" calcext:value-type="float">
            <text:p>-85.21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96" calcext:value-type="float">
            <text:p>96</text:p>
          </table:table-cell>
          <table:table-cell table:style-name="ce18" table:formula="of:=ROUND(SQRT(([.F26]*[.F26]+[.G26]*[.G26]+[.H26]*[.H26])/3);0)" office:value-type="float" office:value="136" calcext:value-type="float">
            <text:p>136</text:p>
          </table:table-cell>
          <table:table-cell table:style-name="ce44" table:formula="of:=HYPERLINK(CONCATENATE(&quot;http://hafenmap-jodd.rhcloud.com/#&amp;level=&quot;;[.C26]; &quot;&amp;x=&quot;;[.D26];&quot;&amp;y=&quot;;[.E26];&quot;&amp;zoom=9&amp;spreadsheet=14-zDmLOtP9K4G6t4DdbE0WibPVPG27WLdfkDYaLqhB0&amp;tileset=tiles/&quot;))" office:value-type="string" office:string-value="http://hafenmap-jodd.rhcloud.com/#&amp;level=cave4&amp;x=126.81&amp;y=-85.21&amp;zoom=9&amp;spreadsheet=14-zDmLOtP9K4G6t4DdbE0WibPVPG27WLdfkDYaLqhB0&amp;tileset=tiles/" calcext:value-type="string">
            <text:p>http://hafenmap-jodd.rhcloud.com/#&amp;level=cave4&amp;x=126.81&amp;y=-85.2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12" calcext:value-type="float">
            <text:p>127.12</text:p>
          </table:table-cell>
          <table:table-cell table:style-name="ce15" office:value-type="float" office:value="-82.06" calcext:value-type="float">
            <text:p>-82.0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]*[.F27]+[.G27]*[.G27]+[.H27]*[.H27])/3);0)" office:value-type="float" office:value="0" calcext:value-type="float">
            <text:p>0</text:p>
          </table:table-cell>
          <table:table-cell table:style-name="ce45" table:formula="of:=HYPERLINK(CONCATENATE(&quot;http://hafenmap-jodd.rhcloud.com/#&amp;level=&quot;;[.C27]; &quot;&amp;x=&quot;;[.D27];&quot;&amp;y=&quot;;[.E27];&quot;&amp;zoom=9&amp;spreadsheet=14-zDmLOtP9K4G6t4DdbE0WibPVPG27WLdfkDYaLqhB0&amp;tileset=tiles/&quot;))" office:value-type="string" office:string-value="http://hafenmap-jodd.rhcloud.com/#&amp;level=cave5&amp;x=127.12&amp;y=-82.06&amp;zoom=9&amp;spreadsheet=14-zDmLOtP9K4G6t4DdbE0WibPVPG27WLdfkDYaLqhB0&amp;tileset=tiles/" calcext:value-type="string">
            <text:p>http://hafenmap-jodd.rhcloud.com/#&amp;level=cave5&amp;x=127.12&amp;y=-82.0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7.2" calcext:value-type="float">
            <text:p>127.20</text:p>
          </table:table-cell>
          <table:table-cell table:style-name="ce15" office:value-type="float" office:value="-82.99" calcext:value-type="float">
            <text:p>-82.9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]*[.F28]+[.G28]*[.G28]+[.H28]*[.H28])/3);0)" office:value-type="float" office:value="0" calcext:value-type="float">
            <text:p>0</text:p>
          </table:table-cell>
          <table:table-cell table:style-name="ce46" table:formula="of:=HYPERLINK(CONCATENATE(&quot;http://hafenmap-jodd.rhcloud.com/#&amp;level=&quot;;[.C28]; &quot;&amp;x=&quot;;[.D28];&quot;&amp;y=&quot;;[.E28];&quot;&amp;zoom=9&amp;spreadsheet=14-zDmLOtP9K4G6t4DdbE0WibPVPG27WLdfkDYaLqhB0&amp;tileset=tiles/&quot;))" office:value-type="string" office:string-value="http://hafenmap-jodd.rhcloud.com/#&amp;level=cave3&amp;x=127.2&amp;y=-82.99&amp;zoom=9&amp;spreadsheet=14-zDmLOtP9K4G6t4DdbE0WibPVPG27WLdfkDYaLqhB0&amp;tileset=tiles/" calcext:value-type="string">
            <text:p>http://hafenmap-jodd.rhcloud.com/#&amp;level=cave3&amp;x=127.2&amp;y=-82.9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7.21" calcext:value-type="float">
            <text:p>127.21</text:p>
          </table:table-cell>
          <table:table-cell table:style-name="ce15" office:value-type="float" office:value="-81.28" calcext:value-type="float">
            <text:p>-81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]*[.F29]+[.G29]*[.G29]+[.H29]*[.H29])/3);0)" office:value-type="float" office:value="0" calcext:value-type="float">
            <text:p>0</text:p>
          </table:table-cell>
          <table:table-cell table:style-name="ce47" table:formula="of:=HYPERLINK(CONCATENATE(&quot;http://hafenmap-jodd.rhcloud.com/#&amp;level=&quot;;[.C29]; &quot;&amp;x=&quot;;[.D29];&quot;&amp;y=&quot;;[.E29];&quot;&amp;zoom=9&amp;spreadsheet=14-zDmLOtP9K4G6t4DdbE0WibPVPG27WLdfkDYaLqhB0&amp;tileset=tiles/&quot;))" office:value-type="string" office:string-value="http://hafenmap-jodd.rhcloud.com/#&amp;level=cave2&amp;x=127.21&amp;y=-81.28&amp;zoom=9&amp;spreadsheet=14-zDmLOtP9K4G6t4DdbE0WibPVPG27WLdfkDYaLqhB0&amp;tileset=tiles/" calcext:value-type="string">
            <text:p>http://hafenmap-jodd.rhcloud.com/#&amp;level=cave2&amp;x=127.21&amp;y=-81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7.23" calcext:value-type="float">
            <text:p>127.23</text:p>
          </table:table-cell>
          <table:table-cell table:style-name="ce15" office:value-type="float" office:value="-75.55" calcext:value-type="float">
            <text:p>-75.5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]*[.F30]+[.G30]*[.G30]+[.H30]*[.H30])/3);0)" office:value-type="float" office:value="0" calcext:value-type="float">
            <text:p>0</text:p>
          </table:table-cell>
          <table:table-cell table:style-name="ce48" table:formula="of:=HYPERLINK(CONCATENATE(&quot;http://hafenmap-jodd.rhcloud.com/#&amp;level=&quot;;[.C30]; &quot;&amp;x=&quot;;[.D30];&quot;&amp;y=&quot;;[.E30];&quot;&amp;zoom=9&amp;spreadsheet=14-zDmLOtP9K4G6t4DdbE0WibPVPG27WLdfkDYaLqhB0&amp;tileset=tiles/&quot;))" office:value-type="string" office:string-value="http://hafenmap-jodd.rhcloud.com/#&amp;level=cave4&amp;x=127.23&amp;y=-75.55&amp;zoom=9&amp;spreadsheet=14-zDmLOtP9K4G6t4DdbE0WibPVPG27WLdfkDYaLqhB0&amp;tileset=tiles/" calcext:value-type="string">
            <text:p>http://hafenmap-jodd.rhcloud.com/#&amp;level=cave4&amp;x=127.23&amp;y=-75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33" calcext:value-type="float">
            <text:p>127.33</text:p>
          </table:table-cell>
          <table:table-cell table:style-name="ce15" office:value-type="float" office:value="-80.23" calcext:value-type="float">
            <text:p>-80.2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]*[.F31]+[.G31]*[.G31]+[.H31]*[.H31])/3);0)" office:value-type="float" office:value="0" calcext:value-type="float">
            <text:p>0</text:p>
          </table:table-cell>
          <table:table-cell table:style-name="ce49" table:formula="of:=HYPERLINK(CONCATENATE(&quot;http://hafenmap-jodd.rhcloud.com/#&amp;level=&quot;;[.C31]; &quot;&amp;x=&quot;;[.D31];&quot;&amp;y=&quot;;[.E31];&quot;&amp;zoom=9&amp;spreadsheet=14-zDmLOtP9K4G6t4DdbE0WibPVPG27WLdfkDYaLqhB0&amp;tileset=tiles/&quot;))" office:value-type="string" office:string-value="http://hafenmap-jodd.rhcloud.com/#&amp;level=cave5&amp;x=127.33&amp;y=-80.23&amp;zoom=9&amp;spreadsheet=14-zDmLOtP9K4G6t4DdbE0WibPVPG27WLdfkDYaLqhB0&amp;tileset=tiles/" calcext:value-type="string">
            <text:p>http://hafenmap-jodd.rhcloud.com/#&amp;level=cave5&amp;x=127.33&amp;y=-80.2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7.34" calcext:value-type="float">
            <text:p>127.34</text:p>
          </table:table-cell>
          <table:table-cell table:style-name="ce15" office:value-type="float" office:value="-81.14" calcext:value-type="float">
            <text:p>-81.1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2]*[.F32]+[.G32]*[.G32]+[.H32]*[.H32])/3);0)" office:value-type="float" office:value="0" calcext:value-type="float">
            <text:p>0</text:p>
          </table:table-cell>
          <table:table-cell table:style-name="ce50" table:formula="of:=HYPERLINK(CONCATENATE(&quot;http://hafenmap-jodd.rhcloud.com/#&amp;level=&quot;;[.C32]; &quot;&amp;x=&quot;;[.D32];&quot;&amp;y=&quot;;[.E32];&quot;&amp;zoom=9&amp;spreadsheet=14-zDmLOtP9K4G6t4DdbE0WibPVPG27WLdfkDYaLqhB0&amp;tileset=tiles/&quot;))" office:value-type="string" office:string-value="http://hafenmap-jodd.rhcloud.com/#&amp;level=cave1&amp;x=127.34&amp;y=-81.14&amp;zoom=9&amp;spreadsheet=14-zDmLOtP9K4G6t4DdbE0WibPVPG27WLdfkDYaLqhB0&amp;tileset=tiles/" calcext:value-type="string">
            <text:p>http://hafenmap-jodd.rhcloud.com/#&amp;level=cave1&amp;x=127.34&amp;y=-81.1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ack Coal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7.78" calcext:value-type="float">
            <text:p>127.78</text:p>
          </table:table-cell>
          <table:table-cell table:style-name="ce15" office:value-type="float" office:value="-82.11" calcext:value-type="float">
            <text:p>-82.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3]*[.F33]+[.G33]*[.G33]+[.H33]*[.H33])/3);0)" office:value-type="float" office:value="0" calcext:value-type="float">
            <text:p>0</text:p>
          </table:table-cell>
          <table:table-cell table:style-name="ce51" table:formula="of:=HYPERLINK(CONCATENATE(&quot;http://hafenmap-jodd.rhcloud.com/#&amp;level=&quot;;[.C33]; &quot;&amp;x=&quot;;[.D33];&quot;&amp;y=&quot;;[.E33];&quot;&amp;zoom=9&amp;spreadsheet=14-zDmLOtP9K4G6t4DdbE0WibPVPG27WLdfkDYaLqhB0&amp;tileset=tiles/&quot;))" office:value-type="string" office:string-value="http://hafenmap-jodd.rhcloud.com/#&amp;level=cave4&amp;x=127.78&amp;y=-82.11&amp;zoom=9&amp;spreadsheet=14-zDmLOtP9K4G6t4DdbE0WibPVPG27WLdfkDYaLqhB0&amp;tileset=tiles/" calcext:value-type="string">
            <text:p>http://hafenmap-jodd.rhcloud.com/#&amp;level=cave4&amp;x=127.78&amp;y=-82.1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oodston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6.33" calcext:value-type="float">
            <text:p>126.33</text:p>
          </table:table-cell>
          <table:table-cell table:style-name="ce15" office:value-type="float" office:value="-82.9" calcext:value-type="float">
            <text:p>-82.9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4]*[.F34]+[.G34]*[.G34]+[.H34]*[.H34])/3);0)" office:value-type="float" office:value="0" calcext:value-type="float">
            <text:p>0</text:p>
          </table:table-cell>
          <table:table-cell table:style-name="ce52" table:formula="of:=HYPERLINK(CONCATENATE(&quot;http://hafenmap-jodd.rhcloud.com/#&amp;level=&quot;;[.C34]; &quot;&amp;x=&quot;;[.D34];&quot;&amp;y=&quot;;[.E34];&quot;&amp;zoom=9&amp;spreadsheet=14-zDmLOtP9K4G6t4DdbE0WibPVPG27WLdfkDYaLqhB0&amp;tileset=tiles/&quot;))" office:value-type="string" office:string-value="http://hafenmap-jodd.rhcloud.com/#&amp;level=cave4&amp;x=126.33&amp;y=-82.9&amp;zoom=9&amp;spreadsheet=14-zDmLOtP9K4G6t4DdbE0WibPVPG27WLdfkDYaLqhB0&amp;tileset=tiles/" calcext:value-type="string">
            <text:p>http://hafenmap-jodd.rhcloud.com/#&amp;level=cave4&amp;x=126.33&amp;y=-82.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oodston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6.71" calcext:value-type="float">
            <text:p>126.71</text:p>
          </table:table-cell>
          <table:table-cell table:style-name="ce15" office:value-type="float" office:value="-81.91" calcext:value-type="float">
            <text:p>-81.9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5]*[.F35]+[.G35]*[.G35]+[.H35]*[.H35])/3);0)" office:value-type="float" office:value="0" calcext:value-type="float">
            <text:p>0</text:p>
          </table:table-cell>
          <table:table-cell table:style-name="ce53" table:formula="of:=HYPERLINK(CONCATENATE(&quot;http://hafenmap-jodd.rhcloud.com/#&amp;level=&quot;;[.C35]; &quot;&amp;x=&quot;;[.D35];&quot;&amp;y=&quot;;[.E35];&quot;&amp;zoom=9&amp;spreadsheet=14-zDmLOtP9K4G6t4DdbE0WibPVPG27WLdfkDYaLqhB0&amp;tileset=tiles/&quot;))" office:value-type="string" office:string-value="http://hafenmap-jodd.rhcloud.com/#&amp;level=cave5&amp;x=126.71&amp;y=-81.91&amp;zoom=9&amp;spreadsheet=14-zDmLOtP9K4G6t4DdbE0WibPVPG27WLdfkDYaLqhB0&amp;tileset=tiles/" calcext:value-type="string">
            <text:p>http://hafenmap-jodd.rhcloud.com/#&amp;level=cave5&amp;x=126.71&amp;y=-81.9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oodston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01" calcext:value-type="float">
            <text:p>127.01</text:p>
          </table:table-cell>
          <table:table-cell table:style-name="ce15" office:value-type="float" office:value="-82.03" calcext:value-type="float">
            <text:p>-82.0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6]*[.F36]+[.G36]*[.G36]+[.H36]*[.H36])/3);0)" office:value-type="float" office:value="0" calcext:value-type="float">
            <text:p>0</text:p>
          </table:table-cell>
          <table:table-cell table:style-name="ce54" table:formula="of:=HYPERLINK(CONCATENATE(&quot;http://hafenmap-jodd.rhcloud.com/#&amp;level=&quot;;[.C36]; &quot;&amp;x=&quot;;[.D36];&quot;&amp;y=&quot;;[.E36];&quot;&amp;zoom=9&amp;spreadsheet=14-zDmLOtP9K4G6t4DdbE0WibPVPG27WLdfkDYaLqhB0&amp;tileset=tiles/&quot;))" office:value-type="string" office:string-value="http://hafenmap-jodd.rhcloud.com/#&amp;level=cave5&amp;x=127.01&amp;y=-82.03&amp;zoom=9&amp;spreadsheet=14-zDmLOtP9K4G6t4DdbE0WibPVPG27WLdfkDYaLqhB0&amp;tileset=tiles/" calcext:value-type="string">
            <text:p>http://hafenmap-jodd.rhcloud.com/#&amp;level=cave5&amp;x=127.01&amp;y=-82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oodston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45" calcext:value-type="float">
            <text:p>127.45</text:p>
          </table:table-cell>
          <table:table-cell table:style-name="ce15" office:value-type="float" office:value="-80.48" calcext:value-type="float">
            <text:p>-80.4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7]*[.F37]+[.G37]*[.G37]+[.H37]*[.H37])/3);0)" office:value-type="float" office:value="0" calcext:value-type="float">
            <text:p>0</text:p>
          </table:table-cell>
          <table:table-cell table:style-name="ce55" table:formula="of:=HYPERLINK(CONCATENATE(&quot;http://hafenmap-jodd.rhcloud.com/#&amp;level=&quot;;[.C37]; &quot;&amp;x=&quot;;[.D37];&quot;&amp;y=&quot;;[.E37];&quot;&amp;zoom=9&amp;spreadsheet=14-zDmLOtP9K4G6t4DdbE0WibPVPG27WLdfkDYaLqhB0&amp;tileset=tiles/&quot;))" office:value-type="string" office:string-value="http://hafenmap-jodd.rhcloud.com/#&amp;level=cave5&amp;x=127.45&amp;y=-80.48&amp;zoom=9&amp;spreadsheet=14-zDmLOtP9K4G6t4DdbE0WibPVPG27WLdfkDYaLqhB0&amp;tileset=tiles/" calcext:value-type="string">
            <text:p>http://hafenmap-jodd.rhcloud.com/#&amp;level=cave5&amp;x=127.45&amp;y=-80.4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oodston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51" calcext:value-type="float">
            <text:p>127.51</text:p>
          </table:table-cell>
          <table:table-cell table:style-name="ce15" office:value-type="float" office:value="-80.04" calcext:value-type="float">
            <text:p>-80.0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8]*[.F38]+[.G38]*[.G38]+[.H38]*[.H38])/3);0)" office:value-type="float" office:value="0" calcext:value-type="float">
            <text:p>0</text:p>
          </table:table-cell>
          <table:table-cell table:style-name="ce56" table:formula="of:=HYPERLINK(CONCATENATE(&quot;http://hafenmap-jodd.rhcloud.com/#&amp;level=&quot;;[.C38]; &quot;&amp;x=&quot;;[.D38];&quot;&amp;y=&quot;;[.E38];&quot;&amp;zoom=9&amp;spreadsheet=14-zDmLOtP9K4G6t4DdbE0WibPVPG27WLdfkDYaLqhB0&amp;tileset=tiles/&quot;))" office:value-type="string" office:string-value="http://hafenmap-jodd.rhcloud.com/#&amp;level=cave5&amp;x=127.51&amp;y=-80.04&amp;zoom=9&amp;spreadsheet=14-zDmLOtP9K4G6t4DdbE0WibPVPG27WLdfkDYaLqhB0&amp;tileset=tiles/" calcext:value-type="string">
            <text:p>http://hafenmap-jodd.rhcloud.com/#&amp;level=cave5&amp;x=127.51&amp;y=-80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12" calcext:value-type="float">
            <text:p>125.12</text:p>
          </table:table-cell>
          <table:table-cell table:style-name="ce15" office:value-type="float" office:value="-80.99" calcext:value-type="float">
            <text:p>-80.99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4" calcext:value-type="float">
            <text:p>24</text:p>
          </table:table-cell>
          <table:table-cell table:style-name="ce18" table:formula="of:=ROUND(SQRT(([.F39]*[.F39]+[.G39]*[.G39]+[.H39]*[.H39])/3);0)" office:value-type="float" office:value="27" calcext:value-type="float">
            <text:p>27</text:p>
          </table:table-cell>
          <table:table-cell table:style-name="ce57" table:formula="of:=HYPERLINK(CONCATENATE(&quot;http://hafenmap-jodd.rhcloud.com/#&amp;level=&quot;;[.C39]; &quot;&amp;x=&quot;;[.D39];&quot;&amp;y=&quot;;[.E39];&quot;&amp;zoom=9&amp;spreadsheet=14-zDmLOtP9K4G6t4DdbE0WibPVPG27WLdfkDYaLqhB0&amp;tileset=tiles/&quot;))" office:value-type="string" office:string-value="http://hafenmap-jodd.rhcloud.com/#&amp;level=cave2&amp;x=125.12&amp;y=-80.99&amp;zoom=9&amp;spreadsheet=14-zDmLOtP9K4G6t4DdbE0WibPVPG27WLdfkDYaLqhB0&amp;tileset=tiles/" calcext:value-type="string">
            <text:p>http://hafenmap-jodd.rhcloud.com/#&amp;level=cave2&amp;x=125.12&amp;y=-80.9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5.39" calcext:value-type="float">
            <text:p>125.39</text:p>
          </table:table-cell>
          <table:table-cell table:style-name="ce15" office:value-type="float" office:value="-83.15" calcext:value-type="float">
            <text:p>-83.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0]*[.F40]+[.G40]*[.G40]+[.H40]*[.H40])/3);0)" office:value-type="float" office:value="0" calcext:value-type="float">
            <text:p>0</text:p>
          </table:table-cell>
          <table:table-cell table:style-name="ce58" table:formula="of:=HYPERLINK(CONCATENATE(&quot;http://hafenmap-jodd.rhcloud.com/#&amp;level=&quot;;[.C40]; &quot;&amp;x=&quot;;[.D40];&quot;&amp;y=&quot;;[.E40];&quot;&amp;zoom=9&amp;spreadsheet=14-zDmLOtP9K4G6t4DdbE0WibPVPG27WLdfkDYaLqhB0&amp;tileset=tiles/&quot;))" office:value-type="string" office:string-value="http://hafenmap-jodd.rhcloud.com/#&amp;level=cave1&amp;x=125.39&amp;y=-83.15&amp;zoom=9&amp;spreadsheet=14-zDmLOtP9K4G6t4DdbE0WibPVPG27WLdfkDYaLqhB0&amp;tileset=tiles/" calcext:value-type="string">
            <text:p>http://hafenmap-jodd.rhcloud.com/#&amp;level=cave1&amp;x=125.39&amp;y=-83.1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5.6" calcext:value-type="float">
            <text:p>125.60</text:p>
          </table:table-cell>
          <table:table-cell table:style-name="ce15" office:value-type="float" office:value="-80.42" calcext:value-type="float">
            <text:p>-80.4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1]*[.F41]+[.G41]*[.G41]+[.H41]*[.H41])/3);0)" office:value-type="float" office:value="0" calcext:value-type="float">
            <text:p>0</text:p>
          </table:table-cell>
          <table:table-cell table:style-name="ce59" table:formula="of:=HYPERLINK(CONCATENATE(&quot;http://hafenmap-jodd.rhcloud.com/#&amp;level=&quot;;[.C41]; &quot;&amp;x=&quot;;[.D41];&quot;&amp;y=&quot;;[.E41];&quot;&amp;zoom=9&amp;spreadsheet=14-zDmLOtP9K4G6t4DdbE0WibPVPG27WLdfkDYaLqhB0&amp;tileset=tiles/&quot;))" office:value-type="string" office:string-value="http://hafenmap-jodd.rhcloud.com/#&amp;level=cave4&amp;x=125.6&amp;y=-80.42&amp;zoom=9&amp;spreadsheet=14-zDmLOtP9K4G6t4DdbE0WibPVPG27WLdfkDYaLqhB0&amp;tileset=tiles/" calcext:value-type="string">
            <text:p>http://hafenmap-jodd.rhcloud.com/#&amp;level=cave4&amp;x=125.6&amp;y=-80.4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5.88" calcext:value-type="float">
            <text:p>125.88</text:p>
          </table:table-cell>
          <table:table-cell table:style-name="ce15" office:value-type="float" office:value="-80.56" calcext:value-type="float">
            <text:p>-80.5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2]*[.F42]+[.G42]*[.G42]+[.H42]*[.H42])/3);0)" office:value-type="float" office:value="0" calcext:value-type="float">
            <text:p>0</text:p>
          </table:table-cell>
          <table:table-cell table:style-name="ce60" table:formula="of:=HYPERLINK(CONCATENATE(&quot;http://hafenmap-jodd.rhcloud.com/#&amp;level=&quot;;[.C42]; &quot;&amp;x=&quot;;[.D42];&quot;&amp;y=&quot;;[.E42];&quot;&amp;zoom=9&amp;spreadsheet=14-zDmLOtP9K4G6t4DdbE0WibPVPG27WLdfkDYaLqhB0&amp;tileset=tiles/&quot;))" office:value-type="string" office:string-value="http://hafenmap-jodd.rhcloud.com/#&amp;level=cave4&amp;x=125.88&amp;y=-80.56&amp;zoom=9&amp;spreadsheet=14-zDmLOtP9K4G6t4DdbE0WibPVPG27WLdfkDYaLqhB0&amp;tileset=tiles/" calcext:value-type="string">
            <text:p>http://hafenmap-jodd.rhcloud.com/#&amp;level=cave4&amp;x=125.88&amp;y=-80.5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6.23" calcext:value-type="float">
            <text:p>126.23</text:p>
          </table:table-cell>
          <table:table-cell table:style-name="ce15" office:value-type="float" office:value="-82.5" calcext:value-type="float">
            <text:p>-82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3]*[.F43]+[.G43]*[.G43]+[.H43]*[.H43])/3);0)" office:value-type="float" office:value="0" calcext:value-type="float">
            <text:p>0</text:p>
          </table:table-cell>
          <table:table-cell table:style-name="ce61" table:formula="of:=HYPERLINK(CONCATENATE(&quot;http://hafenmap-jodd.rhcloud.com/#&amp;level=&quot;;[.C43]; &quot;&amp;x=&quot;;[.D43];&quot;&amp;y=&quot;;[.E43];&quot;&amp;zoom=9&amp;spreadsheet=14-zDmLOtP9K4G6t4DdbE0WibPVPG27WLdfkDYaLqhB0&amp;tileset=tiles/&quot;))" office:value-type="string" office:string-value="http://hafenmap-jodd.rhcloud.com/#&amp;level=cave5&amp;x=126.23&amp;y=-82.5&amp;zoom=9&amp;spreadsheet=14-zDmLOtP9K4G6t4DdbE0WibPVPG27WLdfkDYaLqhB0&amp;tileset=tiles/" calcext:value-type="string">
            <text:p>http://hafenmap-jodd.rhcloud.com/#&amp;level=cave5&amp;x=126.23&amp;y=-82.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6.29" calcext:value-type="float">
            <text:p>126.29</text:p>
          </table:table-cell>
          <table:table-cell table:style-name="ce15" office:value-type="float" office:value="-82.01" calcext:value-type="float">
            <text:p>-82.0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4]*[.F44]+[.G44]*[.G44]+[.H44]*[.H44])/3);0)" office:value-type="float" office:value="0" calcext:value-type="float">
            <text:p>0</text:p>
          </table:table-cell>
          <table:table-cell table:style-name="ce62" table:formula="of:=HYPERLINK(CONCATENATE(&quot;http://hafenmap-jodd.rhcloud.com/#&amp;level=&quot;;[.C44]; &quot;&amp;x=&quot;;[.D44];&quot;&amp;y=&quot;;[.E44];&quot;&amp;zoom=9&amp;spreadsheet=14-zDmLOtP9K4G6t4DdbE0WibPVPG27WLdfkDYaLqhB0&amp;tileset=tiles/&quot;))" office:value-type="string" office:string-value="http://hafenmap-jodd.rhcloud.com/#&amp;level=cave2&amp;x=126.29&amp;y=-82.01&amp;zoom=9&amp;spreadsheet=14-zDmLOtP9K4G6t4DdbE0WibPVPG27WLdfkDYaLqhB0&amp;tileset=tiles/" calcext:value-type="string">
            <text:p>http://hafenmap-jodd.rhcloud.com/#&amp;level=cave2&amp;x=126.29&amp;y=-82.0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6.71" calcext:value-type="float">
            <text:p>126.71</text:p>
          </table:table-cell>
          <table:table-cell table:style-name="ce15" office:value-type="float" office:value="-81.89" calcext:value-type="float">
            <text:p>-81.8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5]*[.F45]+[.G45]*[.G45]+[.H45]*[.H45])/3);0)" office:value-type="float" office:value="0" calcext:value-type="float">
            <text:p>0</text:p>
          </table:table-cell>
          <table:table-cell table:style-name="ce63" table:formula="of:=HYPERLINK(CONCATENATE(&quot;http://hafenmap-jodd.rhcloud.com/#&amp;level=&quot;;[.C45]; &quot;&amp;x=&quot;;[.D45];&quot;&amp;y=&quot;;[.E45];&quot;&amp;zoom=9&amp;spreadsheet=14-zDmLOtP9K4G6t4DdbE0WibPVPG27WLdfkDYaLqhB0&amp;tileset=tiles/&quot;))" office:value-type="string" office:string-value="http://hafenmap-jodd.rhcloud.com/#&amp;level=cave2&amp;x=126.71&amp;y=-81.89&amp;zoom=9&amp;spreadsheet=14-zDmLOtP9K4G6t4DdbE0WibPVPG27WLdfkDYaLqhB0&amp;tileset=tiles/" calcext:value-type="string">
            <text:p>http://hafenmap-jodd.rhcloud.com/#&amp;level=cave2&amp;x=126.71&amp;y=-81.8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6.97" calcext:value-type="float">
            <text:p>126.97</text:p>
          </table:table-cell>
          <table:table-cell table:style-name="ce15" office:value-type="float" office:value="-78.95" calcext:value-type="float">
            <text:p>-78.9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6]*[.F46]+[.G46]*[.G46]+[.H46]*[.H46])/3);0)" office:value-type="float" office:value="0" calcext:value-type="float">
            <text:p>0</text:p>
          </table:table-cell>
          <table:table-cell table:style-name="ce64" table:formula="of:=HYPERLINK(CONCATENATE(&quot;http://hafenmap-jodd.rhcloud.com/#&amp;level=&quot;;[.C46]; &quot;&amp;x=&quot;;[.D46];&quot;&amp;y=&quot;;[.E46];&quot;&amp;zoom=9&amp;spreadsheet=14-zDmLOtP9K4G6t4DdbE0WibPVPG27WLdfkDYaLqhB0&amp;tileset=tiles/&quot;))" office:value-type="string" office:string-value="http://hafenmap-jodd.rhcloud.com/#&amp;level=cave4&amp;x=126.97&amp;y=-78.95&amp;zoom=9&amp;spreadsheet=14-zDmLOtP9K4G6t4DdbE0WibPVPG27WLdfkDYaLqhB0&amp;tileset=tiles/" calcext:value-type="string">
            <text:p>http://hafenmap-jodd.rhcloud.com/#&amp;level=cave4&amp;x=126.97&amp;y=-78.9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32" calcext:value-type="float">
            <text:p>127.32</text:p>
          </table:table-cell>
          <table:table-cell table:style-name="ce15" office:value-type="float" office:value="-79.44" calcext:value-type="float">
            <text:p>-79.4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7]*[.F47]+[.G47]*[.G47]+[.H47]*[.H47])/3);0)" office:value-type="float" office:value="0" calcext:value-type="float">
            <text:p>0</text:p>
          </table:table-cell>
          <table:table-cell table:style-name="ce65" table:formula="of:=HYPERLINK(CONCATENATE(&quot;http://hafenmap-jodd.rhcloud.com/#&amp;level=&quot;;[.C47]; &quot;&amp;x=&quot;;[.D47];&quot;&amp;y=&quot;;[.E47];&quot;&amp;zoom=9&amp;spreadsheet=14-zDmLOtP9K4G6t4DdbE0WibPVPG27WLdfkDYaLqhB0&amp;tileset=tiles/&quot;))" office:value-type="string" office:string-value="http://hafenmap-jodd.rhcloud.com/#&amp;level=cave5&amp;x=127.32&amp;y=-79.44&amp;zoom=9&amp;spreadsheet=14-zDmLOtP9K4G6t4DdbE0WibPVPG27WLdfkDYaLqhB0&amp;tileset=tiles/" calcext:value-type="string">
            <text:p>http://hafenmap-jodd.rhcloud.com/#&amp;level=cave5&amp;x=127.32&amp;y=-79.4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33" calcext:value-type="float">
            <text:p>127.33</text:p>
          </table:table-cell>
          <table:table-cell table:style-name="ce15" office:value-type="float" office:value="-82.05" calcext:value-type="float">
            <text:p>-82.0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8]*[.F48]+[.G48]*[.G48]+[.H48]*[.H48])/3);0)" office:value-type="float" office:value="0" calcext:value-type="float">
            <text:p>0</text:p>
          </table:table-cell>
          <table:table-cell table:style-name="ce66" table:formula="of:=HYPERLINK(CONCATENATE(&quot;http://hafenmap-jodd.rhcloud.com/#&amp;level=&quot;;[.C48]; &quot;&amp;x=&quot;;[.D48];&quot;&amp;y=&quot;;[.E48];&quot;&amp;zoom=9&amp;spreadsheet=14-zDmLOtP9K4G6t4DdbE0WibPVPG27WLdfkDYaLqhB0&amp;tileset=tiles/&quot;))" office:value-type="string" office:string-value="http://hafenmap-jodd.rhcloud.com/#&amp;level=cave5&amp;x=127.33&amp;y=-82.05&amp;zoom=9&amp;spreadsheet=14-zDmLOtP9K4G6t4DdbE0WibPVPG27WLdfkDYaLqhB0&amp;tileset=tiles/" calcext:value-type="string">
            <text:p>http://hafenmap-jodd.rhcloud.com/#&amp;level=cave5&amp;x=127.33&amp;y=-82.0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siterit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7.69" calcext:value-type="float">
            <text:p>127.69</text:p>
          </table:table-cell>
          <table:table-cell table:style-name="ce15" office:value-type="float" office:value="-82.03" calcext:value-type="float">
            <text:p>-82.0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49]*[.F49]+[.G49]*[.G49]+[.H49]*[.H49])/3);0)" office:value-type="float" office:value="0" calcext:value-type="float">
            <text:p>0</text:p>
          </table:table-cell>
          <table:table-cell table:style-name="ce67" table:formula="of:=HYPERLINK(CONCATENATE(&quot;http://hafenmap-jodd.rhcloud.com/#&amp;level=&quot;;[.C49]; &quot;&amp;x=&quot;;[.D49];&quot;&amp;y=&quot;;[.E49];&quot;&amp;zoom=9&amp;spreadsheet=14-zDmLOtP9K4G6t4DdbE0WibPVPG27WLdfkDYaLqhB0&amp;tileset=tiles/&quot;))" office:value-type="string" office:string-value="http://hafenmap-jodd.rhcloud.com/#&amp;level=cave4&amp;x=127.69&amp;y=-82.03&amp;zoom=9&amp;spreadsheet=14-zDmLOtP9K4G6t4DdbE0WibPVPG27WLdfkDYaLqhB0&amp;tileset=tiles/" calcext:value-type="string">
            <text:p>http://hafenmap-jodd.rhcloud.com/#&amp;level=cave4&amp;x=127.69&amp;y=-82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85.07" calcext:value-type="float">
            <text:p>85.07</text:p>
          </table:table-cell>
          <table:table-cell table:style-name="ce15" office:value-type="float" office:value="-79.57" calcext:value-type="float">
            <text:p>-79.5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0]*[.F50]+[.G50]*[.G50]+[.H50]*[.H50])/3);0)" office:value-type="float" office:value="0" calcext:value-type="float">
            <text:p>0</text:p>
          </table:table-cell>
          <table:table-cell table:style-name="ce68" table:formula="of:=HYPERLINK(CONCATENATE(&quot;http://hafenmap-jodd.rhcloud.com/#&amp;level=&quot;;[.C50]; &quot;&amp;x=&quot;;[.D50];&quot;&amp;y=&quot;;[.E50];&quot;&amp;zoom=9&amp;spreadsheet=14-zDmLOtP9K4G6t4DdbE0WibPVPG27WLdfkDYaLqhB0&amp;tileset=tiles/&quot;))" office:value-type="string" office:string-value="http://hafenmap-jodd.rhcloud.com/#&amp;level=land&amp;x=85.07&amp;y=-79.57&amp;zoom=9&amp;spreadsheet=14-zDmLOtP9K4G6t4DdbE0WibPVPG27WLdfkDYaLqhB0&amp;tileset=tiles/" calcext:value-type="string">
            <text:p>http://hafenmap-jodd.rhcloud.com/#&amp;level=land&amp;x=85.07&amp;y=-79.5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98.87" calcext:value-type="float">
            <text:p>98.87</text:p>
          </table:table-cell>
          <table:table-cell table:style-name="ce15" office:value-type="float" office:value="-71.98" calcext:value-type="float">
            <text:p>-71.9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1]*[.F51]+[.G51]*[.G51]+[.H51]*[.H51])/3);0)" office:value-type="float" office:value="0" calcext:value-type="float">
            <text:p>0</text:p>
          </table:table-cell>
          <table:table-cell table:style-name="ce69" table:formula="of:=HYPERLINK(CONCATENATE(&quot;http://hafenmap-jodd.rhcloud.com/#&amp;level=&quot;;[.C51]; &quot;&amp;x=&quot;;[.D51];&quot;&amp;y=&quot;;[.E51];&quot;&amp;zoom=9&amp;spreadsheet=14-zDmLOtP9K4G6t4DdbE0WibPVPG27WLdfkDYaLqhB0&amp;tileset=tiles/&quot;))" office:value-type="string" office:string-value="http://hafenmap-jodd.rhcloud.com/#&amp;level=land&amp;x=98.87&amp;y=-71.98&amp;zoom=9&amp;spreadsheet=14-zDmLOtP9K4G6t4DdbE0WibPVPG27WLdfkDYaLqhB0&amp;tileset=tiles/" calcext:value-type="string">
            <text:p>http://hafenmap-jodd.rhcloud.com/#&amp;level=land&amp;x=98.87&amp;y=-71.9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6.12" calcext:value-type="float">
            <text:p>106.12</text:p>
          </table:table-cell>
          <table:table-cell table:style-name="ce15" office:value-type="float" office:value="-66.81" calcext:value-type="float">
            <text:p>-66.8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2]*[.F52]+[.G52]*[.G52]+[.H52]*[.H52])/3);0)" office:value-type="float" office:value="0" calcext:value-type="float">
            <text:p>0</text:p>
          </table:table-cell>
          <table:table-cell table:style-name="ce70" table:formula="of:=HYPERLINK(CONCATENATE(&quot;http://hafenmap-jodd.rhcloud.com/#&amp;level=&quot;;[.C52]; &quot;&amp;x=&quot;;[.D52];&quot;&amp;y=&quot;;[.E52];&quot;&amp;zoom=9&amp;spreadsheet=14-zDmLOtP9K4G6t4DdbE0WibPVPG27WLdfkDYaLqhB0&amp;tileset=tiles/&quot;))" office:value-type="string" office:string-value="http://hafenmap-jodd.rhcloud.com/#&amp;level=land&amp;x=106.12&amp;y=-66.81&amp;zoom=9&amp;spreadsheet=14-zDmLOtP9K4G6t4DdbE0WibPVPG27WLdfkDYaLqhB0&amp;tileset=tiles/" calcext:value-type="string">
            <text:p>http://hafenmap-jodd.rhcloud.com/#&amp;level=land&amp;x=106.12&amp;y=-66.8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7.6" calcext:value-type="float">
            <text:p>107.60</text:p>
          </table:table-cell>
          <table:table-cell table:style-name="ce15" office:value-type="float" office:value="-65.93" calcext:value-type="float">
            <text:p>-65.9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3]*[.F53]+[.G53]*[.G53]+[.H53]*[.H53])/3);0)" office:value-type="float" office:value="0" calcext:value-type="float">
            <text:p>0</text:p>
          </table:table-cell>
          <table:table-cell table:style-name="ce71" table:formula="of:=HYPERLINK(CONCATENATE(&quot;http://hafenmap-jodd.rhcloud.com/#&amp;level=&quot;;[.C53]; &quot;&amp;x=&quot;;[.D53];&quot;&amp;y=&quot;;[.E53];&quot;&amp;zoom=9&amp;spreadsheet=14-zDmLOtP9K4G6t4DdbE0WibPVPG27WLdfkDYaLqhB0&amp;tileset=tiles/&quot;))" office:value-type="string" office:string-value="http://hafenmap-jodd.rhcloud.com/#&amp;level=land&amp;x=107.6&amp;y=-65.93&amp;zoom=9&amp;spreadsheet=14-zDmLOtP9K4G6t4DdbE0WibPVPG27WLdfkDYaLqhB0&amp;tileset=tiles/" calcext:value-type="string">
            <text:p>http://hafenmap-jodd.rhcloud.com/#&amp;level=land&amp;x=107.6&amp;y=-65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8.37" calcext:value-type="float">
            <text:p>108.37</text:p>
          </table:table-cell>
          <table:table-cell table:style-name="ce15" office:value-type="float" office:value="-62.2" calcext:value-type="float">
            <text:p>-62.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4]*[.F54]+[.G54]*[.G54]+[.H54]*[.H54])/3);0)" office:value-type="float" office:value="0" calcext:value-type="float">
            <text:p>0</text:p>
          </table:table-cell>
          <table:table-cell table:style-name="ce72" table:formula="of:=HYPERLINK(CONCATENATE(&quot;http://hafenmap-jodd.rhcloud.com/#&amp;level=&quot;;[.C54]; &quot;&amp;x=&quot;;[.D54];&quot;&amp;y=&quot;;[.E54];&quot;&amp;zoom=9&amp;spreadsheet=14-zDmLOtP9K4G6t4DdbE0WibPVPG27WLdfkDYaLqhB0&amp;tileset=tiles/&quot;))" office:value-type="string" office:string-value="http://hafenmap-jodd.rhcloud.com/#&amp;level=land&amp;x=108.37&amp;y=-62.2&amp;zoom=9&amp;spreadsheet=14-zDmLOtP9K4G6t4DdbE0WibPVPG27WLdfkDYaLqhB0&amp;tileset=tiles/" calcext:value-type="string">
            <text:p>http://hafenmap-jodd.rhcloud.com/#&amp;level=land&amp;x=108.37&amp;y=-62.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3.06" calcext:value-type="float">
            <text:p>113.06</text:p>
          </table:table-cell>
          <table:table-cell table:style-name="ce15" office:value-type="float" office:value="-72.9" calcext:value-type="float">
            <text:p>-72.9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5]*[.F55]+[.G55]*[.G55]+[.H55]*[.H55])/3);0)" office:value-type="float" office:value="0" calcext:value-type="float">
            <text:p>0</text:p>
          </table:table-cell>
          <table:table-cell table:style-name="ce73" table:formula="of:=HYPERLINK(CONCATENATE(&quot;http://hafenmap-jodd.rhcloud.com/#&amp;level=&quot;;[.C55]; &quot;&amp;x=&quot;;[.D55];&quot;&amp;y=&quot;;[.E55];&quot;&amp;zoom=9&amp;spreadsheet=14-zDmLOtP9K4G6t4DdbE0WibPVPG27WLdfkDYaLqhB0&amp;tileset=tiles/&quot;))" office:value-type="string" office:string-value="http://hafenmap-jodd.rhcloud.com/#&amp;level=land&amp;x=113.06&amp;y=-72.9&amp;zoom=9&amp;spreadsheet=14-zDmLOtP9K4G6t4DdbE0WibPVPG27WLdfkDYaLqhB0&amp;tileset=tiles/" calcext:value-type="string">
            <text:p>http://hafenmap-jodd.rhcloud.com/#&amp;level=land&amp;x=113.06&amp;y=-72.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3.41" calcext:value-type="float">
            <text:p>113.41</text:p>
          </table:table-cell>
          <table:table-cell table:style-name="ce15" office:value-type="float" office:value="-63.57" calcext:value-type="float">
            <text:p>-63.5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6]*[.F56]+[.G56]*[.G56]+[.H56]*[.H56])/3);0)" office:value-type="float" office:value="0" calcext:value-type="float">
            <text:p>0</text:p>
          </table:table-cell>
          <table:table-cell table:style-name="ce74" table:formula="of:=HYPERLINK(CONCATENATE(&quot;http://hafenmap-jodd.rhcloud.com/#&amp;level=&quot;;[.C56]; &quot;&amp;x=&quot;;[.D56];&quot;&amp;y=&quot;;[.E56];&quot;&amp;zoom=9&amp;spreadsheet=14-zDmLOtP9K4G6t4DdbE0WibPVPG27WLdfkDYaLqhB0&amp;tileset=tiles/&quot;))" office:value-type="string" office:string-value="http://hafenmap-jodd.rhcloud.com/#&amp;level=land&amp;x=113.41&amp;y=-63.57&amp;zoom=9&amp;spreadsheet=14-zDmLOtP9K4G6t4DdbE0WibPVPG27WLdfkDYaLqhB0&amp;tileset=tiles/" calcext:value-type="string">
            <text:p>http://hafenmap-jodd.rhcloud.com/#&amp;level=land&amp;x=113.41&amp;y=-63.5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4.91" calcext:value-type="float">
            <text:p>114.91</text:p>
          </table:table-cell>
          <table:table-cell table:style-name="ce15" office:value-type="float" office:value="-67.41" calcext:value-type="float">
            <text:p>-67.4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7]*[.F57]+[.G57]*[.G57]+[.H57]*[.H57])/3);0)" office:value-type="float" office:value="0" calcext:value-type="float">
            <text:p>0</text:p>
          </table:table-cell>
          <table:table-cell table:style-name="ce75" table:formula="of:=HYPERLINK(CONCATENATE(&quot;http://hafenmap-jodd.rhcloud.com/#&amp;level=&quot;;[.C57]; &quot;&amp;x=&quot;;[.D57];&quot;&amp;y=&quot;;[.E57];&quot;&amp;zoom=9&amp;spreadsheet=14-zDmLOtP9K4G6t4DdbE0WibPVPG27WLdfkDYaLqhB0&amp;tileset=tiles/&quot;))" office:value-type="string" office:string-value="http://hafenmap-jodd.rhcloud.com/#&amp;level=land&amp;x=114.91&amp;y=-67.41&amp;zoom=9&amp;spreadsheet=14-zDmLOtP9K4G6t4DdbE0WibPVPG27WLdfkDYaLqhB0&amp;tileset=tiles/" calcext:value-type="string">
            <text:p>http://hafenmap-jodd.rhcloud.com/#&amp;level=land&amp;x=114.91&amp;y=-67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5.21" calcext:value-type="float">
            <text:p>115.21</text:p>
          </table:table-cell>
          <table:table-cell table:style-name="ce15" office:value-type="float" office:value="-64.45" calcext:value-type="float">
            <text:p>-64.4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8]*[.F58]+[.G58]*[.G58]+[.H58]*[.H58])/3);0)" office:value-type="float" office:value="0" calcext:value-type="float">
            <text:p>0</text:p>
          </table:table-cell>
          <table:table-cell table:style-name="ce76" table:formula="of:=HYPERLINK(CONCATENATE(&quot;http://hafenmap-jodd.rhcloud.com/#&amp;level=&quot;;[.C58]; &quot;&amp;x=&quot;;[.D58];&quot;&amp;y=&quot;;[.E58];&quot;&amp;zoom=9&amp;spreadsheet=14-zDmLOtP9K4G6t4DdbE0WibPVPG27WLdfkDYaLqhB0&amp;tileset=tiles/&quot;))" office:value-type="string" office:string-value="http://hafenmap-jodd.rhcloud.com/#&amp;level=land&amp;x=115.21&amp;y=-64.45&amp;zoom=9&amp;spreadsheet=14-zDmLOtP9K4G6t4DdbE0WibPVPG27WLdfkDYaLqhB0&amp;tileset=tiles/" calcext:value-type="string">
            <text:p>http://hafenmap-jodd.rhcloud.com/#&amp;level=land&amp;x=115.21&amp;y=-64.4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5.53" calcext:value-type="float">
            <text:p>115.53</text:p>
          </table:table-cell>
          <table:table-cell table:style-name="ce15" office:value-type="float" office:value="-64.32" calcext:value-type="float">
            <text:p>-64.3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59]*[.F59]+[.G59]*[.G59]+[.H59]*[.H59])/3);0)" office:value-type="float" office:value="0" calcext:value-type="float">
            <text:p>0</text:p>
          </table:table-cell>
          <table:table-cell table:style-name="ce77" table:formula="of:=HYPERLINK(CONCATENATE(&quot;http://hafenmap-jodd.rhcloud.com/#&amp;level=&quot;;[.C59]; &quot;&amp;x=&quot;;[.D59];&quot;&amp;y=&quot;;[.E59];&quot;&amp;zoom=9&amp;spreadsheet=14-zDmLOtP9K4G6t4DdbE0WibPVPG27WLdfkDYaLqhB0&amp;tileset=tiles/&quot;))" office:value-type="string" office:string-value="http://hafenmap-jodd.rhcloud.com/#&amp;level=land&amp;x=115.53&amp;y=-64.32&amp;zoom=9&amp;spreadsheet=14-zDmLOtP9K4G6t4DdbE0WibPVPG27WLdfkDYaLqhB0&amp;tileset=tiles/" calcext:value-type="string">
            <text:p>http://hafenmap-jodd.rhcloud.com/#&amp;level=land&amp;x=115.53&amp;y=-64.3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0.87" calcext:value-type="float">
            <text:p>120.87</text:p>
          </table:table-cell>
          <table:table-cell table:style-name="ce15" office:value-type="float" office:value="-81.53" calcext:value-type="float">
            <text:p>-81.5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0]*[.F60]+[.G60]*[.G60]+[.H60]*[.H60])/3);0)" office:value-type="float" office:value="0" calcext:value-type="float">
            <text:p>0</text:p>
          </table:table-cell>
          <table:table-cell table:style-name="ce78" table:formula="of:=HYPERLINK(CONCATENATE(&quot;http://hafenmap-jodd.rhcloud.com/#&amp;level=&quot;;[.C60]; &quot;&amp;x=&quot;;[.D60];&quot;&amp;y=&quot;;[.E60];&quot;&amp;zoom=9&amp;spreadsheet=14-zDmLOtP9K4G6t4DdbE0WibPVPG27WLdfkDYaLqhB0&amp;tileset=tiles/&quot;))" office:value-type="string" office:string-value="http://hafenmap-jodd.rhcloud.com/#&amp;level=land&amp;x=120.87&amp;y=-81.53&amp;zoom=9&amp;spreadsheet=14-zDmLOtP9K4G6t4DdbE0WibPVPG27WLdfkDYaLqhB0&amp;tileset=tiles/" calcext:value-type="string">
            <text:p>http://hafenmap-jodd.rhcloud.com/#&amp;level=land&amp;x=120.87&amp;y=-81.5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1.96" calcext:value-type="float">
            <text:p>121.96</text:p>
          </table:table-cell>
          <table:table-cell table:style-name="ce15" office:value-type="float" office:value="-59.51" calcext:value-type="float">
            <text:p>-59.5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1]*[.F61]+[.G61]*[.G61]+[.H61]*[.H61])/3);0)" office:value-type="float" office:value="0" calcext:value-type="float">
            <text:p>0</text:p>
          </table:table-cell>
          <table:table-cell table:style-name="ce79" table:formula="of:=HYPERLINK(CONCATENATE(&quot;http://hafenmap-jodd.rhcloud.com/#&amp;level=&quot;;[.C61]; &quot;&amp;x=&quot;;[.D61];&quot;&amp;y=&quot;;[.E61];&quot;&amp;zoom=9&amp;spreadsheet=14-zDmLOtP9K4G6t4DdbE0WibPVPG27WLdfkDYaLqhB0&amp;tileset=tiles/&quot;))" office:value-type="string" office:string-value="http://hafenmap-jodd.rhcloud.com/#&amp;level=land&amp;x=121.96&amp;y=-59.51&amp;zoom=9&amp;spreadsheet=14-zDmLOtP9K4G6t4DdbE0WibPVPG27WLdfkDYaLqhB0&amp;tileset=tiles/" calcext:value-type="string">
            <text:p>http://hafenmap-jodd.rhcloud.com/#&amp;level=land&amp;x=121.96&amp;y=-59.5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2.66" calcext:value-type="float">
            <text:p>122.66</text:p>
          </table:table-cell>
          <table:table-cell table:style-name="ce15" office:value-type="float" office:value="-87.14" calcext:value-type="float">
            <text:p>-87.1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2]*[.F62]+[.G62]*[.G62]+[.H62]*[.H62])/3);0)" office:value-type="float" office:value="0" calcext:value-type="float">
            <text:p>0</text:p>
          </table:table-cell>
          <table:table-cell table:style-name="ce80" table:formula="of:=HYPERLINK(CONCATENATE(&quot;http://hafenmap-jodd.rhcloud.com/#&amp;level=&quot;;[.C62]; &quot;&amp;x=&quot;;[.D62];&quot;&amp;y=&quot;;[.E62];&quot;&amp;zoom=9&amp;spreadsheet=14-zDmLOtP9K4G6t4DdbE0WibPVPG27WLdfkDYaLqhB0&amp;tileset=tiles/&quot;))" office:value-type="string" office:string-value="http://hafenmap-jodd.rhcloud.com/#&amp;level=land&amp;x=122.66&amp;y=-87.14&amp;zoom=9&amp;spreadsheet=14-zDmLOtP9K4G6t4DdbE0WibPVPG27WLdfkDYaLqhB0&amp;tileset=tiles/" calcext:value-type="string">
            <text:p>http://hafenmap-jodd.rhcloud.com/#&amp;level=land&amp;x=122.66&amp;y=-87.1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3.02" calcext:value-type="float">
            <text:p>123.02</text:p>
          </table:table-cell>
          <table:table-cell table:style-name="ce15" office:value-type="float" office:value="-84.47" calcext:value-type="float">
            <text:p>-84.4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3]*[.F63]+[.G63]*[.G63]+[.H63]*[.H63])/3);0)" office:value-type="float" office:value="0" calcext:value-type="float">
            <text:p>0</text:p>
          </table:table-cell>
          <table:table-cell table:style-name="ce81" table:formula="of:=HYPERLINK(CONCATENATE(&quot;http://hafenmap-jodd.rhcloud.com/#&amp;level=&quot;;[.C63]; &quot;&amp;x=&quot;;[.D63];&quot;&amp;y=&quot;;[.E63];&quot;&amp;zoom=9&amp;spreadsheet=14-zDmLOtP9K4G6t4DdbE0WibPVPG27WLdfkDYaLqhB0&amp;tileset=tiles/&quot;))" office:value-type="string" office:string-value="http://hafenmap-jodd.rhcloud.com/#&amp;level=land&amp;x=123.02&amp;y=-84.47&amp;zoom=9&amp;spreadsheet=14-zDmLOtP9K4G6t4DdbE0WibPVPG27WLdfkDYaLqhB0&amp;tileset=tiles/" calcext:value-type="string">
            <text:p>http://hafenmap-jodd.rhcloud.com/#&amp;level=land&amp;x=123.02&amp;y=-84.4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9" calcext:value-type="float">
            <text:p>124.90</text:p>
          </table:table-cell>
          <table:table-cell table:style-name="ce15" office:value-type="float" office:value="-95.89" calcext:value-type="float">
            <text:p>-95.8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4]*[.F64]+[.G64]*[.G64]+[.H64]*[.H64])/3);0)" office:value-type="float" office:value="0" calcext:value-type="float">
            <text:p>0</text:p>
          </table:table-cell>
          <table:table-cell table:style-name="ce82" table:formula="of:=HYPERLINK(CONCATENATE(&quot;http://hafenmap-jodd.rhcloud.com/#&amp;level=&quot;;[.C64]; &quot;&amp;x=&quot;;[.D64];&quot;&amp;y=&quot;;[.E64];&quot;&amp;zoom=9&amp;spreadsheet=14-zDmLOtP9K4G6t4DdbE0WibPVPG27WLdfkDYaLqhB0&amp;tileset=tiles/&quot;))" office:value-type="string" office:string-value="http://hafenmap-jodd.rhcloud.com/#&amp;level=land&amp;x=124.9&amp;y=-95.89&amp;zoom=9&amp;spreadsheet=14-zDmLOtP9K4G6t4DdbE0WibPVPG27WLdfkDYaLqhB0&amp;tileset=tiles/" calcext:value-type="string">
            <text:p>http://hafenmap-jodd.rhcloud.com/#&amp;level=land&amp;x=124.9&amp;y=-95.8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43" calcext:value-type="float">
            <text:p>125.43</text:p>
          </table:table-cell>
          <table:table-cell table:style-name="ce15" office:value-type="float" office:value="-79.08" calcext:value-type="float">
            <text:p>-79.0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5]*[.F65]+[.G65]*[.G65]+[.H65]*[.H65])/3);0)" office:value-type="float" office:value="0" calcext:value-type="float">
            <text:p>0</text:p>
          </table:table-cell>
          <table:table-cell table:style-name="ce83" table:formula="of:=HYPERLINK(CONCATENATE(&quot;http://hafenmap-jodd.rhcloud.com/#&amp;level=&quot;;[.C65]; &quot;&amp;x=&quot;;[.D65];&quot;&amp;y=&quot;;[.E65];&quot;&amp;zoom=9&amp;spreadsheet=14-zDmLOtP9K4G6t4DdbE0WibPVPG27WLdfkDYaLqhB0&amp;tileset=tiles/&quot;))" office:value-type="string" office:string-value="http://hafenmap-jodd.rhcloud.com/#&amp;level=land&amp;x=125.43&amp;y=-79.08&amp;zoom=9&amp;spreadsheet=14-zDmLOtP9K4G6t4DdbE0WibPVPG27WLdfkDYaLqhB0&amp;tileset=tiles/" calcext:value-type="string">
            <text:p>http://hafenmap-jodd.rhcloud.com/#&amp;level=land&amp;x=125.43&amp;y=-79.0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5" calcext:value-type="float">
            <text:p>125.50</text:p>
          </table:table-cell>
          <table:table-cell table:style-name="ce15" office:value-type="float" office:value="-83.1" calcext:value-type="float">
            <text:p>-83.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6]*[.F66]+[.G66]*[.G66]+[.H66]*[.H66])/3);0)" office:value-type="float" office:value="0" calcext:value-type="float">
            <text:p>0</text:p>
          </table:table-cell>
          <table:table-cell table:style-name="ce84" table:formula="of:=HYPERLINK(CONCATENATE(&quot;http://hafenmap-jodd.rhcloud.com/#&amp;level=&quot;;[.C66]; &quot;&amp;x=&quot;;[.D66];&quot;&amp;y=&quot;;[.E66];&quot;&amp;zoom=9&amp;spreadsheet=14-zDmLOtP9K4G6t4DdbE0WibPVPG27WLdfkDYaLqhB0&amp;tileset=tiles/&quot;))" office:value-type="string" office:string-value="http://hafenmap-jodd.rhcloud.com/#&amp;level=land&amp;x=125.5&amp;y=-83.1&amp;zoom=9&amp;spreadsheet=14-zDmLOtP9K4G6t4DdbE0WibPVPG27WLdfkDYaLqhB0&amp;tileset=tiles/" calcext:value-type="string">
            <text:p>http://hafenmap-jodd.rhcloud.com/#&amp;level=land&amp;x=125.5&amp;y=-83.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79" calcext:value-type="float">
            <text:p>125.79</text:p>
          </table:table-cell>
          <table:table-cell table:style-name="ce15" office:value-type="float" office:value="-83.86" calcext:value-type="float">
            <text:p>-83.8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7]*[.F67]+[.G67]*[.G67]+[.H67]*[.H67])/3);0)" office:value-type="float" office:value="0" calcext:value-type="float">
            <text:p>0</text:p>
          </table:table-cell>
          <table:table-cell table:style-name="ce85" table:formula="of:=HYPERLINK(CONCATENATE(&quot;http://hafenmap-jodd.rhcloud.com/#&amp;level=&quot;;[.C67]; &quot;&amp;x=&quot;;[.D67];&quot;&amp;y=&quot;;[.E67];&quot;&amp;zoom=9&amp;spreadsheet=14-zDmLOtP9K4G6t4DdbE0WibPVPG27WLdfkDYaLqhB0&amp;tileset=tiles/&quot;))" office:value-type="string" office:string-value="http://hafenmap-jodd.rhcloud.com/#&amp;level=land&amp;x=125.79&amp;y=-83.86&amp;zoom=9&amp;spreadsheet=14-zDmLOtP9K4G6t4DdbE0WibPVPG27WLdfkDYaLqhB0&amp;tileset=tiles/" calcext:value-type="string">
            <text:p>http://hafenmap-jodd.rhcloud.com/#&amp;level=land&amp;x=125.79&amp;y=-83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06" calcext:value-type="float">
            <text:p>126.06</text:p>
          </table:table-cell>
          <table:table-cell table:style-name="ce15" office:value-type="float" office:value="-92.7" calcext:value-type="float">
            <text:p>-92.7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8]*[.F68]+[.G68]*[.G68]+[.H68]*[.H68])/3);0)" office:value-type="float" office:value="0" calcext:value-type="float">
            <text:p>0</text:p>
          </table:table-cell>
          <table:table-cell table:style-name="ce86" table:formula="of:=HYPERLINK(CONCATENATE(&quot;http://hafenmap-jodd.rhcloud.com/#&amp;level=&quot;;[.C68]; &quot;&amp;x=&quot;;[.D68];&quot;&amp;y=&quot;;[.E68];&quot;&amp;zoom=9&amp;spreadsheet=14-zDmLOtP9K4G6t4DdbE0WibPVPG27WLdfkDYaLqhB0&amp;tileset=tiles/&quot;))" office:value-type="string" office:string-value="http://hafenmap-jodd.rhcloud.com/#&amp;level=land&amp;x=126.06&amp;y=-92.7&amp;zoom=9&amp;spreadsheet=14-zDmLOtP9K4G6t4DdbE0WibPVPG27WLdfkDYaLqhB0&amp;tileset=tiles/" calcext:value-type="string">
            <text:p>http://hafenmap-jodd.rhcloud.com/#&amp;level=land&amp;x=126.06&amp;y=-92.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43" calcext:value-type="float">
            <text:p>126.43</text:p>
          </table:table-cell>
          <table:table-cell table:style-name="ce15" office:value-type="float" office:value="-78.6" calcext:value-type="float">
            <text:p>-78.6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69]*[.F69]+[.G69]*[.G69]+[.H69]*[.H69])/3);0)" office:value-type="float" office:value="0" calcext:value-type="float">
            <text:p>0</text:p>
          </table:table-cell>
          <table:table-cell table:style-name="ce87" table:formula="of:=HYPERLINK(CONCATENATE(&quot;http://hafenmap-jodd.rhcloud.com/#&amp;level=&quot;;[.C69]; &quot;&amp;x=&quot;;[.D69];&quot;&amp;y=&quot;;[.E69];&quot;&amp;zoom=9&amp;spreadsheet=14-zDmLOtP9K4G6t4DdbE0WibPVPG27WLdfkDYaLqhB0&amp;tileset=tiles/&quot;))" office:value-type="string" office:string-value="http://hafenmap-jodd.rhcloud.com/#&amp;level=land&amp;x=126.43&amp;y=-78.6&amp;zoom=9&amp;spreadsheet=14-zDmLOtP9K4G6t4DdbE0WibPVPG27WLdfkDYaLqhB0&amp;tileset=tiles/" calcext:value-type="string">
            <text:p>http://hafenmap-jodd.rhcloud.com/#&amp;level=land&amp;x=126.43&amp;y=-78.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44" calcext:value-type="float">
            <text:p>126.44</text:p>
          </table:table-cell>
          <table:table-cell table:style-name="ce15" office:value-type="float" office:value="-69.29" calcext:value-type="float">
            <text:p>-69.2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0]*[.F70]+[.G70]*[.G70]+[.H70]*[.H70])/3);0)" office:value-type="float" office:value="0" calcext:value-type="float">
            <text:p>0</text:p>
          </table:table-cell>
          <table:table-cell table:style-name="ce88" table:formula="of:=HYPERLINK(CONCATENATE(&quot;http://hafenmap-jodd.rhcloud.com/#&amp;level=&quot;;[.C70]; &quot;&amp;x=&quot;;[.D70];&quot;&amp;y=&quot;;[.E70];&quot;&amp;zoom=9&amp;spreadsheet=14-zDmLOtP9K4G6t4DdbE0WibPVPG27WLdfkDYaLqhB0&amp;tileset=tiles/&quot;))" office:value-type="string" office:string-value="http://hafenmap-jodd.rhcloud.com/#&amp;level=land&amp;x=126.44&amp;y=-69.29&amp;zoom=9&amp;spreadsheet=14-zDmLOtP9K4G6t4DdbE0WibPVPG27WLdfkDYaLqhB0&amp;tileset=tiles/" calcext:value-type="string">
            <text:p>http://hafenmap-jodd.rhcloud.com/#&amp;level=land&amp;x=126.44&amp;y=-69.2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8.06" calcext:value-type="float">
            <text:p>128.06</text:p>
          </table:table-cell>
          <table:table-cell table:style-name="ce15" office:value-type="float" office:value="-55.77" calcext:value-type="float">
            <text:p>-55.7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1]*[.F71]+[.G71]*[.G71]+[.H71]*[.H71])/3);0)" office:value-type="float" office:value="0" calcext:value-type="float">
            <text:p>0</text:p>
          </table:table-cell>
          <table:table-cell table:style-name="ce89" table:formula="of:=HYPERLINK(CONCATENATE(&quot;http://hafenmap-jodd.rhcloud.com/#&amp;level=&quot;;[.C71]; &quot;&amp;x=&quot;;[.D71];&quot;&amp;y=&quot;;[.E71];&quot;&amp;zoom=9&amp;spreadsheet=14-zDmLOtP9K4G6t4DdbE0WibPVPG27WLdfkDYaLqhB0&amp;tileset=tiles/&quot;))" office:value-type="string" office:string-value="http://hafenmap-jodd.rhcloud.com/#&amp;level=land&amp;x=128.06&amp;y=-55.77&amp;zoom=9&amp;spreadsheet=14-zDmLOtP9K4G6t4DdbE0WibPVPG27WLdfkDYaLqhB0&amp;tileset=tiles/" calcext:value-type="string">
            <text:p>http://hafenmap-jodd.rhcloud.com/#&amp;level=land&amp;x=128.06&amp;y=-55.7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8.23" calcext:value-type="float">
            <text:p>128.23</text:p>
          </table:table-cell>
          <table:table-cell table:style-name="ce15" office:value-type="float" office:value="-42.37" calcext:value-type="float">
            <text:p>-42.3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2]*[.F72]+[.G72]*[.G72]+[.H72]*[.H72])/3);0)" office:value-type="float" office:value="0" calcext:value-type="float">
            <text:p>0</text:p>
          </table:table-cell>
          <table:table-cell table:style-name="ce90" table:formula="of:=HYPERLINK(CONCATENATE(&quot;http://hafenmap-jodd.rhcloud.com/#&amp;level=&quot;;[.C72]; &quot;&amp;x=&quot;;[.D72];&quot;&amp;y=&quot;;[.E72];&quot;&amp;zoom=9&amp;spreadsheet=14-zDmLOtP9K4G6t4DdbE0WibPVPG27WLdfkDYaLqhB0&amp;tileset=tiles/&quot;))" office:value-type="string" office:string-value="http://hafenmap-jodd.rhcloud.com/#&amp;level=land&amp;x=128.23&amp;y=-42.37&amp;zoom=9&amp;spreadsheet=14-zDmLOtP9K4G6t4DdbE0WibPVPG27WLdfkDYaLqhB0&amp;tileset=tiles/" calcext:value-type="string">
            <text:p>http://hafenmap-jodd.rhcloud.com/#&amp;level=land&amp;x=128.23&amp;y=-42.3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1.71" calcext:value-type="float">
            <text:p>131.71</text:p>
          </table:table-cell>
          <table:table-cell table:style-name="ce15" office:value-type="float" office:value="-91.12" calcext:value-type="float">
            <text:p>-91.1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3]*[.F73]+[.G73]*[.G73]+[.H73]*[.H73])/3);0)" office:value-type="float" office:value="0" calcext:value-type="float">
            <text:p>0</text:p>
          </table:table-cell>
          <table:table-cell table:style-name="ce91" table:formula="of:=HYPERLINK(CONCATENATE(&quot;http://hafenmap-jodd.rhcloud.com/#&amp;level=&quot;;[.C73]; &quot;&amp;x=&quot;;[.D73];&quot;&amp;y=&quot;;[.E73];&quot;&amp;zoom=9&amp;spreadsheet=14-zDmLOtP9K4G6t4DdbE0WibPVPG27WLdfkDYaLqhB0&amp;tileset=tiles/&quot;))" office:value-type="string" office:string-value="http://hafenmap-jodd.rhcloud.com/#&amp;level=land&amp;x=131.71&amp;y=-91.12&amp;zoom=9&amp;spreadsheet=14-zDmLOtP9K4G6t4DdbE0WibPVPG27WLdfkDYaLqhB0&amp;tileset=tiles/" calcext:value-type="string">
            <text:p>http://hafenmap-jodd.rhcloud.com/#&amp;level=land&amp;x=131.71&amp;y=-91.1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3.01" calcext:value-type="float">
            <text:p>133.01</text:p>
          </table:table-cell>
          <table:table-cell table:style-name="ce15" office:value-type="float" office:value="-83.68" calcext:value-type="float">
            <text:p>-83.6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4]*[.F74]+[.G74]*[.G74]+[.H74]*[.H74])/3);0)" office:value-type="float" office:value="0" calcext:value-type="float">
            <text:p>0</text:p>
          </table:table-cell>
          <table:table-cell table:style-name="ce92" table:formula="of:=HYPERLINK(CONCATENATE(&quot;http://hafenmap-jodd.rhcloud.com/#&amp;level=&quot;;[.C74]; &quot;&amp;x=&quot;;[.D74];&quot;&amp;y=&quot;;[.E74];&quot;&amp;zoom=9&amp;spreadsheet=14-zDmLOtP9K4G6t4DdbE0WibPVPG27WLdfkDYaLqhB0&amp;tileset=tiles/&quot;))" office:value-type="string" office:string-value="http://hafenmap-jodd.rhcloud.com/#&amp;level=land&amp;x=133.01&amp;y=-83.68&amp;zoom=9&amp;spreadsheet=14-zDmLOtP9K4G6t4DdbE0WibPVPG27WLdfkDYaLqhB0&amp;tileset=tiles/" calcext:value-type="string">
            <text:p>http://hafenmap-jodd.rhcloud.com/#&amp;level=land&amp;x=133.01&amp;y=-83.6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5.69" calcext:value-type="float">
            <text:p>135.69</text:p>
          </table:table-cell>
          <table:table-cell table:style-name="ce15" office:value-type="float" office:value="-94.23" calcext:value-type="float">
            <text:p>-94.2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5]*[.F75]+[.G75]*[.G75]+[.H75]*[.H75])/3);0)" office:value-type="float" office:value="0" calcext:value-type="float">
            <text:p>0</text:p>
          </table:table-cell>
          <table:table-cell table:style-name="ce93" table:formula="of:=HYPERLINK(CONCATENATE(&quot;http://hafenmap-jodd.rhcloud.com/#&amp;level=&quot;;[.C75]; &quot;&amp;x=&quot;;[.D75];&quot;&amp;y=&quot;;[.E75];&quot;&amp;zoom=9&amp;spreadsheet=14-zDmLOtP9K4G6t4DdbE0WibPVPG27WLdfkDYaLqhB0&amp;tileset=tiles/&quot;))" office:value-type="string" office:string-value="http://hafenmap-jodd.rhcloud.com/#&amp;level=land&amp;x=135.69&amp;y=-94.23&amp;zoom=9&amp;spreadsheet=14-zDmLOtP9K4G6t4DdbE0WibPVPG27WLdfkDYaLqhB0&amp;tileset=tiles/" calcext:value-type="string">
            <text:p>http://hafenmap-jodd.rhcloud.com/#&amp;level=land&amp;x=135.69&amp;y=-94.2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0.04" calcext:value-type="float">
            <text:p>140.04</text:p>
          </table:table-cell>
          <table:table-cell table:style-name="ce15" office:value-type="float" office:value="-68.75" calcext:value-type="float">
            <text:p>-68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6]*[.F76]+[.G76]*[.G76]+[.H76]*[.H76])/3);0)" office:value-type="float" office:value="0" calcext:value-type="float">
            <text:p>0</text:p>
          </table:table-cell>
          <table:table-cell table:style-name="ce94" table:formula="of:=HYPERLINK(CONCATENATE(&quot;http://hafenmap-jodd.rhcloud.com/#&amp;level=&quot;;[.C76]; &quot;&amp;x=&quot;;[.D76];&quot;&amp;y=&quot;;[.E76];&quot;&amp;zoom=9&amp;spreadsheet=14-zDmLOtP9K4G6t4DdbE0WibPVPG27WLdfkDYaLqhB0&amp;tileset=tiles/&quot;))" office:value-type="string" office:string-value="http://hafenmap-jodd.rhcloud.com/#&amp;level=land&amp;x=140.04&amp;y=-68.75&amp;zoom=9&amp;spreadsheet=14-zDmLOtP9K4G6t4DdbE0WibPVPG27WLdfkDYaLqhB0&amp;tileset=tiles/" calcext:value-type="string">
            <text:p>http://hafenmap-jodd.rhcloud.com/#&amp;level=land&amp;x=140.04&amp;y=-68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0.3" calcext:value-type="float">
            <text:p>140.30</text:p>
          </table:table-cell>
          <table:table-cell table:style-name="ce15" office:value-type="float" office:value="-68.99" calcext:value-type="float">
            <text:p>-68.9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7]*[.F77]+[.G77]*[.G77]+[.H77]*[.H77])/3);0)" office:value-type="float" office:value="0" calcext:value-type="float">
            <text:p>0</text:p>
          </table:table-cell>
          <table:table-cell table:style-name="ce95" table:formula="of:=HYPERLINK(CONCATENATE(&quot;http://hafenmap-jodd.rhcloud.com/#&amp;level=&quot;;[.C77]; &quot;&amp;x=&quot;;[.D77];&quot;&amp;y=&quot;;[.E77];&quot;&amp;zoom=9&amp;spreadsheet=14-zDmLOtP9K4G6t4DdbE0WibPVPG27WLdfkDYaLqhB0&amp;tileset=tiles/&quot;))" office:value-type="string" office:string-value="http://hafenmap-jodd.rhcloud.com/#&amp;level=land&amp;x=140.3&amp;y=-68.99&amp;zoom=9&amp;spreadsheet=14-zDmLOtP9K4G6t4DdbE0WibPVPG27WLdfkDYaLqhB0&amp;tileset=tiles/" calcext:value-type="string">
            <text:p>http://hafenmap-jodd.rhcloud.com/#&amp;level=land&amp;x=140.3&amp;y=-68.9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0.41" calcext:value-type="float">
            <text:p>140.41</text:p>
          </table:table-cell>
          <table:table-cell table:style-name="ce15" office:value-type="float" office:value="-112.45" calcext:value-type="float">
            <text:p>-112.4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8]*[.F78]+[.G78]*[.G78]+[.H78]*[.H78])/3);0)" office:value-type="float" office:value="0" calcext:value-type="float">
            <text:p>0</text:p>
          </table:table-cell>
          <table:table-cell table:style-name="ce96" table:formula="of:=HYPERLINK(CONCATENATE(&quot;http://hafenmap-jodd.rhcloud.com/#&amp;level=&quot;;[.C78]; &quot;&amp;x=&quot;;[.D78];&quot;&amp;y=&quot;;[.E78];&quot;&amp;zoom=9&amp;spreadsheet=14-zDmLOtP9K4G6t4DdbE0WibPVPG27WLdfkDYaLqhB0&amp;tileset=tiles/&quot;))" office:value-type="string" office:string-value="http://hafenmap-jodd.rhcloud.com/#&amp;level=land&amp;x=140.41&amp;y=-112.45&amp;zoom=9&amp;spreadsheet=14-zDmLOtP9K4G6t4DdbE0WibPVPG27WLdfkDYaLqhB0&amp;tileset=tiles/" calcext:value-type="string">
            <text:p>http://hafenmap-jodd.rhcloud.com/#&amp;level=land&amp;x=140.41&amp;y=-112.4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ve Organ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6.83" calcext:value-type="float">
            <text:p>126.83</text:p>
          </table:table-cell>
          <table:table-cell table:style-name="ce15" office:value-type="float" office:value="-75.48" calcext:value-type="float">
            <text:p>-75.4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79]*[.F79]+[.G79]*[.G79]+[.H79]*[.H79])/3);0)" office:value-type="float" office:value="0" calcext:value-type="float">
            <text:p>0</text:p>
          </table:table-cell>
          <table:table-cell table:style-name="ce97" table:formula="of:=HYPERLINK(CONCATENATE(&quot;http://hafenmap-jodd.rhcloud.com/#&amp;level=&quot;;[.C79]; &quot;&amp;x=&quot;;[.D79];&quot;&amp;y=&quot;;[.E79];&quot;&amp;zoom=9&amp;spreadsheet=14-zDmLOtP9K4G6t4DdbE0WibPVPG27WLdfkDYaLqhB0&amp;tileset=tiles/&quot;))" office:value-type="string" office:string-value="http://hafenmap-jodd.rhcloud.com/#&amp;level=cave3&amp;x=126.83&amp;y=-75.48&amp;zoom=9&amp;spreadsheet=14-zDmLOtP9K4G6t4DdbE0WibPVPG27WLdfkDYaLqhB0&amp;tileset=tiles/" calcext:value-type="string">
            <text:p>http://hafenmap-jodd.rhcloud.com/#&amp;level=cave3&amp;x=126.83&amp;y=-75.4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lcopyrite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4.73" calcext:value-type="float">
            <text:p>124.73</text:p>
          </table:table-cell>
          <table:table-cell table:style-name="ce15" office:value-type="float" office:value="-83.34" calcext:value-type="float">
            <text:p>-83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0]*[.F80]+[.G80]*[.G80]+[.H80]*[.H80])/3);0)" office:value-type="float" office:value="0" calcext:value-type="float">
            <text:p>0</text:p>
          </table:table-cell>
          <table:table-cell table:style-name="ce98" table:formula="of:=HYPERLINK(CONCATENATE(&quot;http://hafenmap-jodd.rhcloud.com/#&amp;level=&quot;;[.C80]; &quot;&amp;x=&quot;;[.D80];&quot;&amp;y=&quot;;[.E80];&quot;&amp;zoom=9&amp;spreadsheet=14-zDmLOtP9K4G6t4DdbE0WibPVPG27WLdfkDYaLqhB0&amp;tileset=tiles/&quot;))" office:value-type="string" office:string-value="http://hafenmap-jodd.rhcloud.com/#&amp;level=cave1&amp;x=124.73&amp;y=-83.34&amp;zoom=9&amp;spreadsheet=14-zDmLOtP9K4G6t4DdbE0WibPVPG27WLdfkDYaLqhB0&amp;tileset=tiles/" calcext:value-type="string">
            <text:p>http://hafenmap-jodd.rhcloud.com/#&amp;level=cave1&amp;x=124.73&amp;y=-83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lcopyr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09" calcext:value-type="float">
            <text:p>125.09</text:p>
          </table:table-cell>
          <table:table-cell table:style-name="ce15" office:value-type="float" office:value="-80.01" calcext:value-type="float">
            <text:p>-80.0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1]*[.F81]+[.G81]*[.G81]+[.H81]*[.H81])/3);0)" office:value-type="float" office:value="0" calcext:value-type="float">
            <text:p>0</text:p>
          </table:table-cell>
          <table:table-cell table:style-name="ce99" table:formula="of:=HYPERLINK(CONCATENATE(&quot;http://hafenmap-jodd.rhcloud.com/#&amp;level=&quot;;[.C81]; &quot;&amp;x=&quot;;[.D81];&quot;&amp;y=&quot;;[.E81];&quot;&amp;zoom=9&amp;spreadsheet=14-zDmLOtP9K4G6t4DdbE0WibPVPG27WLdfkDYaLqhB0&amp;tileset=tiles/&quot;))" office:value-type="string" office:string-value="http://hafenmap-jodd.rhcloud.com/#&amp;level=cave2&amp;x=125.09&amp;y=-80.01&amp;zoom=9&amp;spreadsheet=14-zDmLOtP9K4G6t4DdbE0WibPVPG27WLdfkDYaLqhB0&amp;tileset=tiles/" calcext:value-type="string">
            <text:p>http://hafenmap-jodd.rhcloud.com/#&amp;level=cave2&amp;x=125.09&amp;y=-80.0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lcopyr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15" calcext:value-type="float">
            <text:p>125.15</text:p>
          </table:table-cell>
          <table:table-cell table:style-name="ce15" office:value-type="float" office:value="-79.55" calcext:value-type="float">
            <text:p>-79.5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1" calcext:value-type="float">
            <text:p>41</text:p>
          </table:table-cell>
          <table:table-cell table:style-name="ce18" table:formula="of:=ROUND(SQRT(([.F82]*[.F82]+[.G82]*[.G82]+[.H82]*[.H82])/3);0)" office:value-type="float" office:value="40" calcext:value-type="float">
            <text:p>40</text:p>
          </table:table-cell>
          <table:table-cell table:style-name="ce100" table:formula="of:=HYPERLINK(CONCATENATE(&quot;http://hafenmap-jodd.rhcloud.com/#&amp;level=&quot;;[.C82]; &quot;&amp;x=&quot;;[.D82];&quot;&amp;y=&quot;;[.E82];&quot;&amp;zoom=9&amp;spreadsheet=14-zDmLOtP9K4G6t4DdbE0WibPVPG27WLdfkDYaLqhB0&amp;tileset=tiles/&quot;))" office:value-type="string" office:string-value="http://hafenmap-jodd.rhcloud.com/#&amp;level=cave2&amp;x=125.15&amp;y=-79.55&amp;zoom=9&amp;spreadsheet=14-zDmLOtP9K4G6t4DdbE0WibPVPG27WLdfkDYaLqhB0&amp;tileset=tiles/" calcext:value-type="string">
            <text:p>http://hafenmap-jodd.rhcloud.com/#&amp;level=cave2&amp;x=125.15&amp;y=-79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lcopyrite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7.47" calcext:value-type="float">
            <text:p>127.47</text:p>
          </table:table-cell>
          <table:table-cell table:style-name="ce15" office:value-type="float" office:value="-82.15" calcext:value-type="float">
            <text:p>-82.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3]*[.F83]+[.G83]*[.G83]+[.H83]*[.H83])/3);0)" office:value-type="float" office:value="0" calcext:value-type="float">
            <text:p>0</text:p>
          </table:table-cell>
          <table:table-cell table:style-name="ce101" table:formula="of:=HYPERLINK(CONCATENATE(&quot;http://hafenmap-jodd.rhcloud.com/#&amp;level=&quot;;[.C83]; &quot;&amp;x=&quot;;[.D83];&quot;&amp;y=&quot;;[.E83];&quot;&amp;zoom=9&amp;spreadsheet=14-zDmLOtP9K4G6t4DdbE0WibPVPG27WLdfkDYaLqhB0&amp;tileset=tiles/&quot;))" office:value-type="string" office:string-value="http://hafenmap-jodd.rhcloud.com/#&amp;level=cave3&amp;x=127.47&amp;y=-82.15&amp;zoom=9&amp;spreadsheet=14-zDmLOtP9K4G6t4DdbE0WibPVPG27WLdfkDYaLqhB0&amp;tileset=tiles/" calcext:value-type="string">
            <text:p>http://hafenmap-jodd.rhcloud.com/#&amp;level=cave3&amp;x=127.47&amp;y=-82.1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 office:value-type="string" calcext:value-type="string">
            <text:p>q55 avg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0.9" calcext:value-type="float">
            <text:p>-10.90</text:p>
          </table:table-cell>
          <table:table-cell table:style-name="ce15" office:value-type="float" office:value="-53.76" calcext:value-type="float">
            <text:p>-53.7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4]*[.F84]+[.G84]*[.G84]+[.H84]*[.H84])/3);0)" office:value-type="float" office:value="0" calcext:value-type="float">
            <text:p>0</text:p>
          </table:table-cell>
          <table:table-cell table:style-name="ce102" table:formula="of:=HYPERLINK(CONCATENATE(&quot;http://hafenmap-jodd.rhcloud.com/#&amp;level=&quot;;[.C84]; &quot;&amp;x=&quot;;[.D84];&quot;&amp;y=&quot;;[.E84];&quot;&amp;zoom=9&amp;spreadsheet=14-zDmLOtP9K4G6t4DdbE0WibPVPG27WLdfkDYaLqhB0&amp;tileset=tiles/&quot;))" office:value-type="string" office:string-value="http://hafenmap-jodd.rhcloud.com/#&amp;level=land&amp;x=-10.9&amp;y=-53.76&amp;zoom=9&amp;spreadsheet=14-zDmLOtP9K4G6t4DdbE0WibPVPG27WLdfkDYaLqhB0&amp;tileset=tiles/" calcext:value-type="string">
            <text:p>http://hafenmap-jodd.rhcloud.com/#&amp;level=land&amp;x=-10.9&amp;y=-53.7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 office:value-type="string" calcext:value-type="string">
            <text:p>q60 avg acre clay 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.64" calcext:value-type="float">
            <text:p>-6.64</text:p>
          </table:table-cell>
          <table:table-cell table:style-name="ce15" office:value-type="float" office:value="-36.06" calcext:value-type="float">
            <text:p>-36.0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5]*[.F85]+[.G85]*[.G85]+[.H85]*[.H85])/3);0)" office:value-type="float" office:value="0" calcext:value-type="float">
            <text:p>0</text:p>
          </table:table-cell>
          <table:table-cell table:style-name="ce103" table:formula="of:=HYPERLINK(CONCATENATE(&quot;http://hafenmap-jodd.rhcloud.com/#&amp;level=&quot;;[.C85]; &quot;&amp;x=&quot;;[.D85];&quot;&amp;y=&quot;;[.E85];&quot;&amp;zoom=9&amp;spreadsheet=14-zDmLOtP9K4G6t4DdbE0WibPVPG27WLdfkDYaLqhB0&amp;tileset=tiles/&quot;))" office:value-type="string" office:string-value="http://hafenmap-jodd.rhcloud.com/#&amp;level=land&amp;x=-6.64&amp;y=-36.06&amp;zoom=9&amp;spreadsheet=14-zDmLOtP9K4G6t4DdbE0WibPVPG27WLdfkDYaLqhB0&amp;tileset=tiles/" calcext:value-type="string">
            <text:p>http://hafenmap-jodd.rhcloud.com/#&amp;level=land&amp;x=-6.64&amp;y=-36.0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3.05" calcext:value-type="float">
            <text:p>113.05</text:p>
          </table:table-cell>
          <table:table-cell table:style-name="ce15" office:value-type="float" office:value="-62.04" calcext:value-type="float">
            <text:p>-62.04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style-name="ce18" table:formula="of:=ROUND(SQRT(([.F86]*[.F86]+[.G86]*[.G86]+[.H86]*[.H86])/3);0)" office:value-type="float" office:value="46" calcext:value-type="float">
            <text:p>46</text:p>
          </table:table-cell>
          <table:table-cell table:style-name="ce104" table:formula="of:=HYPERLINK(CONCATENATE(&quot;http://hafenmap-jodd.rhcloud.com/#&amp;level=&quot;;[.C86]; &quot;&amp;x=&quot;;[.D86];&quot;&amp;y=&quot;;[.E86];&quot;&amp;zoom=9&amp;spreadsheet=14-zDmLOtP9K4G6t4DdbE0WibPVPG27WLdfkDYaLqhB0&amp;tileset=tiles/&quot;))" office:value-type="string" office:string-value="http://hafenmap-jodd.rhcloud.com/#&amp;level=land&amp;x=113.05&amp;y=-62.04&amp;zoom=9&amp;spreadsheet=14-zDmLOtP9K4G6t4DdbE0WibPVPG27WLdfkDYaLqhB0&amp;tileset=tiles/" calcext:value-type="string">
            <text:p>http://hafenmap-jodd.rhcloud.com/#&amp;level=land&amp;x=113.05&amp;y=-62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5.95" calcext:value-type="float">
            <text:p>115.95</text:p>
          </table:table-cell>
          <table:table-cell table:style-name="ce15" office:value-type="float" office:value="-79.87" calcext:value-type="float">
            <text:p>-79.87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4" calcext:value-type="float">
            <text:p>34</text:p>
          </table:table-cell>
          <table:table-cell table:style-name="ce18" table:formula="of:=ROUND(SQRT(([.F87]*[.F87]+[.G87]*[.G87]+[.H87]*[.H87])/3);0)" office:value-type="float" office:value="34" calcext:value-type="float">
            <text:p>34</text:p>
          </table:table-cell>
          <table:table-cell table:style-name="ce105" table:formula="of:=HYPERLINK(CONCATENATE(&quot;http://hafenmap-jodd.rhcloud.com/#&amp;level=&quot;;[.C87]; &quot;&amp;x=&quot;;[.D87];&quot;&amp;y=&quot;;[.E87];&quot;&amp;zoom=9&amp;spreadsheet=14-zDmLOtP9K4G6t4DdbE0WibPVPG27WLdfkDYaLqhB0&amp;tileset=tiles/&quot;))" office:value-type="string" office:string-value="http://hafenmap-jodd.rhcloud.com/#&amp;level=land&amp;x=115.95&amp;y=-79.87&amp;zoom=9&amp;spreadsheet=14-zDmLOtP9K4G6t4DdbE0WibPVPG27WLdfkDYaLqhB0&amp;tileset=tiles/" calcext:value-type="string">
            <text:p>http://hafenmap-jodd.rhcloud.com/#&amp;level=land&amp;x=115.95&amp;y=-79.8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8.77" calcext:value-type="float">
            <text:p>118.77</text:p>
          </table:table-cell>
          <table:table-cell table:style-name="ce15" office:value-type="float" office:value="-90.29" calcext:value-type="float">
            <text:p>-90.2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8]*[.F88]+[.G88]*[.G88]+[.H88]*[.H88])/3);0)" office:value-type="float" office:value="0" calcext:value-type="float">
            <text:p>0</text:p>
          </table:table-cell>
          <table:table-cell table:style-name="ce106" table:formula="of:=HYPERLINK(CONCATENATE(&quot;http://hafenmap-jodd.rhcloud.com/#&amp;level=&quot;;[.C88]; &quot;&amp;x=&quot;;[.D88];&quot;&amp;y=&quot;;[.E88];&quot;&amp;zoom=9&amp;spreadsheet=14-zDmLOtP9K4G6t4DdbE0WibPVPG27WLdfkDYaLqhB0&amp;tileset=tiles/&quot;))" office:value-type="string" office:string-value="http://hafenmap-jodd.rhcloud.com/#&amp;level=land&amp;x=118.77&amp;y=-90.29&amp;zoom=9&amp;spreadsheet=14-zDmLOtP9K4G6t4DdbE0WibPVPG27WLdfkDYaLqhB0&amp;tileset=tiles/" calcext:value-type="string">
            <text:p>http://hafenmap-jodd.rhcloud.com/#&amp;level=land&amp;x=118.77&amp;y=-90.2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3.94" calcext:value-type="float">
            <text:p>123.94</text:p>
          </table:table-cell>
          <table:table-cell table:style-name="ce15" office:value-type="float" office:value="-97.79" calcext:value-type="float">
            <text:p>-97.7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89]*[.F89]+[.G89]*[.G89]+[.H89]*[.H89])/3);0)" office:value-type="float" office:value="0" calcext:value-type="float">
            <text:p>0</text:p>
          </table:table-cell>
          <table:table-cell table:style-name="ce107" table:formula="of:=HYPERLINK(CONCATENATE(&quot;http://hafenmap-jodd.rhcloud.com/#&amp;level=&quot;;[.C89]; &quot;&amp;x=&quot;;[.D89];&quot;&amp;y=&quot;;[.E89];&quot;&amp;zoom=9&amp;spreadsheet=14-zDmLOtP9K4G6t4DdbE0WibPVPG27WLdfkDYaLqhB0&amp;tileset=tiles/&quot;))" office:value-type="string" office:string-value="http://hafenmap-jodd.rhcloud.com/#&amp;level=land&amp;x=123.94&amp;y=-97.79&amp;zoom=9&amp;spreadsheet=14-zDmLOtP9K4G6t4DdbE0WibPVPG27WLdfkDYaLqhB0&amp;tileset=tiles/" calcext:value-type="string">
            <text:p>http://hafenmap-jodd.rhcloud.com/#&amp;level=land&amp;x=123.94&amp;y=-97.7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3.11" calcext:value-type="float">
            <text:p>133.11</text:p>
          </table:table-cell>
          <table:table-cell table:style-name="ce15" office:value-type="float" office:value="-79.75" calcext:value-type="float">
            <text:p>-79.75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53" calcext:value-type="float">
            <text:p>53</text:p>
          </table:table-cell>
          <table:table-cell table:style-name="ce18" table:formula="of:=ROUND(SQRT(([.F90]*[.F90]+[.G90]*[.G90]+[.H90]*[.H90])/3);0)" office:value-type="float" office:value="43" calcext:value-type="float">
            <text:p>43</text:p>
          </table:table-cell>
          <table:table-cell table:style-name="ce108" table:formula="of:=HYPERLINK(CONCATENATE(&quot;http://hafenmap-jodd.rhcloud.com/#&amp;level=&quot;;[.C90]; &quot;&amp;x=&quot;;[.D90];&quot;&amp;y=&quot;;[.E90];&quot;&amp;zoom=9&amp;spreadsheet=14-zDmLOtP9K4G6t4DdbE0WibPVPG27WLdfkDYaLqhB0&amp;tileset=tiles/&quot;))" office:value-type="string" office:string-value="http://hafenmap-jodd.rhcloud.com/#&amp;level=land&amp;x=133.11&amp;y=-79.75&amp;zoom=9&amp;spreadsheet=14-zDmLOtP9K4G6t4DdbE0WibPVPG27WLdfkDYaLqhB0&amp;tileset=tiles/" calcext:value-type="string">
            <text:p>http://hafenmap-jodd.rhcloud.com/#&amp;level=land&amp;x=133.11&amp;y=-79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 office:value-type="string" calcext:value-type="string">
            <text:p>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6.47" calcext:value-type="float">
            <text:p>-16.47</text:p>
          </table:table-cell>
          <table:table-cell table:style-name="ce15" office:value-type="float" office:value="-14.09" calcext:value-type="float">
            <text:p>-14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1]*[.F91]+[.G91]*[.G91]+[.H91]*[.H91])/3);0)" office:value-type="float" office:value="0" calcext:value-type="float">
            <text:p>0</text:p>
          </table:table-cell>
          <table:table-cell table:style-name="ce109" table:formula="of:=HYPERLINK(CONCATENATE(&quot;http://hafenmap-jodd.rhcloud.com/#&amp;level=&quot;;[.C91]; &quot;&amp;x=&quot;;[.D91];&quot;&amp;y=&quot;;[.E91];&quot;&amp;zoom=9&amp;spreadsheet=14-zDmLOtP9K4G6t4DdbE0WibPVPG27WLdfkDYaLqhB0&amp;tileset=tiles/&quot;))" office:value-type="string" office:string-value="http://hafenmap-jodd.rhcloud.com/#&amp;level=land&amp;x=-16.47&amp;y=-14.09&amp;zoom=9&amp;spreadsheet=14-zDmLOtP9K4G6t4DdbE0WibPVPG27WLdfkDYaLqhB0&amp;tileset=tiles/" calcext:value-type="string">
            <text:p>http://hafenmap-jodd.rhcloud.com/#&amp;level=land&amp;x=-16.47&amp;y=-14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 office:value-type="string" calcext:value-type="string">
            <text:p>q20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21.9" calcext:value-type="float">
            <text:p>121.90</text:p>
          </table:table-cell>
          <table:table-cell table:style-name="ce15" office:value-type="float" office:value="-91.01" calcext:value-type="float">
            <text:p>-91.0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2]*[.F92]+[.G92]*[.G92]+[.H92]*[.H92])/3);0)" office:value-type="float" office:value="0" calcext:value-type="float">
            <text:p>0</text:p>
          </table:table-cell>
          <table:table-cell table:style-name="ce110" table:formula="of:=HYPERLINK(CONCATENATE(&quot;http://hafenmap-jodd.rhcloud.com/#&amp;level=&quot;;[.C92]; &quot;&amp;x=&quot;;[.D92];&quot;&amp;y=&quot;;[.E92];&quot;&amp;zoom=9&amp;spreadsheet=14-zDmLOtP9K4G6t4DdbE0WibPVPG27WLdfkDYaLqhB0&amp;tileset=tiles/&quot;))" office:value-type="string" office:string-value="http://hafenmap-jodd.rhcloud.com/#&amp;level=land&amp;x=121.9&amp;y=-91.01&amp;zoom=9&amp;spreadsheet=14-zDmLOtP9K4G6t4DdbE0WibPVPG27WLdfkDYaLqhB0&amp;tileset=tiles/" calcext:value-type="string">
            <text:p>http://hafenmap-jodd.rhcloud.com/#&amp;level=land&amp;x=121.9&amp;y=-91.0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2.54" calcext:value-type="float">
            <text:p>-42.54</text:p>
          </table:table-cell>
          <table:table-cell table:style-name="ce15" office:value-type="float" office:value="-42.26" calcext:value-type="float">
            <text:p>-42.2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3]*[.F93]+[.G93]*[.G93]+[.H93]*[.H93])/3);0)" office:value-type="float" office:value="0" calcext:value-type="float">
            <text:p>0</text:p>
          </table:table-cell>
          <table:table-cell table:style-name="ce111" table:formula="of:=HYPERLINK(CONCATENATE(&quot;http://hafenmap-jodd.rhcloud.com/#&amp;level=&quot;;[.C93]; &quot;&amp;x=&quot;;[.D93];&quot;&amp;y=&quot;;[.E93];&quot;&amp;zoom=9&amp;spreadsheet=14-zDmLOtP9K4G6t4DdbE0WibPVPG27WLdfkDYaLqhB0&amp;tileset=tiles/&quot;))" office:value-type="string" office:string-value="http://hafenmap-jodd.rhcloud.com/#&amp;level=land&amp;x=-42.54&amp;y=-42.26&amp;zoom=9&amp;spreadsheet=14-zDmLOtP9K4G6t4DdbE0WibPVPG27WLdfkDYaLqhB0&amp;tileset=tiles/" calcext:value-type="string">
            <text:p>http://hafenmap-jodd.rhcloud.com/#&amp;level=land&amp;x=-42.54&amp;y=-42.2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0.66" calcext:value-type="float">
            <text:p>-40.66</text:p>
          </table:table-cell>
          <table:table-cell table:style-name="ce15" office:value-type="float" office:value="-20.12" calcext:value-type="float">
            <text:p>-20.1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4]*[.F94]+[.G94]*[.G94]+[.H94]*[.H94])/3);0)" office:value-type="float" office:value="0" calcext:value-type="float">
            <text:p>0</text:p>
          </table:table-cell>
          <table:table-cell table:style-name="ce112" table:formula="of:=HYPERLINK(CONCATENATE(&quot;http://hafenmap-jodd.rhcloud.com/#&amp;level=&quot;;[.C94]; &quot;&amp;x=&quot;;[.D94];&quot;&amp;y=&quot;;[.E94];&quot;&amp;zoom=9&amp;spreadsheet=14-zDmLOtP9K4G6t4DdbE0WibPVPG27WLdfkDYaLqhB0&amp;tileset=tiles/&quot;))" office:value-type="string" office:string-value="http://hafenmap-jodd.rhcloud.com/#&amp;level=land&amp;x=-40.66&amp;y=-20.12&amp;zoom=9&amp;spreadsheet=14-zDmLOtP9K4G6t4DdbE0WibPVPG27WLdfkDYaLqhB0&amp;tileset=tiles/" calcext:value-type="string">
            <text:p>http://hafenmap-jodd.rhcloud.com/#&amp;level=land&amp;x=-40.66&amp;y=-20.1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8.76" calcext:value-type="float">
            <text:p>-38.76</text:p>
          </table:table-cell>
          <table:table-cell table:style-name="ce15" office:value-type="float" office:value="-21.06" calcext:value-type="float">
            <text:p>-21.0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5]*[.F95]+[.G95]*[.G95]+[.H95]*[.H95])/3);0)" office:value-type="float" office:value="0" calcext:value-type="float">
            <text:p>0</text:p>
          </table:table-cell>
          <table:table-cell table:style-name="ce113" table:formula="of:=HYPERLINK(CONCATENATE(&quot;http://hafenmap-jodd.rhcloud.com/#&amp;level=&quot;;[.C95]; &quot;&amp;x=&quot;;[.D95];&quot;&amp;y=&quot;;[.E95];&quot;&amp;zoom=9&amp;spreadsheet=14-zDmLOtP9K4G6t4DdbE0WibPVPG27WLdfkDYaLqhB0&amp;tileset=tiles/&quot;))" office:value-type="string" office:string-value="http://hafenmap-jodd.rhcloud.com/#&amp;level=land&amp;x=-38.76&amp;y=-21.06&amp;zoom=9&amp;spreadsheet=14-zDmLOtP9K4G6t4DdbE0WibPVPG27WLdfkDYaLqhB0&amp;tileset=tiles/" calcext:value-type="string">
            <text:p>http://hafenmap-jodd.rhcloud.com/#&amp;level=land&amp;x=-38.76&amp;y=-21.0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8.62" calcext:value-type="float">
            <text:p>-38.62</text:p>
          </table:table-cell>
          <table:table-cell table:style-name="ce15" office:value-type="float" office:value="-20.66" calcext:value-type="float">
            <text:p>-20.6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6]*[.F96]+[.G96]*[.G96]+[.H96]*[.H96])/3);0)" office:value-type="float" office:value="0" calcext:value-type="float">
            <text:p>0</text:p>
          </table:table-cell>
          <table:table-cell table:style-name="ce114" table:formula="of:=HYPERLINK(CONCATENATE(&quot;http://hafenmap-jodd.rhcloud.com/#&amp;level=&quot;;[.C96]; &quot;&amp;x=&quot;;[.D96];&quot;&amp;y=&quot;;[.E96];&quot;&amp;zoom=9&amp;spreadsheet=14-zDmLOtP9K4G6t4DdbE0WibPVPG27WLdfkDYaLqhB0&amp;tileset=tiles/&quot;))" office:value-type="string" office:string-value="http://hafenmap-jodd.rhcloud.com/#&amp;level=land&amp;x=-38.62&amp;y=-20.66&amp;zoom=9&amp;spreadsheet=14-zDmLOtP9K4G6t4DdbE0WibPVPG27WLdfkDYaLqhB0&amp;tileset=tiles/" calcext:value-type="string">
            <text:p>http://hafenmap-jodd.rhcloud.com/#&amp;level=land&amp;x=-38.62&amp;y=-20.6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21.46" calcext:value-type="float">
            <text:p>-21.46</text:p>
          </table:table-cell>
          <table:table-cell table:style-name="ce15" office:value-type="float" office:value="-28.6" calcext:value-type="float">
            <text:p>-28.6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7]*[.F97]+[.G97]*[.G97]+[.H97]*[.H97])/3);0)" office:value-type="float" office:value="0" calcext:value-type="float">
            <text:p>0</text:p>
          </table:table-cell>
          <table:table-cell table:style-name="ce115" table:formula="of:=HYPERLINK(CONCATENATE(&quot;http://hafenmap-jodd.rhcloud.com/#&amp;level=&quot;;[.C97]; &quot;&amp;x=&quot;;[.D97];&quot;&amp;y=&quot;;[.E97];&quot;&amp;zoom=9&amp;spreadsheet=14-zDmLOtP9K4G6t4DdbE0WibPVPG27WLdfkDYaLqhB0&amp;tileset=tiles/&quot;))" office:value-type="string" office:string-value="http://hafenmap-jodd.rhcloud.com/#&amp;level=land&amp;x=-21.46&amp;y=-28.6&amp;zoom=9&amp;spreadsheet=14-zDmLOtP9K4G6t4DdbE0WibPVPG27WLdfkDYaLqhB0&amp;tileset=tiles/" calcext:value-type="string">
            <text:p>http://hafenmap-jodd.rhcloud.com/#&amp;level=land&amp;x=-21.46&amp;y=-28.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4.64" calcext:value-type="float">
            <text:p>104.64</text:p>
          </table:table-cell>
          <table:table-cell table:style-name="ce15" office:value-type="float" office:value="-82.58" calcext:value-type="float">
            <text:p>-82.5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8]*[.F98]+[.G98]*[.G98]+[.H98]*[.H98])/3);0)" office:value-type="float" office:value="0" calcext:value-type="float">
            <text:p>0</text:p>
          </table:table-cell>
          <table:table-cell table:style-name="ce116" table:formula="of:=HYPERLINK(CONCATENATE(&quot;http://hafenmap-jodd.rhcloud.com/#&amp;level=&quot;;[.C98]; &quot;&amp;x=&quot;;[.D98];&quot;&amp;y=&quot;;[.E98];&quot;&amp;zoom=9&amp;spreadsheet=14-zDmLOtP9K4G6t4DdbE0WibPVPG27WLdfkDYaLqhB0&amp;tileset=tiles/&quot;))" office:value-type="string" office:string-value="http://hafenmap-jodd.rhcloud.com/#&amp;level=land&amp;x=104.64&amp;y=-82.58&amp;zoom=9&amp;spreadsheet=14-zDmLOtP9K4G6t4DdbE0WibPVPG27WLdfkDYaLqhB0&amp;tileset=tiles/" calcext:value-type="string">
            <text:p>http://hafenmap-jodd.rhcloud.com/#&amp;level=land&amp;x=104.64&amp;y=-82.5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6.6" calcext:value-type="float">
            <text:p>106.60</text:p>
          </table:table-cell>
          <table:table-cell table:style-name="ce15" office:value-type="float" office:value="-64.69" calcext:value-type="float">
            <text:p>-64.6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99]*[.F99]+[.G99]*[.G99]+[.H99]*[.H99])/3);0)" office:value-type="float" office:value="0" calcext:value-type="float">
            <text:p>0</text:p>
          </table:table-cell>
          <table:table-cell table:style-name="ce117" table:formula="of:=HYPERLINK(CONCATENATE(&quot;http://hafenmap-jodd.rhcloud.com/#&amp;level=&quot;;[.C99]; &quot;&amp;x=&quot;;[.D99];&quot;&amp;y=&quot;;[.E99];&quot;&amp;zoom=9&amp;spreadsheet=14-zDmLOtP9K4G6t4DdbE0WibPVPG27WLdfkDYaLqhB0&amp;tileset=tiles/&quot;))" office:value-type="string" office:string-value="http://hafenmap-jodd.rhcloud.com/#&amp;level=land&amp;x=106.6&amp;y=-64.69&amp;zoom=9&amp;spreadsheet=14-zDmLOtP9K4G6t4DdbE0WibPVPG27WLdfkDYaLqhB0&amp;tileset=tiles/" calcext:value-type="string">
            <text:p>http://hafenmap-jodd.rhcloud.com/#&amp;level=land&amp;x=106.6&amp;y=-64.6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8.4" calcext:value-type="float">
            <text:p>108.40</text:p>
          </table:table-cell>
          <table:table-cell table:style-name="ce15" office:value-type="float" office:value="-60.34" calcext:value-type="float">
            <text:p>-60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0]*[.F100]+[.G100]*[.G100]+[.H100]*[.H100])/3);0)" office:value-type="float" office:value="0" calcext:value-type="float">
            <text:p>0</text:p>
          </table:table-cell>
          <table:table-cell table:style-name="ce118" table:formula="of:=HYPERLINK(CONCATENATE(&quot;http://hafenmap-jodd.rhcloud.com/#&amp;level=&quot;;[.C100]; &quot;&amp;x=&quot;;[.D100];&quot;&amp;y=&quot;;[.E100];&quot;&amp;zoom=9&amp;spreadsheet=14-zDmLOtP9K4G6t4DdbE0WibPVPG27WLdfkDYaLqhB0&amp;tileset=tiles/&quot;))" office:value-type="string" office:string-value="http://hafenmap-jodd.rhcloud.com/#&amp;level=land&amp;x=108.4&amp;y=-60.34&amp;zoom=9&amp;spreadsheet=14-zDmLOtP9K4G6t4DdbE0WibPVPG27WLdfkDYaLqhB0&amp;tileset=tiles/" calcext:value-type="string">
            <text:p>http://hafenmap-jodd.rhcloud.com/#&amp;level=land&amp;x=108.4&amp;y=-60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4.76" calcext:value-type="float">
            <text:p>114.76</text:p>
          </table:table-cell>
          <table:table-cell table:style-name="ce15" office:value-type="float" office:value="-78.8" calcext:value-type="float">
            <text:p>-78.8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1]*[.F101]+[.G101]*[.G101]+[.H101]*[.H101])/3);0)" office:value-type="float" office:value="0" calcext:value-type="float">
            <text:p>0</text:p>
          </table:table-cell>
          <table:table-cell table:style-name="ce119" table:formula="of:=HYPERLINK(CONCATENATE(&quot;http://hafenmap-jodd.rhcloud.com/#&amp;level=&quot;;[.C101]; &quot;&amp;x=&quot;;[.D101];&quot;&amp;y=&quot;;[.E101];&quot;&amp;zoom=9&amp;spreadsheet=14-zDmLOtP9K4G6t4DdbE0WibPVPG27WLdfkDYaLqhB0&amp;tileset=tiles/&quot;))" office:value-type="string" office:string-value="http://hafenmap-jodd.rhcloud.com/#&amp;level=land&amp;x=114.76&amp;y=-78.8&amp;zoom=9&amp;spreadsheet=14-zDmLOtP9K4G6t4DdbE0WibPVPG27WLdfkDYaLqhB0&amp;tileset=tiles/" calcext:value-type="string">
            <text:p>http://hafenmap-jodd.rhcloud.com/#&amp;level=land&amp;x=114.76&amp;y=-78.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5.1" calcext:value-type="float">
            <text:p>115.10</text:p>
          </table:table-cell>
          <table:table-cell table:style-name="ce15" office:value-type="float" office:value="-82.28" calcext:value-type="float">
            <text:p>-82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2]*[.F102]+[.G102]*[.G102]+[.H102]*[.H102])/3);0)" office:value-type="float" office:value="0" calcext:value-type="float">
            <text:p>0</text:p>
          </table:table-cell>
          <table:table-cell table:style-name="ce120" table:formula="of:=HYPERLINK(CONCATENATE(&quot;http://hafenmap-jodd.rhcloud.com/#&amp;level=&quot;;[.C102]; &quot;&amp;x=&quot;;[.D102];&quot;&amp;y=&quot;;[.E102];&quot;&amp;zoom=9&amp;spreadsheet=14-zDmLOtP9K4G6t4DdbE0WibPVPG27WLdfkDYaLqhB0&amp;tileset=tiles/&quot;))" office:value-type="string" office:string-value="http://hafenmap-jodd.rhcloud.com/#&amp;level=land&amp;x=115.1&amp;y=-82.28&amp;zoom=9&amp;spreadsheet=14-zDmLOtP9K4G6t4DdbE0WibPVPG27WLdfkDYaLqhB0&amp;tileset=tiles/" calcext:value-type="string">
            <text:p>http://hafenmap-jodd.rhcloud.com/#&amp;level=land&amp;x=115.1&amp;y=-82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2.27" calcext:value-type="float">
            <text:p>122.27</text:p>
          </table:table-cell>
          <table:table-cell table:style-name="ce15" office:value-type="float" office:value="-86.43" calcext:value-type="float">
            <text:p>-86.4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3]*[.F103]+[.G103]*[.G103]+[.H103]*[.H103])/3);0)" office:value-type="float" office:value="0" calcext:value-type="float">
            <text:p>0</text:p>
          </table:table-cell>
          <table:table-cell table:style-name="ce121" table:formula="of:=HYPERLINK(CONCATENATE(&quot;http://hafenmap-jodd.rhcloud.com/#&amp;level=&quot;;[.C103]; &quot;&amp;x=&quot;;[.D103];&quot;&amp;y=&quot;;[.E103];&quot;&amp;zoom=9&amp;spreadsheet=14-zDmLOtP9K4G6t4DdbE0WibPVPG27WLdfkDYaLqhB0&amp;tileset=tiles/&quot;))" office:value-type="string" office:string-value="http://hafenmap-jodd.rhcloud.com/#&amp;level=land&amp;x=122.27&amp;y=-86.43&amp;zoom=9&amp;spreadsheet=14-zDmLOtP9K4G6t4DdbE0WibPVPG27WLdfkDYaLqhB0&amp;tileset=tiles/" calcext:value-type="string">
            <text:p>http://hafenmap-jodd.rhcloud.com/#&amp;level=land&amp;x=122.27&amp;y=-86.4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2.58" calcext:value-type="float">
            <text:p>122.58</text:p>
          </table:table-cell>
          <table:table-cell table:style-name="ce15" office:value-type="float" office:value="-45.18" calcext:value-type="float">
            <text:p>-45.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4]*[.F104]+[.G104]*[.G104]+[.H104]*[.H104])/3);0)" office:value-type="float" office:value="0" calcext:value-type="float">
            <text:p>0</text:p>
          </table:table-cell>
          <table:table-cell table:style-name="ce122" table:formula="of:=HYPERLINK(CONCATENATE(&quot;http://hafenmap-jodd.rhcloud.com/#&amp;level=&quot;;[.C104]; &quot;&amp;x=&quot;;[.D104];&quot;&amp;y=&quot;;[.E104];&quot;&amp;zoom=9&amp;spreadsheet=14-zDmLOtP9K4G6t4DdbE0WibPVPG27WLdfkDYaLqhB0&amp;tileset=tiles/&quot;))" office:value-type="string" office:string-value="http://hafenmap-jodd.rhcloud.com/#&amp;level=land&amp;x=122.58&amp;y=-45.18&amp;zoom=9&amp;spreadsheet=14-zDmLOtP9K4G6t4DdbE0WibPVPG27WLdfkDYaLqhB0&amp;tileset=tiles/" calcext:value-type="string">
            <text:p>http://hafenmap-jodd.rhcloud.com/#&amp;level=land&amp;x=122.58&amp;y=-45.1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16" calcext:value-type="float">
            <text:p>126.16</text:p>
          </table:table-cell>
          <table:table-cell table:style-name="ce15" office:value-type="float" office:value="-98.62" calcext:value-type="float">
            <text:p>-98.6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5]*[.F105]+[.G105]*[.G105]+[.H105]*[.H105])/3);0)" office:value-type="float" office:value="0" calcext:value-type="float">
            <text:p>0</text:p>
          </table:table-cell>
          <table:table-cell table:style-name="ce123" table:formula="of:=HYPERLINK(CONCATENATE(&quot;http://hafenmap-jodd.rhcloud.com/#&amp;level=&quot;;[.C105]; &quot;&amp;x=&quot;;[.D105];&quot;&amp;y=&quot;;[.E105];&quot;&amp;zoom=9&amp;spreadsheet=14-zDmLOtP9K4G6t4DdbE0WibPVPG27WLdfkDYaLqhB0&amp;tileset=tiles/&quot;))" office:value-type="string" office:string-value="http://hafenmap-jodd.rhcloud.com/#&amp;level=land&amp;x=126.16&amp;y=-98.62&amp;zoom=9&amp;spreadsheet=14-zDmLOtP9K4G6t4DdbE0WibPVPG27WLdfkDYaLqhB0&amp;tileset=tiles/" calcext:value-type="string">
            <text:p>http://hafenmap-jodd.rhcloud.com/#&amp;level=land&amp;x=126.16&amp;y=-98.6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6" calcext:value-type="float">
            <text:p>126.60</text:p>
          </table:table-cell>
          <table:table-cell table:style-name="ce15" office:value-type="float" office:value="-115.8" calcext:value-type="float">
            <text:p>-115.8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6]*[.F106]+[.G106]*[.G106]+[.H106]*[.H106])/3);0)" office:value-type="float" office:value="0" calcext:value-type="float">
            <text:p>0</text:p>
          </table:table-cell>
          <table:table-cell table:style-name="ce124" table:formula="of:=HYPERLINK(CONCATENATE(&quot;http://hafenmap-jodd.rhcloud.com/#&amp;level=&quot;;[.C106]; &quot;&amp;x=&quot;;[.D106];&quot;&amp;y=&quot;;[.E106];&quot;&amp;zoom=9&amp;spreadsheet=14-zDmLOtP9K4G6t4DdbE0WibPVPG27WLdfkDYaLqhB0&amp;tileset=tiles/&quot;))" office:value-type="string" office:string-value="http://hafenmap-jodd.rhcloud.com/#&amp;level=land&amp;x=126.6&amp;y=-115.8&amp;zoom=9&amp;spreadsheet=14-zDmLOtP9K4G6t4DdbE0WibPVPG27WLdfkDYaLqhB0&amp;tileset=tiles/" calcext:value-type="string">
            <text:p>http://hafenmap-jodd.rhcloud.com/#&amp;level=land&amp;x=126.6&amp;y=-115.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4.93" calcext:value-type="float">
            <text:p>134.93</text:p>
          </table:table-cell>
          <table:table-cell table:style-name="ce15" office:value-type="float" office:value="-94.98" calcext:value-type="float">
            <text:p>-94.9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8" calcext:value-type="float">
            <text:p>28</text:p>
          </table:table-cell>
          <table:table-cell table:style-name="ce18" table:formula="of:=ROUND(SQRT(([.F107]*[.F107]+[.G107]*[.G107]+[.H107]*[.H107])/3);0)" office:value-type="float" office:value="35" calcext:value-type="float">
            <text:p>35</text:p>
          </table:table-cell>
          <table:table-cell table:style-name="ce125" table:formula="of:=HYPERLINK(CONCATENATE(&quot;http://hafenmap-jodd.rhcloud.com/#&amp;level=&quot;;[.C107]; &quot;&amp;x=&quot;;[.D107];&quot;&amp;y=&quot;;[.E107];&quot;&amp;zoom=9&amp;spreadsheet=14-zDmLOtP9K4G6t4DdbE0WibPVPG27WLdfkDYaLqhB0&amp;tileset=tiles/&quot;))" office:value-type="string" office:string-value="http://hafenmap-jodd.rhcloud.com/#&amp;level=land&amp;x=134.93&amp;y=-94.98&amp;zoom=9&amp;spreadsheet=14-zDmLOtP9K4G6t4DdbE0WibPVPG27WLdfkDYaLqhB0&amp;tileset=tiles/" calcext:value-type="string">
            <text:p>http://hafenmap-jodd.rhcloud.com/#&amp;level=land&amp;x=134.93&amp;y=-94.9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5.7" calcext:value-type="float">
            <text:p>135.70</text:p>
          </table:table-cell>
          <table:table-cell table:style-name="ce15" office:value-type="float" office:value="-113.66" calcext:value-type="float">
            <text:p>-113.66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18" table:formula="of:=ROUND(SQRT(([.F108]*[.F108]+[.G108]*[.G108]+[.H108]*[.H108])/3);0)" office:value-type="float" office:value="22" calcext:value-type="float">
            <text:p>22</text:p>
          </table:table-cell>
          <table:table-cell table:style-name="ce126" table:formula="of:=HYPERLINK(CONCATENATE(&quot;http://hafenmap-jodd.rhcloud.com/#&amp;level=&quot;;[.C108]; &quot;&amp;x=&quot;;[.D108];&quot;&amp;y=&quot;;[.E108];&quot;&amp;zoom=9&amp;spreadsheet=14-zDmLOtP9K4G6t4DdbE0WibPVPG27WLdfkDYaLqhB0&amp;tileset=tiles/&quot;))" office:value-type="string" office:string-value="http://hafenmap-jodd.rhcloud.com/#&amp;level=land&amp;x=135.7&amp;y=-113.66&amp;zoom=9&amp;spreadsheet=14-zDmLOtP9K4G6t4DdbE0WibPVPG27WLdfkDYaLqhB0&amp;tileset=tiles/" calcext:value-type="string">
            <text:p>http://hafenmap-jodd.rhcloud.com/#&amp;level=land&amp;x=135.7&amp;y=-113.6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6.97" calcext:value-type="float">
            <text:p>136.97</text:p>
          </table:table-cell>
          <table:table-cell table:style-name="ce15" office:value-type="float" office:value="-58.48" calcext:value-type="float">
            <text:p>-58.4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09]*[.F109]+[.G109]*[.G109]+[.H109]*[.H109])/3);0)" office:value-type="float" office:value="0" calcext:value-type="float">
            <text:p>0</text:p>
          </table:table-cell>
          <table:table-cell table:style-name="ce127" table:formula="of:=HYPERLINK(CONCATENATE(&quot;http://hafenmap-jodd.rhcloud.com/#&amp;level=&quot;;[.C109]; &quot;&amp;x=&quot;;[.D109];&quot;&amp;y=&quot;;[.E109];&quot;&amp;zoom=9&amp;spreadsheet=14-zDmLOtP9K4G6t4DdbE0WibPVPG27WLdfkDYaLqhB0&amp;tileset=tiles/&quot;))" office:value-type="string" office:string-value="http://hafenmap-jodd.rhcloud.com/#&amp;level=land&amp;x=136.97&amp;y=-58.48&amp;zoom=9&amp;spreadsheet=14-zDmLOtP9K4G6t4DdbE0WibPVPG27WLdfkDYaLqhB0&amp;tileset=tiles/" calcext:value-type="string">
            <text:p>http://hafenmap-jodd.rhcloud.com/#&amp;level=land&amp;x=136.97&amp;y=-58.4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4.85" calcext:value-type="float">
            <text:p>144.85</text:p>
          </table:table-cell>
          <table:table-cell table:style-name="ce15" office:value-type="float" office:value="-56.19" calcext:value-type="float">
            <text:p>-56.1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0]*[.F110]+[.G110]*[.G110]+[.H110]*[.H110])/3);0)" office:value-type="float" office:value="0" calcext:value-type="float">
            <text:p>0</text:p>
          </table:table-cell>
          <table:table-cell table:style-name="ce128" table:formula="of:=HYPERLINK(CONCATENATE(&quot;http://hafenmap-jodd.rhcloud.com/#&amp;level=&quot;;[.C110]; &quot;&amp;x=&quot;;[.D110];&quot;&amp;y=&quot;;[.E110];&quot;&amp;zoom=9&amp;spreadsheet=14-zDmLOtP9K4G6t4DdbE0WibPVPG27WLdfkDYaLqhB0&amp;tileset=tiles/&quot;))" office:value-type="string" office:string-value="http://hafenmap-jodd.rhcloud.com/#&amp;level=land&amp;x=144.85&amp;y=-56.19&amp;zoom=9&amp;spreadsheet=14-zDmLOtP9K4G6t4DdbE0WibPVPG27WLdfkDYaLqhB0&amp;tileset=tiles/" calcext:value-type="string">
            <text:p>http://hafenmap-jodd.rhcloud.com/#&amp;level=land&amp;x=144.85&amp;y=-56.1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7.02" calcext:value-type="float">
            <text:p>147.02</text:p>
          </table:table-cell>
          <table:table-cell table:style-name="ce15" office:value-type="float" office:value="-125.98" calcext:value-type="float">
            <text:p>-125.9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1]*[.F111]+[.G111]*[.G111]+[.H111]*[.H111])/3);0)" office:value-type="float" office:value="0" calcext:value-type="float">
            <text:p>0</text:p>
          </table:table-cell>
          <table:table-cell table:style-name="ce129" table:formula="of:=HYPERLINK(CONCATENATE(&quot;http://hafenmap-jodd.rhcloud.com/#&amp;level=&quot;;[.C111]; &quot;&amp;x=&quot;;[.D111];&quot;&amp;y=&quot;;[.E111];&quot;&amp;zoom=9&amp;spreadsheet=14-zDmLOtP9K4G6t4DdbE0WibPVPG27WLdfkDYaLqhB0&amp;tileset=tiles/&quot;))" office:value-type="string" office:string-value="http://hafenmap-jodd.rhcloud.com/#&amp;level=land&amp;x=147.02&amp;y=-125.98&amp;zoom=9&amp;spreadsheet=14-zDmLOtP9K4G6t4DdbE0WibPVPG27WLdfkDYaLqhB0&amp;tileset=tiles/" calcext:value-type="string">
            <text:p>http://hafenmap-jodd.rhcloud.com/#&amp;level=land&amp;x=147.02&amp;y=-125.9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2.41" calcext:value-type="float">
            <text:p>152.41</text:p>
          </table:table-cell>
          <table:table-cell table:style-name="ce15" office:value-type="float" office:value="-84.33" calcext:value-type="float">
            <text:p>-84.33</text:p>
          </table:table-cell>
          <table:table-cell table:number-columns-repeated="2" table:style-name="ce17" office:value-type="float" office:value="44" calcext:value-type="float">
            <text:p>44</text:p>
          </table:table-cell>
          <table:table-cell table:style-name="ce17" office:value-type="float" office:value="48" calcext:value-type="float">
            <text:p>48</text:p>
          </table:table-cell>
          <table:table-cell table:style-name="ce18" table:formula="of:=ROUND(SQRT(([.F112]*[.F112]+[.G112]*[.G112]+[.H112]*[.H112])/3);0)" office:value-type="float" office:value="45" calcext:value-type="float">
            <text:p>45</text:p>
          </table:table-cell>
          <table:table-cell table:style-name="ce130" table:formula="of:=HYPERLINK(CONCATENATE(&quot;http://hafenmap-jodd.rhcloud.com/#&amp;level=&quot;;[.C112]; &quot;&amp;x=&quot;;[.D112];&quot;&amp;y=&quot;;[.E112];&quot;&amp;zoom=9&amp;spreadsheet=14-zDmLOtP9K4G6t4DdbE0WibPVPG27WLdfkDYaLqhB0&amp;tileset=tiles/&quot;))" office:value-type="string" office:string-value="http://hafenmap-jodd.rhcloud.com/#&amp;level=land&amp;x=152.41&amp;y=-84.33&amp;zoom=9&amp;spreadsheet=14-zDmLOtP9K4G6t4DdbE0WibPVPG27WLdfkDYaLqhB0&amp;tileset=tiles/" calcext:value-type="string">
            <text:p>http://hafenmap-jodd.rhcloud.com/#&amp;level=land&amp;x=152.41&amp;y=-84.3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y Pit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7.82" calcext:value-type="float">
            <text:p>167.82</text:p>
          </table:table-cell>
          <table:table-cell table:style-name="ce15" office:value-type="float" office:value="-84.34" calcext:value-type="float">
            <text:p>-84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3]*[.F113]+[.G113]*[.G113]+[.H113]*[.H113])/3);0)" office:value-type="float" office:value="0" calcext:value-type="float">
            <text:p>0</text:p>
          </table:table-cell>
          <table:table-cell table:style-name="ce131" table:formula="of:=HYPERLINK(CONCATENATE(&quot;http://hafenmap-jodd.rhcloud.com/#&amp;level=&quot;;[.C113]; &quot;&amp;x=&quot;;[.D113];&quot;&amp;y=&quot;;[.E113];&quot;&amp;zoom=9&amp;spreadsheet=14-zDmLOtP9K4G6t4DdbE0WibPVPG27WLdfkDYaLqhB0&amp;tileset=tiles/&quot;))" office:value-type="string" office:string-value="http://hafenmap-jodd.rhcloud.com/#&amp;level=land&amp;x=167.82&amp;y=-84.34&amp;zoom=9&amp;spreadsheet=14-zDmLOtP9K4G6t4DdbE0WibPVPG27WLdfkDYaLqhB0&amp;tileset=tiles/" calcext:value-type="string">
            <text:p>http://hafenmap-jodd.rhcloud.com/#&amp;level=land&amp;x=167.82&amp;y=-84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7.75" calcext:value-type="float">
            <text:p>-77.75</text:p>
          </table:table-cell>
          <table:table-cell table:style-name="ce15" office:value-type="float" office:value="-8.81" calcext:value-type="float">
            <text:p>-8.8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4]*[.F114]+[.G114]*[.G114]+[.H114]*[.H114])/3);0)" office:value-type="float" office:value="0" calcext:value-type="float">
            <text:p>0</text:p>
          </table:table-cell>
          <table:table-cell table:style-name="ce132" table:formula="of:=HYPERLINK(CONCATENATE(&quot;http://hafenmap-jodd.rhcloud.com/#&amp;level=&quot;;[.C114]; &quot;&amp;x=&quot;;[.D114];&quot;&amp;y=&quot;;[.E114];&quot;&amp;zoom=9&amp;spreadsheet=14-zDmLOtP9K4G6t4DdbE0WibPVPG27WLdfkDYaLqhB0&amp;tileset=tiles/&quot;))" office:value-type="string" office:string-value="http://hafenmap-jodd.rhcloud.com/#&amp;level=land&amp;x=-77.75&amp;y=-8.81&amp;zoom=9&amp;spreadsheet=14-zDmLOtP9K4G6t4DdbE0WibPVPG27WLdfkDYaLqhB0&amp;tileset=tiles/" calcext:value-type="string">
            <text:p>http://hafenmap-jodd.rhcloud.com/#&amp;level=land&amp;x=-77.75&amp;y=-8.8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0.91" calcext:value-type="float">
            <text:p>-40.91</text:p>
          </table:table-cell>
          <table:table-cell table:style-name="ce15" office:value-type="float" office:value="6.33" calcext:value-type="float">
            <text:p>6.3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5]*[.F115]+[.G115]*[.G115]+[.H115]*[.H115])/3);0)" office:value-type="float" office:value="0" calcext:value-type="float">
            <text:p>0</text:p>
          </table:table-cell>
          <table:table-cell table:style-name="ce133" table:formula="of:=HYPERLINK(CONCATENATE(&quot;http://hafenmap-jodd.rhcloud.com/#&amp;level=&quot;;[.C115]; &quot;&amp;x=&quot;;[.D115];&quot;&amp;y=&quot;;[.E115];&quot;&amp;zoom=9&amp;spreadsheet=14-zDmLOtP9K4G6t4DdbE0WibPVPG27WLdfkDYaLqhB0&amp;tileset=tiles/&quot;))" office:value-type="string" office:string-value="http://hafenmap-jodd.rhcloud.com/#&amp;level=land&amp;x=-40.91&amp;y=6.33&amp;zoom=9&amp;spreadsheet=14-zDmLOtP9K4G6t4DdbE0WibPVPG27WLdfkDYaLqhB0&amp;tileset=tiles/" calcext:value-type="string">
            <text:p>http://hafenmap-jodd.rhcloud.com/#&amp;level=land&amp;x=-40.91&amp;y=6.3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5.85" calcext:value-type="float">
            <text:p>-35.85</text:p>
          </table:table-cell>
          <table:table-cell table:style-name="ce15" office:value-type="float" office:value="3.13" calcext:value-type="float">
            <text:p>3.1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6]*[.F116]+[.G116]*[.G116]+[.H116]*[.H116])/3);0)" office:value-type="float" office:value="0" calcext:value-type="float">
            <text:p>0</text:p>
          </table:table-cell>
          <table:table-cell table:style-name="ce134" table:formula="of:=HYPERLINK(CONCATENATE(&quot;http://hafenmap-jodd.rhcloud.com/#&amp;level=&quot;;[.C116]; &quot;&amp;x=&quot;;[.D116];&quot;&amp;y=&quot;;[.E116];&quot;&amp;zoom=9&amp;spreadsheet=14-zDmLOtP9K4G6t4DdbE0WibPVPG27WLdfkDYaLqhB0&amp;tileset=tiles/&quot;))" office:value-type="string" office:string-value="http://hafenmap-jodd.rhcloud.com/#&amp;level=land&amp;x=-35.85&amp;y=3.13&amp;zoom=9&amp;spreadsheet=14-zDmLOtP9K4G6t4DdbE0WibPVPG27WLdfkDYaLqhB0&amp;tileset=tiles/" calcext:value-type="string">
            <text:p>http://hafenmap-jodd.rhcloud.com/#&amp;level=land&amp;x=-35.85&amp;y=3.1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1.59" calcext:value-type="float">
            <text:p>-31.59</text:p>
          </table:table-cell>
          <table:table-cell table:style-name="ce15" office:value-type="float" office:value="-14.99" calcext:value-type="float">
            <text:p>-14.9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7]*[.F117]+[.G117]*[.G117]+[.H117]*[.H117])/3);0)" office:value-type="float" office:value="0" calcext:value-type="float">
            <text:p>0</text:p>
          </table:table-cell>
          <table:table-cell table:style-name="ce135" table:formula="of:=HYPERLINK(CONCATENATE(&quot;http://hafenmap-jodd.rhcloud.com/#&amp;level=&quot;;[.C117]; &quot;&amp;x=&quot;;[.D117];&quot;&amp;y=&quot;;[.E117];&quot;&amp;zoom=9&amp;spreadsheet=14-zDmLOtP9K4G6t4DdbE0WibPVPG27WLdfkDYaLqhB0&amp;tileset=tiles/&quot;))" office:value-type="string" office:string-value="http://hafenmap-jodd.rhcloud.com/#&amp;level=land&amp;x=-31.59&amp;y=-14.99&amp;zoom=9&amp;spreadsheet=14-zDmLOtP9K4G6t4DdbE0WibPVPG27WLdfkDYaLqhB0&amp;tileset=tiles/" calcext:value-type="string">
            <text:p>http://hafenmap-jodd.rhcloud.com/#&amp;level=land&amp;x=-31.59&amp;y=-14.9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1.21" calcext:value-type="float">
            <text:p>-31.21</text:p>
          </table:table-cell>
          <table:table-cell table:style-name="ce15" office:value-type="float" office:value="-17.31" calcext:value-type="float">
            <text:p>-17.3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8]*[.F118]+[.G118]*[.G118]+[.H118]*[.H118])/3);0)" office:value-type="float" office:value="0" calcext:value-type="float">
            <text:p>0</text:p>
          </table:table-cell>
          <table:table-cell table:style-name="ce136" table:formula="of:=HYPERLINK(CONCATENATE(&quot;http://hafenmap-jodd.rhcloud.com/#&amp;level=&quot;;[.C118]; &quot;&amp;x=&quot;;[.D118];&quot;&amp;y=&quot;;[.E118];&quot;&amp;zoom=9&amp;spreadsheet=14-zDmLOtP9K4G6t4DdbE0WibPVPG27WLdfkDYaLqhB0&amp;tileset=tiles/&quot;))" office:value-type="string" office:string-value="http://hafenmap-jodd.rhcloud.com/#&amp;level=land&amp;x=-31.21&amp;y=-17.31&amp;zoom=9&amp;spreadsheet=14-zDmLOtP9K4G6t4DdbE0WibPVPG27WLdfkDYaLqhB0&amp;tileset=tiles/" calcext:value-type="string">
            <text:p>http://hafenmap-jodd.rhcloud.com/#&amp;level=land&amp;x=-31.21&amp;y=-17.3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22.87" calcext:value-type="float">
            <text:p>-22.87</text:p>
          </table:table-cell>
          <table:table-cell table:style-name="ce15" office:value-type="float" office:value="-11.17" calcext:value-type="float">
            <text:p>-11.1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19]*[.F119]+[.G119]*[.G119]+[.H119]*[.H119])/3);0)" office:value-type="float" office:value="0" calcext:value-type="float">
            <text:p>0</text:p>
          </table:table-cell>
          <table:table-cell table:style-name="ce137" table:formula="of:=HYPERLINK(CONCATENATE(&quot;http://hafenmap-jodd.rhcloud.com/#&amp;level=&quot;;[.C119]; &quot;&amp;x=&quot;;[.D119];&quot;&amp;y=&quot;;[.E119];&quot;&amp;zoom=9&amp;spreadsheet=14-zDmLOtP9K4G6t4DdbE0WibPVPG27WLdfkDYaLqhB0&amp;tileset=tiles/&quot;))" office:value-type="string" office:string-value="http://hafenmap-jodd.rhcloud.com/#&amp;level=land&amp;x=-22.87&amp;y=-11.17&amp;zoom=9&amp;spreadsheet=14-zDmLOtP9K4G6t4DdbE0WibPVPG27WLdfkDYaLqhB0&amp;tileset=tiles/" calcext:value-type="string">
            <text:p>http://hafenmap-jodd.rhcloud.com/#&amp;level=land&amp;x=-22.87&amp;y=-11.1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20.85" calcext:value-type="float">
            <text:p>-20.85</text:p>
          </table:table-cell>
          <table:table-cell table:style-name="ce15" office:value-type="float" office:value="-9.41" calcext:value-type="float">
            <text:p>-9.4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0]*[.F120]+[.G120]*[.G120]+[.H120]*[.H120])/3);0)" office:value-type="float" office:value="0" calcext:value-type="float">
            <text:p>0</text:p>
          </table:table-cell>
          <table:table-cell table:style-name="ce138" table:formula="of:=HYPERLINK(CONCATENATE(&quot;http://hafenmap-jodd.rhcloud.com/#&amp;level=&quot;;[.C120]; &quot;&amp;x=&quot;;[.D120];&quot;&amp;y=&quot;;[.E120];&quot;&amp;zoom=9&amp;spreadsheet=14-zDmLOtP9K4G6t4DdbE0WibPVPG27WLdfkDYaLqhB0&amp;tileset=tiles/&quot;))" office:value-type="string" office:string-value="http://hafenmap-jodd.rhcloud.com/#&amp;level=land&amp;x=-20.85&amp;y=-9.41&amp;zoom=9&amp;spreadsheet=14-zDmLOtP9K4G6t4DdbE0WibPVPG27WLdfkDYaLqhB0&amp;tileset=tiles/" calcext:value-type="string">
            <text:p>http://hafenmap-jodd.rhcloud.com/#&amp;level=land&amp;x=-20.85&amp;y=-9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20.37" calcext:value-type="float">
            <text:p>-20.37</text:p>
          </table:table-cell>
          <table:table-cell table:style-name="ce15" office:value-type="float" office:value="-23.8" calcext:value-type="float">
            <text:p>-23.8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1]*[.F121]+[.G121]*[.G121]+[.H121]*[.H121])/3);0)" office:value-type="float" office:value="0" calcext:value-type="float">
            <text:p>0</text:p>
          </table:table-cell>
          <table:table-cell table:style-name="ce139" table:formula="of:=HYPERLINK(CONCATENATE(&quot;http://hafenmap-jodd.rhcloud.com/#&amp;level=&quot;;[.C121]; &quot;&amp;x=&quot;;[.D121];&quot;&amp;y=&quot;;[.E121];&quot;&amp;zoom=9&amp;spreadsheet=14-zDmLOtP9K4G6t4DdbE0WibPVPG27WLdfkDYaLqhB0&amp;tileset=tiles/&quot;))" office:value-type="string" office:string-value="http://hafenmap-jodd.rhcloud.com/#&amp;level=land&amp;x=-20.37&amp;y=-23.8&amp;zoom=9&amp;spreadsheet=14-zDmLOtP9K4G6t4DdbE0WibPVPG27WLdfkDYaLqhB0&amp;tileset=tiles/" calcext:value-type="string">
            <text:p>http://hafenmap-jodd.rhcloud.com/#&amp;level=land&amp;x=-20.37&amp;y=-23.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3.24" calcext:value-type="float">
            <text:p>123.24</text:p>
          </table:table-cell>
          <table:table-cell table:style-name="ce15" office:value-type="float" office:value="-91.47" calcext:value-type="float">
            <text:p>-91.4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2]*[.F122]+[.G122]*[.G122]+[.H122]*[.H122])/3);0)" office:value-type="float" office:value="0" calcext:value-type="float">
            <text:p>0</text:p>
          </table:table-cell>
          <table:table-cell table:style-name="ce140" table:formula="of:=HYPERLINK(CONCATENATE(&quot;http://hafenmap-jodd.rhcloud.com/#&amp;level=&quot;;[.C122]; &quot;&amp;x=&quot;;[.D122];&quot;&amp;y=&quot;;[.E122];&quot;&amp;zoom=9&amp;spreadsheet=14-zDmLOtP9K4G6t4DdbE0WibPVPG27WLdfkDYaLqhB0&amp;tileset=tiles/&quot;))" office:value-type="string" office:string-value="http://hafenmap-jodd.rhcloud.com/#&amp;level=land&amp;x=123.24&amp;y=-91.47&amp;zoom=9&amp;spreadsheet=14-zDmLOtP9K4G6t4DdbE0WibPVPG27WLdfkDYaLqhB0&amp;tileset=tiles/" calcext:value-type="string">
            <text:p>http://hafenmap-jodd.rhcloud.com/#&amp;level=land&amp;x=123.24&amp;y=-91.4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3" calcext:value-type="float">
            <text:p>124.30</text:p>
          </table:table-cell>
          <table:table-cell table:style-name="ce15" office:value-type="float" office:value="-75" calcext:value-type="float">
            <text:p>-75.00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18" table:formula="of:=ROUND(SQRT(([.F123]*[.F123]+[.G123]*[.G123]+[.H123]*[.H123])/3);0)" office:value-type="float" office:value="10" calcext:value-type="float">
            <text:p>10</text:p>
          </table:table-cell>
          <table:table-cell table:style-name="ce141" table:formula="of:=HYPERLINK(CONCATENATE(&quot;http://hafenmap-jodd.rhcloud.com/#&amp;level=&quot;;[.C123]; &quot;&amp;x=&quot;;[.D123];&quot;&amp;y=&quot;;[.E123];&quot;&amp;zoom=9&amp;spreadsheet=14-zDmLOtP9K4G6t4DdbE0WibPVPG27WLdfkDYaLqhB0&amp;tileset=tiles/&quot;))" office:value-type="string" office:string-value="http://hafenmap-jodd.rhcloud.com/#&amp;level=land&amp;x=124.3&amp;y=-75&amp;zoom=9&amp;spreadsheet=14-zDmLOtP9K4G6t4DdbE0WibPVPG27WLdfkDYaLqhB0&amp;tileset=tiles/" calcext:value-type="string">
            <text:p>http://hafenmap-jodd.rhcloud.com/#&amp;level=land&amp;x=124.3&amp;y=-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44" calcext:value-type="float">
            <text:p>126.44</text:p>
          </table:table-cell>
          <table:table-cell table:style-name="ce15" office:value-type="float" office:value="-103.68" calcext:value-type="float">
            <text:p>-103.6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4]*[.F124]+[.G124]*[.G124]+[.H124]*[.H124])/3);0)" office:value-type="float" office:value="0" calcext:value-type="float">
            <text:p>0</text:p>
          </table:table-cell>
          <table:table-cell table:style-name="ce142" table:formula="of:=HYPERLINK(CONCATENATE(&quot;http://hafenmap-jodd.rhcloud.com/#&amp;level=&quot;;[.C124]; &quot;&amp;x=&quot;;[.D124];&quot;&amp;y=&quot;;[.E124];&quot;&amp;zoom=9&amp;spreadsheet=14-zDmLOtP9K4G6t4DdbE0WibPVPG27WLdfkDYaLqhB0&amp;tileset=tiles/&quot;))" office:value-type="string" office:string-value="http://hafenmap-jodd.rhcloud.com/#&amp;level=land&amp;x=126.44&amp;y=-103.68&amp;zoom=9&amp;spreadsheet=14-zDmLOtP9K4G6t4DdbE0WibPVPG27WLdfkDYaLqhB0&amp;tileset=tiles/" calcext:value-type="string">
            <text:p>http://hafenmap-jodd.rhcloud.com/#&amp;level=land&amp;x=126.44&amp;y=-103.6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76" calcext:value-type="float">
            <text:p>126.76</text:p>
          </table:table-cell>
          <table:table-cell table:style-name="ce15" office:value-type="float" office:value="-36.36" calcext:value-type="float">
            <text:p>-36.3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5]*[.F125]+[.G125]*[.G125]+[.H125]*[.H125])/3);0)" office:value-type="float" office:value="0" calcext:value-type="float">
            <text:p>0</text:p>
          </table:table-cell>
          <table:table-cell table:style-name="ce143" table:formula="of:=HYPERLINK(CONCATENATE(&quot;http://hafenmap-jodd.rhcloud.com/#&amp;level=&quot;;[.C125]; &quot;&amp;x=&quot;;[.D125];&quot;&amp;y=&quot;;[.E125];&quot;&amp;zoom=9&amp;spreadsheet=14-zDmLOtP9K4G6t4DdbE0WibPVPG27WLdfkDYaLqhB0&amp;tileset=tiles/&quot;))" office:value-type="string" office:string-value="http://hafenmap-jodd.rhcloud.com/#&amp;level=land&amp;x=126.76&amp;y=-36.36&amp;zoom=9&amp;spreadsheet=14-zDmLOtP9K4G6t4DdbE0WibPVPG27WLdfkDYaLqhB0&amp;tileset=tiles/" calcext:value-type="string">
            <text:p>http://hafenmap-jodd.rhcloud.com/#&amp;level=land&amp;x=126.76&amp;y=-36.3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3.98" calcext:value-type="float">
            <text:p>153.98</text:p>
          </table:table-cell>
          <table:table-cell table:style-name="ce15" office:value-type="float" office:value="-114.55" calcext:value-type="float">
            <text:p>-114.5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6]*[.F126]+[.G126]*[.G126]+[.H126]*[.H126])/3);0)" office:value-type="float" office:value="0" calcext:value-type="float">
            <text:p>0</text:p>
          </table:table-cell>
          <table:table-cell table:style-name="ce144" table:formula="of:=HYPERLINK(CONCATENATE(&quot;http://hafenmap-jodd.rhcloud.com/#&amp;level=&quot;;[.C126]; &quot;&amp;x=&quot;;[.D126];&quot;&amp;y=&quot;;[.E126];&quot;&amp;zoom=9&amp;spreadsheet=14-zDmLOtP9K4G6t4DdbE0WibPVPG27WLdfkDYaLqhB0&amp;tileset=tiles/&quot;))" office:value-type="string" office:string-value="http://hafenmap-jodd.rhcloud.com/#&amp;level=land&amp;x=153.98&amp;y=-114.55&amp;zoom=9&amp;spreadsheet=14-zDmLOtP9K4G6t4DdbE0WibPVPG27WLdfkDYaLqhB0&amp;tileset=tiles/" calcext:value-type="string">
            <text:p>http://hafenmap-jodd.rhcloud.com/#&amp;level=land&amp;x=153.98&amp;y=-114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uano Pile</text:p>
          </table:table-cell>
          <table:table-cell table:style-name="ce8"/>
          <table:table-cell table:style-name="ce11" office:value-type="string" calcext:value-type="string">
            <text:p>cave1</text:p>
          </table:table-cell>
          <table:table-cell table:style-name="ce15" office:value-type="float" office:value="123.26" calcext:value-type="float">
            <text:p>123.26</text:p>
          </table:table-cell>
          <table:table-cell table:style-name="ce15" office:value-type="float" office:value="-96.39" calcext:value-type="float">
            <text:p>-96.3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7]*[.F127]+[.G127]*[.G127]+[.H127]*[.H127])/3);0)" office:value-type="float" office:value="0" calcext:value-type="float">
            <text:p>0</text:p>
          </table:table-cell>
          <table:table-cell table:style-name="ce145" table:formula="of:=HYPERLINK(CONCATENATE(&quot;http://hafenmap-jodd.rhcloud.com/#&amp;level=&quot;;[.C127]; &quot;&amp;x=&quot;;[.D127];&quot;&amp;y=&quot;;[.E127];&quot;&amp;zoom=9&amp;spreadsheet=14-zDmLOtP9K4G6t4DdbE0WibPVPG27WLdfkDYaLqhB0&amp;tileset=tiles/&quot;))" office:value-type="string" office:string-value="http://hafenmap-jodd.rhcloud.com/#&amp;level=cave1&amp;x=123.26&amp;y=-96.39&amp;zoom=9&amp;spreadsheet=14-zDmLOtP9K4G6t4DdbE0WibPVPG27WLdfkDYaLqhB0&amp;tileset=tiles/" calcext:value-type="string">
            <text:p>http://hafenmap-jodd.rhcloud.com/#&amp;level=cave1&amp;x=123.26&amp;y=-96.3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 office:value-type="string" calcext:value-type="string">
            <text:p>q70 OMGGG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9.24" calcext:value-type="float">
            <text:p>9.24</text:p>
          </table:table-cell>
          <table:table-cell table:style-name="ce15" office:value-type="float" office:value="-43.27" calcext:value-type="float">
            <text:p>-43.2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8]*[.F128]+[.G128]*[.G128]+[.H128]*[.H128])/3);0)" office:value-type="float" office:value="0" calcext:value-type="float">
            <text:p>0</text:p>
          </table:table-cell>
          <table:table-cell table:style-name="ce146" table:formula="of:=HYPERLINK(CONCATENATE(&quot;http://hafenmap-jodd.rhcloud.com/#&amp;level=&quot;;[.C128]; &quot;&amp;x=&quot;;[.D128];&quot;&amp;y=&quot;;[.E128];&quot;&amp;zoom=9&amp;spreadsheet=14-zDmLOtP9K4G6t4DdbE0WibPVPG27WLdfkDYaLqhB0&amp;tileset=tiles/&quot;))" office:value-type="string" office:string-value="http://hafenmap-jodd.rhcloud.com/#&amp;level=land&amp;x=9.24&amp;y=-43.27&amp;zoom=9&amp;spreadsheet=14-zDmLOtP9K4G6t4DdbE0WibPVPG27WLdfkDYaLqhB0&amp;tileset=tiles/" calcext:value-type="string">
            <text:p>http://hafenmap-jodd.rhcloud.com/#&amp;level=land&amp;x=9.24&amp;y=-43.2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 office:value-type="string" calcext:value-type="string">
            <text:p>q88 - 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29.45" calcext:value-type="float">
            <text:p>129.45</text:p>
          </table:table-cell>
          <table:table-cell table:style-name="ce15" office:value-type="float" office:value="-20.36" calcext:value-type="float">
            <text:p>-20.3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29]*[.F129]+[.G129]*[.G129]+[.H129]*[.H129])/3);0)" office:value-type="float" office:value="0" calcext:value-type="float">
            <text:p>0</text:p>
          </table:table-cell>
          <table:table-cell table:style-name="ce147" table:formula="of:=HYPERLINK(CONCATENATE(&quot;http://hafenmap-jodd.rhcloud.com/#&amp;level=&quot;;[.C129]; &quot;&amp;x=&quot;;[.D129];&quot;&amp;y=&quot;;[.E129];&quot;&amp;zoom=9&amp;spreadsheet=14-zDmLOtP9K4G6t4DdbE0WibPVPG27WLdfkDYaLqhB0&amp;tileset=tiles/&quot;))" office:value-type="string" office:string-value="http://hafenmap-jodd.rhcloud.com/#&amp;level=land&amp;x=129.45&amp;y=-20.36&amp;zoom=9&amp;spreadsheet=14-zDmLOtP9K4G6t4DdbE0WibPVPG27WLdfkDYaLqhB0&amp;tileset=tiles/" calcext:value-type="string">
            <text:p>http://hafenmap-jodd.rhcloud.com/#&amp;level=land&amp;x=129.45&amp;y=-20.3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1.11" calcext:value-type="float">
            <text:p>-71.11</text:p>
          </table:table-cell>
          <table:table-cell table:style-name="ce15" office:value-type="float" office:value="-13.32" calcext:value-type="float">
            <text:p>-13.3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0]*[.F130]+[.G130]*[.G130]+[.H130]*[.H130])/3);0)" office:value-type="float" office:value="0" calcext:value-type="float">
            <text:p>0</text:p>
          </table:table-cell>
          <table:table-cell table:style-name="ce148" table:formula="of:=HYPERLINK(CONCATENATE(&quot;http://hafenmap-jodd.rhcloud.com/#&amp;level=&quot;;[.C130]; &quot;&amp;x=&quot;;[.D130];&quot;&amp;y=&quot;;[.E130];&quot;&amp;zoom=9&amp;spreadsheet=14-zDmLOtP9K4G6t4DdbE0WibPVPG27WLdfkDYaLqhB0&amp;tileset=tiles/&quot;))" office:value-type="string" office:string-value="http://hafenmap-jodd.rhcloud.com/#&amp;level=land&amp;x=-71.11&amp;y=-13.32&amp;zoom=9&amp;spreadsheet=14-zDmLOtP9K4G6t4DdbE0WibPVPG27WLdfkDYaLqhB0&amp;tileset=tiles/" calcext:value-type="string">
            <text:p>http://hafenmap-jodd.rhcloud.com/#&amp;level=land&amp;x=-71.11&amp;y=-13.3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1.39" calcext:value-type="float">
            <text:p>-31.39</text:p>
          </table:table-cell>
          <table:table-cell table:style-name="ce15" office:value-type="float" office:value="-16.55" calcext:value-type="float">
            <text:p>-16.5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1]*[.F131]+[.G131]*[.G131]+[.H131]*[.H131])/3);0)" office:value-type="float" office:value="0" calcext:value-type="float">
            <text:p>0</text:p>
          </table:table-cell>
          <table:table-cell table:style-name="ce149" table:formula="of:=HYPERLINK(CONCATENATE(&quot;http://hafenmap-jodd.rhcloud.com/#&amp;level=&quot;;[.C131]; &quot;&amp;x=&quot;;[.D131];&quot;&amp;y=&quot;;[.E131];&quot;&amp;zoom=9&amp;spreadsheet=14-zDmLOtP9K4G6t4DdbE0WibPVPG27WLdfkDYaLqhB0&amp;tileset=tiles/&quot;))" office:value-type="string" office:string-value="http://hafenmap-jodd.rhcloud.com/#&amp;level=land&amp;x=-31.39&amp;y=-16.55&amp;zoom=9&amp;spreadsheet=14-zDmLOtP9K4G6t4DdbE0WibPVPG27WLdfkDYaLqhB0&amp;tileset=tiles/" calcext:value-type="string">
            <text:p>http://hafenmap-jodd.rhcloud.com/#&amp;level=land&amp;x=-31.39&amp;y=-16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1.74" calcext:value-type="float">
            <text:p>121.74</text:p>
          </table:table-cell>
          <table:table-cell table:style-name="ce15" office:value-type="float" office:value="-39.52" calcext:value-type="float">
            <text:p>-39.5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2]*[.F132]+[.G132]*[.G132]+[.H132]*[.H132])/3);0)" office:value-type="float" office:value="0" calcext:value-type="float">
            <text:p>0</text:p>
          </table:table-cell>
          <table:table-cell table:style-name="ce150" table:formula="of:=HYPERLINK(CONCATENATE(&quot;http://hafenmap-jodd.rhcloud.com/#&amp;level=&quot;;[.C132]; &quot;&amp;x=&quot;;[.D132];&quot;&amp;y=&quot;;[.E132];&quot;&amp;zoom=9&amp;spreadsheet=14-zDmLOtP9K4G6t4DdbE0WibPVPG27WLdfkDYaLqhB0&amp;tileset=tiles/&quot;))" office:value-type="string" office:string-value="http://hafenmap-jodd.rhcloud.com/#&amp;level=land&amp;x=121.74&amp;y=-39.52&amp;zoom=9&amp;spreadsheet=14-zDmLOtP9K4G6t4DdbE0WibPVPG27WLdfkDYaLqhB0&amp;tileset=tiles/" calcext:value-type="string">
            <text:p>http://hafenmap-jodd.rhcloud.com/#&amp;level=land&amp;x=121.74&amp;y=-39.5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2.74" calcext:value-type="float">
            <text:p>122.74</text:p>
          </table:table-cell>
          <table:table-cell table:style-name="ce15" office:value-type="float" office:value="-40.4" calcext:value-type="float">
            <text:p>-40.4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3]*[.F133]+[.G133]*[.G133]+[.H133]*[.H133])/3);0)" office:value-type="float" office:value="0" calcext:value-type="float">
            <text:p>0</text:p>
          </table:table-cell>
          <table:table-cell table:style-name="ce151" table:formula="of:=HYPERLINK(CONCATENATE(&quot;http://hafenmap-jodd.rhcloud.com/#&amp;level=&quot;;[.C133]; &quot;&amp;x=&quot;;[.D133];&quot;&amp;y=&quot;;[.E133];&quot;&amp;zoom=9&amp;spreadsheet=14-zDmLOtP9K4G6t4DdbE0WibPVPG27WLdfkDYaLqhB0&amp;tileset=tiles/&quot;))" office:value-type="string" office:string-value="http://hafenmap-jodd.rhcloud.com/#&amp;level=land&amp;x=122.74&amp;y=-40.4&amp;zoom=9&amp;spreadsheet=14-zDmLOtP9K4G6t4DdbE0WibPVPG27WLdfkDYaLqhB0&amp;tileset=tiles/" calcext:value-type="string">
            <text:p>http://hafenmap-jodd.rhcloud.com/#&amp;level=land&amp;x=122.74&amp;y=-40.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4.76" calcext:value-type="float">
            <text:p>134.76</text:p>
          </table:table-cell>
          <table:table-cell table:style-name="ce15" office:value-type="float" office:value="-16.66" calcext:value-type="float">
            <text:p>-16.6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4]*[.F134]+[.G134]*[.G134]+[.H134]*[.H134])/3);0)" office:value-type="float" office:value="0" calcext:value-type="float">
            <text:p>0</text:p>
          </table:table-cell>
          <table:table-cell table:style-name="ce152" table:formula="of:=HYPERLINK(CONCATENATE(&quot;http://hafenmap-jodd.rhcloud.com/#&amp;level=&quot;;[.C134]; &quot;&amp;x=&quot;;[.D134];&quot;&amp;y=&quot;;[.E134];&quot;&amp;zoom=9&amp;spreadsheet=14-zDmLOtP9K4G6t4DdbE0WibPVPG27WLdfkDYaLqhB0&amp;tileset=tiles/&quot;))" office:value-type="string" office:string-value="http://hafenmap-jodd.rhcloud.com/#&amp;level=land&amp;x=134.76&amp;y=-16.66&amp;zoom=9&amp;spreadsheet=14-zDmLOtP9K4G6t4DdbE0WibPVPG27WLdfkDYaLqhB0&amp;tileset=tiles/" calcext:value-type="string">
            <text:p>http://hafenmap-jodd.rhcloud.com/#&amp;level=land&amp;x=134.76&amp;y=-16.6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5.25" calcext:value-type="float">
            <text:p>135.25</text:p>
          </table:table-cell>
          <table:table-cell table:style-name="ce15" office:value-type="float" office:value="-38.85" calcext:value-type="float">
            <text:p>-38.8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5]*[.F135]+[.G135]*[.G135]+[.H135]*[.H135])/3);0)" office:value-type="float" office:value="0" calcext:value-type="float">
            <text:p>0</text:p>
          </table:table-cell>
          <table:table-cell table:style-name="ce153" table:formula="of:=HYPERLINK(CONCATENATE(&quot;http://hafenmap-jodd.rhcloud.com/#&amp;level=&quot;;[.C135]; &quot;&amp;x=&quot;;[.D135];&quot;&amp;y=&quot;;[.E135];&quot;&amp;zoom=9&amp;spreadsheet=14-zDmLOtP9K4G6t4DdbE0WibPVPG27WLdfkDYaLqhB0&amp;tileset=tiles/&quot;))" office:value-type="string" office:string-value="http://hafenmap-jodd.rhcloud.com/#&amp;level=land&amp;x=135.25&amp;y=-38.85&amp;zoom=9&amp;spreadsheet=14-zDmLOtP9K4G6t4DdbE0WibPVPG27WLdfkDYaLqhB0&amp;tileset=tiles/" calcext:value-type="string">
            <text:p>http://hafenmap-jodd.rhcloud.com/#&amp;level=land&amp;x=135.25&amp;y=-38.8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6.18" calcext:value-type="float">
            <text:p>136.18</text:p>
          </table:table-cell>
          <table:table-cell table:style-name="ce15" office:value-type="float" office:value="-36.63" calcext:value-type="float">
            <text:p>-36.6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6]*[.F136]+[.G136]*[.G136]+[.H136]*[.H136])/3);0)" office:value-type="float" office:value="0" calcext:value-type="float">
            <text:p>0</text:p>
          </table:table-cell>
          <table:table-cell table:style-name="ce154" table:formula="of:=HYPERLINK(CONCATENATE(&quot;http://hafenmap-jodd.rhcloud.com/#&amp;level=&quot;;[.C136]; &quot;&amp;x=&quot;;[.D136];&quot;&amp;y=&quot;;[.E136];&quot;&amp;zoom=9&amp;spreadsheet=14-zDmLOtP9K4G6t4DdbE0WibPVPG27WLdfkDYaLqhB0&amp;tileset=tiles/&quot;))" office:value-type="string" office:string-value="http://hafenmap-jodd.rhcloud.com/#&amp;level=land&amp;x=136.18&amp;y=-36.63&amp;zoom=9&amp;spreadsheet=14-zDmLOtP9K4G6t4DdbE0WibPVPG27WLdfkDYaLqhB0&amp;tileset=tiles/" calcext:value-type="string">
            <text:p>http://hafenmap-jodd.rhcloud.com/#&amp;level=land&amp;x=136.18&amp;y=-36.6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0.82" calcext:value-type="float">
            <text:p>140.82</text:p>
          </table:table-cell>
          <table:table-cell table:style-name="ce15" office:value-type="float" office:value="-41.65" calcext:value-type="float">
            <text:p>-41.6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7]*[.F137]+[.G137]*[.G137]+[.H137]*[.H137])/3);0)" office:value-type="float" office:value="0" calcext:value-type="float">
            <text:p>0</text:p>
          </table:table-cell>
          <table:table-cell table:style-name="ce155" table:formula="of:=HYPERLINK(CONCATENATE(&quot;http://hafenmap-jodd.rhcloud.com/#&amp;level=&quot;;[.C137]; &quot;&amp;x=&quot;;[.D137];&quot;&amp;y=&quot;;[.E137];&quot;&amp;zoom=9&amp;spreadsheet=14-zDmLOtP9K4G6t4DdbE0WibPVPG27WLdfkDYaLqhB0&amp;tileset=tiles/&quot;))" office:value-type="string" office:string-value="http://hafenmap-jodd.rhcloud.com/#&amp;level=land&amp;x=140.82&amp;y=-41.65&amp;zoom=9&amp;spreadsheet=14-zDmLOtP9K4G6t4DdbE0WibPVPG27WLdfkDYaLqhB0&amp;tileset=tiles/" calcext:value-type="string">
            <text:p>http://hafenmap-jodd.rhcloud.com/#&amp;level=land&amp;x=140.82&amp;y=-41.6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3.01" calcext:value-type="float">
            <text:p>143.01</text:p>
          </table:table-cell>
          <table:table-cell table:style-name="ce15" office:value-type="float" office:value="-43.03" calcext:value-type="float">
            <text:p>-43.0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8]*[.F138]+[.G138]*[.G138]+[.H138]*[.H138])/3);0)" office:value-type="float" office:value="0" calcext:value-type="float">
            <text:p>0</text:p>
          </table:table-cell>
          <table:table-cell table:style-name="ce156" table:formula="of:=HYPERLINK(CONCATENATE(&quot;http://hafenmap-jodd.rhcloud.com/#&amp;level=&quot;;[.C138]; &quot;&amp;x=&quot;;[.D138];&quot;&amp;y=&quot;;[.E138];&quot;&amp;zoom=9&amp;spreadsheet=14-zDmLOtP9K4G6t4DdbE0WibPVPG27WLdfkDYaLqhB0&amp;tileset=tiles/&quot;))" office:value-type="string" office:string-value="http://hafenmap-jodd.rhcloud.com/#&amp;level=land&amp;x=143.01&amp;y=-43.03&amp;zoom=9&amp;spreadsheet=14-zDmLOtP9K4G6t4DdbE0WibPVPG27WLdfkDYaLqhB0&amp;tileset=tiles/" calcext:value-type="string">
            <text:p>http://hafenmap-jodd.rhcloud.com/#&amp;level=land&amp;x=143.01&amp;y=-43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3.35" calcext:value-type="float">
            <text:p>143.35</text:p>
          </table:table-cell>
          <table:table-cell table:style-name="ce15" office:value-type="float" office:value="-41.73" calcext:value-type="float">
            <text:p>-41.7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39]*[.F139]+[.G139]*[.G139]+[.H139]*[.H139])/3);0)" office:value-type="float" office:value="0" calcext:value-type="float">
            <text:p>0</text:p>
          </table:table-cell>
          <table:table-cell table:style-name="ce157" table:formula="of:=HYPERLINK(CONCATENATE(&quot;http://hafenmap-jodd.rhcloud.com/#&amp;level=&quot;;[.C139]; &quot;&amp;x=&quot;;[.D139];&quot;&amp;y=&quot;;[.E139];&quot;&amp;zoom=9&amp;spreadsheet=14-zDmLOtP9K4G6t4DdbE0WibPVPG27WLdfkDYaLqhB0&amp;tileset=tiles/&quot;))" office:value-type="string" office:string-value="http://hafenmap-jodd.rhcloud.com/#&amp;level=land&amp;x=143.35&amp;y=-41.73&amp;zoom=9&amp;spreadsheet=14-zDmLOtP9K4G6t4DdbE0WibPVPG27WLdfkDYaLqhB0&amp;tileset=tiles/" calcext:value-type="string">
            <text:p>http://hafenmap-jodd.rhcloud.com/#&amp;level=land&amp;x=143.35&amp;y=-41.7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8.75" calcext:value-type="float">
            <text:p>158.75</text:p>
          </table:table-cell>
          <table:table-cell table:style-name="ce15" office:value-type="float" office:value="-113.79" calcext:value-type="float">
            <text:p>-113.79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82" calcext:value-type="float">
            <text:p>82</text:p>
          </table:table-cell>
          <table:table-cell table:style-name="ce18" table:formula="of:=ROUND(SQRT(([.F140]*[.F140]+[.G140]*[.G140]+[.H140]*[.H140])/3);0)" office:value-type="float" office:value="77" calcext:value-type="float">
            <text:p>77</text:p>
          </table:table-cell>
          <table:table-cell table:style-name="ce158" table:formula="of:=HYPERLINK(CONCATENATE(&quot;http://hafenmap-jodd.rhcloud.com/#&amp;level=&quot;;[.C140]; &quot;&amp;x=&quot;;[.D140];&quot;&amp;y=&quot;;[.E140];&quot;&amp;zoom=9&amp;spreadsheet=14-zDmLOtP9K4G6t4DdbE0WibPVPG27WLdfkDYaLqhB0&amp;tileset=tiles/&quot;))" office:value-type="string" office:string-value="http://hafenmap-jodd.rhcloud.com/#&amp;level=land&amp;x=158.75&amp;y=-113.79&amp;zoom=9&amp;spreadsheet=14-zDmLOtP9K4G6t4DdbE0WibPVPG27WLdfkDYaLqhB0&amp;tileset=tiles/" calcext:value-type="string">
            <text:p>http://hafenmap-jodd.rhcloud.com/#&amp;level=land&amp;x=158.75&amp;y=-113.7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dwater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71.37" calcext:value-type="float">
            <text:p>171.37</text:p>
          </table:table-cell>
          <table:table-cell table:style-name="ce15" office:value-type="float" office:value="-57.44" calcext:value-type="float">
            <text:p>-57.44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8" table:formula="of:=ROUND(SQRT(([.F141]*[.F141]+[.G141]*[.G141]+[.H141]*[.H141])/3);0)" office:value-type="float" office:value="67" calcext:value-type="float">
            <text:p>67</text:p>
          </table:table-cell>
          <table:table-cell table:style-name="ce159" table:formula="of:=HYPERLINK(CONCATENATE(&quot;http://hafenmap-jodd.rhcloud.com/#&amp;level=&quot;;[.C141]; &quot;&amp;x=&quot;;[.D141];&quot;&amp;y=&quot;;[.E141];&quot;&amp;zoom=9&amp;spreadsheet=14-zDmLOtP9K4G6t4DdbE0WibPVPG27WLdfkDYaLqhB0&amp;tileset=tiles/&quot;))" office:value-type="string" office:string-value="http://hafenmap-jodd.rhcloud.com/#&amp;level=land&amp;x=171.37&amp;y=-57.44&amp;zoom=9&amp;spreadsheet=14-zDmLOtP9K4G6t4DdbE0WibPVPG27WLdfkDYaLqhB0&amp;tileset=tiles/" calcext:value-type="string">
            <text:p>http://hafenmap-jodd.rhcloud.com/#&amp;level=land&amp;x=171.37&amp;y=-57.4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 office:value-type="string" calcext:value-type="string">
            <text:p>Palisad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1.33" calcext:value-type="float">
            <text:p>-21.33</text:p>
          </table:table-cell>
          <table:table-cell table:style-name="ce15" office:value-type="float" office:value="-10.37" calcext:value-type="float">
            <text:p>-10.3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2]*[.F142]+[.G142]*[.G142]+[.H142]*[.H142])/3);0)" office:value-type="float" office:value="0" calcext:value-type="float">
            <text:p>0</text:p>
          </table:table-cell>
          <table:table-cell table:style-name="ce160" table:formula="of:=HYPERLINK(CONCATENATE(&quot;http://hafenmap-jodd.rhcloud.com/#&amp;level=&quot;;[.C142]; &quot;&amp;x=&quot;;[.D142];&quot;&amp;y=&quot;;[.E142];&quot;&amp;zoom=9&amp;spreadsheet=14-zDmLOtP9K4G6t4DdbE0WibPVPG27WLdfkDYaLqhB0&amp;tileset=tiles/&quot;))" office:value-type="string" office:string-value="http://hafenmap-jodd.rhcloud.com/#&amp;level=land&amp;x=-21.33&amp;y=-10.37&amp;zoom=9&amp;spreadsheet=14-zDmLOtP9K4G6t4DdbE0WibPVPG27WLdfkDYaLqhB0&amp;tileset=tiles/" calcext:value-type="string">
            <text:p>http://hafenmap-jodd.rhcloud.com/#&amp;level=land&amp;x=-21.33&amp;y=-10.3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 office:value-type="string" calcext:value-type="string">
            <text:p>Un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0.76" calcext:value-type="float">
            <text:p>-70.76</text:p>
          </table:table-cell>
          <table:table-cell table:style-name="ce15" office:value-type="float" office:value="-67.16" calcext:value-type="float">
            <text:p>-67.1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3]*[.F143]+[.G143]*[.G143]+[.H143]*[.H143])/3);0)" office:value-type="float" office:value="0" calcext:value-type="float">
            <text:p>0</text:p>
          </table:table-cell>
          <table:table-cell table:style-name="ce161" table:formula="of:=HYPERLINK(CONCATENATE(&quot;http://hafenmap-jodd.rhcloud.com/#&amp;level=&quot;;[.C143]; &quot;&amp;x=&quot;;[.D143];&quot;&amp;y=&quot;;[.E143];&quot;&amp;zoom=9&amp;spreadsheet=14-zDmLOtP9K4G6t4DdbE0WibPVPG27WLdfkDYaLqhB0&amp;tileset=tiles/&quot;))" office:value-type="string" office:string-value="http://hafenmap-jodd.rhcloud.com/#&amp;level=land&amp;x=-70.76&amp;y=-67.16&amp;zoom=9&amp;spreadsheet=14-zDmLOtP9K4G6t4DdbE0WibPVPG27WLdfkDYaLqhB0&amp;tileset=tiles/" calcext:value-type="string">
            <text:p>http://hafenmap-jodd.rhcloud.com/#&amp;level=land&amp;x=-70.76&amp;y=-67.1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 office:value-type="string" calcext:value-type="string">
            <text:p>Un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9.84" calcext:value-type="float">
            <text:p>-39.84</text:p>
          </table:table-cell>
          <table:table-cell table:style-name="ce15" office:value-type="float" office:value="-33.82" calcext:value-type="float">
            <text:p>-33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4]*[.F144]+[.G144]*[.G144]+[.H144]*[.H144])/3);0)" office:value-type="float" office:value="0" calcext:value-type="float">
            <text:p>0</text:p>
          </table:table-cell>
          <table:table-cell table:style-name="ce162" table:formula="of:=HYPERLINK(CONCATENATE(&quot;http://hafenmap-jodd.rhcloud.com/#&amp;level=&quot;;[.C144]; &quot;&amp;x=&quot;;[.D144];&quot;&amp;y=&quot;;[.E144];&quot;&amp;zoom=9&amp;spreadsheet=14-zDmLOtP9K4G6t4DdbE0WibPVPG27WLdfkDYaLqhB0&amp;tileset=tiles/&quot;))" office:value-type="string" office:string-value="http://hafenmap-jodd.rhcloud.com/#&amp;level=land&amp;x=-39.84&amp;y=-33.82&amp;zoom=9&amp;spreadsheet=14-zDmLOtP9K4G6t4DdbE0WibPVPG27WLdfkDYaLqhB0&amp;tileset=tiles/" calcext:value-type="string">
            <text:p>http://hafenmap-jodd.rhcloud.com/#&amp;level=land&amp;x=-39.84&amp;y=-33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 office:value-type="string" calcext:value-type="string">
            <text:p>Un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-37.76" calcext:value-type="float">
            <text:p>-37.7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5]*[.F145]+[.G145]*[.G145]+[.H145]*[.H145])/3);0)" office:value-type="float" office:value="0" calcext:value-type="float">
            <text:p>0</text:p>
          </table:table-cell>
          <table:table-cell table:style-name="ce163" table:formula="of:=HYPERLINK(CONCATENATE(&quot;http://hafenmap-jodd.rhcloud.com/#&amp;level=&quot;;[.C145]; &quot;&amp;x=&quot;;[.D145];&quot;&amp;y=&quot;;[.E145];&quot;&amp;zoom=9&amp;spreadsheet=14-zDmLOtP9K4G6t4DdbE0WibPVPG27WLdfkDYaLqhB0&amp;tileset=tiles/&quot;))" office:value-type="string" office:string-value="http://hafenmap-jodd.rhcloud.com/#&amp;level=land&amp;x=11.2&amp;y=-37.76&amp;zoom=9&amp;spreadsheet=14-zDmLOtP9K4G6t4DdbE0WibPVPG27WLdfkDYaLqhB0&amp;tileset=tiles/" calcext:value-type="string">
            <text:p>http://hafenmap-jodd.rhcloud.com/#&amp;level=land&amp;x=11.2&amp;y=-37.7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7.28" calcext:value-type="float">
            <text:p>-17.28</text:p>
          </table:table-cell>
          <table:table-cell table:style-name="ce15" office:value-type="float" office:value="-34.74" calcext:value-type="float">
            <text:p>-34.7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6]*[.F146]+[.G146]*[.G146]+[.H146]*[.H146])/3);0)" office:value-type="float" office:value="0" calcext:value-type="float">
            <text:p>0</text:p>
          </table:table-cell>
          <table:table-cell table:style-name="ce164" table:formula="of:=HYPERLINK(CONCATENATE(&quot;http://hafenmap-jodd.rhcloud.com/#&amp;level=&quot;;[.C146]; &quot;&amp;x=&quot;;[.D146];&quot;&amp;y=&quot;;[.E146];&quot;&amp;zoom=9&amp;spreadsheet=14-zDmLOtP9K4G6t4DdbE0WibPVPG27WLdfkDYaLqhB0&amp;tileset=tiles/&quot;))" office:value-type="string" office:string-value="http://hafenmap-jodd.rhcloud.com/#&amp;level=land&amp;x=-17.28&amp;y=-34.74&amp;zoom=9&amp;spreadsheet=14-zDmLOtP9K4G6t4DdbE0WibPVPG27WLdfkDYaLqhB0&amp;tileset=tiles/" calcext:value-type="string">
            <text:p>http://hafenmap-jodd.rhcloud.com/#&amp;level=land&amp;x=-17.28&amp;y=-34.7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5.08" calcext:value-type="float">
            <text:p>-15.08</text:p>
          </table:table-cell>
          <table:table-cell table:style-name="ce15" office:value-type="float" office:value="-36.04" calcext:value-type="float">
            <text:p>-36.0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7]*[.F147]+[.G147]*[.G147]+[.H147]*[.H147])/3);0)" office:value-type="float" office:value="0" calcext:value-type="float">
            <text:p>0</text:p>
          </table:table-cell>
          <table:table-cell table:style-name="ce165" table:formula="of:=HYPERLINK(CONCATENATE(&quot;http://hafenmap-jodd.rhcloud.com/#&amp;level=&quot;;[.C147]; &quot;&amp;x=&quot;;[.D147];&quot;&amp;y=&quot;;[.E147];&quot;&amp;zoom=9&amp;spreadsheet=14-zDmLOtP9K4G6t4DdbE0WibPVPG27WLdfkDYaLqhB0&amp;tileset=tiles/&quot;))" office:value-type="string" office:string-value="http://hafenmap-jodd.rhcloud.com/#&amp;level=land&amp;x=-15.08&amp;y=-36.04&amp;zoom=9&amp;spreadsheet=14-zDmLOtP9K4G6t4DdbE0WibPVPG27WLdfkDYaLqhB0&amp;tileset=tiles/" calcext:value-type="string">
            <text:p>http://hafenmap-jodd.rhcloud.com/#&amp;level=land&amp;x=-15.08&amp;y=-36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2.45" calcext:value-type="float">
            <text:p>-12.45</text:p>
          </table:table-cell>
          <table:table-cell table:style-name="ce15" office:value-type="float" office:value="-32.22" calcext:value-type="float">
            <text:p>-32.2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8]*[.F148]+[.G148]*[.G148]+[.H148]*[.H148])/3);0)" office:value-type="float" office:value="0" calcext:value-type="float">
            <text:p>0</text:p>
          </table:table-cell>
          <table:table-cell table:style-name="ce166" table:formula="of:=HYPERLINK(CONCATENATE(&quot;http://hafenmap-jodd.rhcloud.com/#&amp;level=&quot;;[.C148]; &quot;&amp;x=&quot;;[.D148];&quot;&amp;y=&quot;;[.E148];&quot;&amp;zoom=9&amp;spreadsheet=14-zDmLOtP9K4G6t4DdbE0WibPVPG27WLdfkDYaLqhB0&amp;tileset=tiles/&quot;))" office:value-type="string" office:string-value="http://hafenmap-jodd.rhcloud.com/#&amp;level=land&amp;x=-12.45&amp;y=-32.22&amp;zoom=9&amp;spreadsheet=14-zDmLOtP9K4G6t4DdbE0WibPVPG27WLdfkDYaLqhB0&amp;tileset=tiles/" calcext:value-type="string">
            <text:p>http://hafenmap-jodd.rhcloud.com/#&amp;level=land&amp;x=-12.45&amp;y=-32.2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11.75" calcext:value-type="float">
            <text:p>-11.75</text:p>
          </table:table-cell>
          <table:table-cell table:style-name="ce15" office:value-type="float" office:value="-34.44" calcext:value-type="float">
            <text:p>-34.4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49]*[.F149]+[.G149]*[.G149]+[.H149]*[.H149])/3);0)" office:value-type="float" office:value="0" calcext:value-type="float">
            <text:p>0</text:p>
          </table:table-cell>
          <table:table-cell table:style-name="ce167" table:formula="of:=HYPERLINK(CONCATENATE(&quot;http://hafenmap-jodd.rhcloud.com/#&amp;level=&quot;;[.C149]; &quot;&amp;x=&quot;;[.D149];&quot;&amp;y=&quot;;[.E149];&quot;&amp;zoom=9&amp;spreadsheet=14-zDmLOtP9K4G6t4DdbE0WibPVPG27WLdfkDYaLqhB0&amp;tileset=tiles/&quot;))" office:value-type="string" office:string-value="http://hafenmap-jodd.rhcloud.com/#&amp;level=land&amp;x=-11.75&amp;y=-34.44&amp;zoom=9&amp;spreadsheet=14-zDmLOtP9K4G6t4DdbE0WibPVPG27WLdfkDYaLqhB0&amp;tileset=tiles/" calcext:value-type="string">
            <text:p>http://hafenmap-jodd.rhcloud.com/#&amp;level=land&amp;x=-11.75&amp;y=-34.4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64" calcext:value-type="float">
            <text:p>125.64</text:p>
          </table:table-cell>
          <table:table-cell table:style-name="ce15" office:value-type="float" office:value="-61.18" calcext:value-type="float">
            <text:p>-61.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0]*[.F150]+[.G150]*[.G150]+[.H150]*[.H150])/3);0)" office:value-type="float" office:value="0" calcext:value-type="float">
            <text:p>0</text:p>
          </table:table-cell>
          <table:table-cell table:style-name="ce168" table:formula="of:=HYPERLINK(CONCATENATE(&quot;http://hafenmap-jodd.rhcloud.com/#&amp;level=&quot;;[.C150]; &quot;&amp;x=&quot;;[.D150];&quot;&amp;y=&quot;;[.E150];&quot;&amp;zoom=9&amp;spreadsheet=14-zDmLOtP9K4G6t4DdbE0WibPVPG27WLdfkDYaLqhB0&amp;tileset=tiles/&quot;))" office:value-type="string" office:string-value="http://hafenmap-jodd.rhcloud.com/#&amp;level=land&amp;x=125.64&amp;y=-61.18&amp;zoom=9&amp;spreadsheet=14-zDmLOtP9K4G6t4DdbE0WibPVPG27WLdfkDYaLqhB0&amp;tileset=tiles/" calcext:value-type="string">
            <text:p>http://hafenmap-jodd.rhcloud.com/#&amp;level=land&amp;x=125.64&amp;y=-61.1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6.17" calcext:value-type="float">
            <text:p>126.17</text:p>
          </table:table-cell>
          <table:table-cell table:style-name="ce15" office:value-type="float" office:value="-90.17" calcext:value-type="float">
            <text:p>-90.1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1]*[.F151]+[.G151]*[.G151]+[.H151]*[.H151])/3);0)" office:value-type="float" office:value="0" calcext:value-type="float">
            <text:p>0</text:p>
          </table:table-cell>
          <table:table-cell table:style-name="ce169" table:formula="of:=HYPERLINK(CONCATENATE(&quot;http://hafenmap-jodd.rhcloud.com/#&amp;level=&quot;;[.C151]; &quot;&amp;x=&quot;;[.D151];&quot;&amp;y=&quot;;[.E151];&quot;&amp;zoom=9&amp;spreadsheet=14-zDmLOtP9K4G6t4DdbE0WibPVPG27WLdfkDYaLqhB0&amp;tileset=tiles/&quot;))" office:value-type="string" office:string-value="http://hafenmap-jodd.rhcloud.com/#&amp;level=land&amp;x=126.17&amp;y=-90.17&amp;zoom=9&amp;spreadsheet=14-zDmLOtP9K4G6t4DdbE0WibPVPG27WLdfkDYaLqhB0&amp;tileset=tiles/" calcext:value-type="string">
            <text:p>http://hafenmap-jodd.rhcloud.com/#&amp;level=land&amp;x=126.17&amp;y=-90.1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7.53" calcext:value-type="float">
            <text:p>127.53</text:p>
          </table:table-cell>
          <table:table-cell table:style-name="ce15" office:value-type="float" office:value="-51" calcext:value-type="float">
            <text:p>-51.0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2]*[.F152]+[.G152]*[.G152]+[.H152]*[.H152])/3);0)" office:value-type="float" office:value="0" calcext:value-type="float">
            <text:p>0</text:p>
          </table:table-cell>
          <table:table-cell table:style-name="ce170" table:formula="of:=HYPERLINK(CONCATENATE(&quot;http://hafenmap-jodd.rhcloud.com/#&amp;level=&quot;;[.C152]; &quot;&amp;x=&quot;;[.D152];&quot;&amp;y=&quot;;[.E152];&quot;&amp;zoom=9&amp;spreadsheet=14-zDmLOtP9K4G6t4DdbE0WibPVPG27WLdfkDYaLqhB0&amp;tileset=tiles/&quot;))" office:value-type="string" office:string-value="http://hafenmap-jodd.rhcloud.com/#&amp;level=land&amp;x=127.53&amp;y=-51&amp;zoom=9&amp;spreadsheet=14-zDmLOtP9K4G6t4DdbE0WibPVPG27WLdfkDYaLqhB0&amp;tileset=tiles/" calcext:value-type="string">
            <text:p>http://hafenmap-jodd.rhcloud.com/#&amp;level=land&amp;x=127.53&amp;y=-5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5.84" calcext:value-type="float">
            <text:p>135.84</text:p>
          </table:table-cell>
          <table:table-cell table:style-name="ce15" office:value-type="float" office:value="-57" calcext:value-type="float">
            <text:p>-57.00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18" table:formula="of:=ROUND(SQRT(([.F153]*[.F153]+[.G153]*[.G153]+[.H153]*[.H153])/3);0)" office:value-type="float" office:value="10" calcext:value-type="float">
            <text:p>10</text:p>
          </table:table-cell>
          <table:table-cell table:style-name="ce171" table:formula="of:=HYPERLINK(CONCATENATE(&quot;http://hafenmap-jodd.rhcloud.com/#&amp;level=&quot;;[.C153]; &quot;&amp;x=&quot;;[.D153];&quot;&amp;y=&quot;;[.E153];&quot;&amp;zoom=9&amp;spreadsheet=14-zDmLOtP9K4G6t4DdbE0WibPVPG27WLdfkDYaLqhB0&amp;tileset=tiles/&quot;))" office:value-type="string" office:string-value="http://hafenmap-jodd.rhcloud.com/#&amp;level=land&amp;x=135.84&amp;y=-57&amp;zoom=9&amp;spreadsheet=14-zDmLOtP9K4G6t4DdbE0WibPVPG27WLdfkDYaLqhB0&amp;tileset=tiles/" calcext:value-type="string">
            <text:p>http://hafenmap-jodd.rhcloud.com/#&amp;level=land&amp;x=135.84&amp;y=-5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6.24" calcext:value-type="float">
            <text:p>136.24</text:p>
          </table:table-cell>
          <table:table-cell table:style-name="ce15" office:value-type="float" office:value="-93.15" calcext:value-type="float">
            <text:p>-93.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4]*[.F154]+[.G154]*[.G154]+[.H154]*[.H154])/3);0)" office:value-type="float" office:value="0" calcext:value-type="float">
            <text:p>0</text:p>
          </table:table-cell>
          <table:table-cell table:style-name="ce172" table:formula="of:=HYPERLINK(CONCATENATE(&quot;http://hafenmap-jodd.rhcloud.com/#&amp;level=&quot;;[.C154]; &quot;&amp;x=&quot;;[.D154];&quot;&amp;y=&quot;;[.E154];&quot;&amp;zoom=9&amp;spreadsheet=14-zDmLOtP9K4G6t4DdbE0WibPVPG27WLdfkDYaLqhB0&amp;tileset=tiles/&quot;))" office:value-type="string" office:string-value="http://hafenmap-jodd.rhcloud.com/#&amp;level=land&amp;x=136.24&amp;y=-93.15&amp;zoom=9&amp;spreadsheet=14-zDmLOtP9K4G6t4DdbE0WibPVPG27WLdfkDYaLqhB0&amp;tileset=tiles/" calcext:value-type="string">
            <text:p>http://hafenmap-jodd.rhcloud.com/#&amp;level=land&amp;x=136.24&amp;y=-93.1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rt of the Wood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4.03" calcext:value-type="float">
            <text:p>154.03</text:p>
          </table:table-cell>
          <table:table-cell table:style-name="ce15" office:value-type="float" office:value="-103.34" calcext:value-type="float">
            <text:p>-103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5]*[.F155]+[.G155]*[.G155]+[.H155]*[.H155])/3);0)" office:value-type="float" office:value="0" calcext:value-type="float">
            <text:p>0</text:p>
          </table:table-cell>
          <table:table-cell table:style-name="ce173" table:formula="of:=HYPERLINK(CONCATENATE(&quot;http://hafenmap-jodd.rhcloud.com/#&amp;level=&quot;;[.C155]; &quot;&amp;x=&quot;;[.D155];&quot;&amp;y=&quot;;[.E155];&quot;&amp;zoom=9&amp;spreadsheet=14-zDmLOtP9K4G6t4DdbE0WibPVPG27WLdfkDYaLqhB0&amp;tileset=tiles/&quot;))" office:value-type="string" office:string-value="http://hafenmap-jodd.rhcloud.com/#&amp;level=land&amp;x=154.03&amp;y=-103.34&amp;zoom=9&amp;spreadsheet=14-zDmLOtP9K4G6t4DdbE0WibPVPG27WLdfkDYaLqhB0&amp;tileset=tiles/" calcext:value-type="string">
            <text:p>http://hafenmap-jodd.rhcloud.com/#&amp;level=land&amp;x=154.03&amp;y=-103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vy Earth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4.76" calcext:value-type="float">
            <text:p>124.76</text:p>
          </table:table-cell>
          <table:table-cell table:style-name="ce15" office:value-type="float" office:value="-77.85" calcext:value-type="float">
            <text:p>-77.85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3" calcext:value-type="float">
            <text:p>53</text:p>
          </table:table-cell>
          <table:table-cell table:style-name="ce18" table:formula="of:=ROUND(SQRT(([.F156]*[.F156]+[.G156]*[.G156]+[.H156]*[.H156])/3);0)" office:value-type="float" office:value="47" calcext:value-type="float">
            <text:p>47</text:p>
          </table:table-cell>
          <table:table-cell table:style-name="ce174" table:formula="of:=HYPERLINK(CONCATENATE(&quot;http://hafenmap-jodd.rhcloud.com/#&amp;level=&quot;;[.C156]; &quot;&amp;x=&quot;;[.D156];&quot;&amp;y=&quot;;[.E156];&quot;&amp;zoom=9&amp;spreadsheet=14-zDmLOtP9K4G6t4DdbE0WibPVPG27WLdfkDYaLqhB0&amp;tileset=tiles/&quot;))" office:value-type="string" office:string-value="http://hafenmap-jodd.rhcloud.com/#&amp;level=cave2&amp;x=124.76&amp;y=-77.85&amp;zoom=9&amp;spreadsheet=14-zDmLOtP9K4G6t4DdbE0WibPVPG27WLdfkDYaLqhB0&amp;tileset=tiles/" calcext:value-type="string">
            <text:p>http://hafenmap-jodd.rhcloud.com/#&amp;level=cave2&amp;x=124.76&amp;y=-77.8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vy Earth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52" calcext:value-type="float">
            <text:p>125.52</text:p>
          </table:table-cell>
          <table:table-cell table:style-name="ce15" office:value-type="float" office:value="-79.13" calcext:value-type="float">
            <text:p>-79.1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7]*[.F157]+[.G157]*[.G157]+[.H157]*[.H157])/3);0)" office:value-type="float" office:value="0" calcext:value-type="float">
            <text:p>0</text:p>
          </table:table-cell>
          <table:table-cell table:style-name="ce175" table:formula="of:=HYPERLINK(CONCATENATE(&quot;http://hafenmap-jodd.rhcloud.com/#&amp;level=&quot;;[.C157]; &quot;&amp;x=&quot;;[.D157];&quot;&amp;y=&quot;;[.E157];&quot;&amp;zoom=9&amp;spreadsheet=14-zDmLOtP9K4G6t4DdbE0WibPVPG27WLdfkDYaLqhB0&amp;tileset=tiles/&quot;))" office:value-type="string" office:string-value="http://hafenmap-jodd.rhcloud.com/#&amp;level=cave2&amp;x=125.52&amp;y=-79.13&amp;zoom=9&amp;spreadsheet=14-zDmLOtP9K4G6t4DdbE0WibPVPG27WLdfkDYaLqhB0&amp;tileset=tiles/" calcext:value-type="string">
            <text:p>http://hafenmap-jodd.rhcloud.com/#&amp;level=cave2&amp;x=125.52&amp;y=-79.1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vy Earth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45" calcext:value-type="float">
            <text:p>127.45</text:p>
          </table:table-cell>
          <table:table-cell table:style-name="ce15" office:value-type="float" office:value="-76.73" calcext:value-type="float">
            <text:p>-76.7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8]*[.F158]+[.G158]*[.G158]+[.H158]*[.H158])/3);0)" office:value-type="float" office:value="0" calcext:value-type="float">
            <text:p>0</text:p>
          </table:table-cell>
          <table:table-cell table:style-name="ce176" table:formula="of:=HYPERLINK(CONCATENATE(&quot;http://hafenmap-jodd.rhcloud.com/#&amp;level=&quot;;[.C158]; &quot;&amp;x=&quot;;[.D158];&quot;&amp;y=&quot;;[.E158];&quot;&amp;zoom=9&amp;spreadsheet=14-zDmLOtP9K4G6t4DdbE0WibPVPG27WLdfkDYaLqhB0&amp;tileset=tiles/&quot;))" office:value-type="string" office:string-value="http://hafenmap-jodd.rhcloud.com/#&amp;level=cave5&amp;x=127.45&amp;y=-76.73&amp;zoom=9&amp;spreadsheet=14-zDmLOtP9K4G6t4DdbE0WibPVPG27WLdfkDYaLqhB0&amp;tileset=tiles/" calcext:value-type="string">
            <text:p>http://hafenmap-jodd.rhcloud.com/#&amp;level=cave5&amp;x=127.45&amp;y=-76.7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avy Earth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7.58" calcext:value-type="float">
            <text:p>127.58</text:p>
          </table:table-cell>
          <table:table-cell table:style-name="ce15" office:value-type="float" office:value="-82.07" calcext:value-type="float">
            <text:p>-82.0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59]*[.F159]+[.G159]*[.G159]+[.H159]*[.H159])/3);0)" office:value-type="float" office:value="0" calcext:value-type="float">
            <text:p>0</text:p>
          </table:table-cell>
          <table:table-cell table:style-name="ce177" table:formula="of:=HYPERLINK(CONCATENATE(&quot;http://hafenmap-jodd.rhcloud.com/#&amp;level=&quot;;[.C159]; &quot;&amp;x=&quot;;[.D159];&quot;&amp;y=&quot;;[.E159];&quot;&amp;zoom=9&amp;spreadsheet=14-zDmLOtP9K4G6t4DdbE0WibPVPG27WLdfkDYaLqhB0&amp;tileset=tiles/&quot;))" office:value-type="string" office:string-value="http://hafenmap-jodd.rhcloud.com/#&amp;level=cave3&amp;x=127.58&amp;y=-82.07&amp;zoom=9&amp;spreadsheet=14-zDmLOtP9K4G6t4DdbE0WibPVPG27WLdfkDYaLqhB0&amp;tileset=tiles/" calcext:value-type="string">
            <text:p>http://hafenmap-jodd.rhcloud.com/#&amp;level=cave3&amp;x=127.58&amp;y=-82.0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n Silver</text:p>
          </table:table-cell>
          <table:table-cell table:style-name="ce8"/>
          <table:table-cell table:style-name="ce11" office:value-type="string" calcext:value-type="string">
            <text:p>cave5</text:p>
          </table:table-cell>
          <table:table-cell table:style-name="ce15" office:value-type="float" office:value="127.1" calcext:value-type="float">
            <text:p>127.10</text:p>
          </table:table-cell>
          <table:table-cell table:style-name="ce15" office:value-type="float" office:value="-82.36" calcext:value-type="float">
            <text:p>-82.3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0]*[.F160]+[.G160]*[.G160]+[.H160]*[.H160])/3);0)" office:value-type="float" office:value="0" calcext:value-type="float">
            <text:p>0</text:p>
          </table:table-cell>
          <table:table-cell table:style-name="ce178" table:formula="of:=HYPERLINK(CONCATENATE(&quot;http://hafenmap-jodd.rhcloud.com/#&amp;level=&quot;;[.C160]; &quot;&amp;x=&quot;;[.D160];&quot;&amp;y=&quot;;[.E160];&quot;&amp;zoom=9&amp;spreadsheet=14-zDmLOtP9K4G6t4DdbE0WibPVPG27WLdfkDYaLqhB0&amp;tileset=tiles/&quot;))" office:value-type="string" office:string-value="http://hafenmap-jodd.rhcloud.com/#&amp;level=cave5&amp;x=127.1&amp;y=-82.36&amp;zoom=9&amp;spreadsheet=14-zDmLOtP9K4G6t4DdbE0WibPVPG27WLdfkDYaLqhB0&amp;tileset=tiles/" calcext:value-type="string">
            <text:p>http://hafenmap-jodd.rhcloud.com/#&amp;level=cave5&amp;x=127.1&amp;y=-82.3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 office:value-type="string" calcext:value-type="string">
            <text:p>Palisad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7.87" calcext:value-type="float">
            <text:p>-27.87</text:p>
          </table:table-cell>
          <table:table-cell table:style-name="ce15" office:value-type="float" office:value="-10.91" calcext:value-type="float">
            <text:p>-10.9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1]*[.F161]+[.G161]*[.G161]+[.H161]*[.H161])/3);0)" office:value-type="float" office:value="0" calcext:value-type="float">
            <text:p>0</text:p>
          </table:table-cell>
          <table:table-cell table:style-name="ce179" table:formula="of:=HYPERLINK(CONCATENATE(&quot;http://hafenmap-jodd.rhcloud.com/#&amp;level=&quot;;[.C161]; &quot;&amp;x=&quot;;[.D161];&quot;&amp;y=&quot;;[.E161];&quot;&amp;zoom=9&amp;spreadsheet=14-zDmLOtP9K4G6t4DdbE0WibPVPG27WLdfkDYaLqhB0&amp;tileset=tiles/&quot;))" office:value-type="string" office:string-value="http://hafenmap-jodd.rhcloud.com/#&amp;level=land&amp;x=-27.87&amp;y=-10.91&amp;zoom=9&amp;spreadsheet=14-zDmLOtP9K4G6t4DdbE0WibPVPG27WLdfkDYaLqhB0&amp;tileset=tiles/" calcext:value-type="string">
            <text:p>http://hafenmap-jodd.rhcloud.com/#&amp;level=land&amp;x=-27.87&amp;y=-10.9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4.35" calcext:value-type="float">
            <text:p>-74.35</text:p>
          </table:table-cell>
          <table:table-cell table:style-name="ce15" office:value-type="float" office:value="-7.77" calcext:value-type="float">
            <text:p>-7.7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2]*[.F162]+[.G162]*[.G162]+[.H162]*[.H162])/3);0)" office:value-type="float" office:value="0" calcext:value-type="float">
            <text:p>0</text:p>
          </table:table-cell>
          <table:table-cell table:style-name="ce180" table:formula="of:=HYPERLINK(CONCATENATE(&quot;http://hafenmap-jodd.rhcloud.com/#&amp;level=&quot;;[.C162]; &quot;&amp;x=&quot;;[.D162];&quot;&amp;y=&quot;;[.E162];&quot;&amp;zoom=9&amp;spreadsheet=14-zDmLOtP9K4G6t4DdbE0WibPVPG27WLdfkDYaLqhB0&amp;tileset=tiles/&quot;))" office:value-type="string" office:string-value="http://hafenmap-jodd.rhcloud.com/#&amp;level=land&amp;x=-74.35&amp;y=-7.77&amp;zoom=9&amp;spreadsheet=14-zDmLOtP9K4G6t4DdbE0WibPVPG27WLdfkDYaLqhB0&amp;tileset=tiles/" calcext:value-type="string">
            <text:p>http://hafenmap-jodd.rhcloud.com/#&amp;level=land&amp;x=-74.35&amp;y=-7.7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4.07" calcext:value-type="float">
            <text:p>-74.07</text:p>
          </table:table-cell>
          <table:table-cell table:style-name="ce15" office:value-type="float" office:value="-5.31" calcext:value-type="float">
            <text:p>-5.3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3]*[.F163]+[.G163]*[.G163]+[.H163]*[.H163])/3);0)" office:value-type="float" office:value="0" calcext:value-type="float">
            <text:p>0</text:p>
          </table:table-cell>
          <table:table-cell table:style-name="ce181" table:formula="of:=HYPERLINK(CONCATENATE(&quot;http://hafenmap-jodd.rhcloud.com/#&amp;level=&quot;;[.C163]; &quot;&amp;x=&quot;;[.D163];&quot;&amp;y=&quot;;[.E163];&quot;&amp;zoom=9&amp;spreadsheet=14-zDmLOtP9K4G6t4DdbE0WibPVPG27WLdfkDYaLqhB0&amp;tileset=tiles/&quot;))" office:value-type="string" office:string-value="http://hafenmap-jodd.rhcloud.com/#&amp;level=land&amp;x=-74.07&amp;y=-5.31&amp;zoom=9&amp;spreadsheet=14-zDmLOtP9K4G6t4DdbE0WibPVPG27WLdfkDYaLqhB0&amp;tileset=tiles/" calcext:value-type="string">
            <text:p>http://hafenmap-jodd.rhcloud.com/#&amp;level=land&amp;x=-74.07&amp;y=-5.3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3.34" calcext:value-type="float">
            <text:p>-73.34</text:p>
          </table:table-cell>
          <table:table-cell table:style-name="ce15" office:value-type="float" office:value="-3.2" calcext:value-type="float">
            <text:p>-3.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4]*[.F164]+[.G164]*[.G164]+[.H164]*[.H164])/3);0)" office:value-type="float" office:value="0" calcext:value-type="float">
            <text:p>0</text:p>
          </table:table-cell>
          <table:table-cell table:style-name="ce182" table:formula="of:=HYPERLINK(CONCATENATE(&quot;http://hafenmap-jodd.rhcloud.com/#&amp;level=&quot;;[.C164]; &quot;&amp;x=&quot;;[.D164];&quot;&amp;y=&quot;;[.E164];&quot;&amp;zoom=9&amp;spreadsheet=14-zDmLOtP9K4G6t4DdbE0WibPVPG27WLdfkDYaLqhB0&amp;tileset=tiles/&quot;))" office:value-type="string" office:string-value="http://hafenmap-jodd.rhcloud.com/#&amp;level=land&amp;x=-73.34&amp;y=-3.2&amp;zoom=9&amp;spreadsheet=14-zDmLOtP9K4G6t4DdbE0WibPVPG27WLdfkDYaLqhB0&amp;tileset=tiles/" calcext:value-type="string">
            <text:p>http://hafenmap-jodd.rhcloud.com/#&amp;level=land&amp;x=-73.34&amp;y=-3.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3.07" calcext:value-type="float">
            <text:p>-73.07</text:p>
          </table:table-cell>
          <table:table-cell table:style-name="ce15" office:value-type="float" office:value="-6.39" calcext:value-type="float">
            <text:p>-6.3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5]*[.F165]+[.G165]*[.G165]+[.H165]*[.H165])/3);0)" office:value-type="float" office:value="0" calcext:value-type="float">
            <text:p>0</text:p>
          </table:table-cell>
          <table:table-cell table:style-name="ce183" table:formula="of:=HYPERLINK(CONCATENATE(&quot;http://hafenmap-jodd.rhcloud.com/#&amp;level=&quot;;[.C165]; &quot;&amp;x=&quot;;[.D165];&quot;&amp;y=&quot;;[.E165];&quot;&amp;zoom=9&amp;spreadsheet=14-zDmLOtP9K4G6t4DdbE0WibPVPG27WLdfkDYaLqhB0&amp;tileset=tiles/&quot;))" office:value-type="string" office:string-value="http://hafenmap-jodd.rhcloud.com/#&amp;level=land&amp;x=-73.07&amp;y=-6.39&amp;zoom=9&amp;spreadsheet=14-zDmLOtP9K4G6t4DdbE0WibPVPG27WLdfkDYaLqhB0&amp;tileset=tiles/" calcext:value-type="string">
            <text:p>http://hafenmap-jodd.rhcloud.com/#&amp;level=land&amp;x=-73.07&amp;y=-6.3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1.15" calcext:value-type="float">
            <text:p>-71.15</text:p>
          </table:table-cell>
          <table:table-cell table:style-name="ce15" office:value-type="float" office:value="-1.65" calcext:value-type="float">
            <text:p>-1.6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6]*[.F166]+[.G166]*[.G166]+[.H166]*[.H166])/3);0)" office:value-type="float" office:value="0" calcext:value-type="float">
            <text:p>0</text:p>
          </table:table-cell>
          <table:table-cell table:style-name="ce184" table:formula="of:=HYPERLINK(CONCATENATE(&quot;http://hafenmap-jodd.rhcloud.com/#&amp;level=&quot;;[.C166]; &quot;&amp;x=&quot;;[.D166];&quot;&amp;y=&quot;;[.E166];&quot;&amp;zoom=9&amp;spreadsheet=14-zDmLOtP9K4G6t4DdbE0WibPVPG27WLdfkDYaLqhB0&amp;tileset=tiles/&quot;))" office:value-type="string" office:string-value="http://hafenmap-jodd.rhcloud.com/#&amp;level=land&amp;x=-71.15&amp;y=-1.65&amp;zoom=9&amp;spreadsheet=14-zDmLOtP9K4G6t4DdbE0WibPVPG27WLdfkDYaLqhB0&amp;tileset=tiles/" calcext:value-type="string">
            <text:p>http://hafenmap-jodd.rhcloud.com/#&amp;level=land&amp;x=-71.15&amp;y=-1.6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2.07" calcext:value-type="float">
            <text:p>-32.07</text:p>
          </table:table-cell>
          <table:table-cell table:style-name="ce15" office:value-type="float" office:value="-15.42" calcext:value-type="float">
            <text:p>-15.4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7]*[.F167]+[.G167]*[.G167]+[.H167]*[.H167])/3);0)" office:value-type="float" office:value="0" calcext:value-type="float">
            <text:p>0</text:p>
          </table:table-cell>
          <table:table-cell table:style-name="ce185" table:formula="of:=HYPERLINK(CONCATENATE(&quot;http://hafenmap-jodd.rhcloud.com/#&amp;level=&quot;;[.C167]; &quot;&amp;x=&quot;;[.D167];&quot;&amp;y=&quot;;[.E167];&quot;&amp;zoom=9&amp;spreadsheet=14-zDmLOtP9K4G6t4DdbE0WibPVPG27WLdfkDYaLqhB0&amp;tileset=tiles/&quot;))" office:value-type="string" office:string-value="http://hafenmap-jodd.rhcloud.com/#&amp;level=land&amp;x=-32.07&amp;y=-15.42&amp;zoom=9&amp;spreadsheet=14-zDmLOtP9K4G6t4DdbE0WibPVPG27WLdfkDYaLqhB0&amp;tileset=tiles/" calcext:value-type="string">
            <text:p>http://hafenmap-jodd.rhcloud.com/#&amp;level=land&amp;x=-32.07&amp;y=-15.4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0.65" calcext:value-type="float">
            <text:p>-30.65</text:p>
          </table:table-cell>
          <table:table-cell table:style-name="ce15" office:value-type="float" office:value="-15.86" calcext:value-type="float">
            <text:p>-15.8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8]*[.F168]+[.G168]*[.G168]+[.H168]*[.H168])/3);0)" office:value-type="float" office:value="0" calcext:value-type="float">
            <text:p>0</text:p>
          </table:table-cell>
          <table:table-cell table:style-name="ce186" table:formula="of:=HYPERLINK(CONCATENATE(&quot;http://hafenmap-jodd.rhcloud.com/#&amp;level=&quot;;[.C168]; &quot;&amp;x=&quot;;[.D168];&quot;&amp;y=&quot;;[.E168];&quot;&amp;zoom=9&amp;spreadsheet=14-zDmLOtP9K4G6t4DdbE0WibPVPG27WLdfkDYaLqhB0&amp;tileset=tiles/&quot;))" office:value-type="string" office:string-value="http://hafenmap-jodd.rhcloud.com/#&amp;level=land&amp;x=-30.65&amp;y=-15.86&amp;zoom=9&amp;spreadsheet=14-zDmLOtP9K4G6t4DdbE0WibPVPG27WLdfkDYaLqhB0&amp;tileset=tiles/" calcext:value-type="string">
            <text:p>http://hafenmap-jodd.rhcloud.com/#&amp;level=land&amp;x=-30.65&amp;y=-15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1.24" calcext:value-type="float">
            <text:p>161.24</text:p>
          </table:table-cell>
          <table:table-cell table:style-name="ce15" office:value-type="float" office:value="-90.45" calcext:value-type="float">
            <text:p>-90.4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69]*[.F169]+[.G169]*[.G169]+[.H169]*[.H169])/3);0)" office:value-type="float" office:value="0" calcext:value-type="float">
            <text:p>0</text:p>
          </table:table-cell>
          <table:table-cell table:style-name="ce187" table:formula="of:=HYPERLINK(CONCATENATE(&quot;http://hafenmap-jodd.rhcloud.com/#&amp;level=&quot;;[.C169]; &quot;&amp;x=&quot;;[.D169];&quot;&amp;y=&quot;;[.E169];&quot;&amp;zoom=9&amp;spreadsheet=14-zDmLOtP9K4G6t4DdbE0WibPVPG27WLdfkDYaLqhB0&amp;tileset=tiles/&quot;))" office:value-type="string" office:string-value="http://hafenmap-jodd.rhcloud.com/#&amp;level=land&amp;x=161.24&amp;y=-90.45&amp;zoom=9&amp;spreadsheet=14-zDmLOtP9K4G6t4DdbE0WibPVPG27WLdfkDYaLqhB0&amp;tileset=tiles/" calcext:value-type="string">
            <text:p>http://hafenmap-jodd.rhcloud.com/#&amp;level=land&amp;x=161.24&amp;y=-90.4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2.73" calcext:value-type="float">
            <text:p>162.73</text:p>
          </table:table-cell>
          <table:table-cell table:style-name="ce15" office:value-type="float" office:value="-91.25" calcext:value-type="float">
            <text:p>-91.2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0]*[.F170]+[.G170]*[.G170]+[.H170]*[.H170])/3);0)" office:value-type="float" office:value="0" calcext:value-type="float">
            <text:p>0</text:p>
          </table:table-cell>
          <table:table-cell table:style-name="ce188" table:formula="of:=HYPERLINK(CONCATENATE(&quot;http://hafenmap-jodd.rhcloud.com/#&amp;level=&quot;;[.C170]; &quot;&amp;x=&quot;;[.D170];&quot;&amp;y=&quot;;[.E170];&quot;&amp;zoom=9&amp;spreadsheet=14-zDmLOtP9K4G6t4DdbE0WibPVPG27WLdfkDYaLqhB0&amp;tileset=tiles/&quot;))" office:value-type="string" office:string-value="http://hafenmap-jodd.rhcloud.com/#&amp;level=land&amp;x=162.73&amp;y=-91.25&amp;zoom=9&amp;spreadsheet=14-zDmLOtP9K4G6t4DdbE0WibPVPG27WLdfkDYaLqhB0&amp;tileset=tiles/" calcext:value-type="string">
            <text:p>http://hafenmap-jodd.rhcloud.com/#&amp;level=land&amp;x=162.73&amp;y=-91.2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2.99" calcext:value-type="float">
            <text:p>162.99</text:p>
          </table:table-cell>
          <table:table-cell table:style-name="ce15" office:value-type="float" office:value="-91.05" calcext:value-type="float">
            <text:p>-91.0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1]*[.F171]+[.G171]*[.G171]+[.H171]*[.H171])/3);0)" office:value-type="float" office:value="0" calcext:value-type="float">
            <text:p>0</text:p>
          </table:table-cell>
          <table:table-cell table:style-name="ce189" table:formula="of:=HYPERLINK(CONCATENATE(&quot;http://hafenmap-jodd.rhcloud.com/#&amp;level=&quot;;[.C171]; &quot;&amp;x=&quot;;[.D171];&quot;&amp;y=&quot;;[.E171];&quot;&amp;zoom=9&amp;spreadsheet=14-zDmLOtP9K4G6t4DdbE0WibPVPG27WLdfkDYaLqhB0&amp;tileset=tiles/&quot;))" office:value-type="string" office:string-value="http://hafenmap-jodd.rhcloud.com/#&amp;level=land&amp;x=162.99&amp;y=-91.05&amp;zoom=9&amp;spreadsheet=14-zDmLOtP9K4G6t4DdbE0WibPVPG27WLdfkDYaLqhB0&amp;tileset=tiles/" calcext:value-type="string">
            <text:p>http://hafenmap-jodd.rhcloud.com/#&amp;level=land&amp;x=162.99&amp;y=-91.0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ce Spir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6.62" calcext:value-type="float">
            <text:p>166.62</text:p>
          </table:table-cell>
          <table:table-cell table:style-name="ce15" office:value-type="float" office:value="-90.91" calcext:value-type="float">
            <text:p>-90.9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2]*[.F172]+[.G172]*[.G172]+[.H172]*[.H172])/3);0)" office:value-type="float" office:value="0" calcext:value-type="float">
            <text:p>0</text:p>
          </table:table-cell>
          <table:table-cell table:style-name="ce190" table:formula="of:=HYPERLINK(CONCATENATE(&quot;http://hafenmap-jodd.rhcloud.com/#&amp;level=&quot;;[.C172]; &quot;&amp;x=&quot;;[.D172];&quot;&amp;y=&quot;;[.E172];&quot;&amp;zoom=9&amp;spreadsheet=14-zDmLOtP9K4G6t4DdbE0WibPVPG27WLdfkDYaLqhB0&amp;tileset=tiles/&quot;))" office:value-type="string" office:string-value="http://hafenmap-jodd.rhcloud.com/#&amp;level=land&amp;x=166.62&amp;y=-90.91&amp;zoom=9&amp;spreadsheet=14-zDmLOtP9K4G6t4DdbE0WibPVPG27WLdfkDYaLqhB0&amp;tileset=tiles/" calcext:value-type="string">
            <text:p>http://hafenmap-jodd.rhcloud.com/#&amp;level=land&amp;x=166.62&amp;y=-90.9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on Ochr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4.67" calcext:value-type="float">
            <text:p>124.67</text:p>
          </table:table-cell>
          <table:table-cell table:style-name="ce15" office:value-type="float" office:value="-79.56" calcext:value-type="float">
            <text:p>-79.5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3]*[.F173]+[.G173]*[.G173]+[.H173]*[.H173])/3);0)" office:value-type="float" office:value="0" calcext:value-type="float">
            <text:p>0</text:p>
          </table:table-cell>
          <table:table-cell table:style-name="ce191" table:formula="of:=HYPERLINK(CONCATENATE(&quot;http://hafenmap-jodd.rhcloud.com/#&amp;level=&quot;;[.C173]; &quot;&amp;x=&quot;;[.D173];&quot;&amp;y=&quot;;[.E173];&quot;&amp;zoom=9&amp;spreadsheet=14-zDmLOtP9K4G6t4DdbE0WibPVPG27WLdfkDYaLqhB0&amp;tileset=tiles/&quot;))" office:value-type="string" office:string-value="http://hafenmap-jodd.rhcloud.com/#&amp;level=cave2&amp;x=124.67&amp;y=-79.56&amp;zoom=9&amp;spreadsheet=14-zDmLOtP9K4G6t4DdbE0WibPVPG27WLdfkDYaLqhB0&amp;tileset=tiles/" calcext:value-type="string">
            <text:p>http://hafenmap-jodd.rhcloud.com/#&amp;level=cave2&amp;x=124.67&amp;y=-79.5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on Ochr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4.82" calcext:value-type="float">
            <text:p>124.82</text:p>
          </table:table-cell>
          <table:table-cell table:style-name="ce15" office:value-type="float" office:value="-83.34" calcext:value-type="float">
            <text:p>-83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4]*[.F174]+[.G174]*[.G174]+[.H174]*[.H174])/3);0)" office:value-type="float" office:value="0" calcext:value-type="float">
            <text:p>0</text:p>
          </table:table-cell>
          <table:table-cell table:style-name="ce192" table:formula="of:=HYPERLINK(CONCATENATE(&quot;http://hafenmap-jodd.rhcloud.com/#&amp;level=&quot;;[.C174]; &quot;&amp;x=&quot;;[.D174];&quot;&amp;y=&quot;;[.E174];&quot;&amp;zoom=9&amp;spreadsheet=14-zDmLOtP9K4G6t4DdbE0WibPVPG27WLdfkDYaLqhB0&amp;tileset=tiles/&quot;))" office:value-type="string" office:string-value="http://hafenmap-jodd.rhcloud.com/#&amp;level=cave2&amp;x=124.82&amp;y=-83.34&amp;zoom=9&amp;spreadsheet=14-zDmLOtP9K4G6t4DdbE0WibPVPG27WLdfkDYaLqhB0&amp;tileset=tiles/" calcext:value-type="string">
            <text:p>http://hafenmap-jodd.rhcloud.com/#&amp;level=cave2&amp;x=124.82&amp;y=-83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on Ochre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7.35" calcext:value-type="float">
            <text:p>127.35</text:p>
          </table:table-cell>
          <table:table-cell table:style-name="ce15" office:value-type="float" office:value="-82.52" calcext:value-type="float">
            <text:p>-82.5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5]*[.F175]+[.G175]*[.G175]+[.H175]*[.H175])/3);0)" office:value-type="float" office:value="0" calcext:value-type="float">
            <text:p>0</text:p>
          </table:table-cell>
          <table:table-cell table:style-name="ce193" table:formula="of:=HYPERLINK(CONCATENATE(&quot;http://hafenmap-jodd.rhcloud.com/#&amp;level=&quot;;[.C175]; &quot;&amp;x=&quot;;[.D175];&quot;&amp;y=&quot;;[.E175];&quot;&amp;zoom=9&amp;spreadsheet=14-zDmLOtP9K4G6t4DdbE0WibPVPG27WLdfkDYaLqhB0&amp;tileset=tiles/&quot;))" office:value-type="string" office:string-value="http://hafenmap-jodd.rhcloud.com/#&amp;level=cave3&amp;x=127.35&amp;y=-82.52&amp;zoom=9&amp;spreadsheet=14-zDmLOtP9K4G6t4DdbE0WibPVPG27WLdfkDYaLqhB0&amp;tileset=tiles/" calcext:value-type="string">
            <text:p>http://hafenmap-jodd.rhcloud.com/#&amp;level=cave3&amp;x=127.35&amp;y=-82.5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on Ochre</text:p>
          </table:table-cell>
          <table:table-cell table:style-name="ce8"/>
          <table:table-cell table:style-name="ce11" office:value-type="string" calcext:value-type="string">
            <text:p>cave3</text:p>
          </table:table-cell>
          <table:table-cell table:style-name="ce15" office:value-type="float" office:value="127.35" calcext:value-type="float">
            <text:p>127.35</text:p>
          </table:table-cell>
          <table:table-cell table:style-name="ce15" office:value-type="float" office:value="-81.16" calcext:value-type="float">
            <text:p>-81.1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6]*[.F176]+[.G176]*[.G176]+[.H176]*[.H176])/3);0)" office:value-type="float" office:value="0" calcext:value-type="float">
            <text:p>0</text:p>
          </table:table-cell>
          <table:table-cell table:style-name="ce194" table:formula="of:=HYPERLINK(CONCATENATE(&quot;http://hafenmap-jodd.rhcloud.com/#&amp;level=&quot;;[.C176]; &quot;&amp;x=&quot;;[.D176];&quot;&amp;y=&quot;;[.E176];&quot;&amp;zoom=9&amp;spreadsheet=14-zDmLOtP9K4G6t4DdbE0WibPVPG27WLdfkDYaLqhB0&amp;tileset=tiles/&quot;))" office:value-type="string" office:string-value="http://hafenmap-jodd.rhcloud.com/#&amp;level=cave3&amp;x=127.35&amp;y=-81.16&amp;zoom=9&amp;spreadsheet=14-zDmLOtP9K4G6t4DdbE0WibPVPG27WLdfkDYaLqhB0&amp;tileset=tiles/" calcext:value-type="string">
            <text:p>http://hafenmap-jodd.rhcloud.com/#&amp;level=cave3&amp;x=127.35&amp;y=-81.1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tun Musse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1.43" calcext:value-type="float">
            <text:p>-41.43</text:p>
          </table:table-cell>
          <table:table-cell table:style-name="ce15" office:value-type="float" office:value="-50.11" calcext:value-type="float">
            <text:p>-50.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7]*[.F177]+[.G177]*[.G177]+[.H177]*[.H177])/3);0)" office:value-type="float" office:value="0" calcext:value-type="float">
            <text:p>0</text:p>
          </table:table-cell>
          <table:table-cell table:style-name="ce195" table:formula="of:=HYPERLINK(CONCATENATE(&quot;http://hafenmap-jodd.rhcloud.com/#&amp;level=&quot;;[.C177]; &quot;&amp;x=&quot;;[.D177];&quot;&amp;y=&quot;;[.E177];&quot;&amp;zoom=9&amp;spreadsheet=14-zDmLOtP9K4G6t4DdbE0WibPVPG27WLdfkDYaLqhB0&amp;tileset=tiles/&quot;))" office:value-type="string" office:string-value="http://hafenmap-jodd.rhcloud.com/#&amp;level=land&amp;x=-41.43&amp;y=-50.11&amp;zoom=9&amp;spreadsheet=14-zDmLOtP9K4G6t4DdbE0WibPVPG27WLdfkDYaLqhB0&amp;tileset=tiles/" calcext:value-type="string">
            <text:p>http://hafenmap-jodd.rhcloud.com/#&amp;level=land&amp;x=-41.43&amp;y=-50.1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tun Musse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79.54" calcext:value-type="float">
            <text:p>79.54</text:p>
          </table:table-cell>
          <table:table-cell table:style-name="ce15" office:value-type="float" office:value="-42.82" calcext:value-type="float">
            <text:p>-42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8]*[.F178]+[.G178]*[.G178]+[.H178]*[.H178])/3);0)" office:value-type="float" office:value="0" calcext:value-type="float">
            <text:p>0</text:p>
          </table:table-cell>
          <table:table-cell table:style-name="ce196" table:formula="of:=HYPERLINK(CONCATENATE(&quot;http://hafenmap-jodd.rhcloud.com/#&amp;level=&quot;;[.C178]; &quot;&amp;x=&quot;;[.D178];&quot;&amp;y=&quot;;[.E178];&quot;&amp;zoom=9&amp;spreadsheet=14-zDmLOtP9K4G6t4DdbE0WibPVPG27WLdfkDYaLqhB0&amp;tileset=tiles/&quot;))" office:value-type="string" office:string-value="http://hafenmap-jodd.rhcloud.com/#&amp;level=land&amp;x=79.54&amp;y=-42.82&amp;zoom=9&amp;spreadsheet=14-zDmLOtP9K4G6t4DdbE0WibPVPG27WLdfkDYaLqhB0&amp;tileset=tiles/" calcext:value-type="string">
            <text:p>http://hafenmap-jodd.rhcloud.com/#&amp;level=land&amp;x=79.54&amp;y=-42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tun Musse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79.54" calcext:value-type="float">
            <text:p>79.54</text:p>
          </table:table-cell>
          <table:table-cell table:style-name="ce15" office:value-type="float" office:value="-42.82" calcext:value-type="float">
            <text:p>-42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79]*[.F179]+[.G179]*[.G179]+[.H179]*[.H179])/3);0)" office:value-type="float" office:value="0" calcext:value-type="float">
            <text:p>0</text:p>
          </table:table-cell>
          <table:table-cell table:style-name="ce196" table:formula="of:=HYPERLINK(CONCATENATE(&quot;http://hafenmap-jodd.rhcloud.com/#&amp;level=&quot;;[.C179]; &quot;&amp;x=&quot;;[.D179];&quot;&amp;y=&quot;;[.E179];&quot;&amp;zoom=9&amp;spreadsheet=14-zDmLOtP9K4G6t4DdbE0WibPVPG27WLdfkDYaLqhB0&amp;tileset=tiles/&quot;))" office:value-type="string" office:string-value="http://hafenmap-jodd.rhcloud.com/#&amp;level=land&amp;x=79.54&amp;y=-42.82&amp;zoom=9&amp;spreadsheet=14-zDmLOtP9K4G6t4DdbE0WibPVPG27WLdfkDYaLqhB0&amp;tileset=tiles/" calcext:value-type="string">
            <text:p>http://hafenmap-jodd.rhcloud.com/#&amp;level=land&amp;x=79.54&amp;y=-42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tun Musse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84.6" calcext:value-type="float">
            <text:p>84.60</text:p>
          </table:table-cell>
          <table:table-cell table:style-name="ce15" office:value-type="float" office:value="-46.02" calcext:value-type="float">
            <text:p>-46.0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0]*[.F180]+[.G180]*[.G180]+[.H180]*[.H180])/3);0)" office:value-type="float" office:value="0" calcext:value-type="float">
            <text:p>0</text:p>
          </table:table-cell>
          <table:table-cell table:style-name="ce197" table:formula="of:=HYPERLINK(CONCATENATE(&quot;http://hafenmap-jodd.rhcloud.com/#&amp;level=&quot;;[.C180]; &quot;&amp;x=&quot;;[.D180];&quot;&amp;y=&quot;;[.E180];&quot;&amp;zoom=9&amp;spreadsheet=14-zDmLOtP9K4G6t4DdbE0WibPVPG27WLdfkDYaLqhB0&amp;tileset=tiles/&quot;))" office:value-type="string" office:string-value="http://hafenmap-jodd.rhcloud.com/#&amp;level=land&amp;x=84.6&amp;y=-46.02&amp;zoom=9&amp;spreadsheet=14-zDmLOtP9K4G6t4DdbE0WibPVPG27WLdfkDYaLqhB0&amp;tileset=tiles/" calcext:value-type="string">
            <text:p>http://hafenmap-jodd.rhcloud.com/#&amp;level=land&amp;x=84.6&amp;y=-46.0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tun Musse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5.66" calcext:value-type="float">
            <text:p>145.66</text:p>
          </table:table-cell>
          <table:table-cell table:style-name="ce15" office:value-type="float" office:value="-91.9" calcext:value-type="float">
            <text:p>-91.9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1]*[.F181]+[.G181]*[.G181]+[.H181]*[.H181])/3);0)" office:value-type="float" office:value="0" calcext:value-type="float">
            <text:p>0</text:p>
          </table:table-cell>
          <table:table-cell table:style-name="ce198" table:formula="of:=HYPERLINK(CONCATENATE(&quot;http://hafenmap-jodd.rhcloud.com/#&amp;level=&quot;;[.C181]; &quot;&amp;x=&quot;;[.D181];&quot;&amp;y=&quot;;[.E181];&quot;&amp;zoom=9&amp;spreadsheet=14-zDmLOtP9K4G6t4DdbE0WibPVPG27WLdfkDYaLqhB0&amp;tileset=tiles/&quot;))" office:value-type="string" office:string-value="http://hafenmap-jodd.rhcloud.com/#&amp;level=land&amp;x=145.66&amp;y=-91.9&amp;zoom=9&amp;spreadsheet=14-zDmLOtP9K4G6t4DdbE0WibPVPG27WLdfkDYaLqhB0&amp;tileset=tiles/" calcext:value-type="string">
            <text:p>http://hafenmap-jodd.rhcloud.com/#&amp;level=land&amp;x=145.66&amp;y=-91.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lachite</text:p>
          </table:table-cell>
          <table:table-cell table:style-name="ce8" office:value-type="string" calcext:value-type="string">
            <text:p>q110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5.11" calcext:value-type="float">
            <text:p>125.11</text:p>
          </table:table-cell>
          <table:table-cell table:style-name="ce15" office:value-type="float" office:value="-84.27" calcext:value-type="float">
            <text:p>-84.2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2]*[.F182]+[.G182]*[.G182]+[.H182]*[.H182])/3);0)" office:value-type="float" office:value="0" calcext:value-type="float">
            <text:p>0</text:p>
          </table:table-cell>
          <table:table-cell table:style-name="ce199" table:formula="of:=HYPERLINK(CONCATENATE(&quot;http://hafenmap-jodd.rhcloud.com/#&amp;level=&quot;;[.C182]; &quot;&amp;x=&quot;;[.D182];&quot;&amp;y=&quot;;[.E182];&quot;&amp;zoom=9&amp;spreadsheet=14-zDmLOtP9K4G6t4DdbE0WibPVPG27WLdfkDYaLqhB0&amp;tileset=tiles/&quot;))" office:value-type="string" office:string-value="http://hafenmap-jodd.rhcloud.com/#&amp;level=cave4&amp;x=125.11&amp;y=-84.27&amp;zoom=9&amp;spreadsheet=14-zDmLOtP9K4G6t4DdbE0WibPVPG27WLdfkDYaLqhB0&amp;tileset=tiles/" calcext:value-type="string">
            <text:p>http://hafenmap-jodd.rhcloud.com/#&amp;level=cave4&amp;x=125.11&amp;y=-84.2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lach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4.92" calcext:value-type="float">
            <text:p>124.92</text:p>
          </table:table-cell>
          <table:table-cell table:style-name="ce15" office:value-type="float" office:value="-79.95" calcext:value-type="float">
            <text:p>-79.9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3]*[.F183]+[.G183]*[.G183]+[.H183]*[.H183])/3);0)" office:value-type="float" office:value="0" calcext:value-type="float">
            <text:p>0</text:p>
          </table:table-cell>
          <table:table-cell table:style-name="ce200" table:formula="of:=HYPERLINK(CONCATENATE(&quot;http://hafenmap-jodd.rhcloud.com/#&amp;level=&quot;;[.C183]; &quot;&amp;x=&quot;;[.D183];&quot;&amp;y=&quot;;[.E183];&quot;&amp;zoom=9&amp;spreadsheet=14-zDmLOtP9K4G6t4DdbE0WibPVPG27WLdfkDYaLqhB0&amp;tileset=tiles/&quot;))" office:value-type="string" office:string-value="http://hafenmap-jodd.rhcloud.com/#&amp;level=cave2&amp;x=124.92&amp;y=-79.95&amp;zoom=9&amp;spreadsheet=14-zDmLOtP9K4G6t4DdbE0WibPVPG27WLdfkDYaLqhB0&amp;tileset=tiles/" calcext:value-type="string">
            <text:p>http://hafenmap-jodd.rhcloud.com/#&amp;level=cave2&amp;x=124.92&amp;y=-79.9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lach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46" calcext:value-type="float">
            <text:p>125.46</text:p>
          </table:table-cell>
          <table:table-cell table:style-name="ce15" office:value-type="float" office:value="-79.92" calcext:value-type="float">
            <text:p>-79.9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4]*[.F184]+[.G184]*[.G184]+[.H184]*[.H184])/3);0)" office:value-type="float" office:value="0" calcext:value-type="float">
            <text:p>0</text:p>
          </table:table-cell>
          <table:table-cell table:style-name="ce201" table:formula="of:=HYPERLINK(CONCATENATE(&quot;http://hafenmap-jodd.rhcloud.com/#&amp;level=&quot;;[.C184]; &quot;&amp;x=&quot;;[.D184];&quot;&amp;y=&quot;;[.E184];&quot;&amp;zoom=9&amp;spreadsheet=14-zDmLOtP9K4G6t4DdbE0WibPVPG27WLdfkDYaLqhB0&amp;tileset=tiles/&quot;))" office:value-type="string" office:string-value="http://hafenmap-jodd.rhcloud.com/#&amp;level=cave2&amp;x=125.46&amp;y=-79.92&amp;zoom=9&amp;spreadsheet=14-zDmLOtP9K4G6t4DdbE0WibPVPG27WLdfkDYaLqhB0&amp;tileset=tiles/" calcext:value-type="string">
            <text:p>http://hafenmap-jodd.rhcloud.com/#&amp;level=cave2&amp;x=125.46&amp;y=-79.9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lach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73" calcext:value-type="float">
            <text:p>125.73</text:p>
          </table:table-cell>
          <table:table-cell table:style-name="ce15" office:value-type="float" office:value="-79.54" calcext:value-type="float">
            <text:p>-79.5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5]*[.F185]+[.G185]*[.G185]+[.H185]*[.H185])/3);0)" office:value-type="float" office:value="0" calcext:value-type="float">
            <text:p>0</text:p>
          </table:table-cell>
          <table:table-cell table:style-name="ce202" table:formula="of:=HYPERLINK(CONCATENATE(&quot;http://hafenmap-jodd.rhcloud.com/#&amp;level=&quot;;[.C185]; &quot;&amp;x=&quot;;[.D185];&quot;&amp;y=&quot;;[.E185];&quot;&amp;zoom=9&amp;spreadsheet=14-zDmLOtP9K4G6t4DdbE0WibPVPG27WLdfkDYaLqhB0&amp;tileset=tiles/&quot;))" office:value-type="string" office:string-value="http://hafenmap-jodd.rhcloud.com/#&amp;level=cave2&amp;x=125.73&amp;y=-79.54&amp;zoom=9&amp;spreadsheet=14-zDmLOtP9K4G6t4DdbE0WibPVPG27WLdfkDYaLqhB0&amp;tileset=tiles/" calcext:value-type="string">
            <text:p>http://hafenmap-jodd.rhcloud.com/#&amp;level=cave2&amp;x=125.73&amp;y=-79.5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lachit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7.17" calcext:value-type="float">
            <text:p>127.17</text:p>
          </table:table-cell>
          <table:table-cell table:style-name="ce15" office:value-type="float" office:value="-81.93" calcext:value-type="float">
            <text:p>-81.9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6]*[.F186]+[.G186]*[.G186]+[.H186]*[.H186])/3);0)" office:value-type="float" office:value="0" calcext:value-type="float">
            <text:p>0</text:p>
          </table:table-cell>
          <table:table-cell table:style-name="ce203" table:formula="of:=HYPERLINK(CONCATENATE(&quot;http://hafenmap-jodd.rhcloud.com/#&amp;level=&quot;;[.C186]; &quot;&amp;x=&quot;;[.D186];&quot;&amp;y=&quot;;[.E186];&quot;&amp;zoom=9&amp;spreadsheet=14-zDmLOtP9K4G6t4DdbE0WibPVPG27WLdfkDYaLqhB0&amp;tileset=tiles/&quot;))" office:value-type="string" office:string-value="http://hafenmap-jodd.rhcloud.com/#&amp;level=cave2&amp;x=127.17&amp;y=-81.93&amp;zoom=9&amp;spreadsheet=14-zDmLOtP9K4G6t4DdbE0WibPVPG27WLdfkDYaLqhB0&amp;tileset=tiles/" calcext:value-type="string">
            <text:p>http://hafenmap-jodd.rhcloud.com/#&amp;level=cave2&amp;x=127.17&amp;y=-81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mmoth</text:p>
          </table:table-cell>
          <table:table-cell table:style-name="ce8" office:value-type="string" calcext:value-type="string">
            <text:p>q200 Mammoth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0.39" calcext:value-type="float">
            <text:p>-30.39</text:p>
          </table:table-cell>
          <table:table-cell table:style-name="ce15" office:value-type="float" office:value="-12.27" calcext:value-type="float">
            <text:p>-12.2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7]*[.F187]+[.G187]*[.G187]+[.H187]*[.H187])/3);0)" office:value-type="float" office:value="0" calcext:value-type="float">
            <text:p>0</text:p>
          </table:table-cell>
          <table:table-cell table:style-name="ce204" table:formula="of:=HYPERLINK(CONCATENATE(&quot;http://hafenmap-jodd.rhcloud.com/#&amp;level=&quot;;[.C187]; &quot;&amp;x=&quot;;[.D187];&quot;&amp;y=&quot;;[.E187];&quot;&amp;zoom=9&amp;spreadsheet=14-zDmLOtP9K4G6t4DdbE0WibPVPG27WLdfkDYaLqhB0&amp;tileset=tiles/&quot;))" office:value-type="string" office:string-value="http://hafenmap-jodd.rhcloud.com/#&amp;level=land&amp;x=-30.39&amp;y=-12.27&amp;zoom=9&amp;spreadsheet=14-zDmLOtP9K4G6t4DdbE0WibPVPG27WLdfkDYaLqhB0&amp;tileset=tiles/" calcext:value-type="string">
            <text:p>http://hafenmap-jodd.rhcloud.com/#&amp;level=land&amp;x=-30.39&amp;y=-12.2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mmoth</text:p>
          </table:table-cell>
          <table:table-cell table:style-name="ce8" office:value-type="string" calcext:value-type="string">
            <text:p>q400 Mammoth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1.71" calcext:value-type="float">
            <text:p>-61.71</text:p>
          </table:table-cell>
          <table:table-cell table:style-name="ce15" office:value-type="float" office:value="6.09" calcext:value-type="float">
            <text:p>6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8]*[.F188]+[.G188]*[.G188]+[.H188]*[.H188])/3);0)" office:value-type="float" office:value="0" calcext:value-type="float">
            <text:p>0</text:p>
          </table:table-cell>
          <table:table-cell table:style-name="ce205" table:formula="of:=HYPERLINK(CONCATENATE(&quot;http://hafenmap-jodd.rhcloud.com/#&amp;level=&quot;;[.C188]; &quot;&amp;x=&quot;;[.D188];&quot;&amp;y=&quot;;[.E188];&quot;&amp;zoom=9&amp;spreadsheet=14-zDmLOtP9K4G6t4DdbE0WibPVPG27WLdfkDYaLqhB0&amp;tileset=tiles/&quot;))" office:value-type="string" office:string-value="http://hafenmap-jodd.rhcloud.com/#&amp;level=land&amp;x=-61.71&amp;y=6.09&amp;zoom=9&amp;spreadsheet=14-zDmLOtP9K4G6t4DdbE0WibPVPG27WLdfkDYaLqhB0&amp;tileset=tiles/" calcext:value-type="string">
            <text:p>http://hafenmap-jodd.rhcloud.com/#&amp;level=land&amp;x=-61.71&amp;y=6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table:style-name="ce8"/>
          <table:table-cell table:style-name="ce11" office:value-type="string" calcext:value-type="string">
            <text:p>cave2</text:p>
          </table:table-cell>
          <table:table-cell table:style-name="ce15" office:value-type="float" office:value="125.97" calcext:value-type="float">
            <text:p>125.97</text:p>
          </table:table-cell>
          <table:table-cell table:style-name="ce15" office:value-type="float" office:value="-79.8" calcext:value-type="float">
            <text:p>-79.8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89]*[.F189]+[.G189]*[.G189]+[.H189]*[.H189])/3);0)" office:value-type="float" office:value="0" calcext:value-type="float">
            <text:p>0</text:p>
          </table:table-cell>
          <table:table-cell table:style-name="ce206" table:formula="of:=HYPERLINK(CONCATENATE(&quot;http://hafenmap-jodd.rhcloud.com/#&amp;level=&quot;;[.C189]; &quot;&amp;x=&quot;;[.D189];&quot;&amp;y=&quot;;[.E189];&quot;&amp;zoom=9&amp;spreadsheet=14-zDmLOtP9K4G6t4DdbE0WibPVPG27WLdfkDYaLqhB0&amp;tileset=tiles/&quot;))" office:value-type="string" office:string-value="http://hafenmap-jodd.rhcloud.com/#&amp;level=cave2&amp;x=125.97&amp;y=-79.8&amp;zoom=9&amp;spreadsheet=14-zDmLOtP9K4G6t4DdbE0WibPVPG27WLdfkDYaLqhB0&amp;tileset=tiles/" calcext:value-type="string">
            <text:p>http://hafenmap-jodd.rhcloud.com/#&amp;level=cave2&amp;x=125.97&amp;y=-79.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7.5" calcext:value-type="float">
            <text:p>127.50</text:p>
          </table:table-cell>
          <table:table-cell table:style-name="ce15" office:value-type="float" office:value="-85.34" calcext:value-type="float">
            <text:p>-85.34</text:p>
          </table:table-cell>
          <table:table-cell table:style-name="ce17" office:value-type="float" office:value="131" calcext:value-type="float">
            <text:p>131</text:p>
          </table:table-cell>
          <table:table-cell table:number-columns-repeated="2" table:style-name="ce17" office:value-type="float" office:value="93" calcext:value-type="float">
            <text:p>93</text:p>
          </table:table-cell>
          <table:table-cell table:style-name="ce18" table:formula="of:=ROUND(SQRT(([.F190]*[.F190]+[.G190]*[.G190]+[.H190]*[.H190])/3);0)" office:value-type="float" office:value="107" calcext:value-type="float">
            <text:p>107</text:p>
          </table:table-cell>
          <table:table-cell table:style-name="ce207" table:formula="of:=HYPERLINK(CONCATENATE(&quot;http://hafenmap-jodd.rhcloud.com/#&amp;level=&quot;;[.C190]; &quot;&amp;x=&quot;;[.D190];&quot;&amp;y=&quot;;[.E190];&quot;&amp;zoom=9&amp;spreadsheet=14-zDmLOtP9K4G6t4DdbE0WibPVPG27WLdfkDYaLqhB0&amp;tileset=tiles/&quot;))" office:value-type="string" office:string-value="http://hafenmap-jodd.rhcloud.com/#&amp;level=cave4&amp;x=127.5&amp;y=-85.34&amp;zoom=9&amp;spreadsheet=14-zDmLOtP9K4G6t4DdbE0WibPVPG27WLdfkDYaLqhB0&amp;tileset=tiles/" calcext:value-type="string">
            <text:p>http://hafenmap-jodd.rhcloud.com/#&amp;level=cave4&amp;x=127.5&amp;y=-85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ne Hole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5.16" calcext:value-type="float">
            <text:p>125.16</text:p>
          </table:table-cell>
          <table:table-cell table:style-name="ce15" office:value-type="float" office:value="-96.94" calcext:value-type="float">
            <text:p>-96.9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1]*[.F191]+[.G191]*[.G191]+[.H191]*[.H191])/3);0)" office:value-type="float" office:value="0" calcext:value-type="float">
            <text:p>0</text:p>
          </table:table-cell>
          <table:table-cell table:style-name="ce208" table:formula="of:=HYPERLINK(CONCATENATE(&quot;http://hafenmap-jodd.rhcloud.com/#&amp;level=&quot;;[.C191]; &quot;&amp;x=&quot;;[.D191];&quot;&amp;y=&quot;;[.E191];&quot;&amp;zoom=9&amp;spreadsheet=14-zDmLOtP9K4G6t4DdbE0WibPVPG27WLdfkDYaLqhB0&amp;tileset=tiles/&quot;))" office:value-type="string" office:string-value="http://hafenmap-jodd.rhcloud.com/#&amp;level=land&amp;x=125.16&amp;y=-96.94&amp;zoom=9&amp;spreadsheet=14-zDmLOtP9K4G6t4DdbE0WibPVPG27WLdfkDYaLqhB0&amp;tileset=tiles/" calcext:value-type="string">
            <text:p>http://hafenmap-jodd.rhcloud.com/#&amp;level=land&amp;x=125.16&amp;y=-96.9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ssels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64.08" calcext:value-type="float">
            <text:p>-64.08</text:p>
          </table:table-cell>
          <table:table-cell table:style-name="ce15" office:value-type="float" office:value="-58.07" calcext:value-type="float">
            <text:p>-58.0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2]*[.F192]+[.G192]*[.G192]+[.H192]*[.H192])/3);0)" office:value-type="float" office:value="0" calcext:value-type="float">
            <text:p>0</text:p>
          </table:table-cell>
          <table:table-cell table:style-name="ce209" table:formula="of:=HYPERLINK(CONCATENATE(&quot;http://hafenmap-jodd.rhcloud.com/#&amp;level=&quot;;[.C192]; &quot;&amp;x=&quot;;[.D192];&quot;&amp;y=&quot;;[.E192];&quot;&amp;zoom=9&amp;spreadsheet=14-zDmLOtP9K4G6t4DdbE0WibPVPG27WLdfkDYaLqhB0&amp;tileset=tiles/&quot;))" office:value-type="string" office:string-value="http://hafenmap-jodd.rhcloud.com/#&amp;level=land&amp;x=-64.08&amp;y=-58.07&amp;zoom=9&amp;spreadsheet=14-zDmLOtP9K4G6t4DdbE0WibPVPG27WLdfkDYaLqhB0&amp;tileset=tiles/" calcext:value-type="string">
            <text:p>http://hafenmap-jodd.rhcloud.com/#&amp;level=land&amp;x=-64.08&amp;y=-58.0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 office:value-type="string" calcext:value-type="string">
            <text:p>(Mine)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26.87" calcext:value-type="float">
            <text:p>26.87</text:p>
          </table:table-cell>
          <table:table-cell table:style-name="ce15" office:value-type="float" office:value="29.93" calcext:value-type="float">
            <text:p>29.9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3]*[.F193]+[.G193]*[.G193]+[.H193]*[.H193])/3);0)" office:value-type="float" office:value="0" calcext:value-type="float">
            <text:p>0</text:p>
          </table:table-cell>
          <table:table-cell table:style-name="ce210" table:formula="of:=HYPERLINK(CONCATENATE(&quot;http://hafenmap-jodd.rhcloud.com/#&amp;level=&quot;;[.C193]; &quot;&amp;x=&quot;;[.D193];&quot;&amp;y=&quot;;[.E193];&quot;&amp;zoom=9&amp;spreadsheet=14-zDmLOtP9K4G6t4DdbE0WibPVPG27WLdfkDYaLqhB0&amp;tileset=tiles/&quot;))" office:value-type="string" office:string-value="http://hafenmap-jodd.rhcloud.com/#&amp;level=land&amp;x=26.87&amp;y=29.93&amp;zoom=9&amp;spreadsheet=14-zDmLOtP9K4G6t4DdbE0WibPVPG27WLdfkDYaLqhB0&amp;tileset=tiles/" calcext:value-type="string">
            <text:p>http://hafenmap-jodd.rhcloud.com/#&amp;level=land&amp;x=26.87&amp;y=29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 office:value-type="string" calcext:value-type="string">
            <text:p>Claim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8.43" calcext:value-type="float">
            <text:p>-28.43</text:p>
          </table:table-cell>
          <table:table-cell table:style-name="ce15" office:value-type="float" office:value="-3.28" calcext:value-type="float">
            <text:p>-3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4]*[.F194]+[.G194]*[.G194]+[.H194]*[.H194])/3);0)" office:value-type="float" office:value="0" calcext:value-type="float">
            <text:p>0</text:p>
          </table:table-cell>
          <table:table-cell table:style-name="ce211" table:formula="of:=HYPERLINK(CONCATENATE(&quot;http://hafenmap-jodd.rhcloud.com/#&amp;level=&quot;;[.C194]; &quot;&amp;x=&quot;;[.D194];&quot;&amp;y=&quot;;[.E194];&quot;&amp;zoom=9&amp;spreadsheet=14-zDmLOtP9K4G6t4DdbE0WibPVPG27WLdfkDYaLqhB0&amp;tileset=tiles/&quot;))" office:value-type="string" office:string-value="http://hafenmap-jodd.rhcloud.com/#&amp;level=land&amp;x=-28.43&amp;y=-3.28&amp;zoom=9&amp;spreadsheet=14-zDmLOtP9K4G6t4DdbE0WibPVPG27WLdfkDYaLqhB0&amp;tileset=tiles/" calcext:value-type="string">
            <text:p>http://hafenmap-jodd.rhcloud.com/#&amp;level=land&amp;x=-28.43&amp;y=-3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81.23" calcext:value-type="float">
            <text:p>-81.23</text:p>
          </table:table-cell>
          <table:table-cell table:style-name="ce15" office:value-type="float" office:value="-10.37" calcext:value-type="float">
            <text:p>-10.3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5]*[.F195]+[.G195]*[.G195]+[.H195]*[.H195])/3);0)" office:value-type="float" office:value="0" calcext:value-type="float">
            <text:p>0</text:p>
          </table:table-cell>
          <table:table-cell table:style-name="ce212" table:formula="of:=HYPERLINK(CONCATENATE(&quot;http://hafenmap-jodd.rhcloud.com/#&amp;level=&quot;;[.C195]; &quot;&amp;x=&quot;;[.D195];&quot;&amp;y=&quot;;[.E195];&quot;&amp;zoom=9&amp;spreadsheet=14-zDmLOtP9K4G6t4DdbE0WibPVPG27WLdfkDYaLqhB0&amp;tileset=tiles/&quot;))" office:value-type="string" office:string-value="http://hafenmap-jodd.rhcloud.com/#&amp;level=land&amp;x=-81.23&amp;y=-10.37&amp;zoom=9&amp;spreadsheet=14-zDmLOtP9K4G6t4DdbE0WibPVPG27WLdfkDYaLqhB0&amp;tileset=tiles/" calcext:value-type="string">
            <text:p>http://hafenmap-jodd.rhcloud.com/#&amp;level=land&amp;x=-81.23&amp;y=-10.3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0.93" calcext:value-type="float">
            <text:p>-70.93</text:p>
          </table:table-cell>
          <table:table-cell table:style-name="ce15" office:value-type="float" office:value="-13.22" calcext:value-type="float">
            <text:p>-13.2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6]*[.F196]+[.G196]*[.G196]+[.H196]*[.H196])/3);0)" office:value-type="float" office:value="0" calcext:value-type="float">
            <text:p>0</text:p>
          </table:table-cell>
          <table:table-cell table:style-name="ce213" table:formula="of:=HYPERLINK(CONCATENATE(&quot;http://hafenmap-jodd.rhcloud.com/#&amp;level=&quot;;[.C196]; &quot;&amp;x=&quot;;[.D196];&quot;&amp;y=&quot;;[.E196];&quot;&amp;zoom=9&amp;spreadsheet=14-zDmLOtP9K4G6t4DdbE0WibPVPG27WLdfkDYaLqhB0&amp;tileset=tiles/&quot;))" office:value-type="string" office:string-value="http://hafenmap-jodd.rhcloud.com/#&amp;level=land&amp;x=-70.93&amp;y=-13.22&amp;zoom=9&amp;spreadsheet=14-zDmLOtP9K4G6t4DdbE0WibPVPG27WLdfkDYaLqhB0&amp;tileset=tiles/" calcext:value-type="string">
            <text:p>http://hafenmap-jodd.rhcloud.com/#&amp;level=land&amp;x=-70.93&amp;y=-13.2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9.43" calcext:value-type="float">
            <text:p>-49.43</text:p>
          </table:table-cell>
          <table:table-cell table:style-name="ce15" office:value-type="float" office:value="9.51" calcext:value-type="float">
            <text:p>9.5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7]*[.F197]+[.G197]*[.G197]+[.H197]*[.H197])/3);0)" office:value-type="float" office:value="0" calcext:value-type="float">
            <text:p>0</text:p>
          </table:table-cell>
          <table:table-cell table:style-name="ce214" table:formula="of:=HYPERLINK(CONCATENATE(&quot;http://hafenmap-jodd.rhcloud.com/#&amp;level=&quot;;[.C197]; &quot;&amp;x=&quot;;[.D197];&quot;&amp;y=&quot;;[.E197];&quot;&amp;zoom=9&amp;spreadsheet=14-zDmLOtP9K4G6t4DdbE0WibPVPG27WLdfkDYaLqhB0&amp;tileset=tiles/&quot;))" office:value-type="string" office:string-value="http://hafenmap-jodd.rhcloud.com/#&amp;level=land&amp;x=-49.43&amp;y=9.51&amp;zoom=9&amp;spreadsheet=14-zDmLOtP9K4G6t4DdbE0WibPVPG27WLdfkDYaLqhB0&amp;tileset=tiles/" calcext:value-type="string">
            <text:p>http://hafenmap-jodd.rhcloud.com/#&amp;level=land&amp;x=-49.43&amp;y=9.5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7.61" calcext:value-type="float">
            <text:p>-47.61</text:p>
          </table:table-cell>
          <table:table-cell table:style-name="ce15" office:value-type="float" office:value="8.08" calcext:value-type="float">
            <text:p>8.0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8]*[.F198]+[.G198]*[.G198]+[.H198]*[.H198])/3);0)" office:value-type="float" office:value="0" calcext:value-type="float">
            <text:p>0</text:p>
          </table:table-cell>
          <table:table-cell table:style-name="ce215" table:formula="of:=HYPERLINK(CONCATENATE(&quot;http://hafenmap-jodd.rhcloud.com/#&amp;level=&quot;;[.C198]; &quot;&amp;x=&quot;;[.D198];&quot;&amp;y=&quot;;[.E198];&quot;&amp;zoom=9&amp;spreadsheet=14-zDmLOtP9K4G6t4DdbE0WibPVPG27WLdfkDYaLqhB0&amp;tileset=tiles/&quot;))" office:value-type="string" office:string-value="http://hafenmap-jodd.rhcloud.com/#&amp;level=land&amp;x=-47.61&amp;y=8.08&amp;zoom=9&amp;spreadsheet=14-zDmLOtP9K4G6t4DdbE0WibPVPG27WLdfkDYaLqhB0&amp;tileset=tiles/" calcext:value-type="string">
            <text:p>http://hafenmap-jodd.rhcloud.com/#&amp;level=land&amp;x=-47.61&amp;y=8.0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29.95" calcext:value-type="float">
            <text:p>-29.95</text:p>
          </table:table-cell>
          <table:table-cell table:style-name="ce15" office:value-type="float" office:value="-3.14" calcext:value-type="float">
            <text:p>-3.1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199]*[.F199]+[.G199]*[.G199]+[.H199]*[.H199])/3);0)" office:value-type="float" office:value="0" calcext:value-type="float">
            <text:p>0</text:p>
          </table:table-cell>
          <table:table-cell table:style-name="ce216" table:formula="of:=HYPERLINK(CONCATENATE(&quot;http://hafenmap-jodd.rhcloud.com/#&amp;level=&quot;;[.C199]; &quot;&amp;x=&quot;;[.D199];&quot;&amp;y=&quot;;[.E199];&quot;&amp;zoom=9&amp;spreadsheet=14-zDmLOtP9K4G6t4DdbE0WibPVPG27WLdfkDYaLqhB0&amp;tileset=tiles/&quot;))" office:value-type="string" office:string-value="http://hafenmap-jodd.rhcloud.com/#&amp;level=land&amp;x=-29.95&amp;y=-3.14&amp;zoom=9&amp;spreadsheet=14-zDmLOtP9K4G6t4DdbE0WibPVPG27WLdfkDYaLqhB0&amp;tileset=tiles/" calcext:value-type="string">
            <text:p>http://hafenmap-jodd.rhcloud.com/#&amp;level=land&amp;x=-29.95&amp;y=-3.1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22" calcext:value-type="float">
            <text:p>124.22</text:p>
          </table:table-cell>
          <table:table-cell table:style-name="ce15" office:value-type="float" office:value="-40.85" calcext:value-type="float">
            <text:p>-40.8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0]*[.F200]+[.G200]*[.G200]+[.H200]*[.H200])/3);0)" office:value-type="float" office:value="0" calcext:value-type="float">
            <text:p>0</text:p>
          </table:table-cell>
          <table:table-cell table:style-name="ce217" table:formula="of:=HYPERLINK(CONCATENATE(&quot;http://hafenmap-jodd.rhcloud.com/#&amp;level=&quot;;[.C200]; &quot;&amp;x=&quot;;[.D200];&quot;&amp;y=&quot;;[.E200];&quot;&amp;zoom=9&amp;spreadsheet=14-zDmLOtP9K4G6t4DdbE0WibPVPG27WLdfkDYaLqhB0&amp;tileset=tiles/&quot;))" office:value-type="string" office:string-value="http://hafenmap-jodd.rhcloud.com/#&amp;level=land&amp;x=124.22&amp;y=-40.85&amp;zoom=9&amp;spreadsheet=14-zDmLOtP9K4G6t4DdbE0WibPVPG27WLdfkDYaLqhB0&amp;tileset=tiles/" calcext:value-type="string">
            <text:p>http://hafenmap-jodd.rhcloud.com/#&amp;level=land&amp;x=124.22&amp;y=-40.8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7.11" calcext:value-type="float">
            <text:p>127.11</text:p>
          </table:table-cell>
          <table:table-cell table:style-name="ce15" office:value-type="float" office:value="-38.44" calcext:value-type="float">
            <text:p>-38.4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1]*[.F201]+[.G201]*[.G201]+[.H201]*[.H201])/3);0)" office:value-type="float" office:value="0" calcext:value-type="float">
            <text:p>0</text:p>
          </table:table-cell>
          <table:table-cell table:style-name="ce218" table:formula="of:=HYPERLINK(CONCATENATE(&quot;http://hafenmap-jodd.rhcloud.com/#&amp;level=&quot;;[.C201]; &quot;&amp;x=&quot;;[.D201];&quot;&amp;y=&quot;;[.E201];&quot;&amp;zoom=9&amp;spreadsheet=14-zDmLOtP9K4G6t4DdbE0WibPVPG27WLdfkDYaLqhB0&amp;tileset=tiles/&quot;))" office:value-type="string" office:string-value="http://hafenmap-jodd.rhcloud.com/#&amp;level=land&amp;x=127.11&amp;y=-38.44&amp;zoom=9&amp;spreadsheet=14-zDmLOtP9K4G6t4DdbE0WibPVPG27WLdfkDYaLqhB0&amp;tileset=tiles/" calcext:value-type="string">
            <text:p>http://hafenmap-jodd.rhcloud.com/#&amp;level=land&amp;x=127.11&amp;y=-38.4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0.11" calcext:value-type="float">
            <text:p>140.11</text:p>
          </table:table-cell>
          <table:table-cell table:style-name="ce15" office:value-type="float" office:value="-10.49" calcext:value-type="float">
            <text:p>-10.4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2]*[.F202]+[.G202]*[.G202]+[.H202]*[.H202])/3);0)" office:value-type="float" office:value="0" calcext:value-type="float">
            <text:p>0</text:p>
          </table:table-cell>
          <table:table-cell table:style-name="ce219" table:formula="of:=HYPERLINK(CONCATENATE(&quot;http://hafenmap-jodd.rhcloud.com/#&amp;level=&quot;;[.C202]; &quot;&amp;x=&quot;;[.D202];&quot;&amp;y=&quot;;[.E202];&quot;&amp;zoom=9&amp;spreadsheet=14-zDmLOtP9K4G6t4DdbE0WibPVPG27WLdfkDYaLqhB0&amp;tileset=tiles/&quot;))" office:value-type="string" office:string-value="http://hafenmap-jodd.rhcloud.com/#&amp;level=land&amp;x=140.11&amp;y=-10.49&amp;zoom=9&amp;spreadsheet=14-zDmLOtP9K4G6t4DdbE0WibPVPG27WLdfkDYaLqhB0&amp;tileset=tiles/" calcext:value-type="string">
            <text:p>http://hafenmap-jodd.rhcloud.com/#&amp;level=land&amp;x=140.11&amp;y=-10.4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3.14" calcext:value-type="float">
            <text:p>153.14</text:p>
          </table:table-cell>
          <table:table-cell table:style-name="ce15" office:value-type="float" office:value="-113.75" calcext:value-type="float">
            <text:p>-113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3]*[.F203]+[.G203]*[.G203]+[.H203]*[.H203])/3);0)" office:value-type="float" office:value="0" calcext:value-type="float">
            <text:p>0</text:p>
          </table:table-cell>
          <table:table-cell table:style-name="ce220" table:formula="of:=HYPERLINK(CONCATENATE(&quot;http://hafenmap-jodd.rhcloud.com/#&amp;level=&quot;;[.C203]; &quot;&amp;x=&quot;;[.D203];&quot;&amp;y=&quot;;[.E203];&quot;&amp;zoom=9&amp;spreadsheet=14-zDmLOtP9K4G6t4DdbE0WibPVPG27WLdfkDYaLqhB0&amp;tileset=tiles/&quot;))" office:value-type="string" office:string-value="http://hafenmap-jodd.rhcloud.com/#&amp;level=land&amp;x=153.14&amp;y=-113.75&amp;zoom=9&amp;spreadsheet=14-zDmLOtP9K4G6t4DdbE0WibPVPG27WLdfkDYaLqhB0&amp;tileset=tiles/" calcext:value-type="string">
            <text:p>http://hafenmap-jodd.rhcloud.com/#&amp;level=land&amp;x=153.14&amp;y=-113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8.94" calcext:value-type="float">
            <text:p>158.94</text:p>
          </table:table-cell>
          <table:table-cell table:style-name="ce15" office:value-type="float" office:value="-88.61" calcext:value-type="float">
            <text:p>-88.6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4]*[.F204]+[.G204]*[.G204]+[.H204]*[.H204])/3);0)" office:value-type="float" office:value="0" calcext:value-type="float">
            <text:p>0</text:p>
          </table:table-cell>
          <table:table-cell table:style-name="ce221" table:formula="of:=HYPERLINK(CONCATENATE(&quot;http://hafenmap-jodd.rhcloud.com/#&amp;level=&quot;;[.C204]; &quot;&amp;x=&quot;;[.D204];&quot;&amp;y=&quot;;[.E204];&quot;&amp;zoom=9&amp;spreadsheet=14-zDmLOtP9K4G6t4DdbE0WibPVPG27WLdfkDYaLqhB0&amp;tileset=tiles/&quot;))" office:value-type="string" office:string-value="http://hafenmap-jodd.rhcloud.com/#&amp;level=land&amp;x=158.94&amp;y=-88.61&amp;zoom=9&amp;spreadsheet=14-zDmLOtP9K4G6t4DdbE0WibPVPG27WLdfkDYaLqhB0&amp;tileset=tiles/" calcext:value-type="string">
            <text:p>http://hafenmap-jodd.rhcloud.com/#&amp;level=land&amp;x=158.94&amp;y=-88.6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5.65" calcext:value-type="float">
            <text:p>165.65</text:p>
          </table:table-cell>
          <table:table-cell table:style-name="ce15" office:value-type="float" office:value="-88.32" calcext:value-type="float">
            <text:p>-88.3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5]*[.F205]+[.G205]*[.G205]+[.H205]*[.H205])/3);0)" office:value-type="float" office:value="0" calcext:value-type="float">
            <text:p>0</text:p>
          </table:table-cell>
          <table:table-cell table:style-name="ce222" table:formula="of:=HYPERLINK(CONCATENATE(&quot;http://hafenmap-jodd.rhcloud.com/#&amp;level=&quot;;[.C205]; &quot;&amp;x=&quot;;[.D205];&quot;&amp;y=&quot;;[.E205];&quot;&amp;zoom=9&amp;spreadsheet=14-zDmLOtP9K4G6t4DdbE0WibPVPG27WLdfkDYaLqhB0&amp;tileset=tiles/&quot;))" office:value-type="string" office:string-value="http://hafenmap-jodd.rhcloud.com/#&amp;level=land&amp;x=165.65&amp;y=-88.32&amp;zoom=9&amp;spreadsheet=14-zDmLOtP9K4G6t4DdbE0WibPVPG27WLdfkDYaLqhB0&amp;tileset=tiles/" calcext:value-type="string">
            <text:p>http://hafenmap-jodd.rhcloud.com/#&amp;level=land&amp;x=165.65&amp;y=-88.3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7.28" calcext:value-type="float">
            <text:p>167.28</text:p>
          </table:table-cell>
          <table:table-cell table:style-name="ce15" office:value-type="float" office:value="-111.34" calcext:value-type="float">
            <text:p>-111.3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6]*[.F206]+[.G206]*[.G206]+[.H206]*[.H206])/3);0)" office:value-type="float" office:value="0" calcext:value-type="float">
            <text:p>0</text:p>
          </table:table-cell>
          <table:table-cell table:style-name="ce223" table:formula="of:=HYPERLINK(CONCATENATE(&quot;http://hafenmap-jodd.rhcloud.com/#&amp;level=&quot;;[.C206]; &quot;&amp;x=&quot;;[.D206];&quot;&amp;y=&quot;;[.E206];&quot;&amp;zoom=9&amp;spreadsheet=14-zDmLOtP9K4G6t4DdbE0WibPVPG27WLdfkDYaLqhB0&amp;tileset=tiles/&quot;))" office:value-type="string" office:string-value="http://hafenmap-jodd.rhcloud.com/#&amp;level=land&amp;x=167.28&amp;y=-111.34&amp;zoom=9&amp;spreadsheet=14-zDmLOtP9K4G6t4DdbE0WibPVPG27WLdfkDYaLqhB0&amp;tileset=tiles/" calcext:value-type="string">
            <text:p>http://hafenmap-jodd.rhcloud.com/#&amp;level=land&amp;x=167.28&amp;y=-111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k Crysta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70.81" calcext:value-type="float">
            <text:p>170.81</text:p>
          </table:table-cell>
          <table:table-cell table:style-name="ce15" office:value-type="float" office:value="-91.73" calcext:value-type="float">
            <text:p>-91.7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7]*[.F207]+[.G207]*[.G207]+[.H207]*[.H207])/3);0)" office:value-type="float" office:value="0" calcext:value-type="float">
            <text:p>0</text:p>
          </table:table-cell>
          <table:table-cell table:style-name="ce224" table:formula="of:=HYPERLINK(CONCATENATE(&quot;http://hafenmap-jodd.rhcloud.com/#&amp;level=&quot;;[.C207]; &quot;&amp;x=&quot;;[.D207];&quot;&amp;y=&quot;;[.E207];&quot;&amp;zoom=9&amp;spreadsheet=14-zDmLOtP9K4G6t4DdbE0WibPVPG27WLdfkDYaLqhB0&amp;tileset=tiles/&quot;))" office:value-type="string" office:string-value="http://hafenmap-jodd.rhcloud.com/#&amp;level=land&amp;x=170.81&amp;y=-91.73&amp;zoom=9&amp;spreadsheet=14-zDmLOtP9K4G6t4DdbE0WibPVPG27WLdfkDYaLqhB0&amp;tileset=tiles/" calcext:value-type="string">
            <text:p>http://hafenmap-jodd.rhcloud.com/#&amp;level=land&amp;x=170.81&amp;y=-91.7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97.13" calcext:value-type="float">
            <text:p>-97.13</text:p>
          </table:table-cell>
          <table:table-cell table:style-name="ce15" office:value-type="float" office:value="-24.65" calcext:value-type="float">
            <text:p>-24.6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8]*[.F208]+[.G208]*[.G208]+[.H208]*[.H208])/3);0)" office:value-type="float" office:value="0" calcext:value-type="float">
            <text:p>0</text:p>
          </table:table-cell>
          <table:table-cell table:style-name="ce225" table:formula="of:=HYPERLINK(CONCATENATE(&quot;http://hafenmap-jodd.rhcloud.com/#&amp;level=&quot;;[.C208]; &quot;&amp;x=&quot;;[.D208];&quot;&amp;y=&quot;;[.E208];&quot;&amp;zoom=9&amp;spreadsheet=14-zDmLOtP9K4G6t4DdbE0WibPVPG27WLdfkDYaLqhB0&amp;tileset=tiles/&quot;))" office:value-type="string" office:string-value="http://hafenmap-jodd.rhcloud.com/#&amp;level=land&amp;x=-97.13&amp;y=-24.65&amp;zoom=9&amp;spreadsheet=14-zDmLOtP9K4G6t4DdbE0WibPVPG27WLdfkDYaLqhB0&amp;tileset=tiles/" calcext:value-type="string">
            <text:p>http://hafenmap-jodd.rhcloud.com/#&amp;level=land&amp;x=-97.13&amp;y=-24.6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84.85" calcext:value-type="float">
            <text:p>-84.85</text:p>
          </table:table-cell>
          <table:table-cell table:style-name="ce15" office:value-type="float" office:value="-26.07" calcext:value-type="float">
            <text:p>-26.0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09]*[.F209]+[.G209]*[.G209]+[.H209]*[.H209])/3);0)" office:value-type="float" office:value="0" calcext:value-type="float">
            <text:p>0</text:p>
          </table:table-cell>
          <table:table-cell table:style-name="ce226" table:formula="of:=HYPERLINK(CONCATENATE(&quot;http://hafenmap-jodd.rhcloud.com/#&amp;level=&quot;;[.C209]; &quot;&amp;x=&quot;;[.D209];&quot;&amp;y=&quot;;[.E209];&quot;&amp;zoom=9&amp;spreadsheet=14-zDmLOtP9K4G6t4DdbE0WibPVPG27WLdfkDYaLqhB0&amp;tileset=tiles/&quot;))" office:value-type="string" office:string-value="http://hafenmap-jodd.rhcloud.com/#&amp;level=land&amp;x=-84.85&amp;y=-26.07&amp;zoom=9&amp;spreadsheet=14-zDmLOtP9K4G6t4DdbE0WibPVPG27WLdfkDYaLqhB0&amp;tileset=tiles/" calcext:value-type="string">
            <text:p>http://hafenmap-jodd.rhcloud.com/#&amp;level=land&amp;x=-84.85&amp;y=-26.0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73.69" calcext:value-type="float">
            <text:p>-73.69</text:p>
          </table:table-cell>
          <table:table-cell table:style-name="ce15" office:value-type="float" office:value="-10.03" calcext:value-type="float">
            <text:p>-10.0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0]*[.F210]+[.G210]*[.G210]+[.H210]*[.H210])/3);0)" office:value-type="float" office:value="0" calcext:value-type="float">
            <text:p>0</text:p>
          </table:table-cell>
          <table:table-cell table:style-name="ce227" table:formula="of:=HYPERLINK(CONCATENATE(&quot;http://hafenmap-jodd.rhcloud.com/#&amp;level=&quot;;[.C210]; &quot;&amp;x=&quot;;[.D210];&quot;&amp;y=&quot;;[.E210];&quot;&amp;zoom=9&amp;spreadsheet=14-zDmLOtP9K4G6t4DdbE0WibPVPG27WLdfkDYaLqhB0&amp;tileset=tiles/&quot;))" office:value-type="string" office:string-value="http://hafenmap-jodd.rhcloud.com/#&amp;level=land&amp;x=-73.69&amp;y=-10.03&amp;zoom=9&amp;spreadsheet=14-zDmLOtP9K4G6t4DdbE0WibPVPG27WLdfkDYaLqhB0&amp;tileset=tiles/" calcext:value-type="string">
            <text:p>http://hafenmap-jodd.rhcloud.com/#&amp;level=land&amp;x=-73.69&amp;y=-10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64.31" calcext:value-type="float">
            <text:p>-64.31</text:p>
          </table:table-cell>
          <table:table-cell table:style-name="ce15" office:value-type="float" office:value="-22.89" calcext:value-type="float">
            <text:p>-22.8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1]*[.F211]+[.G211]*[.G211]+[.H211]*[.H211])/3);0)" office:value-type="float" office:value="0" calcext:value-type="float">
            <text:p>0</text:p>
          </table:table-cell>
          <table:table-cell table:style-name="ce228" table:formula="of:=HYPERLINK(CONCATENATE(&quot;http://hafenmap-jodd.rhcloud.com/#&amp;level=&quot;;[.C211]; &quot;&amp;x=&quot;;[.D211];&quot;&amp;y=&quot;;[.E211];&quot;&amp;zoom=9&amp;spreadsheet=14-zDmLOtP9K4G6t4DdbE0WibPVPG27WLdfkDYaLqhB0&amp;tileset=tiles/&quot;))" office:value-type="string" office:string-value="http://hafenmap-jodd.rhcloud.com/#&amp;level=land&amp;x=-64.31&amp;y=-22.89&amp;zoom=9&amp;spreadsheet=14-zDmLOtP9K4G6t4DdbE0WibPVPG27WLdfkDYaLqhB0&amp;tileset=tiles/" calcext:value-type="string">
            <text:p>http://hafenmap-jodd.rhcloud.com/#&amp;level=land&amp;x=-64.31&amp;y=-22.8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64.15" calcext:value-type="float">
            <text:p>-64.15</text:p>
          </table:table-cell>
          <table:table-cell table:style-name="ce15" office:value-type="float" office:value="-23.09" calcext:value-type="float">
            <text:p>-23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2]*[.F212]+[.G212]*[.G212]+[.H212]*[.H212])/3);0)" office:value-type="float" office:value="0" calcext:value-type="float">
            <text:p>0</text:p>
          </table:table-cell>
          <table:table-cell table:style-name="ce229" table:formula="of:=HYPERLINK(CONCATENATE(&quot;http://hafenmap-jodd.rhcloud.com/#&amp;level=&quot;;[.C212]; &quot;&amp;x=&quot;;[.D212];&quot;&amp;y=&quot;;[.E212];&quot;&amp;zoom=9&amp;spreadsheet=14-zDmLOtP9K4G6t4DdbE0WibPVPG27WLdfkDYaLqhB0&amp;tileset=tiles/&quot;))" office:value-type="string" office:string-value="http://hafenmap-jodd.rhcloud.com/#&amp;level=land&amp;x=-64.15&amp;y=-23.09&amp;zoom=9&amp;spreadsheet=14-zDmLOtP9K4G6t4DdbE0WibPVPG27WLdfkDYaLqhB0&amp;tileset=tiles/" calcext:value-type="string">
            <text:p>http://hafenmap-jodd.rhcloud.com/#&amp;level=land&amp;x=-64.15&amp;y=-23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59.33" calcext:value-type="float">
            <text:p>-59.33</text:p>
          </table:table-cell>
          <table:table-cell table:style-name="ce15" office:value-type="float" office:value="9.91" calcext:value-type="float">
            <text:p>9.9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3]*[.F213]+[.G213]*[.G213]+[.H213]*[.H213])/3);0)" office:value-type="float" office:value="0" calcext:value-type="float">
            <text:p>0</text:p>
          </table:table-cell>
          <table:table-cell table:style-name="ce230" table:formula="of:=HYPERLINK(CONCATENATE(&quot;http://hafenmap-jodd.rhcloud.com/#&amp;level=&quot;;[.C213]; &quot;&amp;x=&quot;;[.D213];&quot;&amp;y=&quot;;[.E213];&quot;&amp;zoom=9&amp;spreadsheet=14-zDmLOtP9K4G6t4DdbE0WibPVPG27WLdfkDYaLqhB0&amp;tileset=tiles/&quot;))" office:value-type="string" office:string-value="http://hafenmap-jodd.rhcloud.com/#&amp;level=land&amp;x=-59.33&amp;y=9.91&amp;zoom=9&amp;spreadsheet=14-zDmLOtP9K4G6t4DdbE0WibPVPG27WLdfkDYaLqhB0&amp;tileset=tiles/" calcext:value-type="string">
            <text:p>http://hafenmap-jodd.rhcloud.com/#&amp;level=land&amp;x=-59.33&amp;y=9.9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6.69" calcext:value-type="float">
            <text:p>-46.69</text:p>
          </table:table-cell>
          <table:table-cell table:style-name="ce15" office:value-type="float" office:value="7.75" calcext:value-type="float">
            <text:p>7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4]*[.F214]+[.G214]*[.G214]+[.H214]*[.H214])/3);0)" office:value-type="float" office:value="0" calcext:value-type="float">
            <text:p>0</text:p>
          </table:table-cell>
          <table:table-cell table:style-name="ce231" table:formula="of:=HYPERLINK(CONCATENATE(&quot;http://hafenmap-jodd.rhcloud.com/#&amp;level=&quot;;[.C214]; &quot;&amp;x=&quot;;[.D214];&quot;&amp;y=&quot;;[.E214];&quot;&amp;zoom=9&amp;spreadsheet=14-zDmLOtP9K4G6t4DdbE0WibPVPG27WLdfkDYaLqhB0&amp;tileset=tiles/&quot;))" office:value-type="string" office:string-value="http://hafenmap-jodd.rhcloud.com/#&amp;level=land&amp;x=-46.69&amp;y=7.75&amp;zoom=9&amp;spreadsheet=14-zDmLOtP9K4G6t4DdbE0WibPVPG27WLdfkDYaLqhB0&amp;tileset=tiles/" calcext:value-type="string">
            <text:p>http://hafenmap-jodd.rhcloud.com/#&amp;level=land&amp;x=-46.69&amp;y=7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4.61" calcext:value-type="float">
            <text:p>-44.61</text:p>
          </table:table-cell>
          <table:table-cell table:style-name="ce15" office:value-type="float" office:value="7.41" calcext:value-type="float">
            <text:p>7.4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5]*[.F215]+[.G215]*[.G215]+[.H215]*[.H215])/3);0)" office:value-type="float" office:value="0" calcext:value-type="float">
            <text:p>0</text:p>
          </table:table-cell>
          <table:table-cell table:style-name="ce232" table:formula="of:=HYPERLINK(CONCATENATE(&quot;http://hafenmap-jodd.rhcloud.com/#&amp;level=&quot;;[.C215]; &quot;&amp;x=&quot;;[.D215];&quot;&amp;y=&quot;;[.E215];&quot;&amp;zoom=9&amp;spreadsheet=14-zDmLOtP9K4G6t4DdbE0WibPVPG27WLdfkDYaLqhB0&amp;tileset=tiles/&quot;))" office:value-type="string" office:string-value="http://hafenmap-jodd.rhcloud.com/#&amp;level=land&amp;x=-44.61&amp;y=7.41&amp;zoom=9&amp;spreadsheet=14-zDmLOtP9K4G6t4DdbE0WibPVPG27WLdfkDYaLqhB0&amp;tileset=tiles/" calcext:value-type="string">
            <text:p>http://hafenmap-jodd.rhcloud.com/#&amp;level=land&amp;x=-44.61&amp;y=7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41.93" calcext:value-type="float">
            <text:p>-41.93</text:p>
          </table:table-cell>
          <table:table-cell table:style-name="ce15" office:value-type="float" office:value="-31.13" calcext:value-type="float">
            <text:p>-31.1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6]*[.F216]+[.G216]*[.G216]+[.H216]*[.H216])/3);0)" office:value-type="float" office:value="0" calcext:value-type="float">
            <text:p>0</text:p>
          </table:table-cell>
          <table:table-cell table:style-name="ce233" table:formula="of:=HYPERLINK(CONCATENATE(&quot;http://hafenmap-jodd.rhcloud.com/#&amp;level=&quot;;[.C216]; &quot;&amp;x=&quot;;[.D216];&quot;&amp;y=&quot;;[.E216];&quot;&amp;zoom=9&amp;spreadsheet=14-zDmLOtP9K4G6t4DdbE0WibPVPG27WLdfkDYaLqhB0&amp;tileset=tiles/&quot;))" office:value-type="string" office:string-value="http://hafenmap-jodd.rhcloud.com/#&amp;level=land&amp;x=-41.93&amp;y=-31.13&amp;zoom=9&amp;spreadsheet=14-zDmLOtP9K4G6t4DdbE0WibPVPG27WLdfkDYaLqhB0&amp;tileset=tiles/" calcext:value-type="string">
            <text:p>http://hafenmap-jodd.rhcloud.com/#&amp;level=land&amp;x=-41.93&amp;y=-31.1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8.99" calcext:value-type="float">
            <text:p>-38.99</text:p>
          </table:table-cell>
          <table:table-cell table:style-name="ce15" office:value-type="float" office:value="-38.71" calcext:value-type="float">
            <text:p>-38.7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7]*[.F217]+[.G217]*[.G217]+[.H217]*[.H217])/3);0)" office:value-type="float" office:value="0" calcext:value-type="float">
            <text:p>0</text:p>
          </table:table-cell>
          <table:table-cell table:style-name="ce234" table:formula="of:=HYPERLINK(CONCATENATE(&quot;http://hafenmap-jodd.rhcloud.com/#&amp;level=&quot;;[.C217]; &quot;&amp;x=&quot;;[.D217];&quot;&amp;y=&quot;;[.E217];&quot;&amp;zoom=9&amp;spreadsheet=14-zDmLOtP9K4G6t4DdbE0WibPVPG27WLdfkDYaLqhB0&amp;tileset=tiles/&quot;))" office:value-type="string" office:string-value="http://hafenmap-jodd.rhcloud.com/#&amp;level=land&amp;x=-38.99&amp;y=-38.71&amp;zoom=9&amp;spreadsheet=14-zDmLOtP9K4G6t4DdbE0WibPVPG27WLdfkDYaLqhB0&amp;tileset=tiles/" calcext:value-type="string">
            <text:p>http://hafenmap-jodd.rhcloud.com/#&amp;level=land&amp;x=-38.99&amp;y=-38.7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5.85" calcext:value-type="float">
            <text:p>-35.85</text:p>
          </table:table-cell>
          <table:table-cell table:style-name="ce15" office:value-type="float" office:value="3.13" calcext:value-type="float">
            <text:p>3.1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8]*[.F218]+[.G218]*[.G218]+[.H218]*[.H218])/3);0)" office:value-type="float" office:value="0" calcext:value-type="float">
            <text:p>0</text:p>
          </table:table-cell>
          <table:table-cell table:style-name="ce134" table:formula="of:=HYPERLINK(CONCATENATE(&quot;http://hafenmap-jodd.rhcloud.com/#&amp;level=&quot;;[.C218]; &quot;&amp;x=&quot;;[.D218];&quot;&amp;y=&quot;;[.E218];&quot;&amp;zoom=9&amp;spreadsheet=14-zDmLOtP9K4G6t4DdbE0WibPVPG27WLdfkDYaLqhB0&amp;tileset=tiles/&quot;))" office:value-type="string" office:string-value="http://hafenmap-jodd.rhcloud.com/#&amp;level=land&amp;x=-35.85&amp;y=3.13&amp;zoom=9&amp;spreadsheet=14-zDmLOtP9K4G6t4DdbE0WibPVPG27WLdfkDYaLqhB0&amp;tileset=tiles/" calcext:value-type="string">
            <text:p>http://hafenmap-jodd.rhcloud.com/#&amp;level=land&amp;x=-35.85&amp;y=3.1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30.91" calcext:value-type="float">
            <text:p>-30.91</text:p>
          </table:table-cell>
          <table:table-cell table:style-name="ce15" office:value-type="float" office:value="-0.69" calcext:value-type="float">
            <text:p>-0.6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19]*[.F219]+[.G219]*[.G219]+[.H219]*[.H219])/3);0)" office:value-type="float" office:value="0" calcext:value-type="float">
            <text:p>0</text:p>
          </table:table-cell>
          <table:table-cell table:style-name="ce235" table:formula="of:=HYPERLINK(CONCATENATE(&quot;http://hafenmap-jodd.rhcloud.com/#&amp;level=&quot;;[.C219]; &quot;&amp;x=&quot;;[.D219];&quot;&amp;y=&quot;;[.E219];&quot;&amp;zoom=9&amp;spreadsheet=14-zDmLOtP9K4G6t4DdbE0WibPVPG27WLdfkDYaLqhB0&amp;tileset=tiles/&quot;))" office:value-type="string" office:string-value="http://hafenmap-jodd.rhcloud.com/#&amp;level=land&amp;x=-30.91&amp;y=-0.69&amp;zoom=9&amp;spreadsheet=14-zDmLOtP9K4G6t4DdbE0WibPVPG27WLdfkDYaLqhB0&amp;tileset=tiles/" calcext:value-type="string">
            <text:p>http://hafenmap-jodd.rhcloud.com/#&amp;level=land&amp;x=-30.91&amp;y=-0.6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9.64" calcext:value-type="float">
            <text:p>9.64</text:p>
          </table:table-cell>
          <table:table-cell table:style-name="ce15" office:value-type="float" office:value="-43.63" calcext:value-type="float">
            <text:p>-43.6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0]*[.F220]+[.G220]*[.G220]+[.H220]*[.H220])/3);0)" office:value-type="float" office:value="0" calcext:value-type="float">
            <text:p>0</text:p>
          </table:table-cell>
          <table:table-cell table:style-name="ce236" table:formula="of:=HYPERLINK(CONCATENATE(&quot;http://hafenmap-jodd.rhcloud.com/#&amp;level=&quot;;[.C220]; &quot;&amp;x=&quot;;[.D220];&quot;&amp;y=&quot;;[.E220];&quot;&amp;zoom=9&amp;spreadsheet=14-zDmLOtP9K4G6t4DdbE0WibPVPG27WLdfkDYaLqhB0&amp;tileset=tiles/&quot;))" office:value-type="string" office:string-value="http://hafenmap-jodd.rhcloud.com/#&amp;level=land&amp;x=9.64&amp;y=-43.63&amp;zoom=9&amp;spreadsheet=14-zDmLOtP9K4G6t4DdbE0WibPVPG27WLdfkDYaLqhB0&amp;tileset=tiles/" calcext:value-type="string">
            <text:p>http://hafenmap-jodd.rhcloud.com/#&amp;level=land&amp;x=9.64&amp;y=-43.6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-45.41" calcext:value-type="float">
            <text:p>-45.41</text:p>
          </table:table-cell>
          <table:table-cell table:number-columns-repeated="3" table:style-name="ce17" office:value-type="float" office:value="27" calcext:value-type="float">
            <text:p>27</text:p>
          </table:table-cell>
          <table:table-cell table:style-name="ce18" table:formula="of:=ROUND(SQRT(([.F221]*[.F221]+[.G221]*[.G221]+[.H221]*[.H221])/3);0)" office:value-type="float" office:value="27" calcext:value-type="float">
            <text:p>27</text:p>
          </table:table-cell>
          <table:table-cell table:style-name="ce237" table:formula="of:=HYPERLINK(CONCATENATE(&quot;http://hafenmap-jodd.rhcloud.com/#&amp;level=&quot;;[.C221]; &quot;&amp;x=&quot;;[.D221];&quot;&amp;y=&quot;;[.E221];&quot;&amp;zoom=9&amp;spreadsheet=14-zDmLOtP9K4G6t4DdbE0WibPVPG27WLdfkDYaLqhB0&amp;tileset=tiles/&quot;))" office:value-type="string" office:string-value="http://hafenmap-jodd.rhcloud.com/#&amp;level=land&amp;x=14&amp;y=-45.41&amp;zoom=9&amp;spreadsheet=14-zDmLOtP9K4G6t4DdbE0WibPVPG27WLdfkDYaLqhB0&amp;tileset=tiles/" calcext:value-type="string">
            <text:p>http://hafenmap-jodd.rhcloud.com/#&amp;level=land&amp;x=14&amp;y=-45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03.73" calcext:value-type="float">
            <text:p>103.73</text:p>
          </table:table-cell>
          <table:table-cell table:style-name="ce15" office:value-type="float" office:value="-70.57" calcext:value-type="float">
            <text:p>-70.5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2]*[.F222]+[.G222]*[.G222]+[.H222]*[.H222])/3);0)" office:value-type="float" office:value="0" calcext:value-type="float">
            <text:p>0</text:p>
          </table:table-cell>
          <table:table-cell table:style-name="ce238" table:formula="of:=HYPERLINK(CONCATENATE(&quot;http://hafenmap-jodd.rhcloud.com/#&amp;level=&quot;;[.C222]; &quot;&amp;x=&quot;;[.D222];&quot;&amp;y=&quot;;[.E222];&quot;&amp;zoom=9&amp;spreadsheet=14-zDmLOtP9K4G6t4DdbE0WibPVPG27WLdfkDYaLqhB0&amp;tileset=tiles/&quot;))" office:value-type="string" office:string-value="http://hafenmap-jodd.rhcloud.com/#&amp;level=land&amp;x=103.73&amp;y=-70.57&amp;zoom=9&amp;spreadsheet=14-zDmLOtP9K4G6t4DdbE0WibPVPG27WLdfkDYaLqhB0&amp;tileset=tiles/" calcext:value-type="string">
            <text:p>http://hafenmap-jodd.rhcloud.com/#&amp;level=land&amp;x=103.73&amp;y=-70.5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4" calcext:value-type="float">
            <text:p>124.40</text:p>
          </table:table-cell>
          <table:table-cell table:style-name="ce15" office:value-type="float" office:value="-40.81" calcext:value-type="float">
            <text:p>-40.8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3]*[.F223]+[.G223]*[.G223]+[.H223]*[.H223])/3);0)" office:value-type="float" office:value="0" calcext:value-type="float">
            <text:p>0</text:p>
          </table:table-cell>
          <table:table-cell table:style-name="ce239" table:formula="of:=HYPERLINK(CONCATENATE(&quot;http://hafenmap-jodd.rhcloud.com/#&amp;level=&quot;;[.C223]; &quot;&amp;x=&quot;;[.D223];&quot;&amp;y=&quot;;[.E223];&quot;&amp;zoom=9&amp;spreadsheet=14-zDmLOtP9K4G6t4DdbE0WibPVPG27WLdfkDYaLqhB0&amp;tileset=tiles/&quot;))" office:value-type="string" office:string-value="http://hafenmap-jodd.rhcloud.com/#&amp;level=land&amp;x=124.4&amp;y=-40.81&amp;zoom=9&amp;spreadsheet=14-zDmLOtP9K4G6t4DdbE0WibPVPG27WLdfkDYaLqhB0&amp;tileset=tiles/" calcext:value-type="string">
            <text:p>http://hafenmap-jodd.rhcloud.com/#&amp;level=land&amp;x=124.4&amp;y=-40.8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34.71" calcext:value-type="float">
            <text:p>134.71</text:p>
          </table:table-cell>
          <table:table-cell table:style-name="ce15" office:value-type="float" office:value="-36.18" calcext:value-type="float">
            <text:p>-36.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4]*[.F224]+[.G224]*[.G224]+[.H224]*[.H224])/3);0)" office:value-type="float" office:value="0" calcext:value-type="float">
            <text:p>0</text:p>
          </table:table-cell>
          <table:table-cell table:style-name="ce240" table:formula="of:=HYPERLINK(CONCATENATE(&quot;http://hafenmap-jodd.rhcloud.com/#&amp;level=&quot;;[.C224]; &quot;&amp;x=&quot;;[.D224];&quot;&amp;y=&quot;;[.E224];&quot;&amp;zoom=9&amp;spreadsheet=14-zDmLOtP9K4G6t4DdbE0WibPVPG27WLdfkDYaLqhB0&amp;tileset=tiles/&quot;))" office:value-type="string" office:string-value="http://hafenmap-jodd.rhcloud.com/#&amp;level=land&amp;x=134.71&amp;y=-36.18&amp;zoom=9&amp;spreadsheet=14-zDmLOtP9K4G6t4DdbE0WibPVPG27WLdfkDYaLqhB0&amp;tileset=tiles/" calcext:value-type="string">
            <text:p>http://hafenmap-jodd.rhcloud.com/#&amp;level=land&amp;x=134.71&amp;y=-36.1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1.22" calcext:value-type="float">
            <text:p>141.22</text:p>
          </table:table-cell>
          <table:table-cell table:style-name="ce15" office:value-type="float" office:value="-41.25" calcext:value-type="float">
            <text:p>-41.2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5]*[.F225]+[.G225]*[.G225]+[.H225]*[.H225])/3);0)" office:value-type="float" office:value="0" calcext:value-type="float">
            <text:p>0</text:p>
          </table:table-cell>
          <table:table-cell table:style-name="ce241" table:formula="of:=HYPERLINK(CONCATENATE(&quot;http://hafenmap-jodd.rhcloud.com/#&amp;level=&quot;;[.C225]; &quot;&amp;x=&quot;;[.D225];&quot;&amp;y=&quot;;[.E225];&quot;&amp;zoom=9&amp;spreadsheet=14-zDmLOtP9K4G6t4DdbE0WibPVPG27WLdfkDYaLqhB0&amp;tileset=tiles/&quot;))" office:value-type="string" office:string-value="http://hafenmap-jodd.rhcloud.com/#&amp;level=land&amp;x=141.22&amp;y=-41.25&amp;zoom=9&amp;spreadsheet=14-zDmLOtP9K4G6t4DdbE0WibPVPG27WLdfkDYaLqhB0&amp;tileset=tiles/" calcext:value-type="string">
            <text:p>http://hafenmap-jodd.rhcloud.com/#&amp;level=land&amp;x=141.22&amp;y=-41.2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47.97" calcext:value-type="float">
            <text:p>147.97</text:p>
          </table:table-cell>
          <table:table-cell table:style-name="ce15" office:value-type="float" office:value="-116.8" calcext:value-type="float">
            <text:p>-116.8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6]*[.F226]+[.G226]*[.G226]+[.H226]*[.H226])/3);0)" office:value-type="float" office:value="0" calcext:value-type="float">
            <text:p>0</text:p>
          </table:table-cell>
          <table:table-cell table:style-name="ce242" table:formula="of:=HYPERLINK(CONCATENATE(&quot;http://hafenmap-jodd.rhcloud.com/#&amp;level=&quot;;[.C226]; &quot;&amp;x=&quot;;[.D226];&quot;&amp;y=&quot;;[.E226];&quot;&amp;zoom=9&amp;spreadsheet=14-zDmLOtP9K4G6t4DdbE0WibPVPG27WLdfkDYaLqhB0&amp;tileset=tiles/&quot;))" office:value-type="string" office:string-value="http://hafenmap-jodd.rhcloud.com/#&amp;level=land&amp;x=147.97&amp;y=-116.8&amp;zoom=9&amp;spreadsheet=14-zDmLOtP9K4G6t4DdbE0WibPVPG27WLdfkDYaLqhB0&amp;tileset=tiles/" calcext:value-type="string">
            <text:p>http://hafenmap-jodd.rhcloud.com/#&amp;level=land&amp;x=147.97&amp;y=-116.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53.28" calcext:value-type="float">
            <text:p>153.28</text:p>
          </table:table-cell>
          <table:table-cell table:style-name="ce15" office:value-type="float" office:value="-112.4" calcext:value-type="float">
            <text:p>-112.4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7]*[.F227]+[.G227]*[.G227]+[.H227]*[.H227])/3);0)" office:value-type="float" office:value="0" calcext:value-type="float">
            <text:p>0</text:p>
          </table:table-cell>
          <table:table-cell table:style-name="ce243" table:formula="of:=HYPERLINK(CONCATENATE(&quot;http://hafenmap-jodd.rhcloud.com/#&amp;level=&quot;;[.C227]; &quot;&amp;x=&quot;;[.D227];&quot;&amp;y=&quot;;[.E227];&quot;&amp;zoom=9&amp;spreadsheet=14-zDmLOtP9K4G6t4DdbE0WibPVPG27WLdfkDYaLqhB0&amp;tileset=tiles/&quot;))" office:value-type="string" office:string-value="http://hafenmap-jodd.rhcloud.com/#&amp;level=land&amp;x=153.28&amp;y=-112.4&amp;zoom=9&amp;spreadsheet=14-zDmLOtP9K4G6t4DdbE0WibPVPG27WLdfkDYaLqhB0&amp;tileset=tiles/" calcext:value-type="string">
            <text:p>http://hafenmap-jodd.rhcloud.com/#&amp;level=land&amp;x=153.28&amp;y=-112.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64.91" calcext:value-type="float">
            <text:p>164.91</text:p>
          </table:table-cell>
          <table:table-cell table:style-name="ce15" office:value-type="float" office:value="-89.4" calcext:value-type="float">
            <text:p>-89.40</text:p>
          </table:table-cell>
          <table:table-cell table:number-columns-repeated="3" table:style-name="ce17" office:value-type="float" office:value="20" calcext:value-type="float">
            <text:p>20</text:p>
          </table:table-cell>
          <table:table-cell table:style-name="ce18" table:formula="of:=ROUND(SQRT(([.F228]*[.F228]+[.G228]*[.G228]+[.H228]*[.H228])/3);0)" office:value-type="float" office:value="20" calcext:value-type="float">
            <text:p>20</text:p>
          </table:table-cell>
          <table:table-cell table:style-name="ce244" table:formula="of:=HYPERLINK(CONCATENATE(&quot;http://hafenmap-jodd.rhcloud.com/#&amp;level=&quot;;[.C228]; &quot;&amp;x=&quot;;[.D228];&quot;&amp;y=&quot;;[.E228];&quot;&amp;zoom=9&amp;spreadsheet=14-zDmLOtP9K4G6t4DdbE0WibPVPG27WLdfkDYaLqhB0&amp;tileset=tiles/&quot;))" office:value-type="string" office:string-value="http://hafenmap-jodd.rhcloud.com/#&amp;level=land&amp;x=164.91&amp;y=-89.4&amp;zoom=9&amp;spreadsheet=14-zDmLOtP9K4G6t4DdbE0WibPVPG27WLdfkDYaLqhB0&amp;tileset=tiles/" calcext:value-type="string">
            <text:p>http://hafenmap-jodd.rhcloud.com/#&amp;level=land&amp;x=164.91&amp;y=-89.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 Basin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73.04" calcext:value-type="float">
            <text:p>173.04</text:p>
          </table:table-cell>
          <table:table-cell table:style-name="ce15" office:value-type="float" office:value="-88.26" calcext:value-type="float">
            <text:p>-88.2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29]*[.F229]+[.G229]*[.G229]+[.H229]*[.H229])/3);0)" office:value-type="float" office:value="0" calcext:value-type="float">
            <text:p>0</text:p>
          </table:table-cell>
          <table:table-cell table:style-name="ce245" table:formula="of:=HYPERLINK(CONCATENATE(&quot;http://hafenmap-jodd.rhcloud.com/#&amp;level=&quot;;[.C229]; &quot;&amp;x=&quot;;[.D229];&quot;&amp;y=&quot;;[.E229];&quot;&amp;zoom=9&amp;spreadsheet=14-zDmLOtP9K4G6t4DdbE0WibPVPG27WLdfkDYaLqhB0&amp;tileset=tiles/&quot;))" office:value-type="string" office:string-value="http://hafenmap-jodd.rhcloud.com/#&amp;level=land&amp;x=173.04&amp;y=-88.26&amp;zoom=9&amp;spreadsheet=14-zDmLOtP9K4G6t4DdbE0WibPVPG27WLdfkDYaLqhB0&amp;tileset=tiles/" calcext:value-type="string">
            <text:p>http://hafenmap-jodd.rhcloud.com/#&amp;level=land&amp;x=173.04&amp;y=-88.2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nd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6.36" calcext:value-type="float">
            <text:p>116.36</text:p>
          </table:table-cell>
          <table:table-cell table:style-name="ce15" office:value-type="float" office:value="-82.88" calcext:value-type="float">
            <text:p>-82.8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0]*[.F230]+[.G230]*[.G230]+[.H230]*[.H230])/3);0)" office:value-type="float" office:value="0" calcext:value-type="float">
            <text:p>0</text:p>
          </table:table-cell>
          <table:table-cell table:style-name="ce246" table:formula="of:=HYPERLINK(CONCATENATE(&quot;http://hafenmap-jodd.rhcloud.com/#&amp;level=&quot;;[.C230]; &quot;&amp;x=&quot;;[.D230];&quot;&amp;y=&quot;;[.E230];&quot;&amp;zoom=9&amp;spreadsheet=14-zDmLOtP9K4G6t4DdbE0WibPVPG27WLdfkDYaLqhB0&amp;tileset=tiles/&quot;))" office:value-type="string" office:string-value="http://hafenmap-jodd.rhcloud.com/#&amp;level=land&amp;x=116.36&amp;y=-82.88&amp;zoom=9&amp;spreadsheet=14-zDmLOtP9K4G6t4DdbE0WibPVPG27WLdfkDYaLqhB0&amp;tileset=tiles/" calcext:value-type="string">
            <text:p>http://hafenmap-jodd.rhcloud.com/#&amp;level=land&amp;x=116.36&amp;y=-82.8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nd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17.23" calcext:value-type="float">
            <text:p>117.23</text:p>
          </table:table-cell>
          <table:table-cell table:style-name="ce15" office:value-type="float" office:value="-83.03" calcext:value-type="float">
            <text:p>-83.03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42" calcext:value-type="float">
            <text:p>42</text:p>
          </table:table-cell>
          <table:table-cell table:style-name="ce18" table:formula="of:=ROUND(SQRT(([.F231]*[.F231]+[.G231]*[.G231]+[.H231]*[.H231])/3);0)" office:value-type="float" office:value="37" calcext:value-type="float">
            <text:p>37</text:p>
          </table:table-cell>
          <table:table-cell table:style-name="ce247" table:formula="of:=HYPERLINK(CONCATENATE(&quot;http://hafenmap-jodd.rhcloud.com/#&amp;level=&quot;;[.C231]; &quot;&amp;x=&quot;;[.D231];&quot;&amp;y=&quot;;[.E231];&quot;&amp;zoom=9&amp;spreadsheet=14-zDmLOtP9K4G6t4DdbE0WibPVPG27WLdfkDYaLqhB0&amp;tileset=tiles/&quot;))" office:value-type="string" office:string-value="http://hafenmap-jodd.rhcloud.com/#&amp;level=land&amp;x=117.23&amp;y=-83.03&amp;zoom=9&amp;spreadsheet=14-zDmLOtP9K4G6t4DdbE0WibPVPG27WLdfkDYaLqhB0&amp;tileset=tiles/" calcext:value-type="string">
            <text:p>http://hafenmap-jodd.rhcloud.com/#&amp;level=land&amp;x=117.23&amp;y=-83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nd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4.31" calcext:value-type="float">
            <text:p>124.31</text:p>
          </table:table-cell>
          <table:table-cell table:style-name="ce15" office:value-type="float" office:value="-80.65" calcext:value-type="float">
            <text:p>-80.6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2" calcext:value-type="float">
            <text:p>32</text:p>
          </table:table-cell>
          <table:table-cell table:style-name="ce18" table:formula="of:=ROUND(SQRT(([.F232]*[.F232]+[.G232]*[.G232]+[.H232]*[.H232])/3);0)" office:value-type="float" office:value="38" calcext:value-type="float">
            <text:p>38</text:p>
          </table:table-cell>
          <table:table-cell table:style-name="ce248" table:formula="of:=HYPERLINK(CONCATENATE(&quot;http://hafenmap-jodd.rhcloud.com/#&amp;level=&quot;;[.C232]; &quot;&amp;x=&quot;;[.D232];&quot;&amp;y=&quot;;[.E232];&quot;&amp;zoom=9&amp;spreadsheet=14-zDmLOtP9K4G6t4DdbE0WibPVPG27WLdfkDYaLqhB0&amp;tileset=tiles/&quot;))" office:value-type="string" office:string-value="http://hafenmap-jodd.rhcloud.com/#&amp;level=land&amp;x=124.31&amp;y=-80.65&amp;zoom=9&amp;spreadsheet=14-zDmLOtP9K4G6t4DdbE0WibPVPG27WLdfkDYaLqhB0&amp;tileset=tiles/" calcext:value-type="string">
            <text:p>http://hafenmap-jodd.rhcloud.com/#&amp;level=land&amp;x=124.31&amp;y=-80.6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nd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7.44" calcext:value-type="float">
            <text:p>127.44</text:p>
          </table:table-cell>
          <table:table-cell table:style-name="ce15" office:value-type="float" office:value="-57.37" calcext:value-type="float">
            <text:p>-57.3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3]*[.F233]+[.G233]*[.G233]+[.H233]*[.H233])/3);0)" office:value-type="float" office:value="0" calcext:value-type="float">
            <text:p>0</text:p>
          </table:table-cell>
          <table:table-cell table:style-name="ce249" table:formula="of:=HYPERLINK(CONCATENATE(&quot;http://hafenmap-jodd.rhcloud.com/#&amp;level=&quot;;[.C233]; &quot;&amp;x=&quot;;[.D233];&quot;&amp;y=&quot;;[.E233];&quot;&amp;zoom=9&amp;spreadsheet=14-zDmLOtP9K4G6t4DdbE0WibPVPG27WLdfkDYaLqhB0&amp;tileset=tiles/&quot;))" office:value-type="string" office:string-value="http://hafenmap-jodd.rhcloud.com/#&amp;level=land&amp;x=127.44&amp;y=-57.37&amp;zoom=9&amp;spreadsheet=14-zDmLOtP9K4G6t4DdbE0WibPVPG27WLdfkDYaLqhB0&amp;tileset=tiles/" calcext:value-type="string">
            <text:p>http://hafenmap-jodd.rhcloud.com/#&amp;level=land&amp;x=127.44&amp;y=-57.3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ilvershine</text:p>
          </table:table-cell>
          <table:table-cell table:style-name="ce8"/>
          <table:table-cell table:style-name="ce11" office:value-type="string" calcext:value-type="string">
            <text:p>cave4</text:p>
          </table:table-cell>
          <table:table-cell table:style-name="ce15" office:value-type="float" office:value="127.02" calcext:value-type="float">
            <text:p>127.02</text:p>
          </table:table-cell>
          <table:table-cell table:style-name="ce15" office:value-type="float" office:value="-80.1" calcext:value-type="float">
            <text:p>-80.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4]*[.F234]+[.G234]*[.G234]+[.H234]*[.H234])/3);0)" office:value-type="float" office:value="0" calcext:value-type="float">
            <text:p>0</text:p>
          </table:table-cell>
          <table:table-cell table:style-name="ce250" table:formula="of:=HYPERLINK(CONCATENATE(&quot;http://hafenmap-jodd.rhcloud.com/#&amp;level=&quot;;[.C234]; &quot;&amp;x=&quot;;[.D234];&quot;&amp;y=&quot;;[.E234];&quot;&amp;zoom=9&amp;spreadsheet=14-zDmLOtP9K4G6t4DdbE0WibPVPG27WLdfkDYaLqhB0&amp;tileset=tiles/&quot;))" office:value-type="string" office:string-value="http://hafenmap-jodd.rhcloud.com/#&amp;level=cave4&amp;x=127.02&amp;y=-80.1&amp;zoom=9&amp;spreadsheet=14-zDmLOtP9K4G6t4DdbE0WibPVPG27WLdfkDYaLqhB0&amp;tileset=tiles/" calcext:value-type="string">
            <text:p>http://hafenmap-jodd.rhcloud.com/#&amp;level=cave4&amp;x=127.02&amp;y=-80.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i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0.51" calcext:value-type="float">
            <text:p>120.51</text:p>
          </table:table-cell>
          <table:table-cell table:style-name="ce15" office:value-type="float" office:value="-63.74" calcext:value-type="float">
            <text:p>-63.7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5]*[.F235]+[.G235]*[.G235]+[.H235]*[.H235])/3);0)" office:value-type="float" office:value="0" calcext:value-type="float">
            <text:p>0</text:p>
          </table:table-cell>
          <table:table-cell table:style-name="ce251" table:formula="of:=HYPERLINK(CONCATENATE(&quot;http://hafenmap-jodd.rhcloud.com/#&amp;level=&quot;;[.C235]; &quot;&amp;x=&quot;;[.D235];&quot;&amp;y=&quot;;[.E235];&quot;&amp;zoom=9&amp;spreadsheet=14-zDmLOtP9K4G6t4DdbE0WibPVPG27WLdfkDYaLqhB0&amp;tileset=tiles/&quot;))" office:value-type="string" office:string-value="http://hafenmap-jodd.rhcloud.com/#&amp;level=land&amp;x=120.51&amp;y=-63.74&amp;zoom=9&amp;spreadsheet=14-zDmLOtP9K4G6t4DdbE0WibPVPG27WLdfkDYaLqhB0&amp;tileset=tiles/" calcext:value-type="string">
            <text:p>http://hafenmap-jodd.rhcloud.com/#&amp;level=land&amp;x=120.51&amp;y=-63.7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i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1.26" calcext:value-type="float">
            <text:p>121.26</text:p>
          </table:table-cell>
          <table:table-cell table:style-name="ce15" office:value-type="float" office:value="-78.87" calcext:value-type="float">
            <text:p>-78.87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32" calcext:value-type="float">
            <text:p>32</text:p>
          </table:table-cell>
          <table:table-cell table:style-name="ce18" table:formula="of:=ROUND(SQRT(([.F236]*[.F236]+[.G236]*[.G236]+[.H236]*[.H236])/3);0)" office:value-type="float" office:value="50" calcext:value-type="float">
            <text:p>50</text:p>
          </table:table-cell>
          <table:table-cell table:style-name="ce252" table:formula="of:=HYPERLINK(CONCATENATE(&quot;http://hafenmap-jodd.rhcloud.com/#&amp;level=&quot;;[.C236]; &quot;&amp;x=&quot;;[.D236];&quot;&amp;y=&quot;;[.E236];&quot;&amp;zoom=9&amp;spreadsheet=14-zDmLOtP9K4G6t4DdbE0WibPVPG27WLdfkDYaLqhB0&amp;tileset=tiles/&quot;))" office:value-type="string" office:string-value="http://hafenmap-jodd.rhcloud.com/#&amp;level=land&amp;x=121.26&amp;y=-78.87&amp;zoom=9&amp;spreadsheet=14-zDmLOtP9K4G6t4DdbE0WibPVPG27WLdfkDYaLqhB0&amp;tileset=tiles/" calcext:value-type="string">
            <text:p>http://hafenmap-jodd.rhcloud.com/#&amp;level=land&amp;x=121.26&amp;y=-78.8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il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7.68" calcext:value-type="float">
            <text:p>127.68</text:p>
          </table:table-cell>
          <table:table-cell table:style-name="ce15" office:value-type="float" office:value="-89.01" calcext:value-type="float">
            <text:p>-89.0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8" calcext:value-type="float">
            <text:p>28</text:p>
          </table:table-cell>
          <table:table-cell table:style-name="ce18" table:formula="of:=ROUND(SQRT(([.F237]*[.F237]+[.G237]*[.G237]+[.H237]*[.H237])/3);0)" office:value-type="float" office:value="31" calcext:value-type="float">
            <text:p>31</text:p>
          </table:table-cell>
          <table:table-cell table:style-name="ce253" table:formula="of:=HYPERLINK(CONCATENATE(&quot;http://hafenmap-jodd.rhcloud.com/#&amp;level=&quot;;[.C237]; &quot;&amp;x=&quot;;[.D237];&quot;&amp;y=&quot;;[.E237];&quot;&amp;zoom=9&amp;spreadsheet=14-zDmLOtP9K4G6t4DdbE0WibPVPG27WLdfkDYaLqhB0&amp;tileset=tiles/&quot;))" office:value-type="string" office:string-value="http://hafenmap-jodd.rhcloud.com/#&amp;level=land&amp;x=127.68&amp;y=-89.01&amp;zoom=9&amp;spreadsheet=14-zDmLOtP9K4G6t4DdbE0WibPVPG27WLdfkDYaLqhB0&amp;tileset=tiles/" calcext:value-type="string">
            <text:p>http://hafenmap-jodd.rhcloud.com/#&amp;level=land&amp;x=127.68&amp;y=-89.0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8" office:value-type="string" calcext:value-type="string">
            <text:p>"Home" V claim, raidable from a distanc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6.95" calcext:value-type="float">
            <text:p>-36.95</text:p>
          </table:table-cell>
          <table:table-cell table:style-name="ce15" office:value-type="float" office:value="-12.19" calcext:value-type="float">
            <text:p>-12.1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8]*[.F238]+[.G238]*[.G238]+[.H238]*[.H238])/3);0)" office:value-type="float" office:value="0" calcext:value-type="float">
            <text:p>0</text:p>
          </table:table-cell>
          <table:table-cell table:style-name="ce254" table:formula="of:=HYPERLINK(CONCATENATE(&quot;http://hafenmap-jodd.rhcloud.com/#&amp;level=&quot;;[.C238]; &quot;&amp;x=&quot;;[.D238];&quot;&amp;y=&quot;;[.E238];&quot;&amp;zoom=9&amp;spreadsheet=14-zDmLOtP9K4G6t4DdbE0WibPVPG27WLdfkDYaLqhB0&amp;tileset=tiles/&quot;))" office:value-type="string" office:string-value="http://hafenmap-jodd.rhcloud.com/#&amp;level=land&amp;x=-36.95&amp;y=-12.19&amp;zoom=9&amp;spreadsheet=14-zDmLOtP9K4G6t4DdbE0WibPVPG27WLdfkDYaLqhB0&amp;tileset=tiles/" calcext:value-type="string">
            <text:p>http://hafenmap-jodd.rhcloud.com/#&amp;level=land&amp;x=-36.95&amp;y=-12.1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8" office:value-type="string" calcext:value-type="string">
            <text:p>Raid this! Palisade no pclaim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3.14" calcext:value-type="float">
            <text:p>-43.14</text:p>
          </table:table-cell>
          <table:table-cell table:style-name="ce15" office:value-type="float" office:value="-41.68" calcext:value-type="float">
            <text:p>-41.6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39]*[.F239]+[.G239]*[.G239]+[.H239]*[.H239])/3);0)" office:value-type="float" office:value="0" calcext:value-type="float">
            <text:p>0</text:p>
          </table:table-cell>
          <table:table-cell table:style-name="ce255" table:formula="of:=HYPERLINK(CONCATENATE(&quot;http://hafenmap-jodd.rhcloud.com/#&amp;level=&quot;;[.C239]; &quot;&amp;x=&quot;;[.D239];&quot;&amp;y=&quot;;[.E239];&quot;&amp;zoom=9&amp;spreadsheet=14-zDmLOtP9K4G6t4DdbE0WibPVPG27WLdfkDYaLqhB0&amp;tileset=tiles/&quot;))" office:value-type="string" office:string-value="http://hafenmap-jodd.rhcloud.com/#&amp;level=land&amp;x=-43.14&amp;y=-41.68&amp;zoom=9&amp;spreadsheet=14-zDmLOtP9K4G6t4DdbE0WibPVPG27WLdfkDYaLqhB0&amp;tileset=tiles/" calcext:value-type="string">
            <text:p>http://hafenmap-jodd.rhcloud.com/#&amp;level=land&amp;x=-43.14&amp;y=-41.6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8" office:value-type="string" calcext:value-type="string">
            <text:p>Raidable no p claim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51.86" calcext:value-type="float">
            <text:p>-51.86</text:p>
          </table:table-cell>
          <table:table-cell table:style-name="ce15" office:value-type="float" office:value="-59.08" calcext:value-type="float">
            <text:p>-59.0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0]*[.F240]+[.G240]*[.G240]+[.H240]*[.H240])/3);0)" office:value-type="float" office:value="0" calcext:value-type="float">
            <text:p>0</text:p>
          </table:table-cell>
          <table:table-cell table:style-name="ce256" table:formula="of:=HYPERLINK(CONCATENATE(&quot;http://hafenmap-jodd.rhcloud.com/#&amp;level=&quot;;[.C240]; &quot;&amp;x=&quot;;[.D240];&quot;&amp;y=&quot;;[.E240];&quot;&amp;zoom=9&amp;spreadsheet=14-zDmLOtP9K4G6t4DdbE0WibPVPG27WLdfkDYaLqhB0&amp;tileset=tiles/&quot;))" office:value-type="string" office:string-value="http://hafenmap-jodd.rhcloud.com/#&amp;level=land&amp;x=-51.86&amp;y=-59.08&amp;zoom=9&amp;spreadsheet=14-zDmLOtP9K4G6t4DdbE0WibPVPG27WLdfkDYaLqhB0&amp;tileset=tiles/" calcext:value-type="string">
            <text:p>http://hafenmap-jodd.rhcloud.com/#&amp;level=land&amp;x=-51.86&amp;y=-59.0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bandon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0.52" calcext:value-type="float">
            <text:p>-60.52</text:p>
          </table:table-cell>
          <table:table-cell table:style-name="ce15" office:value-type="float" office:value="-61.54" calcext:value-type="float">
            <text:p>-61.5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1]*[.F241]+[.G241]*[.G241]+[.H241]*[.H241])/3);0)" office:value-type="float" office:value="0" calcext:value-type="float">
            <text:p>0</text:p>
          </table:table-cell>
          <table:table-cell table:style-name="ce257" table:formula="of:=HYPERLINK(CONCATENATE(&quot;http://hafenmap-jodd.rhcloud.com/#&amp;level=&quot;;[.C241]; &quot;&amp;x=&quot;;[.D241];&quot;&amp;y=&quot;;[.E241];&quot;&amp;zoom=9&amp;spreadsheet=14-zDmLOtP9K4G6t4DdbE0WibPVPG27WLdfkDYaLqhB0&amp;tileset=tiles/&quot;))" office:value-type="string" office:string-value="http://hafenmap-jodd.rhcloud.com/#&amp;level=land&amp;x=-60.52&amp;y=-61.54&amp;zoom=9&amp;spreadsheet=14-zDmLOtP9K4G6t4DdbE0WibPVPG27WLdfkDYaLqhB0&amp;tileset=tiles/" calcext:value-type="string">
            <text:p>http://hafenmap-jodd.rhcloud.com/#&amp;level=land&amp;x=-60.52&amp;y=-61.5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bandon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57.96" calcext:value-type="float">
            <text:p>-57.96</text:p>
          </table:table-cell>
          <table:table-cell table:style-name="ce15" office:value-type="float" office:value="-65.04" calcext:value-type="float">
            <text:p>-65.0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2]*[.F242]+[.G242]*[.G242]+[.H242]*[.H242])/3);0)" office:value-type="float" office:value="0" calcext:value-type="float">
            <text:p>0</text:p>
          </table:table-cell>
          <table:table-cell table:style-name="ce258" table:formula="of:=HYPERLINK(CONCATENATE(&quot;http://hafenmap-jodd.rhcloud.com/#&amp;level=&quot;;[.C242]; &quot;&amp;x=&quot;;[.D242];&quot;&amp;y=&quot;;[.E242];&quot;&amp;zoom=9&amp;spreadsheet=14-zDmLOtP9K4G6t4DdbE0WibPVPG27WLdfkDYaLqhB0&amp;tileset=tiles/&quot;))" office:value-type="string" office:string-value="http://hafenmap-jodd.rhcloud.com/#&amp;level=land&amp;x=-57.96&amp;y=-65.04&amp;zoom=9&amp;spreadsheet=14-zDmLOtP9K4G6t4DdbE0WibPVPG27WLdfkDYaLqhB0&amp;tileset=tiles/" calcext:value-type="string">
            <text:p>http://hafenmap-jodd.rhcloud.com/#&amp;level=land&amp;x=-57.96&amp;y=-65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bandon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6.44" calcext:value-type="float">
            <text:p>-46.44</text:p>
          </table:table-cell>
          <table:table-cell table:style-name="ce15" office:value-type="float" office:value="-44.48" calcext:value-type="float">
            <text:p>-44.4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3]*[.F243]+[.G243]*[.G243]+[.H243]*[.H243])/3);0)" office:value-type="float" office:value="0" calcext:value-type="float">
            <text:p>0</text:p>
          </table:table-cell>
          <table:table-cell table:style-name="ce259" table:formula="of:=HYPERLINK(CONCATENATE(&quot;http://hafenmap-jodd.rhcloud.com/#&amp;level=&quot;;[.C243]; &quot;&amp;x=&quot;;[.D243];&quot;&amp;y=&quot;;[.E243];&quot;&amp;zoom=9&amp;spreadsheet=14-zDmLOtP9K4G6t4DdbE0WibPVPG27WLdfkDYaLqhB0&amp;tileset=tiles/&quot;))" office:value-type="string" office:string-value="http://hafenmap-jodd.rhcloud.com/#&amp;level=land&amp;x=-46.44&amp;y=-44.48&amp;zoom=9&amp;spreadsheet=14-zDmLOtP9K4G6t4DdbE0WibPVPG27WLdfkDYaLqhB0&amp;tileset=tiles/" calcext:value-type="string">
            <text:p>http://hafenmap-jodd.rhcloud.com/#&amp;level=land&amp;x=-46.44&amp;y=-44.4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bandon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9.23" calcext:value-type="float">
            <text:p>-39.23</text:p>
          </table:table-cell>
          <table:table-cell table:style-name="ce15" office:value-type="float" office:value="-21.79" calcext:value-type="float">
            <text:p>-21.7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4]*[.F244]+[.G244]*[.G244]+[.H244]*[.H244])/3);0)" office:value-type="float" office:value="0" calcext:value-type="float">
            <text:p>0</text:p>
          </table:table-cell>
          <table:table-cell table:style-name="ce260" table:formula="of:=HYPERLINK(CONCATENATE(&quot;http://hafenmap-jodd.rhcloud.com/#&amp;level=&quot;;[.C244]; &quot;&amp;x=&quot;;[.D244];&quot;&amp;y=&quot;;[.E244];&quot;&amp;zoom=9&amp;spreadsheet=14-zDmLOtP9K4G6t4DdbE0WibPVPG27WLdfkDYaLqhB0&amp;tileset=tiles/&quot;))" office:value-type="string" office:string-value="http://hafenmap-jodd.rhcloud.com/#&amp;level=land&amp;x=-39.23&amp;y=-21.79&amp;zoom=9&amp;spreadsheet=14-zDmLOtP9K4G6t4DdbE0WibPVPG27WLdfkDYaLqhB0&amp;tileset=tiles/" calcext:value-type="string">
            <text:p>http://hafenmap-jodd.rhcloud.com/#&amp;level=land&amp;x=-39.23&amp;y=-21.7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ctive Noob camp - No wall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6.42" calcext:value-type="float">
            <text:p>-36.42</text:p>
          </table:table-cell>
          <table:table-cell table:style-name="ce15" office:value-type="float" office:value="-25.12" calcext:value-type="float">
            <text:p>-25.1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5]*[.F245]+[.G245]*[.G245]+[.H245]*[.H245])/3);0)" office:value-type="float" office:value="0" calcext:value-type="float">
            <text:p>0</text:p>
          </table:table-cell>
          <table:table-cell table:style-name="ce261" table:formula="of:=HYPERLINK(CONCATENATE(&quot;http://hafenmap-jodd.rhcloud.com/#&amp;level=&quot;;[.C245]; &quot;&amp;x=&quot;;[.D245];&quot;&amp;y=&quot;;[.E245];&quot;&amp;zoom=9&amp;spreadsheet=14-zDmLOtP9K4G6t4DdbE0WibPVPG27WLdfkDYaLqhB0&amp;tileset=tiles/&quot;))" office:value-type="string" office:string-value="http://hafenmap-jodd.rhcloud.com/#&amp;level=land&amp;x=-36.42&amp;y=-25.12&amp;zoom=9&amp;spreadsheet=14-zDmLOtP9K4G6t4DdbE0WibPVPG27WLdfkDYaLqhB0&amp;tileset=tiles/" calcext:value-type="string">
            <text:p>http://hafenmap-jodd.rhcloud.com/#&amp;level=land&amp;x=-36.42&amp;y=-25.1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7" office:value-type="string" calcext:value-type="string">
            <text:p>AD</text:p>
          </table:table-cell>
          <table:table-cell table:style-name="ce10" office:value-type="string" calcext:value-type="string">
            <text:p>land</text:p>
          </table:table-cell>
          <table:table-cell table:style-name="ce14" office:value-type="float" office:value="96.82" calcext:value-type="float">
            <text:p>96.82</text:p>
          </table:table-cell>
          <table:table-cell table:style-name="ce14" office:value-type="float" office:value="-0.86" calcext:value-type="float">
            <text:p>-0.8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8" table:formula="of:=ROUND(SQRT(([.F246]*[.F246]+[.G246]*[.G246]+[.H246]*[.H246])/3);0)" office:value-type="float" office:value="0" calcext:value-type="float">
            <text:p>0</text:p>
          </table:table-cell>
          <table:table-cell table:style-name="ce262" table:formula="of:=HYPERLINK(CONCATENATE(&quot;http://hafenmap-jodd.rhcloud.com/#&amp;level=&quot;;[.C246]; &quot;&amp;x=&quot;;[.D246];&quot;&amp;y=&quot;;[.E246];&quot;&amp;zoom=9&amp;spreadsheet=14-zDmLOtP9K4G6t4DdbE0WibPVPG27WLdfkDYaLqhB0&amp;tileset=tiles/&quot;))" office:value-type="string" office:string-value="http://hafenmap-jodd.rhcloud.com/#&amp;level=land&amp;x=96.82&amp;y=-0.86&amp;zoom=9&amp;spreadsheet=14-zDmLOtP9K4G6t4DdbE0WibPVPG27WLdfkDYaLqhB0&amp;tileset=tiles/" calcext:value-type="string">
            <text:p>http://hafenmap-jodd.rhcloud.com/#&amp;level=land&amp;x=96.82&amp;y=-0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D Vaulterino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7.52" calcext:value-type="float">
            <text:p>-77.52</text:p>
          </table:table-cell>
          <table:table-cell table:style-name="ce15" office:value-type="float" office:value="-53" calcext:value-type="float">
            <text:p>-53.0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7]*[.F247]+[.G247]*[.G247]+[.H247]*[.H247])/3);0)" office:value-type="float" office:value="0" calcext:value-type="float">
            <text:p>0</text:p>
          </table:table-cell>
          <table:table-cell table:style-name="ce263" table:formula="of:=HYPERLINK(CONCATENATE(&quot;http://hafenmap-jodd.rhcloud.com/#&amp;level=&quot;;[.C247]; &quot;&amp;x=&quot;;[.D247];&quot;&amp;y=&quot;;[.E247];&quot;&amp;zoom=9&amp;spreadsheet=14-zDmLOtP9K4G6t4DdbE0WibPVPG27WLdfkDYaLqhB0&amp;tileset=tiles/&quot;))" office:value-type="string" office:string-value="http://hafenmap-jodd.rhcloud.com/#&amp;level=land&amp;x=-77.52&amp;y=-53&amp;zoom=9&amp;spreadsheet=14-zDmLOtP9K4G6t4DdbE0WibPVPG27WLdfkDYaLqhB0&amp;tileset=tiles/" calcext:value-type="string">
            <text:p>http://hafenmap-jodd.rhcloud.com/#&amp;level=land&amp;x=-77.52&amp;y=-5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inran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80.04" calcext:value-type="float">
            <text:p>-80.04</text:p>
          </table:table-cell>
          <table:table-cell table:style-name="ce15" office:value-type="float" office:value="-60.33" calcext:value-type="float">
            <text:p>-60.3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8]*[.F248]+[.G248]*[.G248]+[.H248]*[.H248])/3);0)" office:value-type="float" office:value="0" calcext:value-type="float">
            <text:p>0</text:p>
          </table:table-cell>
          <table:table-cell table:style-name="ce264" table:formula="of:=HYPERLINK(CONCATENATE(&quot;http://hafenmap-jodd.rhcloud.com/#&amp;level=&quot;;[.C248]; &quot;&amp;x=&quot;;[.D248];&quot;&amp;y=&quot;;[.E248];&quot;&amp;zoom=9&amp;spreadsheet=14-zDmLOtP9K4G6t4DdbE0WibPVPG27WLdfkDYaLqhB0&amp;tileset=tiles/&quot;))" office:value-type="string" office:string-value="http://hafenmap-jodd.rhcloud.com/#&amp;level=land&amp;x=-80.04&amp;y=-60.33&amp;zoom=9&amp;spreadsheet=14-zDmLOtP9K4G6t4DdbE0WibPVPG27WLdfkDYaLqhB0&amp;tileset=tiles/" calcext:value-type="string">
            <text:p>http://hafenmap-jodd.rhcloud.com/#&amp;level=land&amp;x=-80.04&amp;y=-60.3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Ainran Soi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6.54" calcext:value-type="float">
            <text:p>-66.54</text:p>
          </table:table-cell>
          <table:table-cell table:style-name="ce15" office:value-type="float" office:value="-60.61" calcext:value-type="float">
            <text:p>-60.6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49]*[.F249]+[.G249]*[.G249]+[.H249]*[.H249])/3);0)" office:value-type="float" office:value="0" calcext:value-type="float">
            <text:p>0</text:p>
          </table:table-cell>
          <table:table-cell table:style-name="ce265" table:formula="of:=HYPERLINK(CONCATENATE(&quot;http://hafenmap-jodd.rhcloud.com/#&amp;level=&quot;;[.C249]; &quot;&amp;x=&quot;;[.D249];&quot;&amp;y=&quot;;[.E249];&quot;&amp;zoom=9&amp;spreadsheet=14-zDmLOtP9K4G6t4DdbE0WibPVPG27WLdfkDYaLqhB0&amp;tileset=tiles/&quot;))" office:value-type="string" office:string-value="http://hafenmap-jodd.rhcloud.com/#&amp;level=land&amp;x=-66.54&amp;y=-60.61&amp;zoom=9&amp;spreadsheet=14-zDmLOtP9K4G6t4DdbE0WibPVPG27WLdfkDYaLqhB0&amp;tileset=tiles/" calcext:value-type="string">
            <text:p>http://hafenmap-jodd.rhcloud.com/#&amp;level=land&amp;x=-66.54&amp;y=-60.6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Coles Hermitag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5.78" calcext:value-type="float">
            <text:p>-15.78</text:p>
          </table:table-cell>
          <table:table-cell table:style-name="ce15" office:value-type="float" office:value="-11.28" calcext:value-type="float">
            <text:p>-11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0]*[.F250]+[.G250]*[.G250]+[.H250]*[.H250])/3);0)" office:value-type="float" office:value="0" calcext:value-type="float">
            <text:p>0</text:p>
          </table:table-cell>
          <table:table-cell table:style-name="ce266" table:formula="of:=HYPERLINK(CONCATENATE(&quot;http://hafenmap-jodd.rhcloud.com/#&amp;level=&quot;;[.C250]; &quot;&amp;x=&quot;;[.D250];&quot;&amp;y=&quot;;[.E250];&quot;&amp;zoom=9&amp;spreadsheet=14-zDmLOtP9K4G6t4DdbE0WibPVPG27WLdfkDYaLqhB0&amp;tileset=tiles/&quot;))" office:value-type="string" office:string-value="http://hafenmap-jodd.rhcloud.com/#&amp;level=land&amp;x=-15.78&amp;y=-11.28&amp;zoom=9&amp;spreadsheet=14-zDmLOtP9K4G6t4DdbE0WibPVPG27WLdfkDYaLqhB0&amp;tileset=tiles/" calcext:value-type="string">
            <text:p>http://hafenmap-jodd.rhcloud.com/#&amp;level=land&amp;x=-15.78&amp;y=-11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ad Korean Shitter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-35.66" calcext:value-type="float">
            <text:p>-35.6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1]*[.F251]+[.G251]*[.G251]+[.H251]*[.H251])/3);0)" office:value-type="float" office:value="0" calcext:value-type="float">
            <text:p>0</text:p>
          </table:table-cell>
          <table:table-cell table:style-name="ce267" table:formula="of:=HYPERLINK(CONCATENATE(&quot;http://hafenmap-jodd.rhcloud.com/#&amp;level=&quot;;[.C251]; &quot;&amp;x=&quot;;[.D251];&quot;&amp;y=&quot;;[.E251];&quot;&amp;zoom=9&amp;spreadsheet=14-zDmLOtP9K4G6t4DdbE0WibPVPG27WLdfkDYaLqhB0&amp;tileset=tiles/&quot;))" office:value-type="string" office:string-value="http://hafenmap-jodd.rhcloud.com/#&amp;level=land&amp;x=1.84&amp;y=-35.66&amp;zoom=9&amp;spreadsheet=14-zDmLOtP9K4G6t4DdbE0WibPVPG27WLdfkDYaLqhB0&amp;tileset=tiles/" calcext:value-type="string">
            <text:p>http://hafenmap-jodd.rhcloud.com/#&amp;level=land&amp;x=1.84&amp;y=-35.6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7.73" calcext:value-type="float">
            <text:p>-47.73</text:p>
          </table:table-cell>
          <table:table-cell table:style-name="ce15" office:value-type="float" office:value="-28.65" calcext:value-type="float">
            <text:p>-28.6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2]*[.F252]+[.G252]*[.G252]+[.H252]*[.H252])/3);0)" office:value-type="float" office:value="0" calcext:value-type="float">
            <text:p>0</text:p>
          </table:table-cell>
          <table:table-cell table:style-name="ce268" table:formula="of:=HYPERLINK(CONCATENATE(&quot;http://hafenmap-jodd.rhcloud.com/#&amp;level=&quot;;[.C252]; &quot;&amp;x=&quot;;[.D252];&quot;&amp;y=&quot;;[.E252];&quot;&amp;zoom=9&amp;spreadsheet=14-zDmLOtP9K4G6t4DdbE0WibPVPG27WLdfkDYaLqhB0&amp;tileset=tiles/&quot;))" office:value-type="string" office:string-value="http://hafenmap-jodd.rhcloud.com/#&amp;level=land&amp;x=-47.73&amp;y=-28.65&amp;zoom=9&amp;spreadsheet=14-zDmLOtP9K4G6t4DdbE0WibPVPG27WLdfkDYaLqhB0&amp;tileset=tiles/" calcext:value-type="string">
            <text:p>http://hafenmap-jodd.rhcloud.com/#&amp;level=land&amp;x=-47.73&amp;y=-28.6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cay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0.62" calcext:value-type="float">
            <text:p>-70.62</text:p>
          </table:table-cell>
          <table:table-cell table:style-name="ce15" office:value-type="float" office:value="-68.78" calcext:value-type="float">
            <text:p>-68.7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3]*[.F253]+[.G253]*[.G253]+[.H253]*[.H253])/3);0)" office:value-type="float" office:value="0" calcext:value-type="float">
            <text:p>0</text:p>
          </table:table-cell>
          <table:table-cell table:style-name="ce269" table:formula="of:=HYPERLINK(CONCATENATE(&quot;http://hafenmap-jodd.rhcloud.com/#&amp;level=&quot;;[.C253]; &quot;&amp;x=&quot;;[.D253];&quot;&amp;y=&quot;;[.E253];&quot;&amp;zoom=9&amp;spreadsheet=14-zDmLOtP9K4G6t4DdbE0WibPVPG27WLdfkDYaLqhB0&amp;tileset=tiles/&quot;))" office:value-type="string" office:string-value="http://hafenmap-jodd.rhcloud.com/#&amp;level=land&amp;x=-70.62&amp;y=-68.78&amp;zoom=9&amp;spreadsheet=14-zDmLOtP9K4G6t4DdbE0WibPVPG27WLdfkDYaLqhB0&amp;tileset=tiles/" calcext:value-type="string">
            <text:p>http://hafenmap-jodd.rhcloud.com/#&amp;level=land&amp;x=-70.62&amp;y=-68.7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cay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54.24" calcext:value-type="float">
            <text:p>-54.24</text:p>
          </table:table-cell>
          <table:table-cell table:style-name="ce15" office:value-type="float" office:value="-59.18" calcext:value-type="float">
            <text:p>-59.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4]*[.F254]+[.G254]*[.G254]+[.H254]*[.H254])/3);0)" office:value-type="float" office:value="0" calcext:value-type="float">
            <text:p>0</text:p>
          </table:table-cell>
          <table:table-cell table:style-name="ce270" table:formula="of:=HYPERLINK(CONCATENATE(&quot;http://hafenmap-jodd.rhcloud.com/#&amp;level=&quot;;[.C254]; &quot;&amp;x=&quot;;[.D254];&quot;&amp;y=&quot;;[.E254];&quot;&amp;zoom=9&amp;spreadsheet=14-zDmLOtP9K4G6t4DdbE0WibPVPG27WLdfkDYaLqhB0&amp;tileset=tiles/&quot;))" office:value-type="string" office:string-value="http://hafenmap-jodd.rhcloud.com/#&amp;level=land&amp;x=-54.24&amp;y=-59.18&amp;zoom=9&amp;spreadsheet=14-zDmLOtP9K4G6t4DdbE0WibPVPG27WLdfkDYaLqhB0&amp;tileset=tiles/" calcext:value-type="string">
            <text:p>http://hafenmap-jodd.rhcloud.com/#&amp;level=land&amp;x=-54.24&amp;y=-59.1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caying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9.76" calcext:value-type="float">
            <text:p>-39.76</text:p>
          </table:table-cell>
          <table:table-cell table:style-name="ce15" office:value-type="float" office:value="-30.82" calcext:value-type="float">
            <text:p>-30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5]*[.F255]+[.G255]*[.G255]+[.H255]*[.H255])/3);0)" office:value-type="float" office:value="0" calcext:value-type="float">
            <text:p>0</text:p>
          </table:table-cell>
          <table:table-cell table:style-name="ce271" table:formula="of:=HYPERLINK(CONCATENATE(&quot;http://hafenmap-jodd.rhcloud.com/#&amp;level=&quot;;[.C255]; &quot;&amp;x=&quot;;[.D255];&quot;&amp;y=&quot;;[.E255];&quot;&amp;zoom=9&amp;spreadsheet=14-zDmLOtP9K4G6t4DdbE0WibPVPG27WLdfkDYaLqhB0&amp;tileset=tiles/&quot;))" office:value-type="string" office:string-value="http://hafenmap-jodd.rhcloud.com/#&amp;level=land&amp;x=-39.76&amp;y=-30.82&amp;zoom=9&amp;spreadsheet=14-zDmLOtP9K4G6t4DdbE0WibPVPG27WLdfkDYaLqhB0&amp;tileset=tiles/" calcext:value-type="string">
            <text:p>http://hafenmap-jodd.rhcloud.com/#&amp;level=land&amp;x=-39.76&amp;y=-30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caying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7.61" calcext:value-type="float">
            <text:p>-37.61</text:p>
          </table:table-cell>
          <table:table-cell table:style-name="ce15" office:value-type="float" office:value="-23.83" calcext:value-type="float">
            <text:p>-23.8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6]*[.F256]+[.G256]*[.G256]+[.H256]*[.H256])/3);0)" office:value-type="float" office:value="0" calcext:value-type="float">
            <text:p>0</text:p>
          </table:table-cell>
          <table:table-cell table:style-name="ce272" table:formula="of:=HYPERLINK(CONCATENATE(&quot;http://hafenmap-jodd.rhcloud.com/#&amp;level=&quot;;[.C256]; &quot;&amp;x=&quot;;[.D256];&quot;&amp;y=&quot;;[.E256];&quot;&amp;zoom=9&amp;spreadsheet=14-zDmLOtP9K4G6t4DdbE0WibPVPG27WLdfkDYaLqhB0&amp;tileset=tiles/&quot;))" office:value-type="string" office:string-value="http://hafenmap-jodd.rhcloud.com/#&amp;level=land&amp;x=-37.61&amp;y=-23.83&amp;zoom=9&amp;spreadsheet=14-zDmLOtP9K4G6t4DdbE0WibPVPG27WLdfkDYaLqhB0&amp;tileset=tiles/" calcext:value-type="string">
            <text:p>http://hafenmap-jodd.rhcloud.com/#&amp;level=land&amp;x=-37.61&amp;y=-23.8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ecaying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4.42" calcext:value-type="float">
            <text:p>-34.42</text:p>
          </table:table-cell>
          <table:table-cell table:style-name="ce15" office:value-type="float" office:value="-29.68" calcext:value-type="float">
            <text:p>-29.6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7]*[.F257]+[.G257]*[.G257]+[.H257]*[.H257])/3);0)" office:value-type="float" office:value="0" calcext:value-type="float">
            <text:p>0</text:p>
          </table:table-cell>
          <table:table-cell table:style-name="ce273" table:formula="of:=HYPERLINK(CONCATENATE(&quot;http://hafenmap-jodd.rhcloud.com/#&amp;level=&quot;;[.C257]; &quot;&amp;x=&quot;;[.D257];&quot;&amp;y=&quot;;[.E257];&quot;&amp;zoom=9&amp;spreadsheet=14-zDmLOtP9K4G6t4DdbE0WibPVPG27WLdfkDYaLqhB0&amp;tileset=tiles/&quot;))" office:value-type="string" office:string-value="http://hafenmap-jodd.rhcloud.com/#&amp;level=land&amp;x=-34.42&amp;y=-29.68&amp;zoom=9&amp;spreadsheet=14-zDmLOtP9K4G6t4DdbE0WibPVPG27WLdfkDYaLqhB0&amp;tileset=tiles/" calcext:value-type="string">
            <text:p>http://hafenmap-jodd.rhcloud.com/#&amp;level=land&amp;x=-34.42&amp;y=-29.6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Di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1.26" calcext:value-type="float">
            <text:p>-31.26</text:p>
          </table:table-cell>
          <table:table-cell table:style-name="ce15" office:value-type="float" office:value="11.56" calcext:value-type="float">
            <text:p>11.5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8]*[.F258]+[.G258]*[.G258]+[.H258]*[.H258])/3);0)" office:value-type="float" office:value="0" calcext:value-type="float">
            <text:p>0</text:p>
          </table:table-cell>
          <table:table-cell table:style-name="ce274" table:formula="of:=HYPERLINK(CONCATENATE(&quot;http://hafenmap-jodd.rhcloud.com/#&amp;level=&quot;;[.C258]; &quot;&amp;x=&quot;;[.D258];&quot;&amp;y=&quot;;[.E258];&quot;&amp;zoom=9&amp;spreadsheet=14-zDmLOtP9K4G6t4DdbE0WibPVPG27WLdfkDYaLqhB0&amp;tileset=tiles/&quot;))" office:value-type="string" office:string-value="http://hafenmap-jodd.rhcloud.com/#&amp;level=land&amp;x=-31.26&amp;y=11.56&amp;zoom=9&amp;spreadsheet=14-zDmLOtP9K4G6t4DdbE0WibPVPG27WLdfkDYaLqhB0&amp;tileset=tiles/" calcext:value-type="string">
            <text:p>http://hafenmap-jodd.rhcloud.com/#&amp;level=land&amp;x=-31.26&amp;y=11.5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Ebenya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16.25" calcext:value-type="float">
            <text:p>116.25</text:p>
          </table:table-cell>
          <table:table-cell table:style-name="ce15" office:value-type="float" office:value="-72.5" calcext:value-type="float">
            <text:p>-72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59]*[.F259]+[.G259]*[.G259]+[.H259]*[.H259])/3);0)" office:value-type="float" office:value="0" calcext:value-type="float">
            <text:p>0</text:p>
          </table:table-cell>
          <table:table-cell table:style-name="ce275" table:formula="of:=HYPERLINK(CONCATENATE(&quot;http://hafenmap-jodd.rhcloud.com/#&amp;level=&quot;;[.C259]; &quot;&amp;x=&quot;;[.D259];&quot;&amp;y=&quot;;[.E259];&quot;&amp;zoom=9&amp;spreadsheet=14-zDmLOtP9K4G6t4DdbE0WibPVPG27WLdfkDYaLqhB0&amp;tileset=tiles/&quot;))" office:value-type="string" office:string-value="http://hafenmap-jodd.rhcloud.com/#&amp;level=land&amp;x=116.25&amp;y=-72.5&amp;zoom=9&amp;spreadsheet=14-zDmLOtP9K4G6t4DdbE0WibPVPG27WLdfkDYaLqhB0&amp;tileset=tiles/" calcext:value-type="string">
            <text:p>http://hafenmap-jodd.rhcloud.com/#&amp;level=land&amp;x=116.25&amp;y=-72.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Friendly Noob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57.22" calcext:value-type="float">
            <text:p>-57.22</text:p>
          </table:table-cell>
          <table:table-cell table:style-name="ce15" office:value-type="float" office:value="-68.75" calcext:value-type="float">
            <text:p>-68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0]*[.F260]+[.G260]*[.G260]+[.H260]*[.H260])/3);0)" office:value-type="float" office:value="0" calcext:value-type="float">
            <text:p>0</text:p>
          </table:table-cell>
          <table:table-cell table:style-name="ce276" table:formula="of:=HYPERLINK(CONCATENATE(&quot;http://hafenmap-jodd.rhcloud.com/#&amp;level=&quot;;[.C260]; &quot;&amp;x=&quot;;[.D260];&quot;&amp;y=&quot;;[.E260];&quot;&amp;zoom=9&amp;spreadsheet=14-zDmLOtP9K4G6t4DdbE0WibPVPG27WLdfkDYaLqhB0&amp;tileset=tiles/&quot;))" office:value-type="string" office:string-value="http://hafenmap-jodd.rhcloud.com/#&amp;level=land&amp;x=-57.22&amp;y=-68.75&amp;zoom=9&amp;spreadsheet=14-zDmLOtP9K4G6t4DdbE0WibPVPG27WLdfkDYaLqhB0&amp;tileset=tiles/" calcext:value-type="string">
            <text:p>http://hafenmap-jodd.rhcloud.com/#&amp;level=land&amp;x=-57.22&amp;y=-68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Fully decay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.78" calcext:value-type="float">
            <text:p>-1.78</text:p>
          </table:table-cell>
          <table:table-cell table:style-name="ce15" office:value-type="float" office:value="-24.66" calcext:value-type="float">
            <text:p>-24.6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1]*[.F261]+[.G261]*[.G261]+[.H261]*[.H261])/3);0)" office:value-type="float" office:value="0" calcext:value-type="float">
            <text:p>0</text:p>
          </table:table-cell>
          <table:table-cell table:style-name="ce277" table:formula="of:=HYPERLINK(CONCATENATE(&quot;http://hafenmap-jodd.rhcloud.com/#&amp;level=&quot;;[.C261]; &quot;&amp;x=&quot;;[.D261];&quot;&amp;y=&quot;;[.E261];&quot;&amp;zoom=9&amp;spreadsheet=14-zDmLOtP9K4G6t4DdbE0WibPVPG27WLdfkDYaLqhB0&amp;tileset=tiles/&quot;))" office:value-type="string" office:string-value="http://hafenmap-jodd.rhcloud.com/#&amp;level=land&amp;x=-1.78&amp;y=-24.66&amp;zoom=9&amp;spreadsheet=14-zDmLOtP9K4G6t4DdbE0WibPVPG27WLdfkDYaLqhB0&amp;tileset=tiles/" calcext:value-type="string">
            <text:p>http://hafenmap-jodd.rhcloud.com/#&amp;level=land&amp;x=-1.78&amp;y=-24.6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Gumba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23.27" calcext:value-type="float">
            <text:p>123.27</text:p>
          </table:table-cell>
          <table:table-cell table:style-name="ce15" office:value-type="float" office:value="-49.21" calcext:value-type="float">
            <text:p>-49.2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2]*[.F262]+[.G262]*[.G262]+[.H262]*[.H262])/3);0)" office:value-type="float" office:value="0" calcext:value-type="float">
            <text:p>0</text:p>
          </table:table-cell>
          <table:table-cell table:style-name="ce278" table:formula="of:=HYPERLINK(CONCATENATE(&quot;http://hafenmap-jodd.rhcloud.com/#&amp;level=&quot;;[.C262]; &quot;&amp;x=&quot;;[.D262];&quot;&amp;y=&quot;;[.E262];&quot;&amp;zoom=9&amp;spreadsheet=14-zDmLOtP9K4G6t4DdbE0WibPVPG27WLdfkDYaLqhB0&amp;tileset=tiles/&quot;))" office:value-type="string" office:string-value="http://hafenmap-jodd.rhcloud.com/#&amp;level=land&amp;x=123.27&amp;y=-49.21&amp;zoom=9&amp;spreadsheet=14-zDmLOtP9K4G6t4DdbE0WibPVPG27WLdfkDYaLqhB0&amp;tileset=tiles/" calcext:value-type="string">
            <text:p>http://hafenmap-jodd.rhcloud.com/#&amp;level=land&amp;x=123.27&amp;y=-49.2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Home - Large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0.07" calcext:value-type="float">
            <text:p>-40.07</text:p>
          </table:table-cell>
          <table:table-cell table:style-name="ce15" office:value-type="float" office:value="-14.19" calcext:value-type="float">
            <text:p>-14.1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3]*[.F263]+[.G263]*[.G263]+[.H263]*[.H263])/3);0)" office:value-type="float" office:value="0" calcext:value-type="float">
            <text:p>0</text:p>
          </table:table-cell>
          <table:table-cell table:style-name="ce279" table:formula="of:=HYPERLINK(CONCATENATE(&quot;http://hafenmap-jodd.rhcloud.com/#&amp;level=&quot;;[.C263]; &quot;&amp;x=&quot;;[.D263];&quot;&amp;y=&quot;;[.E263];&quot;&amp;zoom=9&amp;spreadsheet=14-zDmLOtP9K4G6t4DdbE0WibPVPG27WLdfkDYaLqhB0&amp;tileset=tiles/&quot;))" office:value-type="string" office:string-value="http://hafenmap-jodd.rhcloud.com/#&amp;level=land&amp;x=-40.07&amp;y=-14.19&amp;zoom=9&amp;spreadsheet=14-zDmLOtP9K4G6t4DdbE0WibPVPG27WLdfkDYaLqhB0&amp;tileset=tiles/" calcext:value-type="string">
            <text:p>http://hafenmap-jodd.rhcloud.com/#&amp;level=land&amp;x=-40.07&amp;y=-14.1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Hyrul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69.44" calcext:value-type="float">
            <text:p>69.44</text:p>
          </table:table-cell>
          <table:table-cell table:style-name="ce15" office:value-type="float" office:value="-30.25" calcext:value-type="float">
            <text:p>-30.2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4]*[.F264]+[.G264]*[.G264]+[.H264]*[.H264])/3);0)" office:value-type="float" office:value="0" calcext:value-type="float">
            <text:p>0</text:p>
          </table:table-cell>
          <table:table-cell table:style-name="ce280" table:formula="of:=HYPERLINK(CONCATENATE(&quot;http://hafenmap-jodd.rhcloud.com/#&amp;level=&quot;;[.C264]; &quot;&amp;x=&quot;;[.D264];&quot;&amp;y=&quot;;[.E264];&quot;&amp;zoom=9&amp;spreadsheet=14-zDmLOtP9K4G6t4DdbE0WibPVPG27WLdfkDYaLqhB0&amp;tileset=tiles/&quot;))" office:value-type="string" office:string-value="http://hafenmap-jodd.rhcloud.com/#&amp;level=land&amp;x=69.44&amp;y=-30.25&amp;zoom=9&amp;spreadsheet=14-zDmLOtP9K4G6t4DdbE0WibPVPG27WLdfkDYaLqhB0&amp;tileset=tiles/" calcext:value-type="string">
            <text:p>http://hafenmap-jodd.rhcloud.com/#&amp;level=land&amp;x=69.44&amp;y=-30.2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Inactive Brick Wal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1.72" calcext:value-type="float">
            <text:p>-71.72</text:p>
          </table:table-cell>
          <table:table-cell table:style-name="ce15" office:value-type="float" office:value="-67.16" calcext:value-type="float">
            <text:p>-67.1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5]*[.F265]+[.G265]*[.G265]+[.H265]*[.H265])/3);0)" office:value-type="float" office:value="0" calcext:value-type="float">
            <text:p>0</text:p>
          </table:table-cell>
          <table:table-cell table:style-name="ce281" table:formula="of:=HYPERLINK(CONCATENATE(&quot;http://hafenmap-jodd.rhcloud.com/#&amp;level=&quot;;[.C265]; &quot;&amp;x=&quot;;[.D265];&quot;&amp;y=&quot;;[.E265];&quot;&amp;zoom=9&amp;spreadsheet=14-zDmLOtP9K4G6t4DdbE0WibPVPG27WLdfkDYaLqhB0&amp;tileset=tiles/&quot;))" office:value-type="string" office:string-value="http://hafenmap-jodd.rhcloud.com/#&amp;level=land&amp;x=-71.72&amp;y=-67.16&amp;zoom=9&amp;spreadsheet=14-zDmLOtP9K4G6t4DdbE0WibPVPG27WLdfkDYaLqhB0&amp;tileset=tiles/" calcext:value-type="string">
            <text:p>http://hafenmap-jodd.rhcloud.com/#&amp;level=land&amp;x=-71.72&amp;y=-67.1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Inactive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7.88" calcext:value-type="float">
            <text:p>-67.88</text:p>
          </table:table-cell>
          <table:table-cell table:style-name="ce15" office:value-type="float" office:value="-65.64" calcext:value-type="float">
            <text:p>-65.6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6]*[.F266]+[.G266]*[.G266]+[.H266]*[.H266])/3);0)" office:value-type="float" office:value="0" calcext:value-type="float">
            <text:p>0</text:p>
          </table:table-cell>
          <table:table-cell table:style-name="ce282" table:formula="of:=HYPERLINK(CONCATENATE(&quot;http://hafenmap-jodd.rhcloud.com/#&amp;level=&quot;;[.C266]; &quot;&amp;x=&quot;;[.D266];&quot;&amp;y=&quot;;[.E266];&quot;&amp;zoom=9&amp;spreadsheet=14-zDmLOtP9K4G6t4DdbE0WibPVPG27WLdfkDYaLqhB0&amp;tileset=tiles/&quot;))" office:value-type="string" office:string-value="http://hafenmap-jodd.rhcloud.com/#&amp;level=land&amp;x=-67.88&amp;y=-65.64&amp;zoom=9&amp;spreadsheet=14-zDmLOtP9K4G6t4DdbE0WibPVPG27WLdfkDYaLqhB0&amp;tileset=tiles/" calcext:value-type="string">
            <text:p>http://hafenmap-jodd.rhcloud.com/#&amp;level=land&amp;x=-67.88&amp;y=-65.6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Lolo/Aureli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8.26" calcext:value-type="float">
            <text:p>-8.26</text:p>
          </table:table-cell>
          <table:table-cell table:style-name="ce15" office:value-type="float" office:value="-30.28" calcext:value-type="float">
            <text:p>-30.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7]*[.F267]+[.G267]*[.G267]+[.H267]*[.H267])/3);0)" office:value-type="float" office:value="0" calcext:value-type="float">
            <text:p>0</text:p>
          </table:table-cell>
          <table:table-cell table:style-name="ce283" table:formula="of:=HYPERLINK(CONCATENATE(&quot;http://hafenmap-jodd.rhcloud.com/#&amp;level=&quot;;[.C267]; &quot;&amp;x=&quot;;[.D267];&quot;&amp;y=&quot;;[.E267];&quot;&amp;zoom=9&amp;spreadsheet=14-zDmLOtP9K4G6t4DdbE0WibPVPG27WLdfkDYaLqhB0&amp;tileset=tiles/&quot;))" office:value-type="string" office:string-value="http://hafenmap-jodd.rhcloud.com/#&amp;level=land&amp;x=-8.26&amp;y=-30.28&amp;zoom=9&amp;spreadsheet=14-zDmLOtP9K4G6t4DdbE0WibPVPG27WLdfkDYaLqhB0&amp;tileset=tiles/" calcext:value-type="string">
            <text:p>http://hafenmap-jodd.rhcloud.com/#&amp;level=land&amp;x=-8.26&amp;y=-30.2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Lumbridg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54.5" calcext:value-type="float">
            <text:p>154.50</text:p>
          </table:table-cell>
          <table:table-cell table:style-name="ce15" office:value-type="float" office:value="-120.5" calcext:value-type="float">
            <text:p>-120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8]*[.F268]+[.G268]*[.G268]+[.H268]*[.H268])/3);0)" office:value-type="float" office:value="0" calcext:value-type="float">
            <text:p>0</text:p>
          </table:table-cell>
          <table:table-cell table:style-name="ce284" table:formula="of:=HYPERLINK(CONCATENATE(&quot;http://hafenmap-jodd.rhcloud.com/#&amp;level=&quot;;[.C268]; &quot;&amp;x=&quot;;[.D268];&quot;&amp;y=&quot;;[.E268];&quot;&amp;zoom=9&amp;spreadsheet=14-zDmLOtP9K4G6t4DdbE0WibPVPG27WLdfkDYaLqhB0&amp;tileset=tiles/&quot;))" office:value-type="string" office:string-value="http://hafenmap-jodd.rhcloud.com/#&amp;level=land&amp;x=154.5&amp;y=-120.5&amp;zoom=9&amp;spreadsheet=14-zDmLOtP9K4G6t4DdbE0WibPVPG27WLdfkDYaLqhB0&amp;tileset=tiles/" calcext:value-type="string">
            <text:p>http://hafenmap-jodd.rhcloud.com/#&amp;level=land&amp;x=154.5&amp;y=-120.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Meme Town (Active)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1.86" calcext:value-type="float">
            <text:p>-41.86</text:p>
          </table:table-cell>
          <table:table-cell table:style-name="ce15" office:value-type="float" office:value="-43.92" calcext:value-type="float">
            <text:p>-43.9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69]*[.F269]+[.G269]*[.G269]+[.H269]*[.H269])/3);0)" office:value-type="float" office:value="0" calcext:value-type="float">
            <text:p>0</text:p>
          </table:table-cell>
          <table:table-cell table:style-name="ce285" table:formula="of:=HYPERLINK(CONCATENATE(&quot;http://hafenmap-jodd.rhcloud.com/#&amp;level=&quot;;[.C269]; &quot;&amp;x=&quot;;[.D269];&quot;&amp;y=&quot;;[.E269];&quot;&amp;zoom=9&amp;spreadsheet=14-zDmLOtP9K4G6t4DdbE0WibPVPG27WLdfkDYaLqhB0&amp;tileset=tiles/&quot;))" office:value-type="string" office:string-value="http://hafenmap-jodd.rhcloud.com/#&amp;level=land&amp;x=-41.86&amp;y=-43.92&amp;zoom=9&amp;spreadsheet=14-zDmLOtP9K4G6t4DdbE0WibPVPG27WLdfkDYaLqhB0&amp;tileset=tiles/" calcext:value-type="string">
            <text:p>http://hafenmap-jodd.rhcloud.com/#&amp;level=land&amp;x=-41.86&amp;y=-43.9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Messantia (out of auth)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9.32" calcext:value-type="float">
            <text:p>-39.32</text:p>
          </table:table-cell>
          <table:table-cell table:style-name="ce15" office:value-type="float" office:value="-38.5" calcext:value-type="float">
            <text:p>-38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0]*[.F270]+[.G270]*[.G270]+[.H270]*[.H270])/3);0)" office:value-type="float" office:value="0" calcext:value-type="float">
            <text:p>0</text:p>
          </table:table-cell>
          <table:table-cell table:style-name="ce286" table:formula="of:=HYPERLINK(CONCATENATE(&quot;http://hafenmap-jodd.rhcloud.com/#&amp;level=&quot;;[.C270]; &quot;&amp;x=&quot;;[.D270];&quot;&amp;y=&quot;;[.E270];&quot;&amp;zoom=9&amp;spreadsheet=14-zDmLOtP9K4G6t4DdbE0WibPVPG27WLdfkDYaLqhB0&amp;tileset=tiles/&quot;))" office:value-type="string" office:string-value="http://hafenmap-jodd.rhcloud.com/#&amp;level=land&amp;x=-39.32&amp;y=-38.5&amp;zoom=9&amp;spreadsheet=14-zDmLOtP9K4G6t4DdbE0WibPVPG27WLdfkDYaLqhB0&amp;tileset=tiles/" calcext:value-type="string">
            <text:p>http://hafenmap-jodd.rhcloud.com/#&amp;level=land&amp;x=-39.32&amp;y=-38.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New Brodgar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.88" calcext:value-type="float">
            <text:p>-2.88</text:p>
          </table:table-cell>
          <table:table-cell table:style-name="ce15" office:value-type="float" office:value="13.76" calcext:value-type="float">
            <text:p>13.7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1]*[.F271]+[.G271]*[.G271]+[.H271]*[.H271])/3);0)" office:value-type="float" office:value="0" calcext:value-type="float">
            <text:p>0</text:p>
          </table:table-cell>
          <table:table-cell table:style-name="ce287" table:formula="of:=HYPERLINK(CONCATENATE(&quot;http://hafenmap-jodd.rhcloud.com/#&amp;level=&quot;;[.C271]; &quot;&amp;x=&quot;;[.D271];&quot;&amp;y=&quot;;[.E271];&quot;&amp;zoom=9&amp;spreadsheet=14-zDmLOtP9K4G6t4DdbE0WibPVPG27WLdfkDYaLqhB0&amp;tileset=tiles/&quot;))" office:value-type="string" office:string-value="http://hafenmap-jodd.rhcloud.com/#&amp;level=land&amp;x=-2.88&amp;y=13.76&amp;zoom=9&amp;spreadsheet=14-zDmLOtP9K4G6t4DdbE0WibPVPG27WLdfkDYaLqhB0&amp;tileset=tiles/" calcext:value-type="string">
            <text:p>http://hafenmap-jodd.rhcloud.com/#&amp;level=land&amp;x=-2.88&amp;y=13.7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New Brodgar?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50.69" calcext:value-type="float">
            <text:p>-50.69</text:p>
          </table:table-cell>
          <table:table-cell table:style-name="ce15" office:value-type="float" office:value="-53.59" calcext:value-type="float">
            <text:p>-53.5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2]*[.F272]+[.G272]*[.G272]+[.H272]*[.H272])/3);0)" office:value-type="float" office:value="0" calcext:value-type="float">
            <text:p>0</text:p>
          </table:table-cell>
          <table:table-cell table:style-name="ce288" table:formula="of:=HYPERLINK(CONCATENATE(&quot;http://hafenmap-jodd.rhcloud.com/#&amp;level=&quot;;[.C272]; &quot;&amp;x=&quot;;[.D272];&quot;&amp;y=&quot;;[.E272];&quot;&amp;zoom=9&amp;spreadsheet=14-zDmLOtP9K4G6t4DdbE0WibPVPG27WLdfkDYaLqhB0&amp;tileset=tiles/&quot;))" office:value-type="string" office:string-value="http://hafenmap-jodd.rhcloud.com/#&amp;level=land&amp;x=-50.69&amp;y=-53.59&amp;zoom=9&amp;spreadsheet=14-zDmLOtP9K4G6t4DdbE0WibPVPG27WLdfkDYaLqhB0&amp;tileset=tiles/" calcext:value-type="string">
            <text:p>http://hafenmap-jodd.rhcloud.com/#&amp;level=land&amp;x=-50.69&amp;y=-53.5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New Village/camp no wall yet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26.6" calcext:value-type="float">
            <text:p>26.60</text:p>
          </table:table-cell>
          <table:table-cell table:style-name="ce15" office:value-type="float" office:value="-37.4" calcext:value-type="float">
            <text:p>-37.4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3]*[.F273]+[.G273]*[.G273]+[.H273]*[.H273])/3);0)" office:value-type="float" office:value="0" calcext:value-type="float">
            <text:p>0</text:p>
          </table:table-cell>
          <table:table-cell table:style-name="ce289" table:formula="of:=HYPERLINK(CONCATENATE(&quot;http://hafenmap-jodd.rhcloud.com/#&amp;level=&quot;;[.C273]; &quot;&amp;x=&quot;;[.D273];&quot;&amp;y=&quot;;[.E273];&quot;&amp;zoom=9&amp;spreadsheet=14-zDmLOtP9K4G6t4DdbE0WibPVPG27WLdfkDYaLqhB0&amp;tileset=tiles/&quot;))" office:value-type="string" office:string-value="http://hafenmap-jodd.rhcloud.com/#&amp;level=land&amp;x=26.6&amp;y=-37.4&amp;zoom=9&amp;spreadsheet=14-zDmLOtP9K4G6t4DdbE0WibPVPG27WLdfkDYaLqhB0&amp;tileset=tiles/" calcext:value-type="string">
            <text:p>http://hafenmap-jodd.rhcloud.com/#&amp;level=land&amp;x=26.6&amp;y=-37.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Noob camp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2.5" calcext:value-type="float">
            <text:p>-62.50</text:p>
          </table:table-cell>
          <table:table-cell table:style-name="ce15" office:value-type="float" office:value="-69.38" calcext:value-type="float">
            <text:p>-69.3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4]*[.F274]+[.G274]*[.G274]+[.H274]*[.H274])/3);0)" office:value-type="float" office:value="0" calcext:value-type="float">
            <text:p>0</text:p>
          </table:table-cell>
          <table:table-cell table:style-name="ce290" table:formula="of:=HYPERLINK(CONCATENATE(&quot;http://hafenmap-jodd.rhcloud.com/#&amp;level=&quot;;[.C274]; &quot;&amp;x=&quot;;[.D274];&quot;&amp;y=&quot;;[.E274];&quot;&amp;zoom=9&amp;spreadsheet=14-zDmLOtP9K4G6t4DdbE0WibPVPG27WLdfkDYaLqhB0&amp;tileset=tiles/&quot;))" office:value-type="string" office:string-value="http://hafenmap-jodd.rhcloud.com/#&amp;level=land&amp;x=-62.5&amp;y=-69.38&amp;zoom=9&amp;spreadsheet=14-zDmLOtP9K4G6t4DdbE0WibPVPG27WLdfkDYaLqhB0&amp;tileset=tiles/" calcext:value-type="string">
            <text:p>http://hafenmap-jodd.rhcloud.com/#&amp;level=land&amp;x=-62.5&amp;y=-69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Overtyp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9.33" calcext:value-type="float">
            <text:p>-79.33</text:p>
          </table:table-cell>
          <table:table-cell table:style-name="ce15" office:value-type="float" office:value="-41.63" calcext:value-type="float">
            <text:p>-41.6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5]*[.F275]+[.G275]*[.G275]+[.H275]*[.H275])/3);0)" office:value-type="float" office:value="0" calcext:value-type="float">
            <text:p>0</text:p>
          </table:table-cell>
          <table:table-cell table:style-name="ce291" table:formula="of:=HYPERLINK(CONCATENATE(&quot;http://hafenmap-jodd.rhcloud.com/#&amp;level=&quot;;[.C275]; &quot;&amp;x=&quot;;[.D275];&quot;&amp;y=&quot;;[.E275];&quot;&amp;zoom=9&amp;spreadsheet=14-zDmLOtP9K4G6t4DdbE0WibPVPG27WLdfkDYaLqhB0&amp;tileset=tiles/&quot;))" office:value-type="string" office:string-value="http://hafenmap-jodd.rhcloud.com/#&amp;level=land&amp;x=-79.33&amp;y=-41.63&amp;zoom=9&amp;spreadsheet=14-zDmLOtP9K4G6t4DdbE0WibPVPG27WLdfkDYaLqhB0&amp;tileset=tiles/" calcext:value-type="string">
            <text:p>http://hafenmap-jodd.rhcloud.com/#&amp;level=land&amp;x=-79.33&amp;y=-41.6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Overtyp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8.19" calcext:value-type="float">
            <text:p>-78.19</text:p>
          </table:table-cell>
          <table:table-cell table:style-name="ce15" office:value-type="float" office:value="-39.75" calcext:value-type="float">
            <text:p>-39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6]*[.F276]+[.G276]*[.G276]+[.H276]*[.H276])/3);0)" office:value-type="float" office:value="0" calcext:value-type="float">
            <text:p>0</text:p>
          </table:table-cell>
          <table:table-cell table:style-name="ce292" table:formula="of:=HYPERLINK(CONCATENATE(&quot;http://hafenmap-jodd.rhcloud.com/#&amp;level=&quot;;[.C276]; &quot;&amp;x=&quot;;[.D276];&quot;&amp;y=&quot;;[.E276];&quot;&amp;zoom=9&amp;spreadsheet=14-zDmLOtP9K4G6t4DdbE0WibPVPG27WLdfkDYaLqhB0&amp;tileset=tiles/&quot;))" office:value-type="string" office:string-value="http://hafenmap-jodd.rhcloud.com/#&amp;level=land&amp;x=-78.19&amp;y=-39.75&amp;zoom=9&amp;spreadsheet=14-zDmLOtP9K4G6t4DdbE0WibPVPG27WLdfkDYaLqhB0&amp;tileset=tiles/" calcext:value-type="string">
            <text:p>http://hafenmap-jodd.rhcloud.com/#&amp;level=land&amp;x=-78.19&amp;y=-39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Ozzy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50.76" calcext:value-type="float">
            <text:p>50.76</text:p>
          </table:table-cell>
          <table:table-cell table:style-name="ce15" office:value-type="float" office:value="13.05" calcext:value-type="float">
            <text:p>13.0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7]*[.F277]+[.G277]*[.G277]+[.H277]*[.H277])/3);0)" office:value-type="float" office:value="0" calcext:value-type="float">
            <text:p>0</text:p>
          </table:table-cell>
          <table:table-cell table:style-name="ce293" table:formula="of:=HYPERLINK(CONCATENATE(&quot;http://hafenmap-jodd.rhcloud.com/#&amp;level=&quot;;[.C277]; &quot;&amp;x=&quot;;[.D277];&quot;&amp;y=&quot;;[.E277];&quot;&amp;zoom=9&amp;spreadsheet=14-zDmLOtP9K4G6t4DdbE0WibPVPG27WLdfkDYaLqhB0&amp;tileset=tiles/&quot;))" office:value-type="string" office:string-value="http://hafenmap-jodd.rhcloud.com/#&amp;level=land&amp;x=50.76&amp;y=13.05&amp;zoom=9&amp;spreadsheet=14-zDmLOtP9K4G6t4DdbE0WibPVPG27WLdfkDYaLqhB0&amp;tileset=tiles/" calcext:value-type="string">
            <text:p>http://hafenmap-jodd.rhcloud.com/#&amp;level=land&amp;x=50.76&amp;y=13.0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P claim with Knarr, Lolo's friends?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.7" calcext:value-type="float">
            <text:p>-1.70</text:p>
          </table:table-cell>
          <table:table-cell table:style-name="ce15" office:value-type="float" office:value="-26.82" calcext:value-type="float">
            <text:p>-26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8]*[.F278]+[.G278]*[.G278]+[.H278]*[.H278])/3);0)" office:value-type="float" office:value="0" calcext:value-type="float">
            <text:p>0</text:p>
          </table:table-cell>
          <table:table-cell table:style-name="ce294" table:formula="of:=HYPERLINK(CONCATENATE(&quot;http://hafenmap-jodd.rhcloud.com/#&amp;level=&quot;;[.C278]; &quot;&amp;x=&quot;;[.D278];&quot;&amp;y=&quot;;[.E278];&quot;&amp;zoom=9&amp;spreadsheet=14-zDmLOtP9K4G6t4DdbE0WibPVPG27WLdfkDYaLqhB0&amp;tileset=tiles/&quot;))" office:value-type="string" office:string-value="http://hafenmap-jodd.rhcloud.com/#&amp;level=land&amp;x=-1.7&amp;y=-26.82&amp;zoom=9&amp;spreadsheet=14-zDmLOtP9K4G6t4DdbE0WibPVPG27WLdfkDYaLqhB0&amp;tileset=tiles/" calcext:value-type="string">
            <text:p>http://hafenmap-jodd.rhcloud.com/#&amp;level=land&amp;x=-1.7&amp;y=-26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PacMan/AP?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11.61" calcext:value-type="float">
            <text:p>-111.61</text:p>
          </table:table-cell>
          <table:table-cell table:style-name="ce15" office:value-type="float" office:value="66.53" calcext:value-type="float">
            <text:p>66.5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79]*[.F279]+[.G279]*[.G279]+[.H279]*[.H279])/3);0)" office:value-type="float" office:value="0" calcext:value-type="float">
            <text:p>0</text:p>
          </table:table-cell>
          <table:table-cell table:style-name="ce295" table:formula="of:=HYPERLINK(CONCATENATE(&quot;http://hafenmap-jodd.rhcloud.com/#&amp;level=&quot;;[.C279]; &quot;&amp;x=&quot;;[.D279];&quot;&amp;y=&quot;;[.E279];&quot;&amp;zoom=9&amp;spreadsheet=14-zDmLOtP9K4G6t4DdbE0WibPVPG27WLdfkDYaLqhB0&amp;tileset=tiles/&quot;))" office:value-type="string" office:string-value="http://hafenmap-jodd.rhcloud.com/#&amp;level=land&amp;x=-111.61&amp;y=66.53&amp;zoom=9&amp;spreadsheet=14-zDmLOtP9K4G6t4DdbE0WibPVPG27WLdfkDYaLqhB0&amp;tileset=tiles/" calcext:value-type="string">
            <text:p>http://hafenmap-jodd.rhcloud.com/#&amp;level=land&amp;x=-111.61&amp;y=66.5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Patchivill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49.12" calcext:value-type="float">
            <text:p>-49.12</text:p>
          </table:table-cell>
          <table:table-cell table:style-name="ce15" office:value-type="float" office:value="-61.61" calcext:value-type="float">
            <text:p>-61.6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0]*[.F280]+[.G280]*[.G280]+[.H280]*[.H280])/3);0)" office:value-type="float" office:value="0" calcext:value-type="float">
            <text:p>0</text:p>
          </table:table-cell>
          <table:table-cell table:style-name="ce296" table:formula="of:=HYPERLINK(CONCATENATE(&quot;http://hafenmap-jodd.rhcloud.com/#&amp;level=&quot;;[.C280]; &quot;&amp;x=&quot;;[.D280];&quot;&amp;y=&quot;;[.E280];&quot;&amp;zoom=9&amp;spreadsheet=14-zDmLOtP9K4G6t4DdbE0WibPVPG27WLdfkDYaLqhB0&amp;tileset=tiles/&quot;))" office:value-type="string" office:string-value="http://hafenmap-jodd.rhcloud.com/#&amp;level=land&amp;x=-49.12&amp;y=-61.61&amp;zoom=9&amp;spreadsheet=14-zDmLOtP9K4G6t4DdbE0WibPVPG27WLdfkDYaLqhB0&amp;tileset=tiles/" calcext:value-type="string">
            <text:p>http://hafenmap-jodd.rhcloud.com/#&amp;level=land&amp;x=-49.12&amp;y=-61.6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Portico at village center (Nice Town)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8.3" calcext:value-type="float">
            <text:p>-38.30</text:p>
          </table:table-cell>
          <table:table-cell table:style-name="ce15" office:value-type="float" office:value="-42.74" calcext:value-type="float">
            <text:p>-42.7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1]*[.F281]+[.G281]*[.G281]+[.H281]*[.H281])/3);0)" office:value-type="float" office:value="0" calcext:value-type="float">
            <text:p>0</text:p>
          </table:table-cell>
          <table:table-cell table:style-name="ce297" table:formula="of:=HYPERLINK(CONCATENATE(&quot;http://hafenmap-jodd.rhcloud.com/#&amp;level=&quot;;[.C281]; &quot;&amp;x=&quot;;[.D281];&quot;&amp;y=&quot;;[.E281];&quot;&amp;zoom=9&amp;spreadsheet=14-zDmLOtP9K4G6t4DdbE0WibPVPG27WLdfkDYaLqhB0&amp;tileset=tiles/&quot;))" office:value-type="string" office:string-value="http://hafenmap-jodd.rhcloud.com/#&amp;level=land&amp;x=-38.3&amp;y=-42.74&amp;zoom=9&amp;spreadsheet=14-zDmLOtP9K4G6t4DdbE0WibPVPG27WLdfkDYaLqhB0&amp;tileset=tiles/" calcext:value-type="string">
            <text:p>http://hafenmap-jodd.rhcloud.com/#&amp;level=land&amp;x=-38.3&amp;y=-42.7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Raided/Abandone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4.65" calcext:value-type="float">
            <text:p>-14.65</text:p>
          </table:table-cell>
          <table:table-cell table:style-name="ce15" office:value-type="float" office:value="-5.75" calcext:value-type="float">
            <text:p>-5.7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2]*[.F282]+[.G282]*[.G282]+[.H282]*[.H282])/3);0)" office:value-type="float" office:value="0" calcext:value-type="float">
            <text:p>0</text:p>
          </table:table-cell>
          <table:table-cell table:style-name="ce298" table:formula="of:=HYPERLINK(CONCATENATE(&quot;http://hafenmap-jodd.rhcloud.com/#&amp;level=&quot;;[.C282]; &quot;&amp;x=&quot;;[.D282];&quot;&amp;y=&quot;;[.E282];&quot;&amp;zoom=9&amp;spreadsheet=14-zDmLOtP9K4G6t4DdbE0WibPVPG27WLdfkDYaLqhB0&amp;tileset=tiles/&quot;))" office:value-type="string" office:string-value="http://hafenmap-jodd.rhcloud.com/#&amp;level=land&amp;x=-14.65&amp;y=-5.75&amp;zoom=9&amp;spreadsheet=14-zDmLOtP9K4G6t4DdbE0WibPVPG27WLdfkDYaLqhB0&amp;tileset=tiles/" calcext:value-type="string">
            <text:p>http://hafenmap-jodd.rhcloud.com/#&amp;level=land&amp;x=-14.65&amp;y=-5.7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Red and Kirch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7.48" calcext:value-type="float">
            <text:p>-7.48</text:p>
          </table:table-cell>
          <table:table-cell table:style-name="ce15" office:value-type="float" office:value="-18.74" calcext:value-type="float">
            <text:p>-18.7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3]*[.F283]+[.G283]*[.G283]+[.H283]*[.H283])/3);0)" office:value-type="float" office:value="0" calcext:value-type="float">
            <text:p>0</text:p>
          </table:table-cell>
          <table:table-cell table:style-name="ce299" table:formula="of:=HYPERLINK(CONCATENATE(&quot;http://hafenmap-jodd.rhcloud.com/#&amp;level=&quot;;[.C283]; &quot;&amp;x=&quot;;[.D283];&quot;&amp;y=&quot;;[.E283];&quot;&amp;zoom=9&amp;spreadsheet=14-zDmLOtP9K4G6t4DdbE0WibPVPG27WLdfkDYaLqhB0&amp;tileset=tiles/&quot;))" office:value-type="string" office:string-value="http://hafenmap-jodd.rhcloud.com/#&amp;level=land&amp;x=-7.48&amp;y=-18.74&amp;zoom=9&amp;spreadsheet=14-zDmLOtP9K4G6t4DdbE0WibPVPG27WLdfkDYaLqhB0&amp;tileset=tiles/" calcext:value-type="string">
            <text:p>http://hafenmap-jodd.rhcloud.com/#&amp;level=land&amp;x=-7.48&amp;y=-18.7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Semi active Palisade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7.16" calcext:value-type="float">
            <text:p>-67.16</text:p>
          </table:table-cell>
          <table:table-cell table:style-name="ce15" office:value-type="float" office:value="-73.08" calcext:value-type="float">
            <text:p>-73.0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4]*[.F284]+[.G284]*[.G284]+[.H284]*[.H284])/3);0)" office:value-type="float" office:value="0" calcext:value-type="float">
            <text:p>0</text:p>
          </table:table-cell>
          <table:table-cell table:style-name="ce300" table:formula="of:=HYPERLINK(CONCATENATE(&quot;http://hafenmap-jodd.rhcloud.com/#&amp;level=&quot;;[.C284]; &quot;&amp;x=&quot;;[.D284];&quot;&amp;y=&quot;;[.E284];&quot;&amp;zoom=9&amp;spreadsheet=14-zDmLOtP9K4G6t4DdbE0WibPVPG27WLdfkDYaLqhB0&amp;tileset=tiles/&quot;))" office:value-type="string" office:string-value="http://hafenmap-jodd.rhcloud.com/#&amp;level=land&amp;x=-67.16&amp;y=-73.08&amp;zoom=9&amp;spreadsheet=14-zDmLOtP9K4G6t4DdbE0WibPVPG27WLdfkDYaLqhB0&amp;tileset=tiles/" calcext:value-type="string">
            <text:p>http://hafenmap-jodd.rhcloud.com/#&amp;level=land&amp;x=-67.16&amp;y=-73.0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THIEVES!!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-13.67" calcext:value-type="float">
            <text:p>-13.6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5]*[.F285]+[.G285]*[.G285]+[.H285]*[.H285])/3);0)" office:value-type="float" office:value="0" calcext:value-type="float">
            <text:p>0</text:p>
          </table:table-cell>
          <table:table-cell table:style-name="ce301" table:formula="of:=HYPERLINK(CONCATENATE(&quot;http://hafenmap-jodd.rhcloud.com/#&amp;level=&quot;;[.C285]; &quot;&amp;x=&quot;;[.D285];&quot;&amp;y=&quot;;[.E285];&quot;&amp;zoom=9&amp;spreadsheet=14-zDmLOtP9K4G6t4DdbE0WibPVPG27WLdfkDYaLqhB0&amp;tileset=tiles/&quot;))" office:value-type="string" office:string-value="http://hafenmap-jodd.rhcloud.com/#&amp;level=land&amp;x=19.12&amp;y=-13.67&amp;zoom=9&amp;spreadsheet=14-zDmLOtP9K4G6t4DdbE0WibPVPG27WLdfkDYaLqhB0&amp;tileset=tiles/" calcext:value-type="string">
            <text:p>http://hafenmap-jodd.rhcloud.com/#&amp;level=land&amp;x=19.12&amp;y=-13.6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Utgard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27.5" calcext:value-type="float">
            <text:p>127.50</text:p>
          </table:table-cell>
          <table:table-cell table:style-name="ce15" office:value-type="float" office:value="-82.5" calcext:value-type="float">
            <text:p>-82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6]*[.F286]+[.G286]*[.G286]+[.H286]*[.H286])/3);0)" office:value-type="float" office:value="0" calcext:value-type="float">
            <text:p>0</text:p>
          </table:table-cell>
          <table:table-cell table:style-name="ce302" table:formula="of:=HYPERLINK(CONCATENATE(&quot;http://hafenmap-jodd.rhcloud.com/#&amp;level=&quot;;[.C286]; &quot;&amp;x=&quot;;[.D286];&quot;&amp;y=&quot;;[.E286];&quot;&amp;zoom=9&amp;spreadsheet=14-zDmLOtP9K4G6t4DdbE0WibPVPG27WLdfkDYaLqhB0&amp;tileset=tiles/&quot;))" office:value-type="string" office:string-value="http://hafenmap-jodd.rhcloud.com/#&amp;level=land&amp;x=127.5&amp;y=-82.5&amp;zoom=9&amp;spreadsheet=14-zDmLOtP9K4G6t4DdbE0WibPVPG27WLdfkDYaLqhB0&amp;tileset=tiles/" calcext:value-type="string">
            <text:p>http://hafenmap-jodd.rhcloud.com/#&amp;level=land&amp;x=127.5&amp;y=-82.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Vaulterino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1.5" calcext:value-type="float">
            <text:p>-31.50</text:p>
          </table:table-cell>
          <table:table-cell table:style-name="ce15" office:value-type="float" office:value="-3.38" calcext:value-type="float">
            <text:p>-3.3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7]*[.F287]+[.G287]*[.G287]+[.H287]*[.H287])/3);0)" office:value-type="float" office:value="0" calcext:value-type="float">
            <text:p>0</text:p>
          </table:table-cell>
          <table:table-cell table:style-name="ce303" table:formula="of:=HYPERLINK(CONCATENATE(&quot;http://hafenmap-jodd.rhcloud.com/#&amp;level=&quot;;[.C287]; &quot;&amp;x=&quot;;[.D287];&quot;&amp;y=&quot;;[.E287];&quot;&amp;zoom=9&amp;spreadsheet=14-zDmLOtP9K4G6t4DdbE0WibPVPG27WLdfkDYaLqhB0&amp;tileset=tiles/&quot;))" office:value-type="string" office:string-value="http://hafenmap-jodd.rhcloud.com/#&amp;level=land&amp;x=-31.5&amp;y=-3.38&amp;zoom=9&amp;spreadsheet=14-zDmLOtP9K4G6t4DdbE0WibPVPG27WLdfkDYaLqhB0&amp;tileset=tiles/" calcext:value-type="string">
            <text:p>http://hafenmap-jodd.rhcloud.com/#&amp;level=land&amp;x=-31.5&amp;y=-3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Wizards/Tr0l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11.6" calcext:value-type="float">
            <text:p>-11.60</text:p>
          </table:table-cell>
          <table:table-cell table:style-name="ce15" office:value-type="float" office:value="-36.42" calcext:value-type="float">
            <text:p>-36.4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8]*[.F288]+[.G288]*[.G288]+[.H288]*[.H288])/3);0)" office:value-type="float" office:value="0" calcext:value-type="float">
            <text:p>0</text:p>
          </table:table-cell>
          <table:table-cell table:style-name="ce304" table:formula="of:=HYPERLINK(CONCATENATE(&quot;http://hafenmap-jodd.rhcloud.com/#&amp;level=&quot;;[.C288]; &quot;&amp;x=&quot;;[.D288];&quot;&amp;y=&quot;;[.E288];&quot;&amp;zoom=9&amp;spreadsheet=14-zDmLOtP9K4G6t4DdbE0WibPVPG27WLdfkDYaLqhB0&amp;tileset=tiles/&quot;))" office:value-type="string" office:string-value="http://hafenmap-jodd.rhcloud.com/#&amp;level=land&amp;x=-11.6&amp;y=-36.42&amp;zoom=9&amp;spreadsheet=14-zDmLOtP9K4G6t4DdbE0WibPVPG27WLdfkDYaLqhB0&amp;tileset=tiles/" calcext:value-type="string">
            <text:p>http://hafenmap-jodd.rhcloud.com/#&amp;level=land&amp;x=-11.6&amp;y=-36.4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lage</text:p>
          </table:table-cell>
          <table:table-cell table:style-name="ce8" office:value-type="string" calcext:value-type="string">
            <text:p>Yaroslav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19.14" calcext:value-type="float">
            <text:p>119.14</text:p>
          </table:table-cell>
          <table:table-cell table:style-name="ce15" office:value-type="float" office:value="0.67" calcext:value-type="float">
            <text:p>0.6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89]*[.F289]+[.G289]*[.G289]+[.H289]*[.H289])/3);0)" office:value-type="float" office:value="0" calcext:value-type="float">
            <text:p>0</text:p>
          </table:table-cell>
          <table:table-cell table:style-name="ce305" table:formula="of:=HYPERLINK(CONCATENATE(&quot;http://hafenmap-jodd.rhcloud.com/#&amp;level=&quot;;[.C289]; &quot;&amp;x=&quot;;[.D289];&quot;&amp;y=&quot;;[.E289];&quot;&amp;zoom=9&amp;spreadsheet=14-zDmLOtP9K4G6t4DdbE0WibPVPG27WLdfkDYaLqhB0&amp;tileset=tiles/&quot;))" office:value-type="string" office:string-value="http://hafenmap-jodd.rhcloud.com/#&amp;level=land&amp;x=119.14&amp;y=0.67&amp;zoom=9&amp;spreadsheet=14-zDmLOtP9K4G6t4DdbE0WibPVPG27WLdfkDYaLqhB0&amp;tileset=tiles/" calcext:value-type="string">
            <text:p>http://hafenmap-jodd.rhcloud.com/#&amp;level=land&amp;x=119.14&amp;y=0.6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High q water or some shit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73.06" calcext:value-type="float">
            <text:p>73.06</text:p>
          </table:table-cell>
          <table:table-cell table:style-name="ce15" office:value-type="float" office:value="-18.85" calcext:value-type="float">
            <text:p>-18.85</text:p>
          </table:table-cell>
          <table:table-cell table:number-columns-repeated="2" table:style-name="ce17" office:value-type="float" office:value="57" calcext:value-type="float">
            <text:p>57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ROUND(SQRT(([.F290]*[.F290]+[.G290]*[.G290]+[.H290]*[.H290])/3);0)" office:value-type="float" office:value="54" calcext:value-type="float">
            <text:p>54</text:p>
          </table:table-cell>
          <table:table-cell table:style-name="ce306" table:formula="of:=HYPERLINK(CONCATENATE(&quot;http://hafenmap-jodd.rhcloud.com/#&amp;level=&quot;;[.C290]; &quot;&amp;x=&quot;;[.D290];&quot;&amp;y=&quot;;[.E290];&quot;&amp;zoom=9&amp;spreadsheet=14-zDmLOtP9K4G6t4DdbE0WibPVPG27WLdfkDYaLqhB0&amp;tileset=tiles/&quot;))" office:value-type="string" office:string-value="http://hafenmap-jodd.rhcloud.com/#&amp;level=land&amp;x=73.06&amp;y=-18.85&amp;zoom=9&amp;spreadsheet=14-zDmLOtP9K4G6t4DdbE0WibPVPG27WLdfkDYaLqhB0&amp;tileset=tiles/" calcext:value-type="string">
            <text:p>http://hafenmap-jodd.rhcloud.com/#&amp;level=land&amp;x=73.06&amp;y=-18.8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q39 avg river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5.77" calcext:value-type="float">
            <text:p>-35.77</text:p>
          </table:table-cell>
          <table:table-cell table:style-name="ce15" office:value-type="float" office:value="-15.79" calcext:value-type="float">
            <text:p>-15.7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1]*[.F291]+[.G291]*[.G291]+[.H291]*[.H291])/3);0)" office:value-type="float" office:value="0" calcext:value-type="float">
            <text:p>0</text:p>
          </table:table-cell>
          <table:table-cell table:style-name="ce307" table:formula="of:=HYPERLINK(CONCATENATE(&quot;http://hafenmap-jodd.rhcloud.com/#&amp;level=&quot;;[.C291]; &quot;&amp;x=&quot;;[.D291];&quot;&amp;y=&quot;;[.E291];&quot;&amp;zoom=9&amp;spreadsheet=14-zDmLOtP9K4G6t4DdbE0WibPVPG27WLdfkDYaLqhB0&amp;tileset=tiles/&quot;))" office:value-type="string" office:string-value="http://hafenmap-jodd.rhcloud.com/#&amp;level=land&amp;x=-35.77&amp;y=-15.79&amp;zoom=9&amp;spreadsheet=14-zDmLOtP9K4G6t4DdbE0WibPVPG27WLdfkDYaLqhB0&amp;tileset=tiles/" calcext:value-type="string">
            <text:p>http://hafenmap-jodd.rhcloud.com/#&amp;level=land&amp;x=-35.77&amp;y=-15.7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q47 wel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-43.69" calcext:value-type="float">
            <text:p>-43.69</text:p>
          </table:table-cell>
          <table:table-cell table:number-columns-repeated="2" table:style-name="ce17" office:value-type="float" office:value="57" calcext:value-type="float">
            <text:p>57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ROUND(SQRT(([.F292]*[.F292]+[.G292]*[.G292]+[.H292]*[.H292])/3);0)" office:value-type="float" office:value="54" calcext:value-type="float">
            <text:p>54</text:p>
          </table:table-cell>
          <table:table-cell table:style-name="ce308" table:formula="of:=HYPERLINK(CONCATENATE(&quot;http://hafenmap-jodd.rhcloud.com/#&amp;level=&quot;;[.C292]; &quot;&amp;x=&quot;;[.D292];&quot;&amp;y=&quot;;[.E292];&quot;&amp;zoom=9&amp;spreadsheet=14-zDmLOtP9K4G6t4DdbE0WibPVPG27WLdfkDYaLqhB0&amp;tileset=tiles/&quot;))" office:value-type="string" office:string-value="http://hafenmap-jodd.rhcloud.com/#&amp;level=land&amp;x=6.46&amp;y=-43.69&amp;zoom=9&amp;spreadsheet=14-zDmLOtP9K4G6t4DdbE0WibPVPG27WLdfkDYaLqhB0&amp;tileset=tiles/" calcext:value-type="string">
            <text:p>http://hafenmap-jodd.rhcloud.com/#&amp;level=land&amp;x=6.46&amp;y=-43.6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q52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59.09" calcext:value-type="float">
            <text:p>159.09</text:p>
          </table:table-cell>
          <table:table-cell table:style-name="ce15" office:value-type="float" office:value="-80.62" calcext:value-type="float">
            <text:p>-80.6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3]*[.F293]+[.G293]*[.G293]+[.H293]*[.H293])/3);0)" office:value-type="float" office:value="0" calcext:value-type="float">
            <text:p>0</text:p>
          </table:table-cell>
          <table:table-cell table:style-name="ce309" table:formula="of:=HYPERLINK(CONCATENATE(&quot;http://hafenmap-jodd.rhcloud.com/#&amp;level=&quot;;[.C293]; &quot;&amp;x=&quot;;[.D293];&quot;&amp;y=&quot;;[.E293];&quot;&amp;zoom=9&amp;spreadsheet=14-zDmLOtP9K4G6t4DdbE0WibPVPG27WLdfkDYaLqhB0&amp;tileset=tiles/&quot;))" office:value-type="string" office:string-value="http://hafenmap-jodd.rhcloud.com/#&amp;level=land&amp;x=159.09&amp;y=-80.62&amp;zoom=9&amp;spreadsheet=14-zDmLOtP9K4G6t4DdbE0WibPVPG27WLdfkDYaLqhB0&amp;tileset=tiles/" calcext:value-type="string">
            <text:p>http://hafenmap-jodd.rhcloud.com/#&amp;level=land&amp;x=159.09&amp;y=-80.6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q55 avg well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2.77" calcext:value-type="float">
            <text:p>-32.77</text:p>
          </table:table-cell>
          <table:table-cell table:style-name="ce15" office:value-type="float" office:value="-12.63" calcext:value-type="float">
            <text:p>-12.6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4]*[.F294]+[.G294]*[.G294]+[.H294]*[.H294])/3);0)" office:value-type="float" office:value="0" calcext:value-type="float">
            <text:p>0</text:p>
          </table:table-cell>
          <table:table-cell table:style-name="ce310" table:formula="of:=HYPERLINK(CONCATENATE(&quot;http://hafenmap-jodd.rhcloud.com/#&amp;level=&quot;;[.C294]; &quot;&amp;x=&quot;;[.D294];&quot;&amp;y=&quot;;[.E294];&quot;&amp;zoom=9&amp;spreadsheet=14-zDmLOtP9K4G6t4DdbE0WibPVPG27WLdfkDYaLqhB0&amp;tileset=tiles/&quot;))" office:value-type="string" office:string-value="http://hafenmap-jodd.rhcloud.com/#&amp;level=land&amp;x=-32.77&amp;y=-12.63&amp;zoom=9&amp;spreadsheet=14-zDmLOtP9K4G6t4DdbE0WibPVPG27WLdfkDYaLqhB0&amp;tileset=tiles/" calcext:value-type="string">
            <text:p>http://hafenmap-jodd.rhcloud.com/#&amp;level=land&amp;x=-32.77&amp;y=-12.6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-63.93" calcext:value-type="float">
            <text:p>-63.93</text:p>
          </table:table-cell>
          <table:table-cell table:style-name="ce15" office:value-type="float" office:value="-22.93" calcext:value-type="float">
            <text:p>-22.93</text:p>
          </table:table-cell>
          <table:table-cell table:number-columns-repeated="2" table:style-name="ce17" office:value-type="float" office:value="57" calcext:value-type="float">
            <text:p>57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ROUND(SQRT(([.F295]*[.F295]+[.G295]*[.G295]+[.H295]*[.H295])/3);0)" office:value-type="float" office:value="54" calcext:value-type="float">
            <text:p>54</text:p>
          </table:table-cell>
          <table:table-cell table:style-name="ce311" table:formula="of:=HYPERLINK(CONCATENATE(&quot;http://hafenmap-jodd.rhcloud.com/#&amp;level=&quot;;[.C295]; &quot;&amp;x=&quot;;[.D295];&quot;&amp;y=&quot;;[.E295];&quot;&amp;zoom=9&amp;spreadsheet=14-zDmLOtP9K4G6t4DdbE0WibPVPG27WLdfkDYaLqhB0&amp;tileset=tiles/&quot;))" office:value-type="string" office:string-value="http://hafenmap-jodd.rhcloud.com/#&amp;level=land&amp;x=-63.93&amp;y=-22.93&amp;zoom=9&amp;spreadsheet=14-zDmLOtP9K4G6t4DdbE0WibPVPG27WLdfkDYaLqhB0&amp;tileset=tiles/" calcext:value-type="string">
            <text:p>http://hafenmap-jodd.rhcloud.com/#&amp;level=land&amp;x=-63.93&amp;y=-22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 office:value-type="string" calcext:value-type="string">
            <text:p>q46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19.47" calcext:value-type="float">
            <text:p>119.47</text:p>
          </table:table-cell>
          <table:table-cell table:style-name="ce15" office:value-type="float" office:value="-87.73" calcext:value-type="float">
            <text:p>-87.7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12" table:formula="of:=HYPERLINK(&quot;http:/hafenmap-jodd.rhcloud.com/#&amp;level=land&amp;x=119.47&amp;y=-87.73&amp;zoom=9&amp;spreadsheet=14-zDmLOtP9K4G6t4DdbE0WibPVPG27WLdfkDYaLqhB0&amp;tileset=tiles/&quot;)" office:value-type="string" office:string-value="http:/hafenmap-jodd.rhcloud.com/#&amp;level=land&amp;x=119.47&amp;y=-87.73&amp;zoom=9&amp;spreadsheet=14-zDmLOtP9K4G6t4DdbE0WibPVPG27WLdfkDYaLqhB0&amp;tileset=tiles/" calcext:value-type="string">
            <text:p>http:/hafenmap-jodd.rhcloud.com/#&amp;level=land&amp;x=119.47&amp;y=-87.7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8"/>
          <table:table-cell table:style-name="ce11" office:value-type="string" calcext:value-type="string">
            <text:p>land</text:p>
          </table:table-cell>
          <table:table-cell table:style-name="ce15" office:value-type="float" office:value="120.92" calcext:value-type="float">
            <text:p>120.92</text:p>
          </table:table-cell>
          <table:table-cell table:style-name="ce15" office:value-type="float" office:value="-63.55" calcext:value-type="float">
            <text:p>-63.5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7]*[.F297]+[.G297]*[.G297]+[.H297]*[.H297])/3);0)" office:value-type="string" office:string-value="0" calcext:value-type="string">
            <text:p>0</text:p>
          </table:table-cell>
          <table:table-cell table:style-name="ce313" table:formula="of:=HYPERLINK(CONCATENATE(&quot;http://hafenmap-jodd.rhcloud.com/#&amp;level=&quot;;[.C297]; &quot;&amp;x=&quot;;[.D297];&quot;&amp;y=&quot;;[.E297];&quot;&amp;zoom=9&amp;spreadsheet=14-zDmLOtP9K4G6t4DdbE0WibPVPG27WLdfkDYaLqhB0&amp;tileset=tiles/&quot;))" office:value-type="string" office:string-value="http://hafenmap-jodd.rhcloud.com/#&amp;level=land&amp;x=120.92&amp;y=-63.55&amp;zoom=9&amp;spreadsheet=14-zDmLOtP9K4G6t4DdbE0WibPVPG27WLdfkDYaLqhB0&amp;tileset=tiles/" calcext:value-type="string">
            <text:p>http://hafenmap-jodd.rhcloud.com/#&amp;level=land&amp;x=120.92&amp;y=-63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rter Stand</text:p>
          </table:table-cell>
          <table:table-cell table:style-name="ce8" office:value-type="string" calcext:value-type="string">
            <text:p>Bartertown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108.5" calcext:value-type="float">
            <text:p>108.50</text:p>
          </table:table-cell>
          <table:table-cell table:style-name="ce15" office:value-type="float" office:value="-13.5" calcext:value-type="float">
            <text:p>-13.5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14" table:formula="of:=HYPERLINK(&quot;http:/hafenmap-jodd.rhcloud.com/#&amp;level=land&amp;x=108.50&amp;y=-13.50&amp;zoom=9&amp;spreadsheet=14-zDmLOtP9K4G6t4DdbE0WibPVPG27WLdfkDYaLqhB0&amp;tileset=tiles/&quot;)" office:value-type="string" office:string-value="http:/hafenmap-jodd.rhcloud.com/#&amp;level=land&amp;x=108.50&amp;y=-13.50&amp;zoom=9&amp;spreadsheet=14-zDmLOtP9K4G6t4DdbE0WibPVPG27WLdfkDYaLqhB0&amp;tileset=tiles/" calcext:value-type="string">
            <text:p>http:/hafenmap-jodd.rhcloud.com/#&amp;level=land&amp;x=108.50&amp;y=-13.50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Cudda De Cheese Factory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60" calcext:value-type="float">
            <text:p>60.00</text:p>
          </table:table-cell>
          <table:table-cell table:style-name="ce15" office:value-type="float" office:value="-46" calcext:value-type="float">
            <text:p>-46.0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299]*[.F299]+[.G299]*[.G299]+[.H299]*[.H299])/3);0)" office:value-type="float" office:value="0" calcext:value-type="float">
            <text:p>0</text:p>
          </table:table-cell>
          <table:table-cell table:style-name="ce315" table:formula="of:=HYPERLINK(CONCATENATE(&quot;http://hafenmap-jodd.rhcloud.com/#&amp;level=&quot;;[.C299]; &quot;&amp;x=&quot;;[.D299];&quot;&amp;y=&quot;;[.E299];&quot;&amp;zoom=9&amp;spreadsheet=14-zDmLOtP9K4G6t4DdbE0WibPVPG27WLdfkDYaLqhB0&amp;tileset=tiles/&quot;))" office:value-type="string" office:string-value="http://hafenmap-jodd.rhcloud.com/#&amp;level=land&amp;x=60&amp;y=-46&amp;zoom=9&amp;spreadsheet=14-zDmLOtP9K4G6t4DdbE0WibPVPG27WLdfkDYaLqhB0&amp;tileset=tiles/" calcext:value-type="string">
            <text:p>http://hafenmap-jodd.rhcloud.com/#&amp;level=land&amp;x=60&amp;y=-4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High q flotsam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66.91" calcext:value-type="float">
            <text:p>-66.91</text:p>
          </table:table-cell>
          <table:table-cell table:style-name="ce15" office:value-type="float" office:value="-27.69" calcext:value-type="float">
            <text:p>-27.6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0]*[.F300]+[.G300]*[.G300]+[.H300]*[.H300])/3);0)" office:value-type="float" office:value="0" calcext:value-type="float">
            <text:p>0</text:p>
          </table:table-cell>
          <table:table-cell table:style-name="ce316" table:formula="of:=HYPERLINK(CONCATENATE(&quot;http://hafenmap-jodd.rhcloud.com/#&amp;level=&quot;;[.C300]; &quot;&amp;x=&quot;;[.D300];&quot;&amp;y=&quot;;[.E300];&quot;&amp;zoom=9&amp;spreadsheet=14-zDmLOtP9K4G6t4DdbE0WibPVPG27WLdfkDYaLqhB0&amp;tileset=tiles/&quot;))" office:value-type="string" office:string-value="http://hafenmap-jodd.rhcloud.com/#&amp;level=land&amp;x=-66.91&amp;y=-27.69&amp;zoom=9&amp;spreadsheet=14-zDmLOtP9K4G6t4DdbE0WibPVPG27WLdfkDYaLqhB0&amp;tileset=tiles/" calcext:value-type="string">
            <text:p>http://hafenmap-jodd.rhcloud.com/#&amp;level=land&amp;x=-66.91&amp;y=-27.6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Ring of Brodgar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25" calcext:value-type="float">
            <text:p>0.2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1]*[.F301]+[.G301]*[.G301]+[.H301]*[.H301])/3);0)" office:value-type="float" office:value="0" calcext:value-type="float">
            <text:p>0</text:p>
          </table:table-cell>
          <table:table-cell table:style-name="ce317" table:formula="of:=HYPERLINK(CONCATENATE(&quot;http://hafenmap-jodd.rhcloud.com/#&amp;level=&quot;;[.C301]; &quot;&amp;x=&quot;;[.D301];&quot;&amp;y=&quot;;[.E301];&quot;&amp;zoom=9&amp;spreadsheet=14-zDmLOtP9K4G6t4DdbE0WibPVPG27WLdfkDYaLqhB0&amp;tileset=tiles/&quot;))" office:value-type="string" office:string-value="http://hafenmap-jodd.rhcloud.com/#&amp;level=land&amp;x=0.07&amp;y=0.25&amp;zoom=9&amp;spreadsheet=14-zDmLOtP9K4G6t4DdbE0WibPVPG27WLdfkDYaLqhB0&amp;tileset=tiles/" calcext:value-type="string">
            <text:p>http://hafenmap-jodd.rhcloud.com/#&amp;level=land&amp;x=0.07&amp;y=0.2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Sand Cat Tavern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79.34" calcext:value-type="float">
            <text:p>79.34</text:p>
          </table:table-cell>
          <table:table-cell table:style-name="ce15" office:value-type="float" office:value="-36.44" calcext:value-type="float">
            <text:p>-36.4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2]*[.F302]+[.G302]*[.G302]+[.H302]*[.H302])/3);0)" office:value-type="float" office:value="0" calcext:value-type="float">
            <text:p>0</text:p>
          </table:table-cell>
          <table:table-cell table:style-name="ce318" table:formula="of:=HYPERLINK(CONCATENATE(&quot;http://hafenmap-jodd.rhcloud.com/#&amp;level=&quot;;[.C302]; &quot;&amp;x=&quot;;[.D302];&quot;&amp;y=&quot;;[.E302];&quot;&amp;zoom=9&amp;spreadsheet=14-zDmLOtP9K4G6t4DdbE0WibPVPG27WLdfkDYaLqhB0&amp;tileset=tiles/&quot;))" office:value-type="string" office:string-value="http://hafenmap-jodd.rhcloud.com/#&amp;level=land&amp;x=79.34&amp;y=-36.44&amp;zoom=9&amp;spreadsheet=14-zDmLOtP9K4G6t4DdbE0WibPVPG27WLdfkDYaLqhB0&amp;tileset=tiles/" calcext:value-type="string">
            <text:p>http://hafenmap-jodd.rhcloud.com/#&amp;level=land&amp;x=79.34&amp;y=-36.4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rter Stand</text:p>
          </table:table-cell>
          <table:table-cell table:style-name="ce8" office:value-type="string" calcext:value-type="string">
            <text:p>Sevillian Community Market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20" calcext:value-type="float">
            <text:p>-20.00</text:p>
          </table:table-cell>
          <table:table-cell table:style-name="ce15" office:value-type="float" office:value="15" calcext:value-type="float">
            <text:p>15.0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19" table:formula="of:=HYPERLINK(&quot;http:/hafenmap-jodd.rhcloud.com/#&amp;level=land&amp;x=-20.00&amp;y=15.00&amp;zoom=9&amp;spreadsheet=14-zDmLOtP9K4G6t4DdbE0WibPVPG27WLdfkDYaLqhB0&amp;tileset=tiles/&quot;)" office:value-type="string" office:string-value="http:/hafenmap-jodd.rhcloud.com/#&amp;level=land&amp;x=-20.00&amp;y=15.00&amp;zoom=9&amp;spreadsheet=14-zDmLOtP9K4G6t4DdbE0WibPVPG27WLdfkDYaLqhB0&amp;tileset=tiles/" calcext:value-type="string">
            <text:p>http:/hafenmap-jodd.rhcloud.com/#&amp;level=land&amp;x=-20.00&amp;y=15.00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Shadow Trades</text:p>
          </table:table-cell>
          <table:table-cell table:style-name="ce11" office:value-type="string" calcext:value-type="string">
            <text:p>land</text:p>
          </table:table-cell>
          <table:table-cell table:style-name="ce15" office:value-type="float" office:value="-39.1" calcext:value-type="float">
            <text:p>-39.10</text:p>
          </table:table-cell>
          <table:table-cell table:style-name="ce15" office:value-type="float" office:value="61.1" calcext:value-type="float">
            <text:p>61.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4]*[.F304]+[.G304]*[.G304]+[.H304]*[.H304])/3);0)" office:value-type="float" office:value="0" calcext:value-type="float">
            <text:p>0</text:p>
          </table:table-cell>
          <table:table-cell table:style-name="ce320" table:formula="of:=HYPERLINK(CONCATENATE(&quot;http://hafenmap-jodd.rhcloud.com/#&amp;level=&quot;;[.C304]; &quot;&amp;x=&quot;;[.D304];&quot;&amp;y=&quot;;[.E304];&quot;&amp;zoom=9&amp;spreadsheet=14-zDmLOtP9K4G6t4DdbE0WibPVPG27WLdfkDYaLqhB0&amp;tileset=tiles/&quot;))" office:value-type="string" office:string-value="http://hafenmap-jodd.rhcloud.com/#&amp;level=land&amp;x=-39.1&amp;y=61.1&amp;zoom=9&amp;spreadsheet=14-zDmLOtP9K4G6t4DdbE0WibPVPG27WLdfkDYaLqhB0&amp;tileset=tiles/" calcext:value-type="string">
            <text:p>http://hafenmap-jodd.rhcloud.com/#&amp;level=land&amp;x=-39.1&amp;y=61.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5.81" calcext:value-type="float">
            <text:p>125.81</text:p>
          </table:table-cell>
          <table:table-cell table:style-name="ce15" office:value-type="float" office:value="-80.82" calcext:value-type="float">
            <text:p>-80.8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5]*[.F305]+[.G305]*[.G305]+[.H305]*[.H305])/3);0)" office:value-type="float" office:value="0" calcext:value-type="float">
            <text:p>0</text:p>
          </table:table-cell>
          <table:table-cell table:style-name="ce321" table:formula="of:=HYPERLINK(CONCATENATE(&quot;http://hafenmap-jodd.rhcloud.com/#&amp;level=&quot;;[.C305]; &quot;&amp;x=&quot;;[.D305];&quot;&amp;y=&quot;;[.E305];&quot;&amp;zoom=9&amp;spreadsheet=14-zDmLOtP9K4G6t4DdbE0WibPVPG27WLdfkDYaLqhB0&amp;tileset=tiles/&quot;))" office:value-type="string" office:string-value="http://hafenmap-jodd.rhcloud.com/#&amp;level=cave4&amp;x=125.81&amp;y=-80.82&amp;zoom=9&amp;spreadsheet=14-zDmLOtP9K4G6t4DdbE0WibPVPG27WLdfkDYaLqhB0&amp;tileset=tiles/" calcext:value-type="string">
            <text:p>http://hafenmap-jodd.rhcloud.com/#&amp;level=cave4&amp;x=125.81&amp;y=-80.8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5.99" calcext:value-type="float">
            <text:p>125.99</text:p>
          </table:table-cell>
          <table:table-cell table:style-name="ce15" office:value-type="float" office:value="-80.03" calcext:value-type="float">
            <text:p>-80.0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6]*[.F306]+[.G306]*[.G306]+[.H306]*[.H306])/3);0)" office:value-type="float" office:value="0" calcext:value-type="float">
            <text:p>0</text:p>
          </table:table-cell>
          <table:table-cell table:style-name="ce322" table:formula="of:=HYPERLINK(CONCATENATE(&quot;http://hafenmap-jodd.rhcloud.com/#&amp;level=&quot;;[.C306]; &quot;&amp;x=&quot;;[.D306];&quot;&amp;y=&quot;;[.E306];&quot;&amp;zoom=9&amp;spreadsheet=14-zDmLOtP9K4G6t4DdbE0WibPVPG27WLdfkDYaLqhB0&amp;tileset=tiles/&quot;))" office:value-type="string" office:string-value="http://hafenmap-jodd.rhcloud.com/#&amp;level=cave4&amp;x=125.99&amp;y=-80.03&amp;zoom=9&amp;spreadsheet=14-zDmLOtP9K4G6t4DdbE0WibPVPG27WLdfkDYaLqhB0&amp;tileset=tiles/" calcext:value-type="string">
            <text:p>http://hafenmap-jodd.rhcloud.com/#&amp;level=cave4&amp;x=125.99&amp;y=-80.0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2</text:p>
          </table:table-cell>
          <table:table-cell table:style-name="ce15" office:value-type="float" office:value="126.13" calcext:value-type="float">
            <text:p>126.13</text:p>
          </table:table-cell>
          <table:table-cell table:style-name="ce15" office:value-type="float" office:value="-82.93" calcext:value-type="float">
            <text:p>-82.9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7]*[.F307]+[.G307]*[.G307]+[.H307]*[.H307])/3);0)" office:value-type="float" office:value="0" calcext:value-type="float">
            <text:p>0</text:p>
          </table:table-cell>
          <table:table-cell table:style-name="ce323" table:formula="of:=HYPERLINK(CONCATENATE(&quot;http://hafenmap-jodd.rhcloud.com/#&amp;level=&quot;;[.C307]; &quot;&amp;x=&quot;;[.D307];&quot;&amp;y=&quot;;[.E307];&quot;&amp;zoom=9&amp;spreadsheet=14-zDmLOtP9K4G6t4DdbE0WibPVPG27WLdfkDYaLqhB0&amp;tileset=tiles/&quot;))" office:value-type="string" office:string-value="http://hafenmap-jodd.rhcloud.com/#&amp;level=cave2&amp;x=126.13&amp;y=-82.93&amp;zoom=9&amp;spreadsheet=14-zDmLOtP9K4G6t4DdbE0WibPVPG27WLdfkDYaLqhB0&amp;tileset=tiles/" calcext:value-type="string">
            <text:p>http://hafenmap-jodd.rhcloud.com/#&amp;level=cave2&amp;x=126.13&amp;y=-82.9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2</text:p>
          </table:table-cell>
          <table:table-cell table:style-name="ce15" office:value-type="float" office:value="126.25" calcext:value-type="float">
            <text:p>126.25</text:p>
          </table:table-cell>
          <table:table-cell table:style-name="ce15" office:value-type="float" office:value="-82.52" calcext:value-type="float">
            <text:p>-82.5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8]*[.F308]+[.G308]*[.G308]+[.H308]*[.H308])/3);0)" office:value-type="float" office:value="0" calcext:value-type="float">
            <text:p>0</text:p>
          </table:table-cell>
          <table:table-cell table:style-name="ce324" table:formula="of:=HYPERLINK(CONCATENATE(&quot;http://hafenmap-jodd.rhcloud.com/#&amp;level=&quot;;[.C308]; &quot;&amp;x=&quot;;[.D308];&quot;&amp;y=&quot;;[.E308];&quot;&amp;zoom=9&amp;spreadsheet=14-zDmLOtP9K4G6t4DdbE0WibPVPG27WLdfkDYaLqhB0&amp;tileset=tiles/&quot;))" office:value-type="string" office:string-value="http://hafenmap-jodd.rhcloud.com/#&amp;level=cave2&amp;x=126.25&amp;y=-82.52&amp;zoom=9&amp;spreadsheet=14-zDmLOtP9K4G6t4DdbE0WibPVPG27WLdfkDYaLqhB0&amp;tileset=tiles/" calcext:value-type="string">
            <text:p>http://hafenmap-jodd.rhcloud.com/#&amp;level=cave2&amp;x=126.25&amp;y=-82.5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6.3" calcext:value-type="float">
            <text:p>126.30</text:p>
          </table:table-cell>
          <table:table-cell table:style-name="ce15" office:value-type="float" office:value="-80.47" calcext:value-type="float">
            <text:p>-80.4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09]*[.F309]+[.G309]*[.G309]+[.H309]*[.H309])/3);0)" office:value-type="float" office:value="0" calcext:value-type="float">
            <text:p>0</text:p>
          </table:table-cell>
          <table:table-cell table:style-name="ce325" table:formula="of:=HYPERLINK(CONCATENATE(&quot;http://hafenmap-jodd.rhcloud.com/#&amp;level=&quot;;[.C309]; &quot;&amp;x=&quot;;[.D309];&quot;&amp;y=&quot;;[.E309];&quot;&amp;zoom=9&amp;spreadsheet=14-zDmLOtP9K4G6t4DdbE0WibPVPG27WLdfkDYaLqhB0&amp;tileset=tiles/&quot;))" office:value-type="string" office:string-value="http://hafenmap-jodd.rhcloud.com/#&amp;level=cave4&amp;x=126.3&amp;y=-80.47&amp;zoom=9&amp;spreadsheet=14-zDmLOtP9K4G6t4DdbE0WibPVPG27WLdfkDYaLqhB0&amp;tileset=tiles/" calcext:value-type="string">
            <text:p>http://hafenmap-jodd.rhcloud.com/#&amp;level=cave4&amp;x=126.3&amp;y=-80.4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6.91" calcext:value-type="float">
            <text:p>126.91</text:p>
          </table:table-cell>
          <table:table-cell table:style-name="ce15" office:value-type="float" office:value="-79.38" calcext:value-type="float">
            <text:p>-79.3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0]*[.F310]+[.G310]*[.G310]+[.H310]*[.H310])/3);0)" office:value-type="float" office:value="0" calcext:value-type="float">
            <text:p>0</text:p>
          </table:table-cell>
          <table:table-cell table:style-name="ce326" table:formula="of:=HYPERLINK(CONCATENATE(&quot;http://hafenmap-jodd.rhcloud.com/#&amp;level=&quot;;[.C310]; &quot;&amp;x=&quot;;[.D310];&quot;&amp;y=&quot;;[.E310];&quot;&amp;zoom=9&amp;spreadsheet=14-zDmLOtP9K4G6t4DdbE0WibPVPG27WLdfkDYaLqhB0&amp;tileset=tiles/&quot;))" office:value-type="string" office:string-value="http://hafenmap-jodd.rhcloud.com/#&amp;level=cave4&amp;x=126.91&amp;y=-79.38&amp;zoom=9&amp;spreadsheet=14-zDmLOtP9K4G6t4DdbE0WibPVPG27WLdfkDYaLqhB0&amp;tileset=tiles/" calcext:value-type="string">
            <text:p>http://hafenmap-jodd.rhcloud.com/#&amp;level=cave4&amp;x=126.91&amp;y=-79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5</text:p>
          </table:table-cell>
          <table:table-cell table:style-name="ce15" office:value-type="float" office:value="127.34" calcext:value-type="float">
            <text:p>127.34</text:p>
          </table:table-cell>
          <table:table-cell table:style-name="ce15" office:value-type="float" office:value="-80.92" calcext:value-type="float">
            <text:p>-80.9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1]*[.F311]+[.G311]*[.G311]+[.H311]*[.H311])/3);0)" office:value-type="float" office:value="0" calcext:value-type="float">
            <text:p>0</text:p>
          </table:table-cell>
          <table:table-cell table:style-name="ce327" table:formula="of:=HYPERLINK(CONCATENATE(&quot;http://hafenmap-jodd.rhcloud.com/#&amp;level=&quot;;[.C311]; &quot;&amp;x=&quot;;[.D311];&quot;&amp;y=&quot;;[.E311];&quot;&amp;zoom=9&amp;spreadsheet=14-zDmLOtP9K4G6t4DdbE0WibPVPG27WLdfkDYaLqhB0&amp;tileset=tiles/&quot;))" office:value-type="string" office:string-value="http://hafenmap-jodd.rhcloud.com/#&amp;level=cave5&amp;x=127.34&amp;y=-80.92&amp;zoom=9&amp;spreadsheet=14-zDmLOtP9K4G6t4DdbE0WibPVPG27WLdfkDYaLqhB0&amp;tileset=tiles/" calcext:value-type="string">
            <text:p>http://hafenmap-jodd.rhcloud.com/#&amp;level=cave5&amp;x=127.34&amp;y=-80.9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7.43" calcext:value-type="float">
            <text:p>127.43</text:p>
          </table:table-cell>
          <table:table-cell table:style-name="ce15" office:value-type="float" office:value="-82.55" calcext:value-type="float">
            <text:p>-82.5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2]*[.F312]+[.G312]*[.G312]+[.H312]*[.H312])/3);0)" office:value-type="float" office:value="0" calcext:value-type="float">
            <text:p>0</text:p>
          </table:table-cell>
          <table:table-cell table:style-name="ce328" table:formula="of:=HYPERLINK(CONCATENATE(&quot;http://hafenmap-jodd.rhcloud.com/#&amp;level=&quot;;[.C312]; &quot;&amp;x=&quot;;[.D312];&quot;&amp;y=&quot;;[.E312];&quot;&amp;zoom=9&amp;spreadsheet=14-zDmLOtP9K4G6t4DdbE0WibPVPG27WLdfkDYaLqhB0&amp;tileset=tiles/&quot;))" office:value-type="string" office:string-value="http://hafenmap-jodd.rhcloud.com/#&amp;level=cave4&amp;x=127.43&amp;y=-82.55&amp;zoom=9&amp;spreadsheet=14-zDmLOtP9K4G6t4DdbE0WibPVPG27WLdfkDYaLqhB0&amp;tileset=tiles/" calcext:value-type="string">
            <text:p>http://hafenmap-jodd.rhcloud.com/#&amp;level=cave4&amp;x=127.43&amp;y=-82.5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7.72" calcext:value-type="float">
            <text:p>127.72</text:p>
          </table:table-cell>
          <table:table-cell table:style-name="ce15" office:value-type="float" office:value="-80.09" calcext:value-type="float">
            <text:p>-80.0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3]*[.F313]+[.G313]*[.G313]+[.H313]*[.H313])/3);0)" office:value-type="float" office:value="0" calcext:value-type="float">
            <text:p>0</text:p>
          </table:table-cell>
          <table:table-cell table:style-name="ce329" table:formula="of:=HYPERLINK(CONCATENATE(&quot;http://hafenmap-jodd.rhcloud.com/#&amp;level=&quot;;[.C313]; &quot;&amp;x=&quot;;[.D313];&quot;&amp;y=&quot;;[.E313];&quot;&amp;zoom=9&amp;spreadsheet=14-zDmLOtP9K4G6t4DdbE0WibPVPG27WLdfkDYaLqhB0&amp;tileset=tiles/&quot;))" office:value-type="string" office:string-value="http://hafenmap-jodd.rhcloud.com/#&amp;level=cave4&amp;x=127.72&amp;y=-80.09&amp;zoom=9&amp;spreadsheet=14-zDmLOtP9K4G6t4DdbE0WibPVPG27WLdfkDYaLqhB0&amp;tileset=tiles/" calcext:value-type="string">
            <text:p>http://hafenmap-jodd.rhcloud.com/#&amp;level=cave4&amp;x=127.72&amp;y=-80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>
            <text:p>Unknown ore</text:p>
          </table:table-cell>
          <table:table-cell table:style-name="ce11" office:value-type="string" calcext:value-type="string">
            <text:p>cave4</text:p>
          </table:table-cell>
          <table:table-cell table:style-name="ce15" office:value-type="float" office:value="127.81" calcext:value-type="float">
            <text:p>127.81</text:p>
          </table:table-cell>
          <table:table-cell table:style-name="ce15" office:value-type="float" office:value="-79.76" calcext:value-type="float">
            <text:p>-79.7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ROUND(SQRT(([.F314]*[.F314]+[.G314]*[.G314]+[.H314]*[.H314])/3);0)" office:value-type="float" office:value="0" calcext:value-type="float">
            <text:p>0</text:p>
          </table:table-cell>
          <table:table-cell table:style-name="ce330" table:formula="of:=HYPERLINK(CONCATENATE(&quot;http://hafenmap-jodd.rhcloud.com/#&amp;level=&quot;;[.C314]; &quot;&amp;x=&quot;;[.D314];&quot;&amp;y=&quot;;[.E314];&quot;&amp;zoom=9&amp;spreadsheet=14-zDmLOtP9K4G6t4DdbE0WibPVPG27WLdfkDYaLqhB0&amp;tileset=tiles/&quot;))" office:value-type="string" office:string-value="http://hafenmap-jodd.rhcloud.com/#&amp;level=cave4&amp;x=127.81&amp;y=-79.76&amp;zoom=9&amp;spreadsheet=14-zDmLOtP9K4G6t4DdbE0WibPVPG27WLdfkDYaLqhB0&amp;tileset=tiles/" calcext:value-type="string">
            <text:p>http://hafenmap-jodd.rhcloud.com/#&amp;level=cave4&amp;x=127.81&amp;y=-79.7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q50+</text:p>
          </table:table-cell>
          <table:table-cell table:style-name="ce12" office:value-type="string" calcext:value-type="string">
            <text:p>cave1</text:p>
          </table:table-cell>
          <table:table-cell table:style-name="ce3" office:value-type="float" office:value="125.23" calcext:value-type="float">
            <text:p>125.23</text:p>
          </table:table-cell>
          <table:table-cell table:style-name="ce3" office:value-type="float" office:value="-83.41" calcext:value-type="float">
            <text:p>-83.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1" table:formula="of:=HYPERLINK(&quot;http:/hafenmap-jodd.rhcloud.com/#&amp;level=cave1&amp;x=125.23&amp;y=-83.41&amp;zoom=9&amp;spreadsheet=14-zDmLOtP9K4G6t4DdbE0WibPVPG27WLdfkDYaLqhB0&amp;tileset=tiles/&quot;)" office:value-type="string" office:string-value="http:/hafenmap-jodd.rhcloud.com/#&amp;level=cave1&amp;x=125.23&amp;y=-83.41&amp;zoom=9&amp;spreadsheet=14-zDmLOtP9K4G6t4DdbE0WibPVPG27WLdfkDYaLqhB0&amp;tileset=tiles/" calcext:value-type="string">
            <text:p>http:/hafenmap-jodd.rhcloud.com/#&amp;level=cave1&amp;x=125.23&amp;y=-83.4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laim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7.44" calcext:value-type="float">
            <text:p>127.44</text:p>
          </table:table-cell>
          <table:table-cell table:style-name="ce3" office:value-type="float" office:value="-65.34" calcext:value-type="float">
            <text:p>-65.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2" table:formula="of:=HYPERLINK(&quot;http:/hafenmap-jodd.rhcloud.com/#&amp;level=land&amp;x=127.44&amp;y=-65.34&amp;zoom=9&amp;spreadsheet=14-zDmLOtP9K4G6t4DdbE0WibPVPG27WLdfkDYaLqhB0&amp;tileset=tiles/&quot;)" office:value-type="string" office:string-value="http:/hafenmap-jodd.rhcloud.com/#&amp;level=land&amp;x=127.44&amp;y=-65.34&amp;zoom=9&amp;spreadsheet=14-zDmLOtP9K4G6t4DdbE0WibPVPG27WLdfkDYaLqhB0&amp;tileset=tiles/" calcext:value-type="string">
            <text:p>http:/hafenmap-jodd.rhcloud.com/#&amp;level=land&amp;x=127.44&amp;y=-65.3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laim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33.31" calcext:value-type="float">
            <text:p>133.31</text:p>
          </table:table-cell>
          <table:table-cell table:style-name="ce3" office:value-type="float" office:value="-55.63" calcext:value-type="float">
            <text:p>-55.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3" table:formula="of:=HYPERLINK(&quot;http:/hafenmap-jodd.rhcloud.com/#&amp;level=land&amp;x=133.31&amp;y=-55.63&amp;zoom=9&amp;spreadsheet=14-zDmLOtP9K4G6t4DdbE0WibPVPG27WLdfkDYaLqhB0&amp;tileset=tiles/&quot;)" office:value-type="string" office:string-value="http:/hafenmap-jodd.rhcloud.com/#&amp;level=land&amp;x=133.31&amp;y=-55.63&amp;zoom=9&amp;spreadsheet=14-zDmLOtP9K4G6t4DdbE0WibPVPG27WLdfkDYaLqhB0&amp;tileset=tiles/" calcext:value-type="string">
            <text:p>http:/hafenmap-jodd.rhcloud.com/#&amp;level=land&amp;x=133.31&amp;y=-55.63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rter Stand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72.48" calcext:value-type="float">
            <text:p>72.48</text:p>
          </table:table-cell>
          <table:table-cell table:style-name="ce3" office:value-type="float" office:value="-95.86" calcext:value-type="float">
            <text:p>-95.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4" table:formula="of:=HYPERLINK(&quot;http:/hafenmap-jodd.rhcloud.com/#&amp;level=land&amp;x=72.48&amp;y=-95.86&amp;zoom=9&amp;spreadsheet=14-zDmLOtP9K4G6t4DdbE0WibPVPG27WLdfkDYaLqhB0&amp;tileset=tiles/&quot;)" office:value-type="string" office:string-value="http:/hafenmap-jodd.rhcloud.com/#&amp;level=land&amp;x=72.48&amp;y=-95.86&amp;zoom=9&amp;spreadsheet=14-zDmLOtP9K4G6t4DdbE0WibPVPG27WLdfkDYaLqhB0&amp;tileset=tiles/" calcext:value-type="string">
            <text:p>http:/hafenmap-jodd.rhcloud.com/#&amp;level=land&amp;x=72.48&amp;y=-95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harter 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6.85" calcext:value-type="float">
            <text:p>126.85</text:p>
          </table:table-cell>
          <table:table-cell table:style-name="ce3" office:value-type="float" office:value="-82.62" calcext:value-type="float">
            <text:p>-82.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5" table:formula="of:=HYPERLINK(&quot;http:/hafenmap-jodd.rhcloud.com/#&amp;level=land&amp;x=126.85&amp;y=-82.62&amp;zoom=9&amp;spreadsheet=14-zDmLOtP9K4G6t4DdbE0WibPVPG27WLdfkDYaLqhB0&amp;tileset=tiles/&quot;)" office:value-type="string" office:string-value="http:/hafenmap-jodd.rhcloud.com/#&amp;level=land&amp;x=126.85&amp;y=-82.62&amp;zoom=9&amp;spreadsheet=14-zDmLOtP9K4G6t4DdbE0WibPVPG27WLdfkDYaLqhB0&amp;tileset=tiles/" calcext:value-type="string">
            <text:p>http:/hafenmap-jodd.rhcloud.com/#&amp;level=land&amp;x=126.85&amp;y=-82.6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ear</text:p>
          </table:table-cell>
          <table:table-cell table:style-name="ce3" office:value-type="string" calcext:value-type="string">
            <text:p>q120+</text:p>
          </table:table-cell>
          <table:table-cell table:style-name="ce12" office:value-type="string" calcext:value-type="string">
            <text:p>land</text:p>
          </table:table-cell>
          <table:table-cell table:style-name="ce3" office:value-type="float" office:value="128.21" calcext:value-type="float">
            <text:p>128.21</text:p>
          </table:table-cell>
          <table:table-cell table:style-name="ce3" office:value-type="float" office:value="-79.26" calcext:value-type="float">
            <text:p>-79.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6" table:formula="of:=HYPERLINK(&quot;http:/hafenmap-jodd.rhcloud.com/#&amp;level=land&amp;x=128.21&amp;y=-79.26&amp;zoom=9&amp;spreadsheet=14-zDmLOtP9K4G6t4DdbE0WibPVPG27WLdfkDYaLqhB0&amp;tileset=tiles/&quot;)" office:value-type="string" office:string-value="http:/hafenmap-jodd.rhcloud.com/#&amp;level=land&amp;x=128.21&amp;y=-79.26&amp;zoom=9&amp;spreadsheet=14-zDmLOtP9K4G6t4DdbE0WibPVPG27WLdfkDYaLqhB0&amp;tileset=tiles/" calcext:value-type="string">
            <text:p>http:/hafenmap-jodd.rhcloud.com/#&amp;level=land&amp;x=128.21&amp;y=-79.2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ronation Stone</text:p>
          </table:table-cell>
          <table:table-cell table:style-name="ce3"/>
          <table:table-cell table:style-name="ce12" office:value-type="string" calcext:value-type="string">
            <text:p>land</text:p>
          </table:table-cell>
          <table:table-cell table:style-name="ce3" office:value-type="float" office:value="127.8" calcext:value-type="float">
            <text:p>127.8</text:p>
          </table:table-cell>
          <table:table-cell table:style-name="ce3" office:value-type="float" office:value="-82.46" calcext:value-type="float">
            <text:p>-82.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7" table:formula="of:=HYPERLINK(&quot;http:/hafenmap-jodd.rhcloud.com/#&amp;level=land&amp;x=127.8&amp;y=-82.46&amp;zoom=9&amp;spreadsheet=14-zDmLOtP9K4G6t4DdbE0WibPVPG27WLdfkDYaLqhB0&amp;tileset=tiles/&quot;)" office:value-type="string" office:string-value="http:/hafenmap-jodd.rhcloud.com/#&amp;level=land&amp;x=127.8&amp;y=-82.46&amp;zoom=9&amp;spreadsheet=14-zDmLOtP9K4G6t4DdbE0WibPVPG27WLdfkDYaLqhB0&amp;tileset=tiles/" calcext:value-type="string">
            <text:p>http:/hafenmap-jodd.rhcloud.com/#&amp;level=land&amp;x=127.8&amp;y=-82.4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laim</text:p>
          </table:table-cell>
          <table:table-cell table:style-name="ce3" office:value-type="string" calcext:value-type="string">
            <text:p>q120+</text:p>
          </table:table-cell>
          <table:table-cell table:style-name="ce12" office:value-type="string" calcext:value-type="string">
            <text:p>land</text:p>
          </table:table-cell>
          <table:table-cell table:style-name="ce3" office:value-type="float" office:value="125.52" calcext:value-type="float">
            <text:p>125.52</text:p>
          </table:table-cell>
          <table:table-cell table:style-name="ce3" office:value-type="float" office:value="-83.89" calcext:value-type="float">
            <text:p>-83.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8" table:formula="of:=HYPERLINK(&quot;http:/hafenmap-jodd.rhcloud.com/#&amp;level=land&amp;x=125.52&amp;y=-83.89&amp;zoom=9&amp;spreadsheet=14-zDmLOtP9K4G6t4DdbE0WibPVPG27WLdfkDYaLqhB0&amp;tileset=tiles/&quot;)" office:value-type="string" office:string-value="http:/hafenmap-jodd.rhcloud.com/#&amp;level=land&amp;x=125.52&amp;y=-83.89&amp;zoom=9&amp;spreadsheet=14-zDmLOtP9K4G6t4DdbE0WibPVPG27WLdfkDYaLqhB0&amp;tileset=tiles/" calcext:value-type="string">
            <text:p>http:/hafenmap-jodd.rhcloud.com/#&amp;level=land&amp;x=125.52&amp;y=-83.8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ragonfly</text:p>
          </table:table-cell>
          <table:table-cell table:style-name="ce3"/>
          <table:table-cell table:style-name="ce12" office:value-type="string" calcext:value-type="string">
            <text:p>land</text:p>
          </table:table-cell>
          <table:table-cell table:style-name="ce3" office:value-type="float" office:value="125.55" calcext:value-type="float">
            <text:p>125.55</text:p>
          </table:table-cell>
          <table:table-cell table:style-name="ce3" office:value-type="float" office:value="-80.61" calcext:value-type="float">
            <text:p>-80.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39" table:formula="of:=HYPERLINK(&quot;http:/hafenmap-jodd.rhcloud.com/#&amp;level=land&amp;x=125.55&amp;y=-80.61&amp;zoom=9&amp;spreadsheet=14-zDmLOtP9K4G6t4DdbE0WibPVPG27WLdfkDYaLqhB0&amp;tileset=tiles/&quot;)" office:value-type="string" office:string-value="http:/hafenmap-jodd.rhcloud.com/#&amp;level=land&amp;x=125.55&amp;y=-80.61&amp;zoom=9&amp;spreadsheet=14-zDmLOtP9K4G6t4DdbE0WibPVPG27WLdfkDYaLqhB0&amp;tileset=tiles/" calcext:value-type="string">
            <text:p>http:/hafenmap-jodd.rhcloud.com/#&amp;level=land&amp;x=125.55&amp;y=-80.6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ish</text:p>
          </table:table-cell>
          <table:table-cell table:style-name="ce3"/>
          <table:table-cell table:style-name="ce12" office:value-type="string" calcext:value-type="string">
            <text:p>land</text:p>
          </table:table-cell>
          <table:table-cell table:style-name="ce3" office:value-type="float" office:value="123.69" calcext:value-type="float">
            <text:p>123.69</text:p>
          </table:table-cell>
          <table:table-cell table:style-name="ce3" office:value-type="float" office:value="-84.86" calcext:value-type="float">
            <text:p>-84.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0" table:formula="of:=HYPERLINK(&quot;http:/hafenmap-jodd.rhcloud.com/#&amp;level=land&amp;x=123.69&amp;y=-84.86&amp;zoom=9&amp;spreadsheet=14-zDmLOtP9K4G6t4DdbE0WibPVPG27WLdfkDYaLqhB0&amp;tileset=tiles/&quot;)" office:value-type="string" office:string-value="http:/hafenmap-jodd.rhcloud.com/#&amp;level=land&amp;x=123.69&amp;y=-84.86&amp;zoom=9&amp;spreadsheet=14-zDmLOtP9K4G6t4DdbE0WibPVPG27WLdfkDYaLqhB0&amp;tileset=tiles/" calcext:value-type="string">
            <text:p>http:/hafenmap-jodd.rhcloud.com/#&amp;level=land&amp;x=123.69&amp;y=-84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ish</text:p>
          </table:table-cell>
          <table:table-cell table:style-name="ce3"/>
          <table:table-cell table:style-name="ce12" office:value-type="string" calcext:value-type="string">
            <text:p>land</text:p>
          </table:table-cell>
          <table:table-cell table:style-name="ce3" office:value-type="float" office:value="123.69" calcext:value-type="float">
            <text:p>123.69</text:p>
          </table:table-cell>
          <table:table-cell table:style-name="ce3" office:value-type="float" office:value="-84.16" calcext:value-type="float">
            <text:p>-84.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1" table:formula="of:=HYPERLINK(&quot;http:/hafenmap-jodd.rhcloud.com/#&amp;level=land&amp;x=123.69&amp;y=-84.16&amp;zoom=9&amp;spreadsheet=14-zDmLOtP9K4G6t4DdbE0WibPVPG27WLdfkDYaLqhB0&amp;tileset=tiles/&quot;)" office:value-type="string" office:string-value="http:/hafenmap-jodd.rhcloud.com/#&amp;level=land&amp;x=123.69&amp;y=-84.16&amp;zoom=9&amp;spreadsheet=14-zDmLOtP9K4G6t4DdbE0WibPVPG27WLdfkDYaLqhB0&amp;tileset=tiles/" calcext:value-type="string">
            <text:p>http:/hafenmap-jodd.rhcloud.com/#&amp;level=land&amp;x=123.69&amp;y=-84.1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ox</text:p>
          </table:table-cell>
          <table:table-cell table:style-name="ce3" office:value-type="string" calcext:value-type="string">
            <text:p>q70+</text:p>
          </table:table-cell>
          <table:table-cell table:style-name="ce12" office:value-type="string" calcext:value-type="string">
            <text:p>land</text:p>
          </table:table-cell>
          <table:table-cell table:style-name="ce3" office:value-type="float" office:value="127.31" calcext:value-type="float">
            <text:p>127.31</text:p>
          </table:table-cell>
          <table:table-cell table:style-name="ce3" office:value-type="float" office:value="-85.87" calcext:value-type="float">
            <text:p>-85.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2" table:formula="of:=HYPERLINK(&quot;http:/hafenmap-jodd.rhcloud.com/#&amp;level=land&amp;x=127.31&amp;y=-85.87&amp;zoom=9&amp;spreadsheet=14-zDmLOtP9K4G6t4DdbE0WibPVPG27WLdfkDYaLqhB0&amp;tileset=tiles/&quot;)" office:value-type="string" office:string-value="http:/hafenmap-jodd.rhcloud.com/#&amp;level=land&amp;x=127.31&amp;y=-85.87&amp;zoom=9&amp;spreadsheet=14-zDmLOtP9K4G6t4DdbE0WibPVPG27WLdfkDYaLqhB0&amp;tileset=tiles/" calcext:value-type="string">
            <text:p>http:/hafenmap-jodd.rhcloud.com/#&amp;level=land&amp;x=127.31&amp;y=-85.8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salt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6.23" calcext:value-type="float">
            <text:p>126.23</text:p>
          </table:table-cell>
          <table:table-cell table:style-name="ce3" office:value-type="float" office:value="-83.22" calcext:value-type="float">
            <text:p>-83.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3" table:formula="of:=HYPERLINK(&quot;http:/hafenmap-jodd.rhcloud.com/#&amp;level=land&amp;x=126.23&amp;y=-83.22&amp;zoom=9&amp;spreadsheet=14-zDmLOtP9K4G6t4DdbE0WibPVPG27WLdfkDYaLqhB0&amp;tileset=tiles/&quot;)" office:value-type="string" office:string-value="http:/hafenmap-jodd.rhcloud.com/#&amp;level=land&amp;x=126.23&amp;y=-83.22&amp;zoom=9&amp;spreadsheet=14-zDmLOtP9K4G6t4DdbE0WibPVPG27WLdfkDYaLqhB0&amp;tileset=tiles/" calcext:value-type="string">
            <text:p>http:/hafenmap-jodd.rhcloud.com/#&amp;level=land&amp;x=126.23&amp;y=-83.22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anit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5.99" calcext:value-type="float">
            <text:p>125.99</text:p>
          </table:table-cell>
          <table:table-cell table:style-name="ce3" office:value-type="float" office:value="-83.04" calcext:value-type="float">
            <text:p>-83.0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4" table:formula="of:=HYPERLINK(&quot;http:/hafenmap-jodd.rhcloud.com/#&amp;level=land&amp;x=125.99&amp;y=-83.04&amp;zoom=9&amp;spreadsheet=14-zDmLOtP9K4G6t4DdbE0WibPVPG27WLdfkDYaLqhB0&amp;tileset=tiles/&quot;)" office:value-type="string" office:string-value="http:/hafenmap-jodd.rhcloud.com/#&amp;level=land&amp;x=125.99&amp;y=-83.04&amp;zoom=9&amp;spreadsheet=14-zDmLOtP9K4G6t4DdbE0WibPVPG27WLdfkDYaLqhB0&amp;tileset=tiles/" calcext:value-type="string">
            <text:p>http:/hafenmap-jodd.rhcloud.com/#&amp;level=land&amp;x=125.99&amp;y=-83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lay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6.38" calcext:value-type="float">
            <text:p>126.38</text:p>
          </table:table-cell>
          <table:table-cell table:style-name="ce3" office:value-type="float" office:value="-84.88" calcext:value-type="float">
            <text:p>-84.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5" table:formula="of:=HYPERLINK(&quot;http:/hafenmap-jodd.rhcloud.com/#&amp;level=land&amp;x=126.38&amp;y=-84.88&amp;zoom=9&amp;spreadsheet=14-zDmLOtP9K4G6t4DdbE0WibPVPG27WLdfkDYaLqhB0&amp;tileset=tiles/&quot;)" office:value-type="string" office:string-value="http:/hafenmap-jodd.rhcloud.com/#&amp;level=land&amp;x=126.38&amp;y=-84.88&amp;zoom=9&amp;spreadsheet=14-zDmLOtP9K4G6t4DdbE0WibPVPG27WLdfkDYaLqhB0&amp;tileset=tiles/" calcext:value-type="string">
            <text:p>http:/hafenmap-jodd.rhcloud.com/#&amp;level=land&amp;x=126.38&amp;y=-84.8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6.72" calcext:value-type="float">
            <text:p>126.72</text:p>
          </table:table-cell>
          <table:table-cell table:style-name="ce3" office:value-type="float" office:value="-82.46" calcext:value-type="float">
            <text:p>-82.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6" table:formula="of:=HYPERLINK(&quot;http:/hafenmap-jodd.rhcloud.com/#&amp;level=land&amp;x=126.72&amp;y=-82.46&amp;zoom=9&amp;spreadsheet=14-zDmLOtP9K4G6t4DdbE0WibPVPG27WLdfkDYaLqhB0&amp;tileset=tiles/&quot;)" office:value-type="string" office:string-value="http:/hafenmap-jodd.rhcloud.com/#&amp;level=land&amp;x=126.72&amp;y=-82.46&amp;zoom=9&amp;spreadsheet=14-zDmLOtP9K4G6t4DdbE0WibPVPG27WLdfkDYaLqhB0&amp;tileset=tiles/" calcext:value-type="string">
            <text:p>http:/hafenmap-jodd.rhcloud.com/#&amp;level=land&amp;x=126.72&amp;y=-82.4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7.51" calcext:value-type="float">
            <text:p>127.51</text:p>
          </table:table-cell>
          <table:table-cell table:style-name="ce3" office:value-type="float" office:value="-83.25" calcext:value-type="float">
            <text:p>-83.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7" table:formula="of:=HYPERLINK(&quot;http:/hafenmap-jodd.rhcloud.com/#&amp;level=land&amp;x=127.51&amp;y=-83.25&amp;zoom=9&amp;spreadsheet=14-zDmLOtP9K4G6t4DdbE0WibPVPG27WLdfkDYaLqhB0&amp;tileset=tiles/&quot;)" office:value-type="string" office:string-value="http:/hafenmap-jodd.rhcloud.com/#&amp;level=land&amp;x=127.51&amp;y=-83.25&amp;zoom=9&amp;spreadsheet=14-zDmLOtP9K4G6t4DdbE0WibPVPG27WLdfkDYaLqhB0&amp;tileset=tiles/" calcext:value-type="string">
            <text:p>http:/hafenmap-jodd.rhcloud.com/#&amp;level=land&amp;x=127.51&amp;y=-83.2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7.51" calcext:value-type="float">
            <text:p>127.51</text:p>
          </table:table-cell>
          <table:table-cell table:style-name="ce3" office:value-type="float" office:value="-81.68" calcext:value-type="float">
            <text:p>-81.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8" table:formula="of:=HYPERLINK(&quot;http:/hafenmap-jodd.rhcloud.com/#&amp;level=land&amp;x=127.51&amp;y=-81.68&amp;zoom=9&amp;spreadsheet=14-zDmLOtP9K4G6t4DdbE0WibPVPG27WLdfkDYaLqhB0&amp;tileset=tiles/&quot;)" office:value-type="string" office:string-value="http:/hafenmap-jodd.rhcloud.com/#&amp;level=land&amp;x=127.51&amp;y=-81.68&amp;zoom=9&amp;spreadsheet=14-zDmLOtP9K4G6t4DdbE0WibPVPG27WLdfkDYaLqhB0&amp;tileset=tiles/" calcext:value-type="string">
            <text:p>http:/hafenmap-jodd.rhcloud.com/#&amp;level=land&amp;x=127.51&amp;y=-81.6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8.28" calcext:value-type="float">
            <text:p>128.28</text:p>
          </table:table-cell>
          <table:table-cell table:style-name="ce3" office:value-type="float" office:value="-82.47" calcext:value-type="float">
            <text:p>-82.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49" table:formula="of:=HYPERLINK(&quot;http:/hafenmap-jodd.rhcloud.com/#&amp;level=land&amp;x=128.28&amp;y=-82.47&amp;zoom=9&amp;spreadsheet=14-zDmLOtP9K4G6t4DdbE0WibPVPG27WLdfkDYaLqhB0&amp;tileset=tiles/&quot;)" office:value-type="string" office:string-value="http:/hafenmap-jodd.rhcloud.com/#&amp;level=land&amp;x=128.28&amp;y=-82.47&amp;zoom=9&amp;spreadsheet=14-zDmLOtP9K4G6t4DdbE0WibPVPG27WLdfkDYaLqhB0&amp;tileset=tiles/" calcext:value-type="string">
            <text:p>http:/hafenmap-jodd.rhcloud.com/#&amp;level=land&amp;x=128.28&amp;y=-82.4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14.91" calcext:value-type="float">
            <text:p>114.91</text:p>
          </table:table-cell>
          <table:table-cell table:style-name="ce3" office:value-type="float" office:value="-82.38" calcext:value-type="float">
            <text:p>-82.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0" table:formula="of:=HYPERLINK(&quot;http:/hafenmap-jodd.rhcloud.com/#&amp;level=land&amp;x=114.91&amp;y=-82.38&amp;zoom=9&amp;spreadsheet=14-zDmLOtP9K4G6t4DdbE0WibPVPG27WLdfkDYaLqhB0&amp;tileset=tiles/&quot;)" office:value-type="string" office:string-value="http:/hafenmap-jodd.rhcloud.com/#&amp;level=land&amp;x=114.91&amp;y=-82.38&amp;zoom=9&amp;spreadsheet=14-zDmLOtP9K4G6t4DdbE0WibPVPG27WLdfkDYaLqhB0&amp;tileset=tiles/" calcext:value-type="string">
            <text:p>http:/hafenmap-jodd.rhcloud.com/#&amp;level=land&amp;x=114.91&amp;y=-82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1.79" calcext:value-type="float">
            <text:p>121.79</text:p>
          </table:table-cell>
          <table:table-cell table:style-name="ce3" office:value-type="float" office:value="-77.36" calcext:value-type="float">
            <text:p>-77.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1" table:formula="of:=HYPERLINK(&quot;http:/hafenmap-jodd.rhcloud.com/#&amp;level=land&amp;x=121.79&amp;y=-77.36&amp;zoom=9&amp;spreadsheet=14-zDmLOtP9K4G6t4DdbE0WibPVPG27WLdfkDYaLqhB0&amp;tileset=tiles/&quot;)" office:value-type="string" office:string-value="http:/hafenmap-jodd.rhcloud.com/#&amp;level=land&amp;x=121.79&amp;y=-77.36&amp;zoom=9&amp;spreadsheet=14-zDmLOtP9K4G6t4DdbE0WibPVPG27WLdfkDYaLqhB0&amp;tileset=tiles/" calcext:value-type="string">
            <text:p>http:/hafenmap-jodd.rhcloud.com/#&amp;level=land&amp;x=121.79&amp;y=-77.3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3.25" calcext:value-type="float">
            <text:p>123.25</text:p>
          </table:table-cell>
          <table:table-cell table:style-name="ce3" office:value-type="float" office:value="-70.38" calcext:value-type="float">
            <text:p>-70.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2" table:formula="of:=HYPERLINK(&quot;http:/hafenmap-jodd.rhcloud.com/#&amp;level=land&amp;x=123.25&amp;y=-70.38&amp;zoom=9&amp;spreadsheet=14-zDmLOtP9K4G6t4DdbE0WibPVPG27WLdfkDYaLqhB0&amp;tileset=tiles/&quot;)" office:value-type="string" office:string-value="http:/hafenmap-jodd.rhcloud.com/#&amp;level=land&amp;x=123.25&amp;y=-70.38&amp;zoom=9&amp;spreadsheet=14-zDmLOtP9K4G6t4DdbE0WibPVPG27WLdfkDYaLqhB0&amp;tileset=tiles/" calcext:value-type="string">
            <text:p>http:/hafenmap-jodd.rhcloud.com/#&amp;level=land&amp;x=123.25&amp;y=-70.3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Tavern</text:p>
          </table:table-cell>
          <table:table-cell table:style-name="ce12" office:value-type="string" calcext:value-type="string">
            <text:p>land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3.86" calcext:value-type="float">
            <text:p>13.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3" table:formula="of:=HYPERLINK(&quot;http:/hafenmap-jodd.rhcloud.com/#&amp;level=land&amp;x=-20&amp;y=13.86&amp;zoom=9&amp;spreadsheet=14-zDmLOtP9K4G6t4DdbE0WibPVPG27WLdfkDYaLqhB0&amp;tileset=tiles/&quot;)" office:value-type="string" office:string-value="http:/hafenmap-jodd.rhcloud.com/#&amp;level=land&amp;x=-20&amp;y=13.86&amp;zoom=9&amp;spreadsheet=14-zDmLOtP9K4G6t4DdbE0WibPVPG27WLdfkDYaLqhB0&amp;tileset=tiles/" calcext:value-type="string">
            <text:p>http:/hafenmap-jodd.rhcloud.com/#&amp;level=land&amp;x=-20&amp;y=13.86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rter Stand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79.21" calcext:value-type="float">
            <text:p>79.21</text:p>
          </table:table-cell>
          <table:table-cell table:style-name="ce3" office:value-type="float" office:value="-37.15" calcext:value-type="float">
            <text:p>-37.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4" table:formula="of:=HYPERLINK(&quot;http:/hafenmap-jodd.rhcloud.com/#&amp;level=land&amp;x=79.21&amp;y=-37.15&amp;zoom=9&amp;spreadsheet=14-zDmLOtP9K4G6t4DdbE0WibPVPG27WLdfkDYaLqhB0&amp;tileset=tiles/&quot;)" office:value-type="string" office:string-value="http:/hafenmap-jodd.rhcloud.com/#&amp;level=land&amp;x=79.21&amp;y=-37.15&amp;zoom=9&amp;spreadsheet=14-zDmLOtP9K4G6t4DdbE0WibPVPG27WLdfkDYaLqhB0&amp;tileset=tiles/" calcext:value-type="string">
            <text:p>http:/hafenmap-jodd.rhcloud.com/#&amp;level=land&amp;x=79.21&amp;y=-37.15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72.48" calcext:value-type="float">
            <text:p>72.48</text:p>
          </table:table-cell>
          <table:table-cell table:style-name="ce3" office:value-type="float" office:value="-40.1" calcext:value-type="float">
            <text:p>-40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5" table:formula="of:=HYPERLINK(&quot;http:/hafenmap-jodd.rhcloud.com/#&amp;level=land&amp;x=72.48&amp;y=-40.1&amp;zoom=9&amp;spreadsheet=14-zDmLOtP9K4G6t4DdbE0WibPVPG27WLdfkDYaLqhB0&amp;tileset=tiles/&quot;)" office:value-type="string" office:string-value="http:/hafenmap-jodd.rhcloud.com/#&amp;level=land&amp;x=72.48&amp;y=-40.1&amp;zoom=9&amp;spreadsheet=14-zDmLOtP9K4G6t4DdbE0WibPVPG27WLdfkDYaLqhB0&amp;tileset=tiles/" calcext:value-type="string">
            <text:p>http:/hafenmap-jodd.rhcloud.com/#&amp;level=land&amp;x=72.48&amp;y=-40.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-73.48" calcext:value-type="float">
            <text:p>-73.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6" table:formula="of:=HYPERLINK(&quot;http:/hafenmap-jodd.rhcloud.com/#&amp;level=land&amp;x=5.5&amp;y=-73.48&amp;zoom=9&amp;spreadsheet=14-zDmLOtP9K4G6t4DdbE0WibPVPG27WLdfkDYaLqhB0&amp;tileset=tiles/&quot;)" office:value-type="string" office:string-value="http:/hafenmap-jodd.rhcloud.com/#&amp;level=land&amp;x=5.5&amp;y=-73.48&amp;zoom=9&amp;spreadsheet=14-zDmLOtP9K4G6t4DdbE0WibPVPG27WLdfkDYaLqhB0&amp;tileset=tiles/" calcext:value-type="string">
            <text:p>http:/hafenmap-jodd.rhcloud.com/#&amp;level=land&amp;x=5.5&amp;y=-73.48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34.37" calcext:value-type="float">
            <text:p>34.37</text:p>
          </table:table-cell>
          <table:table-cell table:style-name="ce3" office:value-type="float" office:value="-82.79" calcext:value-type="float">
            <text:p>-82.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7" table:formula="of:=HYPERLINK(&quot;http:/hafenmap-jodd.rhcloud.com/#&amp;level=land&amp;x=34.37&amp;y=-82.79&amp;zoom=9&amp;spreadsheet=14-zDmLOtP9K4G6t4DdbE0WibPVPG27WLdfkDYaLqhB0&amp;tileset=tiles/&quot;)" office:value-type="string" office:string-value="http:/hafenmap-jodd.rhcloud.com/#&amp;level=land&amp;x=34.37&amp;y=-82.79&amp;zoom=9&amp;spreadsheet=14-zDmLOtP9K4G6t4DdbE0WibPVPG27WLdfkDYaLqhB0&amp;tileset=tiles/" calcext:value-type="string">
            <text:p>http:/hafenmap-jodd.rhcloud.com/#&amp;level=land&amp;x=34.37&amp;y=-82.7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5.17" calcext:value-type="float">
            <text:p>125.17</text:p>
          </table:table-cell>
          <table:table-cell table:style-name="ce3" office:value-type="float" office:value="-96.09" calcext:value-type="float">
            <text:p>-96.0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8" table:formula="of:=HYPERLINK(&quot;http:/hafenmap-jodd.rhcloud.com/#&amp;level=land&amp;x=125.17&amp;y=-96.09&amp;zoom=9&amp;spreadsheet=14-zDmLOtP9K4G6t4DdbE0WibPVPG27WLdfkDYaLqhB0&amp;tileset=tiles/&quot;)" office:value-type="string" office:string-value="http:/hafenmap-jodd.rhcloud.com/#&amp;level=land&amp;x=125.17&amp;y=-96.09&amp;zoom=9&amp;spreadsheet=14-zDmLOtP9K4G6t4DdbE0WibPVPG27WLdfkDYaLqhB0&amp;tileset=tiles/" calcext:value-type="string">
            <text:p>http:/hafenmap-jodd.rhcloud.com/#&amp;level=land&amp;x=125.17&amp;y=-96.0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120.98" calcext:value-type="float">
            <text:p>120.98</text:p>
          </table:table-cell>
          <table:table-cell table:style-name="ce3" office:value-type="float" office:value="-94.04" calcext:value-type="float">
            <text:p>-94.0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59" table:formula="of:=HYPERLINK(&quot;http:/hafenmap-jodd.rhcloud.com/#&amp;level=land&amp;x=120.98&amp;y=-94.04&amp;zoom=9&amp;spreadsheet=14-zDmLOtP9K4G6t4DdbE0WibPVPG27WLdfkDYaLqhB0&amp;tileset=tiles/&quot;)" office:value-type="string" office:string-value="http:/hafenmap-jodd.rhcloud.com/#&amp;level=land&amp;x=120.98&amp;y=-94.04&amp;zoom=9&amp;spreadsheet=14-zDmLOtP9K4G6t4DdbE0WibPVPG27WLdfkDYaLqhB0&amp;tileset=tiles/" calcext:value-type="string">
            <text:p>http:/hafenmap-jodd.rhcloud.com/#&amp;level=land&amp;x=120.98&amp;y=-94.04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office:value-type="string" calcext:value-type="string">
            <text:p>Heidelberg</text:p>
          </table:table-cell>
          <table:table-cell table:style-name="ce12" office:value-type="string" calcext:value-type="string">
            <text:p>land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3" office:value-type="float" office:value="-106.59" calcext:value-type="float">
            <text:p>-106.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60" table:formula="of:=HYPERLINK(&quot;http:/hafenmap-jodd.rhcloud.com/#&amp;level=land&amp;x=120.91&amp;y=-106.59&amp;zoom=9&amp;spreadsheet=14-zDmLOtP9K4G6t4DdbE0WibPVPG27WLdfkDYaLqhB0&amp;tileset=tiles/&quot;)" office:value-type="string" office:string-value="http:/hafenmap-jodd.rhcloud.com/#&amp;level=land&amp;x=120.91&amp;y=-106.59&amp;zoom=9&amp;spreadsheet=14-zDmLOtP9K4G6t4DdbE0WibPVPG27WLdfkDYaLqhB0&amp;tileset=tiles/" calcext:value-type="string">
            <text:p>http:/hafenmap-jodd.rhcloud.com/#&amp;level=land&amp;x=120.91&amp;y=-106.59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4"/>
          <table:table-cell table:style-name="ce12" office:value-type="string" calcext:value-type="string">
            <text:p>land</text:p>
          </table:table-cell>
          <table:table-cell table:style-name="ce3" office:value-type="float" office:value="70.94" calcext:value-type="float">
            <text:p>70.94</text:p>
          </table:table-cell>
          <table:table-cell table:style-name="ce3" office:value-type="float" office:value="-97.01" calcext:value-type="float">
            <text:p>-97.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61" table:formula="of:=HYPERLINK(&quot;http:/hafenmap-jodd.rhcloud.com/#&amp;level=land&amp;x=70.94&amp;y=-97.01&amp;zoom=9&amp;spreadsheet=14-zDmLOtP9K4G6t4DdbE0WibPVPG27WLdfkDYaLqhB0&amp;tileset=tiles/&quot;)" office:value-type="string" office:string-value="http:/hafenmap-jodd.rhcloud.com/#&amp;level=land&amp;x=70.94&amp;y=-97.01&amp;zoom=9&amp;spreadsheet=14-zDmLOtP9K4G6t4DdbE0WibPVPG27WLdfkDYaLqhB0&amp;tileset=tiles/" calcext:value-type="string">
            <text:p>http:/hafenmap-jodd.rhcloud.com/#&amp;level=land&amp;x=70.94&amp;y=-97.01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arter Stand</text:p>
          </table:table-cell>
          <table:table-cell table:style-name="ce5" office:value-type="string" calcext:value-type="string">
            <text:p>Luxor Market</text:p>
          </table:table-cell>
          <table:table-cell table:style-name="ce13" office:value-type="string" calcext:value-type="string">
            <text:p>land</text:p>
          </table:table-cell>
          <table:table-cell table:style-name="ce5" office:value-type="float" office:value="-2.51" calcext:value-type="float">
            <text:p>-2.51</text:p>
          </table:table-cell>
          <table:table-cell table:style-name="ce5" office:value-type="float" office:value="-57.17" calcext:value-type="float">
            <text:p>-57.1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62" table:formula="of:=HYPERLINK(&quot;http:/hafenmap-jodd.rhcloud.com/#&amp;level=land&amp;x=-2.51&amp;y=-57.17&amp;zoom=9&amp;spreadsheet=14-zDmLOtP9K4G6t4DdbE0WibPVPG27WLdfkDYaLqhB0&amp;tileset=tiles/&quot;)" office:value-type="string" office:string-value="http:/hafenmap-jodd.rhcloud.com/#&amp;level=land&amp;x=-2.51&amp;y=-57.17&amp;zoom=9&amp;spreadsheet=14-zDmLOtP9K4G6t4DdbE0WibPVPG27WLdfkDYaLqhB0&amp;tileset=tiles/" calcext:value-type="string">
            <text:p>http:/hafenmap-jodd.rhcloud.com/#&amp;level=land&amp;x=-2.51&amp;y=-57.17&amp;zoom=9&amp;spreadsheet=14-zDmLOtP9K4G6t4DdbE0WibPVPG27WLdfkDYaLqhB0&amp;tileset=tiles/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Village</text:p>
          </table:table-cell>
          <table:table-cell/>
          <table:table-cell table:style-name="ce13" office:value-type="string" calcext:value-type="string">
            <text:p>land</text:p>
          </table:table-cell>
          <table:table-cell table:style-name="ce5" office:value-type="float" office:value="-64.32" calcext:value-type="float">
            <text:p>-64.32</text:p>
          </table:table-cell>
          <table:table-cell table:style-name="ce5" office:value-type="float" office:value="-43.32" calcext:value-type="float">
            <text:p>-43.3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63" table:formula="of:=HYPERLINK(&quot;http:/hafenmap-jodd.rhcloud.com/#&amp;level=land&amp;x=-64.32&amp;y=-43.32&amp;zoom=9&amp;spreadsheet=14-zDmLOtP9K4G6t4DdbE0WibPVPG27WLdfkDYaLqhB0&amp;tileset=tiles/&quot;)" office:value-type="string" office:string-value="http:/hafenmap-jodd.rhcloud.com/#&amp;level=land&amp;x=-64.32&amp;y=-43.32&amp;zoom=9&amp;spreadsheet=14-zDmLOtP9K4G6t4DdbE0WibPVPG27WLdfkDYaLqhB0&amp;tileset=tiles/" calcext:value-type="string">
            <text:p>http:/hafenmap-jodd.rhcloud.com/#&amp;level=land&amp;x=-64.32&amp;y=-43.32&amp;zoom=9&amp;spreadsheet=14-zDmLOtP9K4G6t4DdbE0WibPVPG27WLdfkDYaLqhB0&amp;tileset=tiles/</text:p>
          </table:table-cell>
          <table:table-cell table:number-columns-repeated="1014"/>
        </table:table-row>
        <table:table-row table:style-name="ro1" table:number-rows-repeated="528">
          <table:table-cell table:number-columns-repeated="2"/>
          <table:table-cell table:style-name="ce13"/>
          <table:table-cell table:number-columns-repeated="6"/>
          <table:table-cell table:style-name="ce364"/>
          <table:table-cell table:number-columns-repeated="1014"/>
        </table:table-row>
        <table:table-row table:style-name="ro2" table:number-rows-repeated="10477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afenmap_poi.$A$1" table:cell-range-address="$hafenmap_poi.$A$1:.$J$3"/>
        </table:named-expressions>
      </table:table>
      <table:named-expressions/>
      <table:database-ranges>
        <table:database-range table:name="__Anonymous_Sheet_DB__0" table:target-range-address="hafenmap_poi.A1:hafenmap_poi.J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fenmap_5f_poi" style:display-name="PageStyle_hafenmap_p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07" meta:object-count="0"/>
    <meta:generator>LibreOfficeDev/5.1.0.3$Linux_X86_64 LibreOffice_project/</meta:generator>
  </office:meta>
</office:document-meta>
</file>